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HAI6" svg:font-family="THAI6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8958in" fo:margin-left="0.0125in" fo:margin-right="-0.0028in" table:align="margins"/>
    </style:style>
    <style:style style:name="តារាង1.A" style:family="table-column">
      <style:table-column-properties style:column-width="0.6in" style:rel-column-width="3609*"/>
    </style:style>
    <style:style style:name="តារាង1.B" style:family="table-column">
      <style:table-column-properties style:column-width="1.0549in" style:rel-column-width="6346*"/>
    </style:style>
    <style:style style:name="តារាង1.C" style:family="table-column">
      <style:table-column-properties style:column-width="0.4368in" style:rel-column-width="2628*"/>
    </style:style>
    <style:style style:name="តារាង1.D" style:family="table-column">
      <style:table-column-properties style:column-width="0.9069in" style:rel-column-width="5456*"/>
    </style:style>
    <style:style style:name="តារាង1.E" style:family="table-column">
      <style:table-column-properties style:column-width="0.5924in" style:rel-column-width="3564*"/>
    </style:style>
    <style:style style:name="តារាង1.F" style:family="table-column">
      <style:table-column-properties style:column-width="0.9479in" style:rel-column-width="5703*"/>
    </style:style>
    <style:style style:name="តារាង1.G" style:family="table-column">
      <style:table-column-properties style:column-width="4.1479in" style:rel-column-width="24948*"/>
    </style:style>
    <style:style style:name="តារាង1.H" style:family="table-column">
      <style:table-column-properties style:column-width="1.1389in" style:rel-column-width="6852*"/>
    </style:style>
    <style:style style:name="តារាង1.I" style:family="table-column">
      <style:table-column-properties style:column-width="1.0688in" style:rel-column-width="6429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fo:background-color="transparent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6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1" style:family="paragraph" style:parent-style-name="Table_20_Contents">
      <style:paragraph-properties fo:text-align="justify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14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18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9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0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fo:background-color="#ffffff"/>
    </style:style>
    <style:style style:name="T2" style:family="text">
      <style:text-properties style:text-underline-style="none"/>
    </style:style>
    <style:style style:name="T3" style:family="text">
      <style:text-properties fo:background-color="#ffff00"/>
    </style:style>
    <style:style style:name="T4" style:family="text">
      <style:text-properties fo:background-color="#ffff00" style:font-name-asian="THAI6"/>
    </style:style>
    <style:style style:name="T5" style:family="text"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T6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7" style:family="text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8" style:family="text">
      <style:text-properties style:font-name="Khmer OS" fo:font-size="11pt" style:font-size-asian="11pt" style:font-name-complex="Khmer OS" style:font-size-complex="11pt"/>
    </style:style>
    <style:style style:name="T9" style:family="text">
      <style:text-properties fo:background-color="transparent"/>
    </style:style>
    <style:style style:name="T10" style:family="text">
      <style:text-properties style:font-name-asian="Baiduk O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00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1">មេ​ពាក្យ</text:p>
          </table:table-cell>
          <table:table-cell table:style-name="តារាង1.A1" office:value-type="string">
            <text:p text:style-name="P2">ល.រ</text:p>
          </table:table-cell>
          <table:table-cell table:style-name="តារាង1.A1" office:value-type="string">
            <text:p text:style-name="P2">សូរ​ប្រកប</text:p>
          </table:table-cell>
          <table:table-cell table:style-name="តារាង1.A1" office:value-type="string">
            <text:p text:style-name="P2">មក​ពី</text:p>
          </table:table-cell>
          <table:table-cell table:style-name="តារាង1.A1" office:value-type="string">
            <text:p text:style-name="P2">ថ្នាក់</text:p>
          </table:table-cell>
          <table:table-cell table:style-name="តារាង1.A1" office:value-type="string">
            <text:p text:style-name="P2">សេចក្តី​ពន្យល់</text:p>
          </table:table-cell>
          <table:table-cell table:style-name="តារាង1.A1" office:value-type="string">
            <text:p text:style-name="P2">របៀប​សរសេរ​ផ្សេង</text:p>
          </table:table-cell>
          <table:table-cell table:style-name="តារាង1.I1" office:value-type="string">
            <text:p text:style-name="P2"/>
            <text:p text:style-name="P2">ពាក្យ​ផ្សំ</text:p>
            <text:p text:style-name="P2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6">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ព្យញ្ជនៈ​ទី ១ ក្នុង​វគ្គ​ទី ៤ ជា​ទន្តជៈ មាន​សំឡេង​កើត​ត្រង់​ប្រទល់​ធ្មេញ, ជា​សិថិល-អឃោសៈ សំ. បា. ថា តៈ, មាន​សំឡេង​ផ្សេង​គ្នា​អំពី ដ៎ៈ ឬ ត៎ៈ មុទ្ធជៈ ភាសា​ខ្មែរ​ថា <text:s/>ត ...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៤៦</text:p>
          </table:table-cell>
          <table:table-cell table:style-name="តារាង1.A2" office:value-type="string">
            <text:p text:style-name="P6">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ភ្ជាប់, ភ្ជាប់​គ្នា​ឲ្យ​វែង​ត​ទៅ​ទៀត : ត​ដៃ​ដែល​បាក់, ត​ខ្សែ​ដែល​ដាច់, ត​ខ្សែ​ឲ្យ​វែង, ត​ហប់​ផ្ទះ...។ កិ. វិ. ឬ គុ. ដែល​ជា​លំដាប់​ៗ​គ្នា, ដែល​មាន​ពី មួយ​ទៅ​មួយ, ពី​នេះ ទៅ​នោះ : ឮ​ត​ពី​គេ​មក, ឮ​ត​ៗ​គ្នា, នាំ​ត​ៗ​គ្នា​មក; ផ្លូវ​ត​គ្នា...។ ត​ដៃ កិ. ប្រយុទ្ធ​ត​វិញ, តស៊ូ​មក​វិញ​ដោយ​ដៃ ឬ​ដោយ​គ្រឿង​ប្រហារ ។ ត​តប កិ. ឆ្លើយ​ឆ្លង​សង​សម្ដី, ជជែក​សង​ពាក្យ​សម្ដី​រក​ខុស​ត្រូវ ។ តតាំង កិ. ប្រណាំង​ប្រជែង​សម្ដី​ដោយ​អាង​ភ័ស្ដុតាង, ត​ពាក្យ​សម្ដី ឬ ត​ដំណើរ​សេចក្ដី​ដោយ​មាន​ក្រយា​តំណាង ។ តតួ <text:s/>កិ. វិ. ដែល​តស៊ូ​គ្នា​តែ​មួយ​និង​មួយ : វាយ​តតួ, ចំបាប់​តតួ; តែ​មួយ​និង​មួយ​ឥត​មាន​ថែម : ដូរ​គោ​តតួ ។ ត​ទល់ កិ. និយាយ​សើ​រើ​រក​ខុស​រក​ត្រូវ​ទល់​មុខ​គ្នា, លើក​ទ័ព​ឬ​ពួក​កង​ទៅ​មក​ប្រឈម​ទល់​គ្នា ។ ត​ទៅ និ. រៀង​ទៅ, ដរាប​ទៅ ។ <text:s/>ត​ពី​នេះ​ទៅ និ. រៀង​ពី​នេះ​ទៅ, តាំង​ពី​នេះ​ដរាប​ទៅ ។ ត​ពី​នោះ​មក និ. តាំង​ពី​នោះ​រៀង​មក ។ ត​មក និ. រៀង​មក, ដរាប​មក ។ ត​មាត់ ឬ ត​មាត់​ពាក្យ <text:s/>កិ. ឆ្លើយ​ឆ្លង​សង​សម្ដី​មួយ​ម៉ាត់​ទៅ​មួយ​ម៉ាត់​មក. សង​សម្ដី​ទៅ​វិញ​ទៅ​មក ។ ត​យុទ្ធ កិ. ប្រយុទ្ធ​គ្នា, ច្បាំង​គ្នា ចូល​ប្រឡូក​គ្នា ។ តវ៉ា កិ. <text:s/>ជជែក​ប្រកែក​សើ​រើ​រក​ឲ្យ​ឃើញ​ពិត​ដោយ​មិន​ទាន់​សុខ​ចិត្ត, សើ​រើ​ថែម​ទៀត​ឲ្យ​អស់​ផ្លូវ​សេចក្ដី ។ តស៊ូ កិ. តទល់​ស៊ូ​នឹង​គ្នា​ចំពោះ​មុខ, ស៊ូ​ប្ដូរ​ផ្ដាច់​មិន​ទាន់​ព្រម​ចាញ់ 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ត​ដៃ <text:s/></text:p>
            <text:p text:style-name="P4">ត​តប </text:p>
            <text:p text:style-name="P4">តតាំង </text:p>
            <text:p text:style-name="P4">តតួ</text:p>
            <text:p text:style-name="P4">ត​ទល់</text:p>
            <text:p text:style-name="P4">ត​ទៅ</text:p>
            <text:p text:style-name="P4">ត​ពី​នេះ​ទៅ</text:p>
            <text:p text:style-name="P4">ត​ពី​នោះ​មក</text:p>
            <text:p text:style-name="P4">ត​មក</text:p>
            <text:p text:style-name="P4">ត​មាត់</text:p>
            <text:p text:style-name="P4">តយុទ្ធ</text:p>
            <text:p text:style-name="P4">តវ៉ា</text:p>
            <text:p text:style-name="P4">តស៊ូ</text:p>
          </table:table-cell>
        </table:table-row>
        <table:table-row>
          <table:table-cell table:style-name="តារាង1.A2" office:value-type="string">
            <text:p text:style-name="P3">៤១៤៧</text:p>
          </table:table-cell>
          <table:table-cell table:style-name="តារាង1.A2" office:value-type="string">
            <text:p text:style-name="P6">តក់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ដែល​មិន​សូវ​រាបសា, ខ្ចក, ខ្ចោះ, ទាស់, ឆ្គង; ច្រើន​ភ្លាត់, ច្រើន​ខុស : ពាក្យ​តក់, អក្សរ​តក់, សាស្ត្រា​តក់ ។ ក្ដៀប : ដូង​តក់ ។ ន. រលា​ដូង​តក់ គឺ​រលា​ដូង​ក្ដៀប​ដែល​គេ​យក​មក​ប្រើ​ធ្វើ​ជា​នាឡិ​តូច​សម្រាប់​វាល់​អង្ករ​ជាដើម បន្ថែម​លើ​នាឡិ​ធំ​ឲ្យ​មាន​កំណត់ : អង្ករ ២ នាឡិ ១ តក់ ។ <text:s/>ព. ទ. បុ. មាន​តក់​មាន​នាឡិ <text:s/>គឺ​និយាយ​អំពី​មនុស្ស​យើង​ដែល​រមែង​តែ​មាន​ធំ​មាន​តូច, មាន​ចេះ​មាន​ល្ងង់, មាន​ជា​មាន​ខូច ប្រៀប​ដូច​ជា​រង្វាស់​ដែល​មាន​នាឡិ ក៏​រមែង​តែ​មាន​តក់​ជា​បន្ទាប់​គ្នា​មក​ដូច្នោះ​ឯង; <text:s/>ចួន​កាល​គេ​និយាយ​ថា ដូង​មួយ​ធ្លាយ​លែង​អី​នឹង​មាន​តក់​មាន​នាឡិ បង​ប្អូន​កូន​ចៅ​ក្នុង​ក្រុម​គ្រួសារ​តែ​មួយ​រមែង​តែង​តែ​មាន​ល្អ មាន​អាក្រក់, មាន​ចេះ​មាន​ល្ងង់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ដូង​តក់ 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4">សូរ​ឮ​ដោយ​តំណក់​ទឹក​ស្រក់ ។ ព. ទ. បុ. រក​ស៊ី​តក់​ៗ​ទៅ ! ឬ​ថា <text:s/>តក់​ៗ​ពេញ​បំពង់ គឺ​និយាយ​ថា រក​ស៊ី​អំប៉េះអំប៉ោះ​បន្តិច​ៗ​ទៅ កុំ​តែ​ឈប់​ខាន, ឬ​ថា សន្សំ​បន្តិច​ៗ​រាល់​ថ្ងៃ​យូរ​ៗ​ទៅ​គង់​នឹង​បាន​បរិបូណ៌ ដូច​ជា​ទឹក​ត្នោត​ដែល​ស្រក់​តក់​ៗ​ច្រើន​ដង ក៏​ពេញ​បំពង់​ ដូច្នោះ​ឯង ។</text:p>
          </table:table-cell>
          <table:table-cell table:style-name="តារាង1.D2" office:value-type="string">
            <text:p text:style-name="P3">តក់​ៗ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៤៨</text:p>
          </table:table-cell>
          <table:table-cell table:style-name="តារាង1.A2" office:value-type="string">
            <text:p text:style-name="P6">តក់ក្រហល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4">ដែល​ប្រញាប់​រួសរាន់​ពេក, ដែល​អន្ទះអន្ទែង​ស្ទុះស្ទា​ឡេះឡះ​ដូច​ជា​ក្រហល់​ក្រហាយ​ខ្លាំង : ដំណើរ​តក់​ក្រហល់; ត្រូវ​ធ្វើ​ការ​នេះ​សន្សឹម​ៗ តាម​សម្រួល កុំ​ឲ្យ​តក់​ក្រហល់​ពេ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ដំណើរ​តក់</text:p>
            <text:p text:style-name="P4">ក្រហល់</text:p>
          </table:table-cell>
        </table:table-row>
        <table:table-row>
          <table:table-cell table:style-name="តារាង1.A2" office:value-type="string">
            <text:p text:style-name="P3">៤១៤៩</text:p>
          </table:table-cell>
          <table:table-cell table:style-name="តារាង1.A2" office:value-type="string">
            <text:p text:style-name="P6">តក់ប្រម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ក់ប្រម៉ា</text:p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តកប្រះហ្មា់ អ. ថ. តុកប្រះហ្មា “តក់​ស្លុត, ស្លុត​ស្លន់”) តក់​ប្រាជ្ញា គឺ​តក់​ស្លុត​ស្លន់​ញ័រ​ទទ្រាក់ទទ្រើក​ស្ទើរ​ភ័ន្ត​បាត់​ប្រាជ្ញា​ស្មារតី; ច្រើន​ប្រើ​ជា​មួយ​នឹង​ពាក្យ ភ័យ <text:s/>ថែម​ទៀត​ផង : <text:s/>ភ័យ​តក់​ក្រមា (និយាយ​ក្លាយ​មក​ជា តក្កមា) ។ ម. ព. ប្រមា ១ ផ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ភ័យ​តក់​ក្រមា</text:p>
          </table:table-cell>
        </table:table-row>
        <table:table-row>
          <table:table-cell table:style-name="តារាង1.A2" office:value-type="string">
            <text:p text:style-name="P3">៤១៥០</text:p>
          </table:table-cell>
          <table:table-cell table:style-name="តារាង1.A2" office:value-type="string">
            <text:p text:style-name="P6">តក់ស្លុ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ស្លុត​រន្ធត់​ខ្លាំង, ស្លុត​ស្លន់​ខ្លាំង : យោធា​អង់អាច រមែង​មិន​តក់​ស្លុត​ក្នុង​សង្គ្រាម <text:s/>(ម. ព. ស្លុត <text:s/>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៥១</text:p>
          </table:table-cell>
          <table:table-cell table:style-name="តារាង1.A2" office:value-type="string">
            <text:p text:style-name="P6">តក្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័កកៈ</text:p>
          </table:table-cell>
          <table:table-cell table:style-name="តារាង1.D2" office:value-type="string">
            <text:p text:style-name="P3">បា.; សំ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ក្ក; តក្រ) ទឹក​ដោះ​ជូរ​ឡើង​ពពុះ (ម. ព. គោរស <text:s/>ផង) ។</text:p>
          </table:table-cell>
          <table:table-cell table:style-name="តារាង1.D2" office:value-type="string">
            <text:p text:style-name="P3">តក្ក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៥២</text:p>
          </table:table-cell>
          <table:table-cell table:style-name="តារាង1.A2" office:value-type="string">
            <text:p text:style-name="P6">តក្កម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ក់-កៈ-ម៉ា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ម. ព. តក់​ក្រមា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៥៣</text:p>
          </table:table-cell>
          <table:table-cell table:style-name="តារាង1.A2" office:value-type="string">
            <text:p text:style-name="P6">តក្ក​វិជ្ជ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័កកៈ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ក៌វិទ្យា) វិជ្ជា​ត្រិះរិះ គឺ​ចំណេះ​ខាង​ពិចារណា​រិះ​រក​ហេតុ​ផល​ដែល​ប្លែក​ឲ្យ​ឃើញ​ប្រាដក​ដោយ​គំនិត​ខ្លួន​ឯង, វិជ្ជា​សម្រាប់​ត្រិះរិះ​រាវ​រក​ខាង​របៀប​បែប​បទ​ក្នុង​ការ​និយាយ​ស្ដី​ឬ​ក្នុង​កិច្ចការ​ផ្សេង​ៗ​ឲ្យ​បាន​ត្រឹម​ត្រូវ​សមរម្យ​ទៅ​តាម​លក្ខណៈ​នៃ​ហេតុ​ផល... : មនុស្ស​គ្មាន​តក្កវិជ្ជា និយាយ​ចាប​ចុង​ប្រយុង​ដើម​ស្ដាប់​មិន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៥៤</text:p>
          </table:table-cell>
          <table:table-cell table:style-name="តារាង1.A2" office:value-type="string">
            <text:p text:style-name="P6">តក្ក​វិញ្ញូ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័កកៈវិញ-ញូ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ក៌វិជ្ញ <text:s/>ឬ តក៌វិទ៑) អ្នក​ចេះ​តក្កវិជ្ជា​ឬ​ចេះ​តក្កសាស្រ្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៥៥</text:p>
          </table:table-cell>
          <table:table-cell table:style-name="តារាង1.A2" office:value-type="string">
            <text:p text:style-name="P6">តក្ក​វិទ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័កកៈវិត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ដូច​គ្នា​នឹង តក្កវិញ្ញូ <text:s/>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៥៦</text:p>
          </table:table-cell>
          <table:table-cell table:style-name="តារាង1.A2" office:value-type="string">
            <text:p text:style-name="P6">តក្ក​វិទូ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័កកៈ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ក៌វិទ៑) ដូច​គ្នា​នឹង តក្កវិញ្ញូ <text:s/>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៥៧</text:p>
          </table:table-cell>
          <table:table-cell table:style-name="តារាង1.A2" office:value-type="string">
            <text:p text:style-name="P6">តក្ក​សាស្ត្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័កកៈ-សាស្ត្រៈ ឬ --សាស</text:p>
          </table:table-cell>
          <table:table-cell table:style-name="តារាង1.D2" office:value-type="string">
            <text:p text:style-name="P3">បា.; សំ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ំ. តក៌សាស្រ្ត; បា. <text:s/>តក្កសត្ថ) គម្ពីរ, ក្បួន, និយាយ​អំពី​តក្កវិជ្ជ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៥៨</text:p>
          </table:table-cell>
          <table:table-cell table:style-name="តារាង1.A2" office:value-type="string">
            <text:p text:style-name="P6">ត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ល្បែង​បៀ​មួយ​ប្រភេទ : បៀ​ត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បៀ​តង</text:p>
          </table:table-cell>
        </table:table-row>
        <table:table-row>
          <table:table-cell table:style-name="តារាង1.A2" office:value-type="string">
            <text:p text:style-name="P3">៤១៥៩</text:p>
          </table:table-cell>
          <table:table-cell table:style-name="តារាង1.A2" office:value-type="string">
            <text:p text:style-name="P6">តង្ក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ង់-ក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ខ្សែ​អំបោះ​ឆ្មារ​សម្រាប់​ថ្ករ​តម្បាញ : ខ្ញុំ​មិន​ទាន់​បាន​ត្បាញ​ក្រមា​នៅ​ឡើយ ព្រោះ​ខ្វះ​តង្ក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០</text:p>
          </table:table-cell>
          <table:table-cell table:style-name="តារាង1.A2" office:value-type="string">
            <text:p text:style-name="P6">តង្កៀ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ង់-កៀប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សម្រាប់​ថ្កៀប : របស់​នេះ​តូច​ល្អិត​ពេក លុះ​ត្រា​តែ​មាន​តង្កៀប​មក​ថ្កៀប ទើប​យក​បាន​ដោយ​ស្រួ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១</text:p>
          </table:table-cell>
          <table:table-cell table:style-name="តារាង1.A2" office:value-type="string">
            <text:p text:style-name="P6">តង្កៀប​ក្ដា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ង់-កៀប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ជើង​ធំ​របស់​ក្ដាម​មាន​តង្កៀប​កៀប​បាន ។ ឈ្មោះ​ឈើ​មួយ​ប្រភេទ មាន​ផ្លែ​ល្អិត​ៗ ជា​ចង្កោម​ៗ ប្រើ​ជា​ម្ជូ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២</text:p>
          </table:table-cell>
          <table:table-cell table:style-name="តារាង1.A2" office:value-type="string">
            <text:p text:style-name="P6">តង្វ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ង់-វ៉ាយ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របស់​សម្រាប់​ថ្វាយ, វត្ថុ​ដែល​គេ​ថ្វាយ (រ. ស.) : ប្រជាពលរដ្ឋ នាំ​តង្វាយ​ចូល​ទៅ​ថ្វាយ​ព្រះ​ករុណា ជា​អម្ចាស់​ជីវិត 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៣</text:p>
          </table:table-cell>
          <table:table-cell table:style-name="តារាង1.A2" office:value-type="string">
            <text:p text:style-name="P6">តចបញ្ចក​<text:span text:style-name="T7">កម្មដ្ឋាន</text:span>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 ចៈ ប៉័ញ-ចៈ កៈ ក័ម-ម៉័ត-ឋាន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កម្មដ្ឋាន​ដែល​កំណត់​អាការៈ​ក្នុង​រូប​កាយ យក​ត្រឹម​តែ ៥ គឺ សក់, រោម, ក្រចក, ធ្មេញ, ស្បែក ពិចារណា​ឲ្យ​ឃើញ​ច្បាស់​ថា​ជា​បដិកូល​គួរ​ខ្ពើម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៤</text:p>
          </table:table-cell>
          <table:table-cell table:style-name="តារាង1.A2" office:value-type="string">
            <text:p text:style-name="P6">តចសារ​ជាត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 ចៈ សារ៉ៈជាត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្វក្សារជាតិ, ត្វចសារ--, ត្វចិសារ--) <text:s/>ជាតិ​ឈើ​ដែល​មាន​សំបក​ជា​ខ្លឹម​ឬ​មាន​ខ្លឹម​នៅ​ត្រង់​សំបក ដូច​យ៉ាង​ឫស្សី, ត្នោត, ដូង​ជាដើម ។ ព. ផ្ទ. អន្តោសារជាតិ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៥</text:p>
          </table:table-cell>
          <table:table-cell table:style-name="តារាង1.A2" office:value-type="string">
            <text:p text:style-name="P6">តចសារ​ព្រឹក្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 ចៈ សារ៉ៈ ព្រឹក</text:p>
          </table:table-cell>
          <table:table-cell table:style-name="តារាង1.D2" office:value-type="string">
            <text:p text:style-name="P3">សំ.;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្វចិសារវ្ឫក្ស <text:s/>ឬ ត្វក្សារវ្ឫក្ស; តចសាររុក្ខ) ដូច​គ្នា​នឹង តចសារជាតិ <text:s/>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៦</text:p>
          </table:table-cell>
          <table:table-cell table:style-name="តារាង1.A2" office:value-type="string">
            <text:p text:style-name="P6">តជ្ជារ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័ច-ជា-រី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ម. ព. លិក្ខា <text:s/>ឬ លិក្សា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៧</text:p>
          </table:table-cell>
          <table:table-cell table:style-name="តារាង1.A2" office:value-type="string">
            <text:p text:style-name="P6">តណ្ហ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ន់-ហា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្ឫស្ណា) ចំណង់, សេចក្ដី​ប្រាថ្នា, សម្រេក, សេចក្ដី​អន្ទះអន្ទែង...។ ឈ្មោះ​ធីតា​នៃ​មារ 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៨</text:p>
          </table:table-cell>
          <table:table-cell table:style-name="តារាង1.A2" office:value-type="string">
            <text:p text:style-name="P6">តណ្ហា​ទា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ខ្ញុំ​នៃ​តណ្ហា, បាវព្រាវ​របស់​តណ្ហា : មនុស្ស​បុថុជ្ជន​ទាំងអស់ សុទ្ធ​តែ​ជា​តណ្ហា​ទាស (ព. ពុ.) ។</text:p>
          </table:table-cell>
          <table:table-cell table:style-name="តារាង1.D2" office:value-type="string">
            <text:p text:style-name="P3">--ទាសៈ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៦៩</text:p>
          </table:table-cell>
          <table:table-cell table:style-name="តារាង1.A2" office:value-type="string">
            <text:p text:style-name="P6">តតងអារ៉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5">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ពោល​ពាក្យ​កកែកករ ទទូច​ផ្សែផ្សំ រក​រឿង​រក​ហេតុ មិន​បាត់​មាត់ : កុំ​តតងអារ៉ង​ដល់​ណា​ទៀត !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៧០</text:p>
          </table:table-cell>
          <table:table-cell table:style-name="តារាង1.A2" office:value-type="string">
            <text:p text:style-name="P6">តតត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(ម. ព. ណតណ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៧១</text:p>
          </table:table-cell>
          <table:table-cell table:style-name="តារាង1.A2" office:value-type="string">
            <text:p text:style-name="P6">តតាក់តតា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៏--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 ឬ គុ.</text:p>
          </table:table-cell>
          <table:table-cell table:style-name="តារាង1.D2" office:value-type="string">
            <text:p text:style-name="P4">រអាក់រអួល, ប្រដាក់​ប្រទុក្ខ : ធ្វើ​ការ​តតាក់តតាំ; ដំណើរ​តតាក់តតាំ, ជំងឺ​តតាក់តតា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ធ្វើ​ការ​តតាក់តតាំ </text:p>
            <text:p text:style-name="P4">ដំណើរ​តតាក់តតាំ</text:p>
            <text:p text:style-name="P4"><text:s/>ជំងឺ​តតាក់តតាំ </text:p>
          </table:table-cell>
        </table:table-row>
        <table:table-row>
          <table:table-cell table:style-name="តារាង1.A2" office:value-type="string">
            <text:p text:style-name="P3">៤១៧២</text:p>
          </table:table-cell>
          <table:table-cell table:style-name="តារាង1.A2" office:value-type="string">
            <text:p text:style-name="P6">តតិបតតុ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៏--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 ឬ គុ</text:p>
          </table:table-cell>
          <table:table-cell table:style-name="តារាង1.D2" office:value-type="string">
            <text:p text:style-name="P4">ដែល​តិបតុប​ៗ​រឿយ​ៗ ។ ឧ. សូរ​ឮ​ដោយ​គោះ​ឬ​ប៉ះ​ត្រូវ, រណ្ដំ​រឿយ​ៗ (មិន​សូវ​ប្រើ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៧៣</text:p>
          </table:table-cell>
          <table:table-cell table:style-name="តារាង1.A2" office:value-type="string">
            <text:p text:style-name="P6">តតូ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4">សូរ​តូង​ៗ រឿយ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៧៤</text:p>
          </table:table-cell>
          <table:table-cell table:style-name="តារាង1.A2" office:value-type="string">
            <text:p text:style-name="P6">តតូងតតា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៏--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ធ្វើ​តូងតាង​ខ្លាំង​ៗ ។ ឧ. សូរ​ឮ​ដោយ​ចាប់​បោះ, ទម្លាក់​អ្វី​ៗ ខ្ជីខ្ជា​តាម​តែ​រួច​ពី​ដ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៧៥</text:p>
          </table:table-cell>
          <table:table-cell table:style-name="តារាង1.A2" office:value-type="string">
            <text:p text:style-name="P6">តតេងតតា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៏--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តេងតាង​ពីសពាស, តេងតាង​ខ្ល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៧៦</text:p>
          </table:table-cell>
          <table:table-cell table:style-name="តារាង1.A2" office:value-type="string">
            <text:p text:style-name="P6">តតេះតតោ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៏--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តេះតោះ​រឿយ​ៗ​មិន​លែង : រក​ស៊ី​តតេះតតោះ​សោះ​តែ​នៅ​ស្ងៀ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៧៧</text:p>
          </table:table-cell>
          <table:table-cell table:style-name="តារាង1.A2" office:value-type="string">
            <text:p text:style-name="P6">តតេះតត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តេះតះ​រឿយ​ៗ, តេះតះ​ខ្លាំង : ខំ​ប្រឹង​ក្រោក​តតេះតត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៧៨</text:p>
          </table:table-cell>
          <table:table-cell table:style-name="តារាង1.A2" office:value-type="string">
            <text:p text:style-name="P6">តតែងតតោ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៏--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 ឬ គុ.</text:p>
          </table:table-cell>
          <table:table-cell table:style-name="តារាង1.D2" office:value-type="string">
            <text:p text:style-name="P4">ដែល​តែងតោង​រឿយ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៧៩</text:p>
          </table:table-cell>
          <table:table-cell table:style-name="តារាង1.A2" office:value-type="string">
            <text:p text:style-name="P6">តតែតត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៏--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 ឬ គុ.</text:p>
          </table:table-cell>
          <table:table-cell table:style-name="តារាង1.D2" office:value-type="string">
            <text:p text:style-name="P4">ដែល​តែតោ​រឿយ​ៗ: ដើរ​តតែតតោ, ដំណើរ​តតែតត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៨០</text:p>
          </table:table-cell>
          <table:table-cell table:style-name="តារាង1.A2" office:value-type="string">
            <text:p text:style-name="P6">តតែលតតោ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៏--ត៏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 ឬ គុ</text:p>
          </table:table-cell>
          <table:table-cell table:style-name="តារាង1.D2" office:value-type="string">
            <text:p text:style-name="P4">ដែល​តែលតោល​ខ្ល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៨១</text:p>
          </table:table-cell>
          <table:table-cell table:style-name="តារាង1.A2" office:value-type="string">
            <text:p text:style-name="P6">តត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--ឬ​ត័--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តះ​ៗ ញញាក់ញញ័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៨២</text:p>
          </table:table-cell>
          <table:table-cell table:style-name="តារាង1.A2" office:value-type="string">
            <text:p text:style-name="P6">តថាគ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ថាគត់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ព្រះ​នាម​វិសេស​នៃ​ព្រះ​សព្វញ្ញុពុទ្ធ​គ្រប់​ព្រះ​អង្គ : ព្រះ​តថាគត, ព្រះ​តថាគត​ទាំងឡាយ ។ល។ ប្រើ​ជា​បុរិស​សព្វនាម​ផ្ទាល់​ព្រះ​អង្គ ជា​ជំនួស​ពាក្យ​ថា “ខ្ញុំ, អញ ”ក៏​បាន : ម្នាល​ភិក្ខុ​ទាំងឡាយ, អញ​តថាគត នឹង​សំដែង​ធម៌ ដល់​អ្នក​រាល់​គ្នា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៨៣</text:p>
          </table:table-cell>
          <table:table-cell table:style-name="តារាង1.A2" office:value-type="string">
            <text:p text:style-name="P6">តថានុរូ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 ថា-</text:p>
          </table:table-cell>
          <table:table-cell table:style-name="តារាង1.D2" office:value-type="string">
            <text:p text:style-name="P3">បា. 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តថា + អនុរូប) ដ៏​សម​គួរ​ដល់​ប្រការ​នោះ, ដែល​មាន​ទំនង​ដូច​គ្នា, ដែល​មាន​សភាព​ស្មើ​គ្នា : របស់​ទាំង ២ មុខ​នេះ​ជា​តថានុរូ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៨៤</text:p>
          </table:table-cell>
          <table:table-cell table:style-name="តារាង1.A2" office:value-type="string">
            <text:p text:style-name="P6">តន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ថ្លៃ, តូច​ថ្លៃ : ប្អូន​តន់, មាស​តន់; (ច្រើន​ប្រើ​តែ​ក្នុង​កាព្យ) : ស្ដេច​ថា​ហៃ​ប្អូន​តន់ នាង​កុំ​អន់​ចិត្ត​នឹង​បង ជាតិ​មនុស្ស​តែង​មោះហ្មង <text:s/>ប្អូន​កុំ​ចង​ចិត្ត​ប្រកាន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ប្អូន​តន់</text:p>
            <text:p text:style-name="P4">មាស​តន់</text:p>
          </table:table-cell>
        </table:table-row>
        <table:table-row>
          <table:table-cell table:style-name="តារាង1.A2" office:value-type="string">
            <text:p text:style-name="P3">៤១៨៥</text:p>
          </table:table-cell>
          <table:table-cell table:style-name="តារាង1.A2" office:value-type="string">
            <text:p text:style-name="P6">តន័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 ន៉ៃ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នយ) កូន​ប្រុស (សម្រាប់​ប្រើ​ក្នុង​កាព្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៨៦</text:p>
          </table:table-cell>
          <table:table-cell table:style-name="តារាង1.A2" office:value-type="string">
            <text:p text:style-name="P6">តនយ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ន៉ៈយ៉ា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កូន​ស្រី (សម្រាប់​ប្រើ​ក្នុង​កាព្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៨៧</text:p>
          </table:table-cell>
          <table:table-cell table:style-name="តារាង1.A2" office:value-type="string">
            <text:p text:style-name="P6">តនុ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នុស៑, តនូ) ខ្លួន, កាយ, រូប​កាយ... (សម្រាប់​ប្រើ​ក្នុង​ក្បួន​លេខ​អត្តៈ) ។ គុ. តូច, តិច, ល្វតល្វៃ, ល្មមល្មៃ; ល្អិត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៨៨</text:p>
          </table:table-cell>
          <table:table-cell table:style-name="តារាង1.A2" office:value-type="string">
            <text:p text:style-name="P6">តនុ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ន៉ុច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កូន (ទាំង​ប្រុស ទាំង​ស្រ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៨៩</text:p>
          </table:table-cell>
          <table:table-cell table:style-name="តារាង1.A2" office:value-type="string">
            <text:p text:style-name="P6">តៈខេ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ម. ព. តាខេ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៩០</text:p>
          </table:table-cell>
          <table:table-cell table:style-name="តារាង1.A2" office:value-type="string">
            <text:p text:style-name="P6">តន្តិ​ភាស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ភាសា​ដែល​មាន​របៀប, ភាសា​ដែល​មាន​ក្បួន​វេយ្យាករណ៍​ជា​គោល ដូច​ជា​ភាសា​សំស្រ្កឹត និង​បាលី​ជាដើម <text:s/>: ភាសា​បាលី ជា​តន្តិភាសា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៩១</text:p>
          </table:table-cell>
          <table:table-cell table:style-name="តារាង1.A2" office:value-type="string">
            <text:p text:style-name="P6">តន្រ្ត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ដន់ត្រី</text:p>
          </table:table-cell>
          <table:table-cell table:style-name="តារាង1.D2" office:value-type="string">
            <text:p text:style-name="P3">សំ.; បា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ន្រ្តិន៑; តន្តី <text:s/>“ភ្លេង​មាន​ខ្សែ”) គ្រឿង​ភ្លេង​ខ្សែ, គ្រឿង​ភ្លេង​ដេញ ដំ ផ្លុំ កូត : ប្រគំ​តន្រ្តី, មាន​តន្ត្រី​ប្រគំ​កំដរ​បរិយាកា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ប្រគំ​តន្រ្តី</text:p>
          </table:table-cell>
        </table:table-row>
        <table:table-row>
          <table:table-cell table:style-name="តារាង1.A2" office:value-type="string">
            <text:p text:style-name="P3">៤១៩២</text:p>
          </table:table-cell>
          <table:table-cell table:style-name="តារាង1.A2" office:value-type="string">
            <text:p text:style-name="P6">តន្ត្រ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ដាក់​ជើង​ច្រំ​ខ្លាំង​ៗ : តន្ត្រំ​ដី, តន្រ្តំ​ផ្ទះ; ដើរ​តន្ត្រំ, លោត​តន្ត្រំ <text:s/>។</text:p>
          </table:table-cell>
          <table:table-cell table:style-name="តារាង1.D2" office:value-type="string">
            <text:p text:style-name="P3">ទន្ត្រំ</text:p>
          </table:table-cell>
          <table:table-cell table:style-name="តារាង1.I2" office:value-type="string">
            <text:p text:style-name="P4"><text:span text:style-name="T5">តន្ត្រំ​ដី</text:span>, តន្រ្តំ​ផ្ទះ</text:p>
            <text:p text:style-name="P4">ដើរ​តន្ត្រំ, លោត​តន្ត្រំ <text:s/></text:p>
          </table:table-cell>
        </table:table-row>
        <table:table-row>
          <table:table-cell table:style-name="តារាង1.A2" office:value-type="string">
            <text:p text:style-name="P3">៤១៩៣</text:p>
          </table:table-cell>
          <table:table-cell table:style-name="តារាង1.A2" office:value-type="string">
            <text:p text:style-name="P6">តន្ថើ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ផ្ទួន​ៗ, ថែម​រឿយ​ៗ : តឿន​តន្ថើន, និយាយ​តន្ថើន​ដាក់, ដើរ​តន្ថើន​ជើង, វាយ​ស្គរ​តន្ថើន​អន្លូង <text:s/>។</text:p>
          </table:table-cell>
          <table:table-cell table:style-name="តារាង1.D2" office:value-type="string">
            <text:p text:style-name="P3">ទន្ថើន</text:p>
          </table:table-cell>
          <table:table-cell table:style-name="តារាង1.I2" office:value-type="string">
            <text:p text:style-name="P4">តឿន​តន្ថើន និយាយ​តន្ថើន​ដាក់​</text:p>
            <text:p text:style-name="P4">ដើរ​តន្ថើន​ជើង វាយ​ស្គរ​តន្ថើន​អន្លូង <text:s/></text:p>
          </table:table-cell>
        </table:table-row>
        <table:table-row>
          <table:table-cell table:style-name="តារាង1.A2" office:value-type="string">
            <text:p text:style-name="P3">៤១៩៤</text:p>
          </table:table-cell>
          <table:table-cell table:style-name="តារាង1.A2" office:value-type="string">
            <text:p text:style-name="P6">ត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ឆ្លើយ​វិញ, ឆ្លើយ​ស្នង, សង​វិញ, ត​វិញ : តប​សម្ដី, តប​សំបុត្រ, តប​គុណ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តប​សម្ដី</text:p>
            <text:p text:style-name="P4">តប​សំបុត្រ, តប​គុណ </text:p>
          </table:table-cell>
        </table:table-row>
        <table:table-row>
          <table:table-cell table:style-name="តារាង1.A2" office:value-type="string">
            <text:p text:style-name="P3">៤១៩៥</text:p>
          </table:table-cell>
          <table:table-cell table:style-name="តារាង1.A2" office:value-type="string">
            <text:p text:style-name="P6">តប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វាយ​ដោយ​ដៃ​ក្ដាប់ : តប់​ត្រូវ​មួយ​ដ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តប់​ត្រូវ​មួយ​ដៃ</text:p>
          </table:table-cell>
        </table:table-row>
        <table:table-row>
          <table:table-cell table:style-name="តារាង1.A2" office:value-type="string">
            <text:p text:style-name="P3">៤១៩៦</text:p>
          </table:table-cell>
          <table:table-cell table:style-name="តារាង1.A2" office:value-type="string">
            <text:p text:style-name="P6">តបកថ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-ប៉ៈ-កៈ-ថា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ការ​សំដែង ឬ​ថ្លែង​អំពី​តប​ធម៌ (ម. ព. តប​ធម៌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៩៧</text:p>
          </table:table-cell>
          <table:table-cell table:style-name="តារាង1.A2" office:value-type="string">
            <text:p text:style-name="P6">តប់កម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កៈ ម៉ល់</text:p>
          </table:table-cell>
          <table:table-cell table:style-name="តារាង1.D2" office:value-type="string">
            <text:p text:style-name="P3">សំ. បា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កមល “ឈូក, ផ្កា​ឈូក; បេះ​ដូង, ចិត្ត”) មាន​ចិត្ត​ដូច​គេ​តប់​ឲ្យ​ក្រំ, ឲ្យ​ឈឺ​ចាប់ (ប្រើ​ក្លាយ​មក​ជា <text:s/>តប់​ប្រមល់; <text:s/>ម. ព. នោះ​ផង)។ ការ​ប្រើ​ពាក្យ <text:span text:style-name="T2"><text:s/>តប់​ប្រមល់ <text:s/>និង​ពាក្យ តប់​កមល <text:s/>ទាំង ២ នេះ ស្រេច​នឹង​អ្នក​ប្រើ​ពេញ​ចិត្ត ប្រើ​ពាក្យ​ណា​ក៏​សឹង​តែ​បាន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៩៨</text:p>
          </table:table-cell>
          <table:table-cell table:style-name="តារាង1.A2" office:value-type="string">
            <text:p text:style-name="P6">តប​ធម៌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 ប៉ៈ ធ័រ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បធម្ម ឬ តបោធម្ម) ធម៌​សម្រាប់​ប្រព្រឹត្ត​ដើម្បី​ដុត​បំផ្លាញ​គ្រឿង​សៅហ្មង​ចិត្ត (ម. ព. ទសពិធរាជធម៌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១៩៩</text:p>
          </table:table-cell>
          <table:table-cell table:style-name="តារាង1.A2" office:value-type="string">
            <text:p text:style-name="P6">តប់ប្រមល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ម៉ល់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ព្រួយ​ចិត្ត, ចង្អៀត​ចង្អល់​ចិត្ត, អផ្សុក​ធុញទ្រាន់ : <text:s/>ថ្ងៃ​នេះ​ខ្ញុំ​ដូច​ជា​តប់ប្រមល់ រក​គិត​អ្វី​មិន​លេច​សោះ; ថ្ងៃ​នេះ​តប់​ប្រមល់ ដោយ​អំពល់​ព្រោះ​តែ​អូន មេ​បង​ដូច​មេ​ប្អូន វា​សណ្ដូន​ឯង​ឲ្យ​លង់ ។ តប់​ប្រមល់​តប់​ពុទ្ធោ (ព. សា.) តប់​ប្រមល់​ទាល់​គំនិត នឹក​រក​ព្រះ​ពុទ្ធ​គុណ​ពុំ​ឃើញ : ខ្ញុំ​ព្រួយ​ចិត្ត​ណាស់ តប់​ប្រមល់​ទល់​ពុទ្ធោ​អស់​ទៅ​ហើយ ! (ប្រើ​ក្លាយ​មក​ពី តប់​កមល <text:s/>ម. ព. នោះ​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០០</text:p>
          </table:table-cell>
          <table:table-cell table:style-name="តារាង1.A2" office:value-type="string">
            <text:p text:style-name="P6">តបស្ស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ប៉័ស-សី</text:p>
          </table:table-cell>
          <table:table-cell table:style-name="តារាង1.D2" office:value-type="string">
            <text:p text:style-name="P3">បា. ; សំ.</text:p>
          </table:table-cell>
          <table:table-cell table:style-name="តារាង1.D2" office:value-type="string">
            <text:p text:style-name="P3">គុ. ឬ ន.</text:p>
          </table:table-cell>
          <table:table-cell table:style-name="តារាង1.D2" office:value-type="string">
            <text:p text:style-name="P4">(តបស្វិន៑) អ្នក​មាន​តបៈ, អ្នក​កាន់​តបៈ (តាបស); បើ​ស្ត្រី​ជា តបស្សិនី (តាបស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០១</text:p>
          </table:table-cell>
          <table:table-cell table:style-name="តារាង1.A2" office:value-type="string">
            <text:p text:style-name="P6">តប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ប៉ៈ ឬ តៈបះ</text:p>
          </table:table-cell>
          <table:table-cell table:style-name="តារាង1.D2" office:value-type="string">
            <text:p text:style-name="P3">សំ.; 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បស៑ &gt; តបះ; តប) ការ​ប្រព្រឹត្ត​កាន់​វត្ត​យ៉ាង​តឹង​ដើម្បី​ធ្វើ​កាយ​និង​ចិត្ត​ឲ្យ​ស្ងប់ ។ ពាក្យ​នេះ​មាន​ន័យ​ច្រើន​យ៉ាង​ទៅ​ទៀត​គឺ ការ​ប្រព្រឹត្ត​រក្សា​ឧបោសថ​សីល តាម​កាល​កំណត់ ដែល​ត្រូវ​រក្សា​ព្រម​ទាំង​ការ​រក្សា​ប្រជាជន​ឲ្យ​បាន​សេចក្ដី​សុខ​ស្រួល ហៅ​ថា តបះ របស់​ក្សត្រិយ៍​ជា​ម្ចាស់​ផែន​ដី; ការ​ប្រព្រឹត្ត​ខំ​ប្រឹង​សិក្សា​វេទមន្ត​ព្រម​ទាំង​កាន់​វត្ត​ប្រតិបត្តិ​តាម​សណ្ដាប់​របស់​ពូជ​ព្រាហ្មណ៍ ហៅ​ថា តបះ របស់​ពួក​ព្រាហ្មណ៍; ការ​ប្រព្រឹត្ត​ធ្វើ​ទាន​រក្សា​សីល​តាម​កម្លាំង​សទ្ធា និង​ធនធាន ហៅ​ថា​តបះ របស់​ប្រជាជន​ទាំងពួង; ការ​ប្រព្រឹត្ត​បរិភោគ​តែ​ផ្លែ​ឈើ​និង​មើម​ផ្សេង​ៗ ហៅ​ថា តបះ <text:s/>របស់​តាបស, ឥសី; <text:s/>ការ​ប្រព្រឹត្ត​កាន់​វត្ត​យ៉ាង​តឹង​ ធ្វើ​ខ្លួន​ឲ្យ​លំបាក​ហួស​ប្រមាណ មាន​ការ​ប្រព្រឹត្ត​តម​មិន​ស្លៀក​ដណ្ដប់, មិន​ដេក​លើ​គ្រឿង​ក្រាល ដេក​ផ្ទាល់​តែ​លើ​ផែន​ដី​ជាដើម ហៅ​ថា តបះ <text:s/>របស់​និគ្រន្ថ​តិរ្ថិយ​ចំ​ពួក​ខ្លះ <text:s/>។ល។ </text:p>
          </table:table-cell>
          <table:table-cell table:style-name="តារាង1.D2" office:value-type="string">
            <text:p text:style-name="P3">តបះ​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០២</text:p>
          </table:table-cell>
          <table:table-cell table:style-name="តារាង1.A2" office:value-type="string">
            <text:p text:style-name="P6">តបោធ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 ប៉ោធន់</text:p>
          </table:table-cell>
          <table:table-cell table:style-name="តារាង1.D2" office:value-type="string">
            <text:p text:style-name="P3">សំ. បា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អ្នក​មាន​តបៈ​ជា​ទ្រព្យ (តាបស); បើ​ស្ត្រី​ជា តបោធនា (តបស្សិនី, តាបស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០៣</text:p>
          </table:table-cell>
          <table:table-cell table:style-name="តារាង1.A2" office:value-type="string">
            <text:p text:style-name="P6">តប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ម. ព. តបៈ ឬ តប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០៤</text:p>
          </table:table-cell>
          <table:table-cell table:style-name="តារាង1.A2" office:value-type="string">
            <text:p text:style-name="P6">តពោ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--</text:p>
          </table:table-cell>
          <table:table-cell table:style-name="តារាង1.D2" office:value-type="string">
            <text:p text:style-name="P4">ព. បុ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ព. បុ.) ប៉ែក​អវយវៈ​មនុស្ស ឬ​សត្វ​ចំ​ពួក​ខ្លះ ពី​ត្រឹម​ក្រោម​ចង្កេះ​ចុះ​មក​ទល់​នឹង​ទ្វារ​ឧច្ចារៈ (ត្រគាក) ។ (ព. អា) ស្ត្រី​យោនី (ម. ព. គូទ, ត្រគាក <text:s/>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០៥</text:p>
          </table:table-cell>
          <table:table-cell table:style-name="តារាង1.A2" office:value-type="string">
            <text:p text:style-name="P6">ត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កាន់​ត្រណម, ចៀស​វាង​មិន​ប្រព្រឹត្ត, មិន​ធ្វើ : តម​បង្អែម, តម​ខ្លាញ់ ... (ម. ព. ត្រណម <text:s/>ផង) ។ ។ តម​មាត់ <text:s/>កិ. ប្រកាន់​មិន​ស្ដី​រក​គ្ន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០៦</text:p>
          </table:table-cell>
          <table:table-cell table:style-name="តារាង1.A2" office:value-type="string">
            <text:p text:style-name="P6">តម្កល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ទ្រ​ឲ្យ​ខ្ពស់​ផុត​ពី​ទី​ប្រក្រតី, ថ្កល់​លើ​អ្វី​ៗ, តាំង : តម្កល់​គ្រឿង​សក្ការ​បូជា <text:s/>។ តម្កល់​ចិត្ត <text:s/>គឺ​តាំង​ចិត្ត​ឲ្យ​នឹ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០៧</text:p>
          </table:table-cell>
          <table:table-cell table:style-name="តារាង1.A2" office:value-type="string">
            <text:p text:style-name="P6">តម្កាត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ជំងឺ​តិច​តួច, ជំងឺ​ស្រាល​ៗ, ថ្កាត់ ។ ច្រើន​តែ​ប្រើ​ជា​បរិវារ​សព្ទ​ សម្រាប់​ជា​រណប​នឹង​ពាក្យ​ជំងឺ : ជំងឺ​តម្កាត់ (ម. ព. ថ្កាត់ <text:s/>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ជំងឺ​តម្កាត់ </text:p>
          </table:table-cell>
        </table:table-row>
        <table:table-row>
          <table:table-cell table:style-name="តារាង1.A2" office:value-type="string">
            <text:p text:style-name="P3">៤២០៨</text:p>
          </table:table-cell>
          <table:table-cell table:style-name="តារាង1.A2" office:value-type="string">
            <text:p text:style-name="P6">តម្កើ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រាប់​អាន​ជា​ថ្កើង ធ្វើ​ឲ្យ​ថ្កើង, ដាក់​តម្កល់​លើ​ទី​ខ្ពស់ : តម្កើង​ខ្លួ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តម្កើង​ខ្លួន</text:p>
          </table:table-cell>
        </table:table-row>
        <table:table-row>
          <table:table-cell table:style-name="តារាង1.A2" office:value-type="string">
            <text:p text:style-name="P3">៤២០៩</text:p>
          </table:table-cell>
          <table:table-cell table:style-name="តារាង1.A2" office:value-type="string">
            <text:p text:style-name="P6">តម្កុំតម្កើ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លើក, សរសើរ ឲ្យ​ថ្កុំថ្កើង : តម្កុំតម្កើង​កូន​ឲ្យ​ទាល់​តែ​ឡើង​ចិត្ត​ឡើង​ចាង ច្រងេងច្រងាង​ខូច​អស់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១០</text:p>
          </table:table-cell>
          <table:table-cell table:style-name="តារាង1.A2" office:value-type="string">
            <text:p text:style-name="P6">តម្បាញ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គ្រឿង​ប្រដាប់​សម្រាប់​ត្បាញ : ដាក់​តម្បាញ, មូរ​តម្បាញ ។ ជាង​តម្បាញ <text:s/>គឺ​អ្នក​ប្រកប​មុខ​របរ​ខាង​តម្បាញ, អ្នក​ចិញ្ចឹម​ជីវិត​ដោយ​ការ​ត្បា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ដាក់​តម្បាញ មូរ​តម្បាញ</text:p>
          </table:table-cell>
        </table:table-row>
        <table:table-row>
          <table:table-cell table:style-name="តារាង1.A2" office:value-type="string">
            <text:p text:style-name="P3">៤២១១</text:p>
          </table:table-cell>
          <table:table-cell table:style-name="តារាង1.A2" office:value-type="string">
            <text:p text:style-name="P6">តម្បា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សម្រាប់​ត្បារ : តម្បារ​ត្រចៀក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តម្បារ​ត្រចៀក</text:p>
          </table:table-cell>
        </table:table-row>
        <table:table-row>
          <table:table-cell table:style-name="តារាង1.A2" office:value-type="string">
            <text:p text:style-name="P3">៤២១២</text:p>
          </table:table-cell>
          <table:table-cell table:style-name="តារាង1.A2" office:value-type="string">
            <text:p text:style-name="P6">តម្បុ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ធ្វើ​ដោយ​ឫស្សី, ឈើ​ឬ​ដែក​សម្រាប់​ត្បុត : ត្រី​អាំង​មួយ​តម្បុ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១៣</text:p>
          </table:table-cell>
          <table:table-cell table:style-name="តារាង1.A2" office:value-type="string">
            <text:p text:style-name="P6">តម្បៀ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សម្រាប់​ត្បៀត​អ្វី​ៗ : តម្បៀត​ត្នោត​ញី មាន​សណ្ឋាន​មូល​ផ្សេង​គ្នា​ពី​គំនាប​ត្នោត​ឈ្មោល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១៤</text:p>
          </table:table-cell>
          <table:table-cell table:style-name="តារាង1.A2" office:value-type="string">
            <text:p text:style-name="P6">តម្ព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ធ្វើ​ដោយ​ដែក ឬ​ឈើ ឫស្សី​ជាដើម មាន​ចុង​រាង​ខ្វេរ​ឬ​ខុប​សម្រាប់​ថ្ពក់​ទាញ​អ្វី​ៗ : តម្ពក់​រនាស់ <text:s/>។ (ធ្លាប់​ប្រើ​ជា ទំពក់ <text:s/>មក​យូរ​ហើយ ប៉ុន្តែ​ដោយ​អនុលោម​តាម​ពាក្យ​ថា ថ្ពក់ <text:s/>គួរ​ប្រើ​ជា​ តម្ពក់ <text:s/>វិញ ទើប​ត្រឹម​ត្រូវ​តាម​វេយ្យាករណ៍​ខ្មែ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តម្ពក់​រនាស់ <text:s/></text:p>
          </table:table-cell>
        </table:table-row>
        <table:table-row>
          <table:table-cell table:style-name="តារាង1.A2" office:value-type="string">
            <text:p text:style-name="P3">៤២១៥</text:p>
          </table:table-cell>
          <table:table-cell table:style-name="តារាង1.A2" office:value-type="string">
            <text:p text:style-name="P6">តម្ពុ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ាម្ពុល <text:s/>“ស្លា”) ស្លា, ផ្លែ​ស្លា ។ ខ្មែរ​ប្រើ​ជា គុ. <text:s/>ថា ស្លា​តម្ពុល <text:s/>(--តំពុល) ចំពោះ​តែ​ផ្លែ​ស្លា ដែល​គេ​គរ​ផ្អាប់​ទុក​យូរ​បន្តិច​ឲ្យ​ត្រា​តែ​រលួយ​សំបក ។ ព. ផ្ទ. ស្លា​ខ្ចី, ស្លា​សឹ្លង (មើល​ក្នុង​ពាក្យ ស្លា <text:s/>ទៀត​ផង) ។ គុ. ដែរ, មាន​ន័យ​ថា ចាស់​ព្រួល​ៗ, ជ្រោកជ្រាក, ស្រោល​ៗ, ឆ្អិន​ខ្លះ​ឆៅ​ខ្លះ : មនុស្ស​ចាស់​តម្ពុល; គំនិត​តម្ពុល; ត្រី​អាំង​តម្ពុល <text:s/>(ប្រើ​ជា​ពាក្យ​ប្រៀប​ទៅ​នឹង ផ្លែ​ស្លា​តម្ពុល <text:s/>នុះ​ឯង) ។ ធ្លាប់​ប្រើ​ជា ដំពុល, តំពុល, ឬ ទំពុល ក៏​មាន, គួរ​ឈប់​ប្រើ​បែប​នុះ, ត្រូវ​ប្រើ តម្ពុល <text:s/>នេះ វិញ ទាំង​ត្រឹម​ត្រង់​តាម​កំណើត​ពាក្យ​ផង ទាំង​សំនៀង​ក៏​នៅ​តែ​ដដែល​ផង​ដែរ; (សម្រាប់​ពាក្យ​កាព្យ ប្រើ​ជា តម្ពុល​ខាទ (តំ-ពុ-លៈ ខាត) “ស៊ី​ស្លា” ឬ តម្ពុល​ខាទន៍ <text:s/>“ការ​ស៊ី​ស្លា” ដូច្នេះ​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មនុស្ស​ចាស់</text:p>
            <text:p text:style-name="P4">តម្ពុល </text:p>
            <text:p text:style-name="P4">គំនិត​តម្ពុល <text:s/>ត្រី​អាំង​តម្ពុល </text:p>
          </table:table-cell>
        </table:table-row>
        <table:table-row>
          <table:table-cell table:style-name="តារាង1.A2" office:value-type="string">
            <text:p text:style-name="P3">៤២១៦</text:p>
          </table:table-cell>
          <table:table-cell table:style-name="តារាង1.A2" office:value-type="string">
            <text:p text:style-name="P6">តម្ពេ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ធ្វើ​ដោយ​ឈើ​ឬ​ឫស្សី មាន​បន្លោះ​សណ្ឋាន​ដូច​ធ្នូ សម្រាប់​ថ្ពេច​សំឡី : ដង​តម្ពេច, ខ្សែ​តម្ពេ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ដង​តម្ពេច</text:p>
            <text:p text:style-name="P4">ខ្សែ​តម្ពេច</text:p>
          </table:table-cell>
        </table:table-row>
        <table:table-row>
          <table:table-cell table:style-name="តារាង1.A2" office:value-type="string">
            <text:p text:style-name="P3">៤២១៧</text:p>
          </table:table-cell>
          <table:table-cell table:style-name="តារាង1.A2" office:value-type="string">
            <text:p text:style-name="P6">តម្ពែ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 ឬ គុ.</text:p>
          </table:table-cell>
          <table:table-cell table:style-name="តារាង1.D2" office:value-type="string">
            <text:p text:style-name="P4">ដែល​មាន​ក្បាល​ថ្ពែក, ដែល​ឥត​សក់​ឬ​រលីង​ដុំ​ៗ : តម្ពែក​ទាំង​បួន​ គាប់​ជួន​ជួប​គ្នា បាន​ស្ទុះ​ម្នីម្នា ដើរ​ទៅ​រៀង​ខ្លួន ។ (ធ្លាប់​ប្រើ​ជា ទំពែក <text:s/>មក​យូរ​ហើយ ប៉ុន្តែ​ដោយ​អនុលោម​តាម​ពាក្យ​ថា ថ្ពែក <text:s/>គួរ​ប្រើ​ជា តម្ពែក <text:s/>វិញ​ទើប​ត្រឹម​ត្រូវ​តាម​របៀប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១៨</text:p>
          </table:table-cell>
          <table:table-cell table:style-name="តារាង1.A2" office:value-type="string">
            <text:p text:style-name="P6">តម្រ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ង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សម្រាប់​ត្រង : តម្រង​ទឹក, តម្រង​ប្រេ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តម្រង​ទឹក តម្រង​ប្រេង</text:p>
          </table:table-cell>
        </table:table-row>
        <table:table-row>
          <table:table-cell table:style-name="តារាង1.A2" office:value-type="string">
            <text:p text:style-name="P3">៤២១៩</text:p>
          </table:table-cell>
          <table:table-cell table:style-name="តារាង1.A2" office:value-type="string">
            <text:p text:style-name="P6">តម្រង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ង់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ធ្វើ​ឲ្យ​ត្រង់,ដាក់​សំដៅ​ឲ្យ​ចំ; ដែល​កាត់​យក​ត្រង់, ដែល​សំដៅ​ចំពោះ : តម្រង់​ផ្លូវ, តម្រង់​បង្គោល; ដើរ​តម្រង់; ដើរ​កាត់​តម្រង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២០</text:p>
          </table:table-cell>
          <table:table-cell table:style-name="តារាង1.A2" office:value-type="string">
            <text:p text:style-name="P6">តម្រ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ា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េចក្ដី​ត្រា​ទុក, រឿង​ដែល​កត់​ទុក​ដោយ​សង្ខេប, ក្បួន, ក្បួន​តូច... : មើល​តម្រា, ចាក់​តម្រា; កំណាញ់​ក្រៅ​តម្រា សោត​សឹង​អាប់​ប្រយោជន៍​យ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២១</text:p>
          </table:table-cell>
          <table:table-cell table:style-name="តារាង1.A2" office:value-type="string">
            <text:p text:style-name="P6">តម្រាប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ាប់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ដែល​គួរ​ត្រាប់​តាម, បែប​បទ​សម្រាប់​ធ្វើ​តាម, តួ​យ៉ាង : យក​តម្រាប់, កាន់​តាម​តម្រាប់, កុំ​យក​តម្រាប់​មនុស្ស​ខ្ជិ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២២</text:p>
          </table:table-cell>
          <table:table-cell table:style-name="តារាង1.A2" office:value-type="string">
            <text:p text:style-name="P6">តម្រ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ាយ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ទី​ដែល​ត្រាយ, លំនាំ​ដែល​បាន​ត្រាយ​ទុក, គន្លង, លំអាន : ដើរ​តាម​តម្រាយ, ប្រព្រឹត្ត​តាម​តម្រាយ​ចាស់​ពី​បុរាណ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២៣</text:p>
          </table:table-cell>
          <table:table-cell table:style-name="តារាង1.A2" office:value-type="string">
            <text:p text:style-name="P6">តម្រាស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ាស់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វាចា​របស់​ក្សត្រ​ទ្រង់​រាជ្យ​ដែល​ត្រាស់​ចេញ​ទៅ (រ. ស.) : ព្រះ​រាជ​តម្រាស់, ទ្រង់​មាន​ព្រះ​តម្រាស់; ព្រះ​ពុទ្ធ​តម្រាស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២៤</text:p>
          </table:table-cell>
          <table:table-cell table:style-name="តារាង1.A2" office:value-type="string">
            <text:p text:style-name="P6">តម្រិ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ិះ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េចក្ដី​ត្រិះ, សេចក្ដី​រិះ​គិត : មនុស្ស​មាន​តម្រិះ​ល្អ <text:s/>គឺ​មនុស្ស​ដែល​មាន​សេចក្ដី​រិះ​គិត​ត្រូវ ។ សៀម​យក​ទៅ​ប្រើ​ជា ដាំរិ , បំប្លែង​ចេញ​ពី​ពាក្យ ត្រិ <text:s/>(អ. ថ. ទ្រិ) ត្រិ <text:s/>នេះ​ក៏​គឺ ត្រិះ <text:s/>(ត្រិះរិះ) របស់​ខ្មែរ​នឹង​ឯង; <text:s/>ពាក្យ​ខ្មែរ​យើង​ថា តម្រិះ <text:s/>ជា ន. របស់ ត្រិះ; រាជ​សព្ទ ប្រើ​ជា កិ. ថា ទ្រង់​ព្រះ​តម្រិះ <text:s/>គឺ​ទ្រង់​មាន​ព្រះ​យោបល់​ត្រិះរិះ, រិះរេ (សៀម​ប្រើ​ជា រ. ស. ដែរ​ថា <text:s/>សុងផ្រៈដាំរិ <text:s/>គឺ​ទ្រង់​ព្រះ​តម្រិះ​ហ្នឹង​ឯ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២៥</text:p>
          </table:table-cell>
          <table:table-cell table:style-name="តារាង1.A2" office:value-type="string">
            <text:p text:style-name="P6">តម្រឹ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ឹម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ធ្វើ​ឲ្យ​ត្រឹម, កាត់​ឲ្យ​ត្រឹម, <text:s/>ឲ្យ​ស្មើ : តម្រឹម​ជើង​សក់, កាត់​តម្រឹ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តម្រឹម​ជើង​សក់</text:p>
            <text:p text:style-name="P4">កាត់​តម្រឹម</text:p>
          </table:table-cell>
        </table:table-row>
        <table:table-row>
          <table:table-cell table:style-name="តារាង1.A2" office:value-type="string">
            <text:p text:style-name="P3">៤២២៦</text:p>
          </table:table-cell>
          <table:table-cell table:style-name="តារាង1.A2" office:value-type="string">
            <text:p text:style-name="P6">តម្រុ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ុយ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គ្រឿង​ចំណាំ​ធ្វើ​ដោយ​មែក​ឈើ, ដោយ​ស្មៅ, ដោយ​ចំបើង ចង​ភ្ជាប់​នឹង​ឈើ​ឬ​ឫស្សី​សម្រាប់​ដោត​ត្រុយ​សម្គាល់​ផ្លូវ​ឬ​ទី​កន្លែង​នីមួយ​ៗ; គ្រឿង​ចំណាំ​ដែល​គេ​ត្រុយ​ទុក : បោះ​តម្រុយ, ចង​តម្រុយ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បោះ​តម្រុយ ចង​តម្រុយ <text:s/></text:p>
          </table:table-cell>
        </table:table-row>
        <table:table-row>
          <table:table-cell table:style-name="តារាង1.A2" office:value-type="string">
            <text:p text:style-name="P3">៤២២៧</text:p>
          </table:table-cell>
          <table:table-cell table:style-name="តារាង1.A2" office:value-type="string">
            <text:p text:style-name="P6">តម្រូ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ូវ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ធ្វើ​ឲ្យ​ត្រូវ, ចែក​មុខ, ទុក​ដាក់​មុខងារ : តម្រូវ​ការ​ឲ្យ​ធ្វើ; កែ​តម្រូវ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២៨</text:p>
          </table:table-cell>
          <table:table-cell table:style-name="តារាង1.A2" office:value-type="string">
            <text:p text:style-name="P6">តម្រួត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>តំ-រួត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ដាក់ ១ ពី​លើ <text:s/>១ ពី​ក្រោម​ឡើង​ទៅ, ដាក់​ត្រួត​បន្តុប​លើ​គ្នា : តម្រួត​ល្អី​លើ​គ្នា, តម្រួត​អក្ស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អ្នក​ត្រួត; ពួក​ទាហាន​រក្សា​ព្រះ​អង្គ ១ ក្រុម ធ្វើ​រាជការ​តែ​ក្នុង​ព្រះ​រាជវាំង : ពួក​រាជ​តម្រួត, ក្រុម​តម្រួ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ពួក​រាជ​តម្រួត ក្រុម​តម្រួត</text:p>
          </table:table-cell>
        </table:table-row>
        <table:table-row>
          <table:table-cell table:style-name="តារាង1.A2" office:value-type="string">
            <text:p text:style-name="P3">៤២២៩</text:p>
          </table:table-cell>
          <table:table-cell table:style-name="តារាង1.A2" office:value-type="string">
            <text:p text:style-name="P6">តម្រៀ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ៀប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ធ្វើ​ឲ្យ​រៀបរៀង​គ្នា, ឲ្យ​មាន​របៀប, ឲ្យ​ឋិត​នៅ​ត្រៀប : តម្រៀប​ជួរ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៣០</text:p>
          </table:table-cell>
          <table:table-cell table:style-name="តារាង1.A2" office:value-type="string">
            <text:p text:style-name="P6">តម្រេ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េក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េចក្ដី​ត្រេក : មាន​តម្រេក, កើត​តម្រេក, ឥត​តម្រេ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មាន​តម្រេក កើត​តម្រេក ឥត​តម្រេក </text:p>
          </table:table-cell>
        </table:table-row>
        <table:table-row>
          <table:table-cell table:style-name="តារាង1.A2" office:value-type="string">
            <text:p text:style-name="P3">៤២៣១</text:p>
          </table:table-cell>
          <table:table-cell table:style-name="តារាង1.A2" office:value-type="string">
            <text:p text:style-name="P6">តម្រា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រ៉ាំ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អ្វី​ៗ​ដែល​ត្រាំ : បាយ​តម្រា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បាយ​តម្រាំ </text:p>
          </table:table-cell>
        </table:table-row>
        <table:table-row>
          <table:table-cell table:style-name="តារាង1.A2" office:value-type="string">
            <text:p text:style-name="P3">៤២៣២</text:p>
          </table:table-cell>
          <table:table-cell table:style-name="តារាង1.A2" office:value-type="string">
            <text:p text:style-name="P6">តម្លង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ល៉ង់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 ឬ គុ.</text:p>
          </table:table-cell>
          <table:table-cell table:style-name="តារាង1.D2" office:value-type="string">
            <text:p text:style-name="P4">មនុស្ស​ឬ​សត្វ​ដែល​ថ្លង់ : មេ​តម្លង់, អា​តម្លង់ (ព. ទ្រ. ព. ម.) ។ ព. រ. ថា ថ្លង់ : មនុស្ស​ថ្លង់, គាត់​ថ្លង់​ស្ដាប់​មិន​សូវ​ឮ​ទេ ។ ព. គ. ថា ធ្ងន់​ត្រចៀក : គត់​ធ្ងន់​ត្រចៀក : គាត់​ធ្ងន់​ត្រចៀក​ស្ដាប់​មិន​សូវ​ឮ​ទេ ។ ព. ខ្ព. ថា<text:span text:style-name="T9"> ហ៊‌ឹង ឬ ហ៊‌ឹង​ត្រចៀក </text:span><text:s/>(ជា​ពាក្យ​សម្រាល​ដោយ​មិន​ហ៊ាន​ចេញ​ថា ថ្លង់) ។ កិ. ឬ កិ. វិ. ធ្វើ​ឲ្យ<text:span text:style-name="T3">​</text:span><text:span text:style-name="T9">ហ៊‌ឹង​ស្ដាប់​</text:span>ពុំ​ឮ, ធ្វើ​ឲ្យ​ថ្លង់​អផ្សុក​ត្រចៀក : កុំ​តម្លង់​គេ; និយាយ​តម្លង់​រក​តែ​នឹង​ដេក​ពុំ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មេ​តម្លង់</text:p>
            <text:p text:style-name="P4">អា​តម្លង់ </text:p>
          </table:table-cell>
        </table:table-row>
        <table:table-row>
          <table:table-cell table:style-name="តារាង1.A2" office:value-type="string">
            <text:p text:style-name="P3">៤២៣៣</text:p>
          </table:table-cell>
          <table:table-cell table:style-name="តារាង1.A2" office:value-type="string">
            <text:p text:style-name="P6">តម្ល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ល៉ា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ដំណើរ​ធ្វើ​ឲ្យ​ថ្លា, សេចក្ដី​ថ្លា, សភាព​ដែល​រង​ថ្លា : មាន​ចិត្ត​កាត់​តម្លា​សទ្ធា <text:s/>គឺ​មាន​ចិត្ត​ជ្រះថ្លា​ជឿ (ប្រើ​ចំពោះ​តែ​ចិត្ត​ជា​កុសល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៣៤</text:p>
          </table:table-cell>
          <table:table-cell table:style-name="តារាង1.A2" office:value-type="string">
            <text:p text:style-name="P6">តម្លឹ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ល៉ឹង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ទម្ងន់​ដែល​ថ្លឹង​មាន​ចំនួន ១០ ជី : មាស​មួយ​តម្លឹង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៣៥</text:p>
          </table:table-cell>
          <table:table-cell table:style-name="តារាង1.A2" office:value-type="string">
            <text:p text:style-name="P7">តម្លុញ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ល៉ុញ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 ឬ គុ.</text:p>
          </table:table-cell>
          <table:table-cell table:style-name="តារាង1.D2" office:value-type="string">
            <text:p text:style-name="P4">អ្វី​ៗ​ដែល​ថ្លុញ; ដែល​មូល​ថ្លុញ ។ ពាក្យ​ទំយើ​សម្រាប់​ហៅ​មនុស្ស​ប្រុស​ដែល​ស្និទ្ធស្នាល ឬ​ដែល​ស្រឡាញ់​ទុក​ចិត្ត​ណាស់ : អ្នក​តម្លុញ, អ្នក​តម្លុញ​មាស-ប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អ្នក​តម្លុញ</text:p>
            <text:p text:style-name="P4"><text:span text:style-name="T5">អ្នក​តម្លុញ​មាស</text:span>-បង</text:p>
          </table:table-cell>
        </table:table-row>
        <table:table-row>
          <table:table-cell table:style-name="តារាង1.A2" office:value-type="string">
            <text:p text:style-name="P3">៤២៣៦</text:p>
          </table:table-cell>
          <table:table-cell table:style-name="តារាង1.A2" office:value-type="string">
            <text:p text:style-name="P6">តម្លៃ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ល៉ៃ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 </text:p>
          </table:table-cell>
          <table:table-cell table:style-name="តារាង1.D2" office:value-type="string">
            <text:p text:style-name="P4">អ្វី​ៗ​ដែល​ថ្លៃ, ប្រាក់​ដែល​ត្រូវ​សង​ដល់​អ្នក​ដទៃ​ដោយ​ខ្លួន​បាន​ទិញ​វត្ថុ​អ្វី​ៗ​ពី​គេ : របស់​មាន​តម្លៃ, អស់​តម្លៃ, ចុះ​តម្លៃ, សង​តម្ល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៣៧</text:p>
          </table:table-cell>
          <table:table-cell table:style-name="តារាង1.A2" office:value-type="string">
            <text:p text:style-name="P6">តម្លោ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ំ-ល៉ោះ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ធ្វើ​ឲ្យ​ថ្លោះ, ធ្វើ​ឲ្យ​ភ្លាត់​ឬ​ឲ្យ​របូត, បន្ធូរ​របស់​ដែល​បាន​ដំឡើង​ហើយ​ឲ្យ​ធូរ : តម្លោះ​ស្នា, តម្លោះ​កៃ​កាំភ្លើង, តម្លោះ​ឆត្រ ។ បញ្ចុះ​ឲ្យ​ទាប​ឲ្យ​តិច, បន្ថយ, បន្ទាប​មក​វិញ : តម្លោះ​អំណាច, តម្លោះ​បុណ្យ​ស័ក្ដិ (ព. ប្រ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៣៨</text:p>
          </table:table-cell>
          <table:table-cell table:style-name="តារាង1.A2" office:value-type="string">
            <text:p text:style-name="P6">តម្អឹ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កិ. វិ.</text:p>
          </table:table-cell>
          <table:table-cell table:style-name="តារាង1.D2" office:value-type="string">
            <text:p text:style-name="P4">រឹង​ត្អឹង, រឹង​ទទឹង, កៀច​ក្រាញ : មាន​សំបុត្រ​តឿន​ឲ្យ​មក ៣ ដង​ហើយ គាត់​តម្អឹង​មិន​ព្រម​មក 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៣៩</text:p>
          </table:table-cell>
          <table:table-cell table:style-name="តារាង1.A2" office:value-type="string">
            <text:p text:style-name="P6">តម្អូញ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ពាក្យ​ត្អូញ, ការ​ត្អូញ​ត្អែរ : វា​ចេះ​តែ​មាន​តម្អូញ​ថា​ក្រ (ប្រើ​ជា កិ. <text:s/>ថា វា​ចេះ​តែ​តម្អូញ​ថា​ក្រ វិញ​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៤០</text:p>
          </table:table-cell>
          <table:table-cell table:style-name="តារាង1.A2" office:value-type="string">
            <text:p text:style-name="P6">ត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ំពង់​មាន​សណ្ឋាន​ជម​ប្រួម​ចុង សម្រាប់​ដង​ថ្នាំ​ត្រាំ​ច្រក​គោ, ក្របី, សេះ, ជាដើម ឬ​សម្រាប់​ដាក់​ទឹក​ជម្រះ​អាចម៍ ( ហៅ​តាម​ទម្លាប់​ស្រុក; ច្រើន​ហៅ <text:s/>បំពង់​ច្រក​ថ្នាំ, បំពង់​ជម្រ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៤១</text:p>
          </table:table-cell>
          <table:table-cell table:style-name="តារាង1.A2" office:value-type="string">
            <text:p text:style-name="P6">តយង៉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 ឬ គុ.</text:p>
          </table:table-cell>
          <table:table-cell table:style-name="តារាង1.D2" office:value-type="string">
            <text:p text:style-name="P4">ដែល​មាន​លំនាំ​ដំណើរ​កន្ដើយ​ហាក់​ដូច​ពុំ​ដឹង ពុំ​យល់, ពុំ​នឹក​នា : <text:s/>ដើរ​តយង៉យ, ដំណើរ​តយង៉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ដើរ​តយង៉យ ដំណើរ​តយង៉យ</text:p>
          </table:table-cell>
        </table:table-row>
        <table:table-row>
          <table:table-cell table:style-name="តារាង1.A2" office:value-type="string">
            <text:p text:style-name="P3">៤២៤២</text:p>
          </table:table-cell>
          <table:table-cell table:style-name="តារាង1.A2" office:value-type="string">
            <text:p text:style-name="P6">តរង្គ​គត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-រ៉័ងគៈ--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បទ​មួយ​មាន​លំនាំ​យោល​ខ្ពស់​ៗ​ទាប​ៗ ដូច​ជា​រលក​ទឹក (ប្រើ​ក្នុង​ភាសា​បាលី​ឬ​ប្រើ​ជា​ភាសា​ខ្មែរ​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៤៣</text:p>
          </table:table-cell>
          <table:table-cell table:style-name="តារាង1.A2" office:value-type="string">
            <text:p text:style-name="P6">តរុណ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រ៉ុន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តរូណ) ដែល​នៅ​ក្មេង, ដែល​នៅ​ខ្ចី 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៤៤</text:p>
          </table:table-cell>
          <table:table-cell table:style-name="តារាង1.A2" office:value-type="string">
            <text:p text:style-name="P6">តរុណ​បុត្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រ៉ុណៈបុត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រូណបុត្រ) កូន​ខ្ច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៤៥</text:p>
          </table:table-cell>
          <table:table-cell table:style-name="តារាង1.A2" office:value-type="string">
            <text:p text:style-name="P6">តរុណ​ភាព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-រ៉ុណៈ--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រុណភាវ) ភាព​ដែល​នៅ​ក្មេង​ឬ​នៅ​ជំទង់, វ័យ​ដែល​នៅ​កំលោះ-ក្រមុំ គឺ​វ័យ វ័យ​របស់​មនុស្ស​បន្ទាប់​ពី​កុមារភាព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៤៦</text:p>
          </table:table-cell>
          <table:table-cell table:style-name="តារាង1.A2" office:value-type="string">
            <text:p text:style-name="P6">តរុណ​វ័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រុណៈវៃ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--វយ) វ័យ​ក្មេង, កំលោះ-ក្រមុ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3">៤២៤៧</text:p>
          </table:table-cell>
          <table:table-cell table:style-name="តារាង1.A2" office:value-type="string">
            <text:p text:style-name="P6">តរុណ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តៈរ៉ុ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តរូណី) ស្រ្តី​ក្រមុំ, នាង​ក្រមុ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3">៤២៤៨</text:p>
          </table:table-cell>
          <table:table-cell table:style-name="តារាង1.A2" office:value-type="string">
            <text:p text:style-name="P14">តវ៉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--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19">(មើល​ក្នុង​ពាក្យ 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13">៤២៤៩</text:p>
          </table:table-cell>
          <table:table-cell table:style-name="តារាង1.A2" office:value-type="string">
            <text:p text:style-name="P14">ត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19">ឪពុក​របស់​បិតា​ឬ​របស់​មាតា (ជីតា) ។ ពាក្យ​សម្រាប់​ហៅ​បុរស​ចាស់​ដែល​គួរ​ទុក​ដាក់​ជា​ជីតា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9"/>
          </table:table-cell>
        </table:table-row>
        <table:table-row>
          <table:table-cell table:style-name="តារាង1.A2" office:value-type="string">
            <text:p text:style-name="P13">៤២៥០</text:p>
          </table:table-cell>
          <table:table-cell table:style-name="តារាង1.A2" office:value-type="string">
            <text:p text:style-name="P14">តា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ឆ្នៀង​ដែល​ត​ភ្ជាប់​ពី​ផ្ទះ​សម្រាប់​ដាក់​អ្វី​ៗ​ផ្សេង​ៗ : តតាក​ប្រមាណ​ជា​ពីរ​ម៉ែត្រ​ទៀ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តាក​</text:p>
          </table:table-cell>
        </table:table-row>
        <table:table-row>
          <table:table-cell table:style-name="តារាង1.A2" office:value-type="string">
            <text:p text:style-name="P13">៤២៥១</text:p>
          </table:table-cell>
          <table:table-cell table:style-name="តារាង1.A2" office:value-type="string">
            <text:p text:style-name="P14">តាករខា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ាក-រខាក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រខេករខាក​ប៉ើងរ៉ើង : ជញ្ជាំង​ស្លឹក​តាករខា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៥២</text:p>
          </table:table-cell>
          <table:table-cell table:style-name="តារាង1.A2" office:value-type="string">
            <text:p text:style-name="P14">តាករ៉ា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រខាក​សាកត្រាក : ដំបូល​ប្រក់​ស្លឹក​តាករ៉ាក, ខ្ទម​តាករ៉ាក, ជំរំ​តាករ៉ា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៥៣</text:p>
          </table:table-cell>
          <table:table-cell table:style-name="តារាង1.A2" office:value-type="string">
            <text:p text:style-name="P14">តាក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. ព. កូវកែ)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៥៤</text:p>
          </table:table-cell>
          <table:table-cell table:style-name="តារាង1.A2" office:value-type="string">
            <text:p text:style-name="P14">តាក់តែ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រៀបចំ, ស្អិតស្អាង​ឲ្យ​ស្អាត​បាត​ល្អ : តាក់តែង​ផ្ទះ​សំបែង, តាក់តែង​ខ្លួន (ម. ព. តែង ១ កិ. និង តែង ២ និ.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៥៥</text:p>
          </table:table-cell>
          <table:table-cell table:style-name="តារាង1.A2" office:value-type="string">
            <text:p text:style-name="P14">តាខា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10">(តាខាយ “ក្រឡា​គ្រឿង​ប្រដាប់​ដាក់​សត្វ មាន​សំណាញ់, បន្ដឹង​ ជាដើម ឬ​លួស, អំបោះ​ជាដើម​ដែល​ប្រទាក់​ជា​ក្រឡា”) កម្រង​អង្កាំ​ឬ​ផ្កា​ដែល​ក្រង​ប្រទាក់​ជា​ក្រឡា​គោម មាន​ក្រប​ជា​ខ្នាត​ឲ្យ​ល្មម​តែ​នឹង​ផ្នត់​ត្រៃចីវរ​សម្រាប់​គ្រប​ត្រៃចីវរ​អង្គ​កឋិន​ជាដើម​ឲ្យ​ឃើញ​រុងរឿង (មិន​សូវ​ប្រើ, ច្រើន​ហៅ​ថា <text:s/>គ្រប​ត្រៃ <text:s/>គួរ​ហៅ គ្រប​ត្រៃ ឬ គម្រប​ត្រៃ <text:s/>វិញ) ។</text:p>
          </table:table-cell>
          <table:table-cell table:style-name="តារាង1.D2" office:value-type="string">
            <text:p text:style-name="P8">តាខៃ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៥៦</text:p>
          </table:table-cell>
          <table:table-cell table:style-name="តារាង1.A2" office:value-type="string">
            <text:p text:style-name="P14">តាខេ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<text:span text:style-name="T3">ចរខេœ ឬ តៈខេœ</text:span> “ក្រពើ”) ឈ្មោះ​គ្រឿង​ភ្លេង​មួយ​ប្រភេទ​មាន​ខ្សែ​ធ្វើ​ដោយ​លួស មាន​ស្នូក​រាង​ដូច​ក្រពើ : តាខេ​មាន​សូរ​សព្ទ​ឮ​ក្រាង​ក្រអៅ​ជាង​ចាប៉ី <text:s/>(គួរ​ទម្លាប់​ហៅ <text:s/>ក្រពើ <text:s/>វិញ) ។</text:p>
          </table:table-cell>
          <table:table-cell table:style-name="តារាង1.D2" office:value-type="string">
            <text:p text:style-name="P8">តៈខេ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៥៧</text:p>
          </table:table-cell>
          <table:table-cell table:style-name="តារាង1.A2" office:value-type="string">
            <text:p text:style-name="P14">តា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ជួស, ដាក់​ជា​ជំនួស : តាង​នាម​នៃ​ពុទ្ធ​បរិស័ទ..., តាង​ក្រុម... តាង​ក្រសួ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តំណាង, ជំនួស, ។ អ្វី​ៗ​ដែល​ទុក​ជា​ស្ម ជា​បន្ទាល់​បាន ។ គ្រឿង​ផ្ទុក​ស្រដៀង​នឹង​ញ៉ែង សម្រាប់​ដាក់​លើ​ខ្នង​គោ ឬ​លើ​ខ្នង​លា ប្រើ​ផ្ទុក​ទំនិញ​ឬ​វត្ថុ​ផ្សេង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៥៨</text:p>
          </table:table-cell>
          <table:table-cell table:style-name="តារាង1.A2" office:value-type="string">
            <text:p text:style-name="P14">តាដត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ម. ព. ត្រដក់ <text:s/>ឬ តាដក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៥៩</text:p>
          </table:table-cell>
          <table:table-cell table:style-name="តារាង1.A2" office:value-type="string">
            <text:p text:style-name="P14">តាងរ៉ា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រង្វើល​ៗ ប៉ើងរ៉ើង មិន​រាប​ទាប : ប្រដឹស​តាងរ៉ា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៦០</text:p>
          </table:table-cell>
          <table:table-cell table:style-name="តារាង1.A2" office:value-type="string">
            <text:p text:style-name="P14">តា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​ជាមួយ​នឹង​ពាក្យ​តូច : តូចតាច, <text:s/>គឺ​តូច​ទាប, ដែល​តូច​ពេ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ូចតាច</text:p>
          </table:table-cell>
        </table:table-row>
        <table:table-row>
          <table:table-cell table:style-name="តារាង1.A2" office:value-type="string">
            <text:p text:style-name="P13">៤២៦១</text:p>
          </table:table-cell>
          <table:table-cell table:style-name="តារាង1.A2" office:value-type="string">
            <text:p text:style-name="P14">តាជ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ុរស​ដែល​កោរ​សក់ ស្លៀក​ដណ្ដប់​សំពត់​ស ឬ​សំពត់​លឿង កាន់​សីល ១០ តែ​មិន​មែន​បួស​ជា​សាមណេរ​ទេ ។ សូម្បី​បុរស​ជា​ចាស់​ព្រឹទ្ធាចារ្យ​ឯទៀត​ក្រៅ​ពីនោះ ពាក្យ​បុរាណ​ក៏​ហៅ​ដោយ​គោរព​ថា តា​ជី <text:s/>បាន​ដែរ ។ ព. ផ្ទ. ដូន​ជី, យាយ​ជី, នាង​ជ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៦២</text:p>
          </table:table-cell>
          <table:table-cell table:style-name="តារាង1.A2" office:value-type="string">
            <text:p text:style-name="P14">តាណ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ពួក​មនុស្ស​ជាតិ​ជ្វា នៅ​ក្នុងប្រទេស​ប៉័ត្តាណី ឬ ប៉័ត្តានី ។ អ្វី​មួយ​ដែល​ជាប់​ដោយ​ពូជ​មក ឬ​មាន​មក​អំពី​ប្រទេស​នោះ​ក៏​ហៅ តាណី <text:s/>ដែរ ដូច​យ៉ាង <text:s/>ចេក​ជ្វា​តាណី, ប្រេង​តាណី <text:s/>ជាដើម ។</text:p>
          </table:table-cell>
          <table:table-cell table:style-name="តារាង1.D2" office:value-type="string">
            <text:p text:style-name="P8">តានី​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៦៣</text:p>
          </table:table-cell>
          <table:table-cell table:style-name="តារាង1.A2" office:value-type="string">
            <text:p text:style-name="P14">តា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្បៃ​មួយ​ប្រភេទ ត្បាញ​លាយ​សរសៃ​សូត្រ​និង​សរសៃ​ស្ពាន់​ឬ​ប្រាក់ (ច្រើន​នាំ​មក​ពី​ប្រទេស​ឥណ្ឌ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៦៤</text:p>
          </table:table-cell>
          <table:table-cell table:style-name="តារាង1.A2" office:value-type="string">
            <text:p text:style-name="P14">តាត្រ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ធំ​មួយ​ប្រភេទ មាន​ខ្លឹម​ជាប់​ប្រើ​ការ​បាន​យូរ​អង្វែង : តាត្រៅ​ជា​ឈើ​ងាយ​ដាំ គួរ​ប្រជាពលរដ្ឋ​ពេញ​ចិត្ត​ខំ​ប្រឹង​ដាំ​ឲ្យ​កាន់​តែ​ចម្រើន​ឡើ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៦៥</text:p>
          </table:table-cell>
          <table:table-cell table:style-name="តារាង1.A2" office:value-type="string">
            <text:p text:style-name="P14">តា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រោគ​មួយ​ប្រភេទ ច្រើន​កើត​ត្រង់​បាត​ដៃ បាត​ជើង​មនុស្ស​ បណ្ដាល​ឲ្យ​​ស្បែក​ដៃ​ជើង​ឡើង​ក្រាស់​ពុក​ផុយ​ៗ កើត​ក្នុង​កាល​ដែល​មាន​ជំងឺ​ធ្ងន់ ដោយ​ខាន​ងូត​ទឹក​យូរ : គ្រុន​កើត​តាន ។ រោគ​ដែល​កើត​នៅ​ក​មាន់​រហូត​ដល់​ក្បាល​ឡើង​សម្បុរ-ស​ពុក​ផុយ​ៗ <text:s/>ក៏​ហៅ តាន ដែរ : តាន​មាន់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៦៦</text:p>
          </table:table-cell>
          <table:table-cell table:style-name="តារាង1.A2" office:value-type="string">
            <text:p text:style-name="P14">តានតឹ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តឹង​ចង្អៀត​ណែន​ក្នុង​ចិត្ត, ទង្គឹះ​ក្នុង​ចិត្ត, តឹង​ចិត្ត​ខ្លាំង​ហាក់​ដូច​ជា​មាន​រោគ​តាន​រឹង​ក្ដាំង​នៅ​ក្នុង​ចិត្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៦៧</text:p>
          </table:table-cell>
          <table:table-cell table:style-name="តារាង1.A2" office:value-type="string">
            <text:p text:style-name="P14">តាន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ជិត​ស្និទ្ធ​ឥត​មាន​ប្រហោង : ឈើ​តាន់, ថ្ម​តាន់ ។ របស់​ដែល​ធ្លាប់​មាន​ប្រហោង ហើយ​ប្រែ​ជា​ឥត​ប្រហោង​វិញ : ខ្នាយ​តាន់​ជាដើម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៦៨</text:p>
          </table:table-cell>
          <table:table-cell table:style-name="តារាង1.A2" office:value-type="string">
            <text:p text:style-name="P14">តាប់តាន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ខ្នាន់ខ្នាប់ : មនុស្ស​តាន់តាប់, ឈរ​តាន់តាប់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៦៩</text:p>
          </table:table-cell>
          <table:table-cell table:style-name="តារាង1.A2" office:value-type="string">
            <text:p text:style-name="P14">តា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គ្រឿង​ប្រដាប់​មាន​រូប​សណ្ឋាន​ស្រដៀង​នឹង​ស្លឹក​ពោធិ៍ សម្រាប់​ដាក់​គ្រប​ត្រង់​ខ្វែង​សង្វារ (គ្រឿង​ប្រដាប់​ល្ខោន); តាប​ទិស <text:s text:c="2"/>គឺ​តាប​ដែល​ដាក់​ភ្ជាប់​នឹង​សង្វារ​ត្រង់​ចង្កេះ​និង​ខ្នង; តាប​ទ្រូង <text:s/>គឺ​តាប​ដែល​ដាក់​គ្រប​ចំ​ត្រង់​ទ្រូ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៧០</text:p>
          </table:table-cell>
          <table:table-cell table:style-name="តារាង1.A2" office:value-type="string">
            <text:p text:style-name="P14">តាប់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ហុប : ឈើ ១ តាប់ គឺ​ឈើ ១ ហុប (ហៅ​តាម​ទម្លាប់​អ្នក​ស្រុក​ខ្ល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័ប <text:s/>“ថ្លើម”) ថ្លើម​និង​សាច់ ម្រឹគ​ដែល​គេ​ហាន់​លាយ​គ្នា ផ្សំ​ដោយ​គ្រឿង រួច​ច្រក​ក្នុង​ក្រពះ​ម្រឹគ​នុះ ហើយ​ហាល​ថ្ងៃ​ឲ្យ​ស្រពាប់ : សាច់​តាប់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៧១</text:p>
          </table:table-cell>
          <table:table-cell table:style-name="តារាង1.A2" office:value-type="string">
            <text:p text:style-name="P14">តាប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បស់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អ្នក​បួស​ខាង​ក្រៅ​ពុទ្ធ​សាសនា គាន់​ព្រហ្មណចរិយធម៌ វៀរ​ចាក​មេថុនធម្ម ប្រព្រឹត្ត​កាន់​តបៈ (ឥសី) ។ ម. ព. តបៈ <text:s/>ឬ តបះ 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៧២</text:p>
          </table:table-cell>
          <table:table-cell table:style-name="តារាង1.A2" office:value-type="string">
            <text:p text:style-name="P14">តាម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ឬ កិ. វិ.</text:p>
          </table:table-cell>
          <table:table-cell table:style-name="តារាង1.D2" office:value-type="string">
            <text:p text:style-name="P9">ព្រម, ដិត​ដោយ, ដោយ​ដិត, ស្វែង​រក : កុំ​តាម​គាត់; ដើរ​តាម​គេ, តាម​ដ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អា. និ.</text:p>
          </table:table-cell>
          <table:table-cell table:style-name="តារាង1.D2" office:value-type="string">
            <text:p text:style-name="P9">ដោយ​នូវ, ត្រូវ​ត្រង់ : ចេញ​តាម​ទ្វារ,ដើរ​តាម​ផ្លូវ ។ តាម​ដោយ​ដង​ផ្លូវ <text:s/>តាម​លំអាន​ផ្លូវ ។ តាម​តម្រាយ <text:s/>តាម​លំអាន​ដែល​គេ​បាន​ត្រាយ​ទុ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៧៣</text:p>
          </table:table-cell>
          <table:table-cell table:style-name="តារាង1.A2" office:value-type="string">
            <text:p text:style-name="P14">តាម​ត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<text:s/>និ.</text:p>
          </table:table-cell>
          <table:table-cell table:style-name="តារាង1.D2" office:value-type="string">
            <text:p text:style-name="P9">ស្រេច​នៅ, ទោះ​បី, ទុក​ជា : តាម​តែ​ធំ​ក៏​ដោយ តូច​ក៏​ដោ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៧៤</text:p>
          </table:table-cell>
          <table:table-cell table:style-name="តារាង1.A2" office:value-type="string">
            <text:p text:style-name="P14">តាម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ព្នង​ថា ទីងម៉ូង <text:s/>“ខ្លា”) ពាក្យ​នេះ​ប្រហែល​ជា​ជាប់​មក​ពី​កាល​ជាន់​ដែល​ខ្មែរ​យើង​ប្រើ​ព្នង​ជា​ទាសកម្មករ, កាល​ណា​ដែល​កូន​ក្មេង​តូច​ៗ​យំ​កិកកុក, ព្នង​អ្នក​រក្សា​កូន​ក្មេង​នោះ​និយាយ​បន្លាច​ថា “ទីងម៉ូង​ៗ” គឺ​ថា “ខ្លា​ៗ” ដើម្បី​ឲ្យ​កូន​ក្មេង​ខ្លាច​ស្ងៀម​លែង​យំ; លុះ​ត​យូរ​ៗ​មក​ខ្មែរ​យើង​ប្រើ​ហៅ​រូប​រុំ​សំពត់​ជាដើម ដែល​គេ​ធ្វើ​ជា​រូប​មនុស្ស​ដាក់​បញ្ឈរ​ក្នុង​ទី​ស្រែ ចម្ការ ដើម្បី​បន្លាច​សត្វ​មិន​ឲ្យ​ចុះ​ឬ​ចូល​ស៊ី​ផល​ដំណាំ​ថា តាមោង <text:s/>ឬ ទីមោង <text:s text:c="2"/>។</text:p>
          </table:table-cell>
          <table:table-cell table:style-name="តារាង1.D2" office:value-type="string">
            <text:p text:style-name="P8">ទីងមោង​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៧៥</text:p>
          </table:table-cell>
          <table:table-cell table:style-name="តារាង1.A2" office:value-type="string">
            <text:p text:style-name="P14">តាយ​គំនិ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(តាយ <text:s/>“ស្លាប់” ) ស្លាប់​គំនិត (មិន​សូវ​ប្រ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៧៦</text:p>
          </table:table-cell>
          <table:table-cell table:style-name="តារាង1.A2" office:value-type="string">
            <text:p text:style-name="P14">តាយ​បើ​គិ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(តាយ <text:s/>“ស្លាប់”) ដែល​ស្លាប់​គំនិត, ដែល​ឥត​សេចក្ដី​គិត : មនុស្ស​តាយ​បើ​គិត <text:s/>(មិន​សូវ​ប្រ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៧៧</text:p>
          </table:table-cell>
          <table:table-cell table:style-name="តារាង1.A2" office:value-type="string">
            <text:p text:style-name="P14">តាយសា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(តាយទនាក <text:s/>ឬ តាយទ្រាក <text:s/>អ. ថ. តាយសាក) ស្លាប់​ចោល​រាង​កាយ នៅ​ស្ងួត​ក្រៀម (ចំពោះ​តែ​សត្វ​តិរច្ឆាន) ។ ពាក្យ​នេះ​ខ្មែរ​យើង​ប្រើ​ចំពោះ​តែ​សត្វ​តិរច្ឆាន​ដែល​ស្លាប់​ឯង ឬ​រុក្ខជាតិ​ដែល​ងាប់​ឯង : គីង្គក់​តាយសាក, ឈើ​តាយសាក ។ ជា​ពាក្យ​សម្រាល​បញ្ចៀស​មិន​ចេញ​ចំពោះ​ការ​សម្លាប់ <text:s/>សម្រាប់​ហៅ​ត្រី​ស្រស់ ឬ​សាច់​ស្រស់​ក៏​បាន : ត្រី​តាយសាក, មាន់​តាយសាក <text:s/>(ច្រើន​និយាយ​ក្លាយ​ថា តៃសា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<text:s/></text:p>
          </table:table-cell>
        </table:table-row>
        <table:table-row>
          <table:table-cell table:style-name="តារាង1.A2" office:value-type="string">
            <text:p text:style-name="P13">៤២៧៨</text:p>
          </table:table-cell>
          <table:table-cell table:style-name="តារាង1.A2" office:value-type="string">
            <text:p text:style-name="P14">តាយស្មិ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(មើល​ក្នុង​ពាក្យ ស្មិ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៧៩</text:p>
          </table:table-cell>
          <table:table-cell table:style-name="តារាង1.A2" office:value-type="string">
            <text:p text:style-name="P14">តាយហ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(តាយហោង <text:s/>អ. ថ. តាយហូ៎ង) ស្លាប់​ហោង (អ្ហង) គឺ​ស្លាប់​ខុស​ធម្មតា, ស្លាប់​ដោយ​ត្រូវ​គេ​ពិឃាត ឬ​ស្លាប់​ដោយ​លង់​ទឹក, ដោយ​ធ្លាក់​ពី​ដើម​ឈើ, ខ្លា​ខាំ, ដំរី​ព្រេច​ជាដើម : ស្លាប់​តាយហោង (ច្រើន​ហៅ​ក្លាយ​ជា តៃហោ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០</text:p>
          </table:table-cell>
          <table:table-cell table:style-name="តារាង1.A2" office:value-type="string">
            <text:p text:style-name="P14">តារ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រ៉ា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ផ្កាយ ។ តារាករ, តារានិករ <text:s/>ហ្វូង​ផ្កាយ, ពួក​ផ្ក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១</text:p>
          </table:table-cell>
          <table:table-cell table:style-name="តារាង1.A2" office:value-type="string">
            <text:p text:style-name="P14">តារា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>--រ៉ាង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ចម្រៀក, បន្ទះ​ឈើ​ឬ​ឫស្សី​ជាដើម​ដែល​ដាក់​ខ្វែង​ជា​ក្រឡា : ធ្វើ​តារាង, ចង​តារាង ។ គំនូស​បន្ទាត់​មាន​ក្រឡា ក៏​ហៅ តារាង <text:s/>ដែរ : តារាង​បញ្ជី <text:s/>។ ក្រដាស​តារាង គឺ​ក្រដាស​ដែល​មាន​បន្ទាត់​ខ្វែ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ទី​ឃុំ​មនុស្ស ដែល​នៅ​មិន​ទាន់​ជម្រះ​កាត់​ទោស : ជាប់​តារាង, ដាក់​តារាង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២</text:p>
          </table:table-cell>
          <table:table-cell table:style-name="តារាង1.A2" office:value-type="string">
            <text:p text:style-name="P14">តារា​បថ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ារ៉ាបត់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ផ្លូវ​របស់​ផ្កាយ គឺ​មេឃ, អាកា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៣</text:p>
          </table:table-cell>
          <table:table-cell table:style-name="តារាង1.A2" office:value-type="string">
            <text:p text:style-name="P14">តារា​ភូស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គ្រឿង​សំអាង​របស់​ផ្កាយ គឺ​រាត្រី (យប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៤</text:p>
          </table:table-cell>
          <table:table-cell table:style-name="តារាង1.A2" office:value-type="string">
            <text:p text:style-name="P14">តារា​សាស្ត្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វិទ្យាសាស្រ្ត​ចែង​អំពី​នក្ខត្តឫក្ស, អំពី​ផ្កាយ​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៥</text:p>
          </table:table-cell>
          <table:table-cell table:style-name="តារាង1.A2" office:value-type="string">
            <text:p text:style-name="P14">តាលបត្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ាល៉ៈប័ត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លបត្ត) ស្លឹក​ត្នោត; ផ្លិត​ស្លឹក​ត្នោត : ភិក្ខុ​ឈ្មោះ​សង្ឃរក្ខិត​កំពុង​បក់​ប្រគេន​ឧបជ្ឈាយ៍​ដោយ​តាលបត្រ ក៏​គិត​ថា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៦</text:p>
          </table:table-cell>
          <table:table-cell table:style-name="តារាង1.A2" office:value-type="string">
            <text:p text:style-name="P14">តាលវ័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ាល៉ៈ--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ាលវន) ព្រៃ​ត្នោត, ជ្រំ​ត្នោត : ពួក​ជន​បរទេស​អ្នក​ជិះ​យន្ត​ហោះ ដែល​ទើប​នឹង​បាន​មក​កាន់​ប្រទេស​កម្ពុជា ជា​ដំបូង​បង្អស់, លុះ​ក្រឡេក​មក​ខាង​ក្រោម ឃើញ​តាលវ័ន ច្រើន​តែ​លាន់​មាត់​ស្ងើច ព្រោះ​ក្នុង​សកល​លោក មាន​តែ​ប្រទេស​មួយ​នេះ​មួយ​គត់​ដែល​មាន​ដើម​ត្នោត​ដុះ​ច្រូង​ត្រៀបត្រា ប្លែក​ជាង​ប្រទេស​នានា​ក្នុង​<text:span text:style-name="T9">អាហ្ស៊‌ីទ្វីប </text:span><text:s/>(ម. ព. ត្នោត <text:s/>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៧</text:p>
          </table:table-cell>
          <table:table-cell table:style-name="តារាង1.A2" office:value-type="string">
            <text:p text:style-name="P14">តាលហា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ាល-ហាល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នៅ​កណ្ដាល​វាល​គ្មាន​អ្វី​បិទ​បាំង : ផ្ទះ​តាលហា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៨</text:p>
          </table:table-cell>
          <table:table-cell table:style-name="តារាង1.A2" office:value-type="string">
            <text:p text:style-name="P14">តាលុ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ពិតាន​ក្នុង​មាត់ គឺ​ក្រអូម​មាត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៨៩</text:p>
          </table:table-cell>
          <table:table-cell table:style-name="តារាង1.A2" office:value-type="string">
            <text:p text:style-name="P14">តាលុជៈ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ជៈ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ាលុជ) សំឡេង​ដែល​កើត​ត្រង់​ពិតាន គឺ​សំឡេង​ដែល​ខ្ទប់​ត្រង់​ក្រអូម​មាត់ លាន់​ចេញ​មក; អក្សរ ៧ តួ​គឺ ឥ ឦ ច ឆ ជ ឈ ញ និង​អក្សរ ២ តួ ទៀត​គឺ យ ឝ <text:s/>រួម​ជា <text:s/>៩ តួ​នេះ​ជា តាលុជៈ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៩០</text:p>
          </table:table-cell>
          <table:table-cell table:style-name="តារាង1.A2" office:value-type="string">
            <text:p text:style-name="P14">តាវកាលិ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ាវៈ--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វត្ថុ​ដែល​ប្រព្រឹត្ត​ទៅ​បាន​តែ​ក្នុង​កាល​ប៉ុណ្ណោះ, របស់​ដែល​កើត​ឡើង ឬ​ដែល​ប្រើប្រាស់​បាន​ក្នុង​កាល​ដ៏​ខ្លី​ឬ​ក៏​ក្នុង​កាល​មាន​កម្រឹត; របស់​ខ្ចី​គេ ។ ប្រើ​ជា គុ. <text:s/>ក៏​បាន : របស់​ជា​តាវកាលិក ។ ព. ផ្ទ. យាវកាលិ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៩១</text:p>
          </table:table-cell>
          <table:table-cell table:style-name="តារាង1.A2" office:value-type="string">
            <text:p text:style-name="P14">តាវត្តិង្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ាវ័ត-តឹង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ាវត្ដឹស; ត្រយស្រ្តឹសត៑) ឈ្មោះ​ឋាន​កាមាវចរ​សួគ៌​ជាន់​ទី ២ (ឋាន​ត្រ័យត្រិង្ស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៩២</text:p>
          </table:table-cell>
          <table:table-cell table:style-name="តារាង1.A2" office:value-type="string">
            <text:p text:style-name="P14">តាវ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វ៉ៅ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ត្វ​ស្លាប​មួយ​ប្រភេទ​មាន​សម្បុរ​ខ្មៅ មាឌ​តូច​ជាង​ក្អែក យំ​ឮ​សូរ តាវៅ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៩៣</text:p>
          </table:table-cell>
          <table:table-cell table:style-name="តារាង1.A2" office:value-type="string">
            <text:p text:style-name="P14">តាស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វល្លិ​ដំណាំ​មាន​ផ្លែ​ជា​អាហារ; តាសក់​មាន​ច្រើន​ប្រភេទ​គឺ : តាសក់​ស្រូវ, តាសក់​ផ្អរ <text:s/>។ល។</text:p>
          </table:table-cell>
          <table:table-cell table:style-name="តារាង1.D2" office:value-type="string">
            <text:p text:style-name="P8">ត្រសក់</text:p>
          </table:table-cell>
          <table:table-cell table:style-name="តារាង1.I2" office:value-type="string">
            <text:p text:style-name="P9">តាសក់​ស្រូវ តាសក់​ផ្អរ </text:p>
          </table:table-cell>
        </table:table-row>
        <table:table-row>
          <table:table-cell table:style-name="តារាង1.A2" office:value-type="string">
            <text:p text:style-name="P13">៤២៩៤</text:p>
          </table:table-cell>
          <table:table-cell table:style-name="តារាង1.A2" office:value-type="string">
            <text:p text:style-name="P14">តាអ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. ព. ត្រអក <text:s/>ឬ តាអ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៩៥</text:p>
          </table:table-cell>
          <table:table-cell table:style-name="តារាង1.A2" office:value-type="string">
            <text:p text:style-name="P14">តាឱ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ត្វ​ល្អិត​ពួក​សត្វ​ក្រេប​កេសរ​ផ្កា​ធ្វើ​ជា​សំបុក​ជា​កន្សោម​នៅ​មូល​គ្នា​ដូច​ឪម៉ាល់ ដូច​ឃ្មុំ​ដែរ, ជា​សត្វ​មាន​ពិស​នៅ​ទ្រនិច ។</text:p>
          </table:table-cell>
          <table:table-cell table:style-name="តារាង1.D2" office:value-type="string">
            <text:p text:style-name="P8">ត្រឱ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៩៦</text:p>
          </table:table-cell>
          <table:table-cell table:style-name="តារាង1.A2" office:value-type="string">
            <text:p text:style-name="P14">តិកៈ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16">ន. ឬ គុ.</text:p>
          </table:table-cell>
          <table:table-cell table:style-name="តារាង1.D2" office:value-type="string">
            <text:p text:style-name="P9">(តិក; ត្រិក) ចំនួន ៣, ពួក ៣; ដែល​មាន​ចំនួន ៣, ត្រឹមតែ ៣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៩៧</text:p>
          </table:table-cell>
          <table:table-cell table:style-name="តារាង1.A2" office:value-type="string">
            <text:p text:style-name="P14">តិកតុ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ិក-តុក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ឧ.</text:p>
          </table:table-cell>
          <table:table-cell table:style-name="តារាង1.D2" office:value-type="string">
            <text:p text:style-name="P9">សូរ​ឮ​ដោយ​លើក​របស់​នេះ​ដាក់​របស់​នោ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៩៨</text:p>
          </table:table-cell>
          <table:table-cell table:style-name="តារាង1.A2" office:value-type="string">
            <text:p text:style-name="P14">តិ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ទីទៃ​ពី​ច្រើន គឺ​ដែល​មាន​ចំនួន​ថយ​ចុះ ទុក​ជា​បរិបូណ៌​ពុំបាន : ទឹក​តិច, គ្នា​តិច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២៩៩</text:p>
          </table:table-cell>
          <table:table-cell table:style-name="តារាង1.A2" office:value-type="string">
            <text:p text:style-name="P14">តិច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សន្សឹម​ៗ, ថ្នម​ៗ, ស្រាល​ៗ : ដើរ​តិច​ៗ, និយាយ​តិច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០០</text:p>
          </table:table-cell>
          <table:table-cell table:style-name="តារាង1.A2" office:value-type="string">
            <text:p text:style-name="P14">តិញតុញ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ញាប់​ៗ ខ្លី​ៗ , ច្រេញច្រុញ : ដំណើរ​តិញតុញ; ដើរ​តិញតុញ ។</text:p>
          </table:table-cell>
          <table:table-cell table:style-name="តារាង1.D2" office:value-type="string">
            <text:p text:style-name="P8">តេញ​តុញ​</text:p>
          </table:table-cell>
          <table:table-cell table:style-name="តារាង1.I2" office:value-type="string">
            <text:p text:style-name="P9"/>
            <text:p text:style-name="P9"/>
          </table:table-cell>
        </table:table-row>
        <table:table-row>
          <table:table-cell table:style-name="តារាង1.A2" office:value-type="string">
            <text:p text:style-name="P13">៤៣០១</text:p>
          </table:table-cell>
          <table:table-cell table:style-name="តារាង1.A2" office:value-type="string">
            <text:p text:style-name="P14">តិណជាតិ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ិណៈជាត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្ឫណជាតិ) ជាតិ​ស្មៅ, ស្មៅ : តិណជាតិ​ដុះ​ទ្រុបទ្រុ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០២</text:p>
          </table:table-cell>
          <table:table-cell table:style-name="តារាង1.A2" office:value-type="string">
            <text:p text:style-name="P14">តិថ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ិថី ឬ ដិថី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ិថិ ឬ តិថី; តិថិ) ថ្ងៃ (មួយ​ៗ) ក្នុង​មួយ​ខែ​ដែល​រាប់​តាម​ដំណើរ​ព្រះ​ចន្ទ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០៣</text:p>
          </table:table-cell>
          <table:table-cell table:style-name="តារាង1.A2" office:value-type="string">
            <text:p text:style-name="P14">តិថី​ក្ស័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ិថីក្សៃ ឬ ដិថីក្សៃ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ិថីក្សយ; តិថិក្ខយ) ថ្ងៃ​ខែ​ដាច់ (ព. ក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០៤</text:p>
          </table:table-cell>
          <table:table-cell table:style-name="តារាង1.A2" office:value-type="string">
            <text:p text:style-name="P14">តិបតុ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ឧ.</text:p>
          </table:table-cell>
          <table:table-cell table:style-name="តារាង1.D2" office:value-type="string">
            <text:p text:style-name="P9">សូរ​ឮ​ដោយ​គោះ; ដោយ​កូន​ក្មេង​ដើរ ។ (ព. ប្រ.) គុ. មនុស្ស​តិប​តុប <text:s/>គឺ​មនុស្ស​ដែល​មាន​កិរិយា​មារយាទ​មិន​នឹង​នួន, ដែល​ច្រើន​រើរុះ ឬ​របេញរបុ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០៥</text:p>
          </table:table-cell>
          <table:table-cell table:style-name="តារាង1.A2" office:value-type="string">
            <text:p text:style-name="P14">តិបុ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បុក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ិបុ, តិបុក; ត្រិបុ) លោហ​ជាតិ​មួយ​ប្រភេទ ស្រដៀង​នឹង​សំណ តែ​រឹង​ជាង​សំណ​បន្តិច, ហៅ​ថា សំណ​ខ្មៅ ឬ សំណ​ប៉ាហ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០៦</text:p>
          </table:table-cell>
          <table:table-cell table:style-name="តារាង1.A2" office:value-type="string">
            <text:p text:style-name="P14">តិមធ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(<text:span text:style-name="T3">តេ៏មទី់</text:span> <text:s/>អ. ថ. តិមធី) ដែល​ពេញ​ទី, ច្រើន, លើស​លន់ : លំបាក​តិមធី (មិន​សូវ​ប្រ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០៧</text:p>
          </table:table-cell>
          <table:table-cell table:style-name="តារាង1.A2" office:value-type="string">
            <text:p text:style-name="P14">តិរច្ឆា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ិរ៉ាច់ឆាន ឬ ដិរ៉ាច់ឆាន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ិរឝ្ចីន) សត្វ​ដែល​មាន​រាង​កាយ​ចម្រើន​ដោយ​ទទឹង ទីទៃ​ពី​សត្វ​ ដែល​មាន​រាង​កាយ​ចម្រើន​ដោយ​ត្រង់​ដោយ​បញ្ឈរ, បាន​ខាង​ចំពួក​សត្វ​នានា​ដែល​កើត​ក្នុង​មនុស្ស​លោក មាន​រាង​កាយ​ជាក់​ស្ដែង​ទៅ​មក​ដោយ​ទ្រេត, ដោយ​ផ្ដេក​ដូច​យ៉ាង គោ, ក្របី, ដំរី, សេះ ។ល។ ជា​សត្វ​ផ្សេង​ទីទៃ​ពី​មនុស្ស​ដែល​ហៅ​ដោយ​រួបរួម​ថា សត្វ <text:s/>ដែរ ព្រោះ​មាន​ចិត្ត​ជំពាក់​ក្នុង​អារម្មណ៍​ផ្សេង​ៗ ប៉ុន្ដែ​មាន​រាង​កាយ​ទៅ​មក​ដោយ​ត្រង់​ដោយ​បញ្ឈ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០៨</text:p>
          </table:table-cell>
          <table:table-cell table:style-name="តារាង1.A2" office:value-type="string">
            <text:p text:style-name="P14">តិរច្ឆាន​កថ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ិរ៉័ចឆាន៉ៈកៈថា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សម្ដី​ទទឹង​ផ្លូវ​ធម៌​របស់​សប្បុរស... : ក្នុង​វិន័យ​ខាង​ព្រះ​ពុទ្ធ​សាសនា មាន​ពុទ្ធប្បញ្ញតិ្ត​ហាម​ពួក​បព្វជិត​មិន​ឲ្យ​ពោល​តិរច្ឆាន​កថ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០៩</text:p>
          </table:table-cell>
          <table:table-cell table:style-name="តារាង1.A2" office:value-type="string">
            <text:p text:style-name="P14">តិរិ្ថ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ិរ៉ៈថី ឬ ដិរ៉ៈថី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ិត្ថិយ) <text:s/>មនុស្ស​ចំ​ពួក​ខ្លះ ដែល​ប្រព្រឹត្ត​កាន់​សាសនា តាម​លទ្ធិ​ឆ្វេង​ទីទៃ​ពី​ព្រះ​ពុទ្ធ​សាសនា ដូច​យ៉ាង​ខំ​ប្រឹង​ដេក​ននៀល​លើ​គំនរ​ដី​ខ្សាច់​កំពុង​ក្ដៅ, បរិភោគ​ភោជនាហារ​ត្របាក់​ដូច​សុនខ​ជាដើម ដោយ​ប្រកាន់​អាង​ថា វត្ត​ប្រតិបត្តិ​ដែល​ខ្លួន​ប្រព្រឹត្ត​នោះ​ អាច​នឹង​ចម្លង​ខ្លួន​ឯង​និង​អ្នក​ដែល​ជឿ​កាន់​តាម​ឲ្យ​បាន​ដល់​ត្រើយ គឺ​សេចក្ដី​សុខ ប្រហែល​ដូច​ជា​កំពង់​សម្រាប់​ឆ្លង... (ម. ព. អន្យតិរ្ថិយ <text:s/>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១០</text:p>
          </table:table-cell>
          <table:table-cell table:style-name="តារាង1.A2" office:value-type="string">
            <text:p text:style-name="P14">តិរោកុឌ្ឌ​សូត្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ិរ៉ោកុត-ឌៈ សូត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--សុត្ត) ឈ្មោះ​សូត្រ ១ ក្នុង​ព្រះ​សុត្តន្តបិដក; <text:s/>ហៅ​ថា តិរោកុឌ្ឌកណ្ឌ <text:s/>ក៏​បាន, ឬ​ហៅ​ដោយ​ខ្លី​តាម​ទម្លាប់​ស្រួល​មាត់​ត្រឹម​តែ តិរោក <text:s/>ប៉ុណ្ណេះ​ក៏​បាន; ក្នុង​ប្រទេស​ខ្មែរ​យើង ប្រើ​ជា​ធម៌​សម្រាប់​សូត្រ​ដារ​ឧទ្ទិស​ចំណែក​បុណ្យ (ម. ព. ដារ <text:s/>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១១</text:p>
          </table:table-cell>
          <table:table-cell table:style-name="តារាង1.A2" office:value-type="string">
            <text:p text:style-name="P14">តិល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ិលៈកៈ ឬ តិល៉ក់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ដើម​ល្ង; ចំណុច​ខ្មៅ​ៗ ដែល​មាន​តាម​រាង​កាយ (អាចម៍​​រុយ); ការ​ប្រោះព្រំ, ក្បិត​ចិញ្ចើម​ដោយ​ម្សៅ​ក្រអូប​ជា​មង្គល (ចឺម)...។ គុ. ដែល​ជា​ឆ្នើម, ខ្ពង់ខ្ពស់, ប្រសើរ, លើស​លែង : តិលកលោកា... ដែល​ជា​ឆ្នើម​ក្នុង​លោក...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១២</text:p>
          </table:table-cell>
          <table:table-cell table:style-name="តារាង1.A2" office:value-type="string">
            <text:p text:style-name="P14">តិ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និយាយ​រិះគន់, និន្ទា ពេប​ជ្រាយ​នៅ​មុខ ឬ​កំបាំង ។ ច្រើន​តែ​ផ្សំ​ជាមួយ​នឹង​ពាក្យ ដៀល <text:s/>ថា តិះ​ដៀល <text:s/>“តិះ​ផង ដៀល​ផង” គឺ​ពោល​រិះគន់, និន្ទា ឬ ពេប​ជ្រាយ​ផ្សេង​ៗ ពិត​ខ្លះ​មិន​ពិត​ខ្លះ ឬ​ខុស​ទាំង​ស្រុង​ក៏​មាន ។ កាល​ពី​ក្នុង​បុរាណ​សម័យ​ព្រេង​នាយ, ដោយ​សារ​ប្រទេស​មាន​ព្រំ​ដែន​ជាប់​គ្នា, ខ្មែរ​និង​សៀម ធ្លាប់​តែ​ទៅ​មក​ប្រាស្រ័យ​រក​គ្នា, ជន​ជាតិ​ទាំង​ពីរ​នេះ ក៏​តែង​តែ​យក​សម្ដី​គ្នា ពី​ជាតិ​មួយ​ទៅ​ជាតិ​មួយ​ទៅ​ប្រើ​ឬ​យក​មក​ប្រើ​ពុំ​ប្រកែប្រកាន់​អ្វី​ឡើយ; ឯ​ខ្មែរ​យក​សម្ដី​សៀម​មក​ប្រើ​ក៏​ក្រែល​ដែរ, ដូច​ជា​សម្ដី​សៀម​ថា <text:s/>ហ្មត គេ​អាន​ថា ហ្មុត <text:span text:style-name="T10">“អស់”, ខ្មែរ​យក​មក​ប្រើ សរសេរ​ជា ហ្មត់ </text:span>, ឬ​អ្នក​ខ្លះ​សរសេរ​ជា <text:s/>ម៉ត់ <text:s/>“អស់” ដែរ; សៀម​ថា ហ្មតចត <text:s/>អ. ថ. ហ្មុតចុត <text:s/>“ស្អាត, បរិសុទ្ធ, ឥត​សៅហ្មង...”, ខ្មែរ​យក​មក​ប្រើ​ជា ហ្មត់ចត់ <text:s/>ឬ​អ្នក​ខ្លះ​សរសេរ​ជា <text:s/>ម៉ត់ចត់ <text:s/>ក៏​មាន “ស្អាត, បរិសុទ្ធ, ឥត​សៅហ្មង...” ដែរ, ឬ “ប្រដិត​ប្រជី, ម៉ឺងម៉ាត់ ...”; សៀម​ថា<text:span text:style-name="T1"> </text:span><text:span text:style-name="T3">េខេ៏ង េរេង</text:span><text:span text:style-name="T1"> <text:s/></text:span>អ. ថ. ខែ៎ង់រ៉ែង <text:s/>ឬ ខែ៏ងរ៉ែង <text:s/>“រឹង​ប៉ឹង, មាំមួន; ដែល​ប្រឹងប្រែង​ម៉ឺងមាត់”, ខ្មែរ​យក​មក​ប្រើ​ជា ខែង​រ៉ែង <text:s/>(មាន​អត្ថន័យ​ដូច​សៀម​ដែរ) ។ល។ សៀម​យក​សម្ដី​ខ្មែរ​ទៅ​ប្រើ​ច្រើន​ជា​អនេក, ដូច​ជា ខ្ទម, ជា ករះទ់្ចម <text:s/>អ. ថ. ក្រៈថម់; ខែ <text:s/>ជា <text:span text:style-name="T1"><text:s/></text:span><text:span text:style-name="T3">េខេ</text:span><text:span text:style-name="T1"> <text:s/>អ. ថ</text:span>. ខែ៎ <text:span text:style-name="T10">“ព្រះ​ចន្ទ”</text:span> ; ខ្នែង ជា<text:span text:style-name="T1"> </text:span><text:span text:style-name="T3">េខេនង</text:span> អ.ថ. ខ្នែ៎ង; តិះ ជា តិ <text:s/>អ. ថ. ទិ; តំណិះ <text:s/>ជា តាំហ្និ; តិះ​ដៀល ជា តិតើ្យន អ. ថ. ទិតៀន <text:s/>(មាន​អត្ថន័យ​ដូច​ខ្មែរ​ដដែល ផ្សេង​ពី​ខ្មែរ​ខ្លះ​បន្ដិច​បន្ដួច) ។ល។ ខ្មែរ​ដែល​ចេះ​សៀម, ធ្លាប់​និយាយ​ប្រាស្រ័យ​ជា​មួយ​នឹង​សៀម, សៀម​ថា ទិ, ថា តាំហ្និ; ថា ទិតៀន <text:s/>ក៏​ថា​តាម​សៀម​ដែរ​ទៅ ។ មិន​ត្រឹម​តែ​និយាយ​ជាមួយ​នឹង​សៀម​ប៉ុណ្ណោះ​ឡើយ, ទោះ​បី​និយាយ​នឹង​ខ្មែរ​គ្នា​ឯង ក៏​ថា ទិតៀន ដែរ, <text:s/>ថែម​ទាំង​យល់​ថា​ពាក្យ ទិតៀន <text:s/>មិន​សូវ​ធ្ងន់​ខ្លាំង​ស្មើ​នឹង​ពាក្យ <text:s/>តិះ​ដៀល, ថែម​ទាំង​អ្នក​ខ្លះ​សរសេរ ទិតៀន, ខ្លះ <text:s/>ទិទៀន, ខ្លះ ទិចទៀន <text:s/>ផ្សេង​គ្នា​ទៅ​ទៀត, ព្រោះ​មាន​ទម្លាប់​ផ្សេង​ៗ​គ្នា ។ សៀម​ថា​សម្ដី​ខ្មែរ​មិន​ច្បាស់ តាម​សំឡេង​ដើម, គួរ​តែ​ខ្មែរ​ថា​តាម​សំឡេង​សម្ដី​របស់​យើង (ជា​ការ​ប្រពៃ) ។ នេះ ជា​ប្រវត្តិ​នៃ​ពាក្យ តិះ <text:s/>ក្លាយ​ជា ទិ, តំណិះ ជា តាំហ្និ, តិះ​ដៀល <text:s/>ជា ទិតៀ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ិះ​ដៀល</text:p>
          </table:table-cell>
        </table:table-row>
        <table:table-row>
          <table:table-cell table:style-name="តារាង1.A2" office:value-type="string">
            <text:p text:style-name="P13">៤៣១៣</text:p>
          </table:table-cell>
          <table:table-cell table:style-name="តារាង1.A2" office:value-type="string">
            <text:p text:style-name="P14">តិះដៀ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(មើល​អត្ថន័យ​របស់​ពាក្យ តិះ និង <text:s/>តំណិះ, ដំណៀល <text:s/>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១៤</text:p>
          </table:table-cell>
          <table:table-cell table:style-name="តារាង1.A2" office:value-type="string">
            <text:p text:style-name="P14">តីរវិថ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ីរៈ--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--វីថិ) ផ្លូវ​មាត់​កំពង់, ផ្លូវ​ដែល​ឋិត​នៅ​បណ្ដោយ​តាម​ឆ្នេរ​នៃ​ទន្លេ ឬ​ស្ទឹង​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១៥</text:p>
          </table:table-cell>
          <table:table-cell table:style-name="តារាង1.A2" office:value-type="string">
            <text:p text:style-name="P14">តឹក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ឹក <text:s/>អ. ថ. ទឹក <text:s/>“ផ្ទះ​ដែល​សង់​ដោយ​ឥដ្ឋ ដោយ​បាយ​អ”) ខ្មែរ​យើង​ប្រើ​ហៅ​ជង្រុក​សម្រាប់​ដាក់​ស្រូវ : តឹក​ស្រូវ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វែង ១០ សង់ទីម៉ែត្រ : ក្ដារ​ប្រវែង ៤ ម៉ែត្រ ៣ ត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១៦</text:p>
          </table:table-cell>
          <table:table-cell table:style-name="តារាង1.A2" office:value-type="string">
            <text:p text:style-name="P14">តឹក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ឧ.</text:p>
          </table:table-cell>
          <table:table-cell table:style-name="តារាង1.D2" office:value-type="string">
            <text:p text:style-name="P9">សូរ​សំឡេង​តឹង ឮ​ដោយ​គោះ​អ្វី​ៗ​ដែល​មាន​សាច់​ហាប់, សាច់​ណែ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១៧</text:p>
          </table:table-cell>
          <table:table-cell table:style-name="តារាង1.A2" office:value-type="string">
            <text:p text:style-name="P14">តឹកកែ 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សត្វ​ពួក​ជីងចក់ តែ​ធំ​ជាង​ជីងចក់ មាន​សម្បុរ​ផ្អុច​ៗ មាន​ជើង​ស្អិត ចាប់​ត្រង់​ណា​ជាប់​ត្រង់​នោះ យំ​ឮ​សូរ តឹកកែ​ៗ ឬ តុកកែ​ៗ (បា. ហៅ ឃរគោលិកា; សំ. ហៅ <text:s/>គ្ឫហគោធិកា) ។ </text:p>
          </table:table-cell>
          <table:table-cell table:style-name="តារាង1.D2" office:value-type="string">
            <text:p text:style-name="P8">តុកកែ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១៨</text:p>
          </table:table-cell>
          <table:table-cell table:style-name="តារាង1.A2" office:value-type="string">
            <text:p text:style-name="P14">តឹកតា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ភ័ស្ដុតាង, គ្រឿង​អាង : សឹង​មាន​របស់​នេះ​ជា​តឹកតាង​ស្រា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១៩</text:p>
          </table:table-cell>
          <table:table-cell table:style-name="តារាង1.A2" office:value-type="string">
            <text:p text:style-name="P14">តឹ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ចង្អៀត, ណែន, ដែល​សន្ធឹង​រឹង​ត្រង់, ដែល​ទីទៃ​ពី​ធូរ ។ ពាក្យ​ផ្ទុយ <text:s/>ធូ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២០</text:p>
          </table:table-cell>
          <table:table-cell table:style-name="តារាង1.A2" office:value-type="string">
            <text:p text:style-name="P14">តឹងរ៉ឹ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(រ៉េង <text:s/>អ. ថ. រ៉ិង <text:s/>“បង្គាប់, បង្ខំ​ឲ្យ​ឆាប់...” តឿន​បង្ខំ, បង្ខំ​យ៉ាង​តឹង​ខ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២១</text:p>
          </table:table-cell>
          <table:table-cell table:style-name="តារាង1.A2" office:value-type="string">
            <text:p text:style-name="P14">តឹ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ខឹង​ខ្លាំង, ច្រឡោត​ខ្លាំង : ខឹង​តឺង, ស្ទុះ​តឺង (ម. ព. ណឺង <text:s/>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២២</text:p>
          </table:table-cell>
          <table:table-cell table:style-name="តារាង1.A2" office:value-type="string">
            <text:p text:style-name="P14">តឺតរខឺ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ឺត-រខឺត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ាន​រាង​ស្ដឺត​កំប្រេវ : រាង​តឺតរខឹត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២៣</text:p>
          </table:table-cell>
          <table:table-cell table:style-name="តារាង1.A2" office:value-type="string">
            <text:p text:style-name="P14">តុ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ដាប់​ប្រើប្រាស់​ពួក​ថាស តែ​មាន​ជើង : បង្អែម​មួយ​តុ ។ ប្រដាប់​មាន​ជើង​សម្រាប់​ទ្រ​សម្រាប់​រង​អ្វី​ៗ : តុ​សរសេរ ។ គ្រឿង​តាំង​ជា​ការ​រុងរឿង ជា​លំអ​ក្នុង​ឱកាស​បុណ្យ​ធំ​នីមួយ ក៏​ហៅ តុ ដែរ : តាំង​តុ, ព្រះ​រាជ​ពិធី​តាំង​តុ ចម្រើន​ព្រះ​ជន្ម ...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​</text:p>
          </table:table-cell>
        </table:table-row>
        <table:table-row>
          <table:table-cell table:style-name="តារាង1.A2" office:value-type="string">
            <text:p text:style-name="P13">៤៣២៤</text:p>
          </table:table-cell>
          <table:table-cell table:style-name="តារាង1.A2" office:value-type="string">
            <text:p text:style-name="P14">តុកក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ម. ព. តឹកកែ) ។ ឈ្មោះ​ពស់​មួយ​ប្រភេទ​មាឌ​តូច​រៀវ សម្បុរ​បៃតង ជួន​កាល​លូន​ឡើង​នៅ​ក្រោម​ដំបូល​ផ្ទះ, កាល​បើ​តុកកែ​ឃើញ តែង​តែ​ហា​មាត់​ធំ បើក​ឱកាស​ឲ្យ​ពស់​នេះ​ចូល​ស៊ី​ថ្លើម, តុកកែ​ក៏​នៅ​តែ​រស់ ប៉ុន្ដែ​ឈប់​លែង​យំ​អស់​កាល​យូរ, លុះ​ថ្លើម​ដុះ​ធំ​ឡើង​វិញ​ទើប​យំ ពស់​នេះ​ក៏​ចូល​ស៊ី​ថ្លើម​ទៀត (ពាក្យ​តំណាល) : ពស់​តុកកែ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ពស់​តុកកែ</text:p>
          </table:table-cell>
        </table:table-row>
        <table:table-row>
          <table:table-cell table:style-name="តារាង1.A2" office:value-type="string">
            <text:p text:style-name="P13">៤៣២៥</text:p>
          </table:table-cell>
          <table:table-cell table:style-name="តារាង1.A2" office:value-type="string">
            <text:p text:style-name="P14">តុកតុ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ន័ង្គល (ពាក្យ​បណ្ដៅ ) : តុកតុល មមុល​ក្នុង​ដី សត្វ​ជើង​ប្រាំ​បី នាំ​មុខ​តុកតុល (ន័ង្គល) ។ ម. ព. បណ្ដៅ ទៀត​ផ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២៦</text:p>
          </table:table-cell>
          <table:table-cell table:style-name="តារាង1.A2" office:value-type="string">
            <text:p text:style-name="P14">តុក​រង្វាន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រង្វាន់​ដែល​រាជការ ឬ​ឯកជន​ប្រគល់ ជា​ពិសេស​ដល់​ជន​ដែល​មាន​គុណវុឌ្ឍិ​គួរ​គេ​ពេញ​ចិត្ត​ចង់​ឲ្យ, ពុំ​មែន​ជា​រង្វាន់​ចាំ​បាច់​ដោយ​ខាន​ពុំ​បាន​ទេ : សិស្ស ១០ នាក់​បាន​ទទួល​តុក​រង្វាន់​អំពី​ក្រសួង​អប់រំ​ជាតិ; ទាហាន ៣ នាក់ បាន​ទទួល​តុក​រង្វាន់​មួយ​ពាន់​រៀល​ម្នាក់ ព្រោះ​ខ្លួន​បាន​ប្រតិបត្តិ​ការ ដែល​ទាហាន​ឯទៀត​កម្រ​នឹង​ធ្វើ​បាន ។ ព. ផ្ទ. រង្វាន់​ប្រចាំ​ឆ្នាំ; រង្វាន់​ចាំបាច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២៧</text:p>
          </table:table-cell>
          <table:table-cell table:style-name="តារាង1.A2" office:value-type="string">
            <text:p text:style-name="P14">តុ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ធុង​ឬ​លូ​សម្រាប់​ដាក់​ផង់​ស៊ីម៉ងត៍, ដាក់​ដែក​គោល, ដាក់​ស្រា​ទំពាំងបាយជូរ ជាដើម : ស៊ីម៉ងត៍ ១ តុ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ុ៎ង កិ. “ទាញ​យក, ហូត​យក”) ប្រាក់​ដែល​ហូត​យក​ពី​អ្នក​ជើង​ល្បែង បៀ, ប៉ោ, ថួ ជាដើម ដែល​ឈ្នះ​ជា​ប្រយោជន៍​ដល់​នាយ​បន : ហូត​យក​តុង​ប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២៨</text:p>
          </table:table-cell>
          <table:table-cell table:style-name="តារាង1.A2" office:value-type="string">
            <text:p text:style-name="P14">តុងតាំ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ឧ.</text:p>
          </table:table-cell>
          <table:table-cell table:style-name="តារាង1.D2" office:value-type="string">
            <text:p text:style-name="P9">សូរ​ឮ​ដោយ​ធ្លាក់​របស់​អ្វី​ៗ​រឹង​ជាដើម ។ កិ. វិ. <text:s/>ខឹង​តូងតាង <text:s/>គឺ​ខឹង​ខ្លាំង​ចាប់​អ្វី​ៗ​បោះ​បោក​តូងតាង ។</text:p>
          </table:table-cell>
          <table:table-cell table:style-name="តារាង1.D2" office:value-type="string">
            <text:p text:style-name="P8">តូងតាង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២៩</text:p>
          </table:table-cell>
          <table:table-cell table:style-name="តារាង1.A2" office:value-type="string">
            <text:p text:style-name="P14">តុញ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សុញ, ទញ់ទាល់; <text:s/>ច្រើន​ប្រើ​ជាមួយ​នឹង​ពាក្យ​តុះ : តុះតុញ​គំនិត​គិត​អ្វី​មិន​ឃើញ​សោ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៣០</text:p>
          </table:table-cell>
          <table:table-cell table:style-name="តារាង1.A2" office:value-type="string">
            <text:p text:style-name="P14">តុងទី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រ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<text:span text:style-name="T11">Tontine) សមាគម​ប្រមូល​ប្រាក់, ក្រុម​ហ៊ុន​សន្សំ​ដើម​ទុន ដើម្បី​ជួយ​គ្នា​ទៅ​វិញ​ទៅ​មក : លេង​តុងទីន​មួយ​ក្បាល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៣១</text:p>
          </table:table-cell>
          <table:table-cell table:style-name="តារាង1.A2" office:value-type="string">
            <text:p text:style-name="P14">តុណ្ហីភាព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ុន-ហី-ភាប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ុណ្ហីភាវ; តូស្ណីម្ភាវ ឬ តូស្ណីភាវ) ភាព​ស្ងៀម, ដំណើរ​ស្ងៀម​មិន​បញ្ចេញ​វាចា : ព្រះ​សាស្ដា​ទ្រង់​ទទួល​និមន្ត​ដោយ​តុណ្ហីភាព; ព្រះ​ករុណា​ជា​ម្ចាស់​ជីវិត ទ្រង់​ព្រះ​តុណ្ហីភាព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៣២</text:p>
          </table:table-cell>
          <table:table-cell table:style-name="តារាង1.A2" office:value-type="string">
            <text:p text:style-name="P14">តុប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ឧ. </text:p>
          </table:table-cell>
          <table:table-cell table:style-name="តារាង1.D2" office:value-type="string">
            <text:p text:style-name="P9">សូរ​ដើរ​ខ្លី​ៗ កំបុត​ៗ : <text:span text:style-name="T2">សេះ​ដើរ​តុប​ៗ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3">៤៣៣៣</text:p>
          </table:table-cell>
          <table:table-cell table:style-name="តារាង1.A2" office:value-type="string">
            <text:p text:style-name="P14">តុមត្ថ​កិរិយ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ុ ម៉ាត់ថៈ កិរ៉ិយ៉ា</text:p>
          </table:table-cell>
          <table:table-cell table:style-name="តារាង1.D2" office:value-type="string">
            <text:p text:style-name="P16">បា. 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កិរិយា​សព្ទ​បាលី​ជា​រូប​ធាតុ ដែល​ពុំ​ទាន់​បំបែក​ចេញ​តាម​បុរិស​សព្វនាម​ទាំង ៣ បែប​នៅ​ឡើយ ដូច​ជា ករ៑ “ធ្វើ”, ចរ៑ “ប្រព្រឹត្ត; ដើរ”; តរ៑ “ឆ្លង” ជាដើម​ដែល​ចុះ តុំ-បច្ច័យ <text:s/>មក​ជា​ជំនួយ​កុំ​ឲ្យ​នៅ​ត្រឹមតែ​រូប​ដើម​សុទ្ធ, ករ៑ &gt; កត្តុំ ឬ កាតុំ; ចរ៑ &gt; ចរិតុំ; តរ៑ &gt; តរិតុំ ។ល។ សម្រាប់​ប្រើ​ចំពោះ​តែ​ក្នុង​ភាសា​សំស្រ្តឹត​និង​បាលី​ប៉ុណ្ណោះ, ឯ​ភាសា​ខ្មែរ​ពុំមាន <text:s/>តុមត្ថកិរិយា នេះ​ទ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៣៤</text:p>
          </table:table-cell>
          <table:table-cell table:style-name="តារាង1.A2" office:value-type="string">
            <text:p text:style-name="P14">តុម្ព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ុម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នាឡិ (រង្វាល់); ទី​កោ​ទឹក...។ ខ្មែរ​យើង​ប្រើ​ចំពោះ​តែ​ក្រឡ​តូច​រាង​ត្រមៀច​រាក់​សម្រាប់​ដាក់​កំបោរ​បៀក​ម្លូ : តុម្ព​កំបោ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ុម្ព​កំបោរ </text:p>
          </table:table-cell>
        </table:table-row>
        <table:table-row>
          <table:table-cell table:style-name="តារាង1.A2" office:value-type="string">
            <text:p text:style-name="P13">៤៣៣៥</text:p>
          </table:table-cell>
          <table:table-cell table:style-name="តារាង1.A2" office:value-type="string">
            <text:p text:style-name="P14">តុម្ពថូ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ុំពៈ--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ុម្ព​ស្តូប) ស្តូប​បញ្ចុះ​នាឡិ​រង្វាល់ ដែល​ទោណ​ព្រាហ្មណ៍​វាល់​ព្រះ​សារីរិកធាតុ​នៃ​ព្រះ​សក្យមុនី​សម្មាសម្ពុទ្ធ ចែក ...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៣៦</text:p>
          </table:table-cell>
          <table:table-cell table:style-name="តារាង1.A2" office:value-type="string">
            <text:p text:style-name="P14">តុរង្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ុរ៉ង់ ឬ​តាម​ទម្លាប់​ខ្លះ តុរ៉ុង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ុរគ, តុរង្គ, តុរង្គម) សត្វ​ចតុប្បាទ​ដែល​មាន​ដំណើរ​រហ័សរហួន​គឺ <text:s/>សេះ ។ តុរង្គានីក (អស្សានីក) កង​ទ័ព​ស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ុរង្គានីក</text:p>
          </table:table-cell>
        </table:table-row>
        <table:table-row>
          <table:table-cell table:style-name="តារាង1.A2" office:value-type="string">
            <text:p text:style-name="P13">៤៣៣៧</text:p>
          </table:table-cell>
          <table:table-cell table:style-name="តារាង1.A2" office:value-type="string">
            <text:p text:style-name="P14">តុរិយាង្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យ៉ាង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ុរិយង្គ, តុរិយាង្គ; តូយ៌ាង្គ) អង្គ​នៃ​តន្រ្តី គឺ​គ្រឿង​ភ្លេង​ខ្សែ​១​វង់ ឬ គ្រឿង​ភ្លេង​ដេញ​ដំ​ផ្លុំ​កូត​១​វង់ (ម. ព. តន្ត្រី, តូយ៌តន្ត្រី <text:s/>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៣៨</text:p>
          </table:table-cell>
          <table:table-cell table:style-name="តារាង1.A2" office:value-type="string">
            <text:p text:style-name="P14">តុ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ដុល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ុលា) ជញ្ជីង, ត្រាជូ, តម្លឹង, (ច្រើន​ប្រើ​តែ​ក្នុង​ពាក្យ) : ដឹង​ហាប​ឲ្យ​ដឹង​តុល ភ្នែក​ឲ្យ​យល់​ទៀង​ត្រាជូ... ។ ម. ព. ត្រាជូ ទៀត​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៣៩</text:p>
          </table:table-cell>
          <table:table-cell table:style-name="តារាង1.A2" office:value-type="string">
            <text:p text:style-name="P14">តុលម៉ុ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ព. សា.</text:p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ាន​មាឌ​តូច​ទាប​កន្តុល : ក្មេង​តូច​តុល​ម៉ុល (ប្រើ​តាម​ទម្លាប់​និយា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០</text:p>
          </table:table-cell>
          <table:table-cell table:style-name="តារាង1.A2" office:value-type="string">
            <text:p text:style-name="P14">តុល្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ុល-យ៉ៈ ឬ តុល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ើល​ពាក្យ ឌុន និង តុល្យាធិករណៈ <text:s/>(ព. វ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១</text:p>
          </table:table-cell>
          <table:table-cell table:style-name="តារាង1.A2" office:value-type="string">
            <text:p text:style-name="P14">តុល្យ​កា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ការ​ស្មើ​ភាគ​គ្នា, ការ​ថ្លឹង​ឲ្យ​មាន​ទម្ងន់​ស្មើ​គ្នា; បញ្ជី​គិត​គូរ​គ្នេរគ្នាន់​ឲ្យ​ដឹង​មុខ​ចំណូល​ចំណាយ : រឿង​នេះ​ពុំ​ទាន់​ដឹង​ជា​យ៉ាង​ណា​ទេ​ ចាំ​ធ្វើ​តុល្យការ​មើល​សិន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២</text:p>
          </table:table-cell>
          <table:table-cell table:style-name="តារាង1.A2" office:value-type="string">
            <text:p text:style-name="P14">តុល្យ​ភាព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ដូច​គ្នា​នឹង​តុល្យក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៣</text:p>
          </table:table-cell>
          <table:table-cell table:style-name="តារាង1.A2" office:value-type="string">
            <text:p text:style-name="P14">តុល្យាកា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ុល-យ៉ា-កា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ុល្យ + អាការ) អាការ​ថ្លឹង​មើល​ឲ្យ​ដឹង​នូវ​ភាគ​ស្មើ​គ្នា, តារាង ឬ​បញ្ជី​គិត​គូរ​ឲ្យ​ដឹង​នូវ​កិច្ច​ការ​ផ្សេង​ៗ : តាម​តុល្យាការ​ក្នុង​ត្រី​មាស​ទី ២ នេះ ឃើញ​ថា​កិច្ច​ការ​នៃ​សមាគម​យើង​បាន​ចម្រើន​កើន​ជាង​ត្រី​មាស​ទី ១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៤</text:p>
          </table:table-cell>
          <table:table-cell table:style-name="តារាង1.A2" office:value-type="string">
            <text:p text:style-name="P14">តុល្យាធិករណៈ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<text:span text:style-name="T8">តុល-យ៉ា ធិ កៈរៈ</text:span>ណៈ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គុ. ឬ ន.</text:p>
          </table:table-cell>
          <table:table-cell table:style-name="តារាង1.D2" office:value-type="string">
            <text:p text:style-name="P9">(---រណ) ដែល​ស្មើ​គ្នា, ដែល​ប៉ុន​គ្នា, ដូច​គ្នា ។ គុណ​នាម​ដែល​ជា​វិសេសនៈ​របស់​នាម​នាម, ដូច​ជា ផ្ទះ​ធំ​ខ្ពស់; ធំ​និង​ខ្ពស់ ជា​តុល្យាធិករណៈ (វិសេសនៈ) របស់​ផ្ទះ (ព. វ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៥</text:p>
          </table:table-cell>
          <table:table-cell table:style-name="តារាង1.A2" office:value-type="string">
            <text:p text:style-name="P14">តុល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ុល៉ា</text:p>
          </table:table-cell>
          <table:table-cell table:style-name="តារាង1.D2" office:value-type="string">
            <text:p text:style-name="P16">បា.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ជញ្ជីង, ត្រាជូ ។ ឈ្មោះ​ខែ​ទី ៧ នៃ​សុរិយគតិ​មាន ៣១ ថ្ងៃ ត្រូវ​គ្នា​នឹង​ខែ​ឲកតូប្រិ៍ (ខែ​ទី ១០) បារាំងសែស ។ សព្វ​ថ្ងៃ​យើង​ប្រើ​ជា​ខែ​ទី ១០ ដែ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៦</text:p>
          </table:table-cell>
          <table:table-cell table:style-name="តារាង1.A2" office:value-type="string">
            <text:p text:style-name="P14">តុលាកា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ល៉ា--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ុលា + ការ) ការ​ថ្លឹង, ការ​ស្ទង់ មិន​ឲ្យ​មាន​ល្អៀង; ឬ​អ្នក​ស្ទង់​តម្រង់​សេចក្ដី ។ ក្រសួង​ជម្រះ​ក្ដី ឬ​ចៅក្រម​អ្នក​វិនិច្ឆ័យ​ក្ដ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៧</text:p>
          </table:table-cell>
          <table:table-cell table:style-name="តារាង1.A2" office:value-type="string">
            <text:p text:style-name="P14">តុសិ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ដុះសិត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ឋាន​កាមាវចរ​សួគ៌​ជាន់​ទី ៤, មាន​ព្រះ​បាទ​សន្តុសិត​ទេវរាជ​ជា​អធិបតី​គ្រប់គ្រង; ព្រះ​ពោធិសត្វ, ព្រះ​ពុទ្ធ​បិតា, ព្រះ​ពុទ្ធ​មាតា និង​អស់​លោក​អ្នក​មាន​បុណ្យ​វិសេស​ឯទៀត​ៗ តែង​ចាប់​កំណើត​កើត​នៅ​អាស្រ័យ​ក្នុង​ឋាន​នេះ​ជា​ញឹកញយ; ព្រះ​បរម​ពោធិសត្វ​រាល់​អង្គ, ក្នុង ១ ជាតិ មុន​នឹង​បាន​ត្រាស់​ជា​ព្រះ​សព្វញ្ញុពុទ្ធ, សុទ្ធ​តែ​ចាប់​កំណើត​កើត​នៅ​ក្នុង​ឋាន​តុសិត​នេះ​សិន, លុះ​ដល់​កាល​កំណត់ ទើប​ច្យុត​មក​ចាប់​ព្រះ​ជាតិ​ជា​ទី​បំផុត​ ហៅ​ថា <text:s/>បច្ឆិម​ជាតិ <text:s/>ក៏​បាន​ត្រាស់​ដឹង​ជា​ព្រះ​ពុទ្ធ​ក្នុង​បច្ឆិម​ជាតិ​ន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៨</text:p>
          </table:table-cell>
          <table:table-cell table:style-name="តារាង1.A2" office:value-type="string">
            <text:p text:style-name="P14">តុស្ដ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ុះស្ដី ឬ ដុះ--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ុស្តិ; តុដ្ឋិ) សេចក្ដី​ត្រេកអរ (តម្រេក), អំណរ (ព. ក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៤៩</text:p>
          </table:table-cell>
          <table:table-cell table:style-name="តារាង1.A2" office:value-type="string">
            <text:p text:style-name="P14">តុ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ទញ់, ទាល់, គិត​អ្វី​មិន​លេច : តុះ​គំនិត, តុះ​ប្រាជ្ញា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៥០</text:p>
          </table:table-cell>
          <table:table-cell table:style-name="តារាង1.A2" office:value-type="string">
            <text:p text:style-name="P14">តូ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ឧ.</text:p>
          </table:table-cell>
          <table:table-cell table:style-name="តារាង1.D2" office:value-type="string">
            <text:p text:style-name="P9">សូរ​ដួល, រលំ, វាយ : ធ្លាក់​ឮ​តូង, ឮ​សូរ​តូង​ៗ ។ (ព. ប្រ.) គុ. ឬ កិ. វិ. ខឹង​តូង <text:s/>គឺ​ខឹង​ច្រឡោត (ម. ព. តឺង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៥១</text:p>
          </table:table-cell>
          <table:table-cell table:style-name="តារាង1.A2" office:value-type="string">
            <text:p text:style-name="P14">តូងតា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. ព. តុងតាំ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៥២</text:p>
          </table:table-cell>
          <table:table-cell table:style-name="តារាង1.A2" office:value-type="string">
            <text:p text:style-name="P14">តូ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ទីទៃ​ពី​ធំ គឺ​មាន​សំណុំ​សំនួន​ស្ដួច​ស្ដៀវ​រៀវ​ឆ្មារ នឹង​រាប់​ជា​ធំ​មាំ​មួន​ពុំបាន ។ ព. សា. ថា. ទូច; <text:s/>ពាក្យ​ទំយើ​ថា <text:s/>នូច <text:s/>(តាម​ទម្លាប់​ដោយ​ស្រុ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៥៣</text:p>
          </table:table-cell>
          <table:table-cell table:style-name="តារាង1.A2" office:value-type="string">
            <text:p text:style-name="P14">តូ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រ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ូន <text:s/><text:span text:style-name="T11">Tonne) ទម្ងន់ ១ ពាន់​គីឡូក្រាម ។</text:span></text:p>
          </table:table-cell>
          <table:table-cell table:style-name="តារាង1.D2" office:value-type="string">
            <text:p text:style-name="P8">តោន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៥៤</text:p>
          </table:table-cell>
          <table:table-cell table:style-name="តារាង1.A2" office:value-type="string">
            <text:p text:style-name="P14">តូ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ខ្ទម​មាន​ល្វែង​តែ ១ មាន​ជញ្ជាំង​ជុំ​វិញ មើល​ទៅ​ឃើញ​កន្តូប : តូប​របស់​ភិក្ខុ, តូប​របស់​សាមណេ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៥៥</text:p>
          </table:table-cell>
          <table:table-cell table:style-name="តារាង1.A2" office:value-type="string">
            <text:p text:style-name="P14">តូយ៌តន្ត្រ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ដូរដន់ត្រី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ូយ៌ + តន្ត្រិន៑; តុរិយ + តន្តី) គ្រឿង​ភ្លេង​ដេញ​ដំ​ផ្លុំ​កូត (ម. ព. តន្រ្តី <text:s/>ផង) ។</text:p>
          </table:table-cell>
          <table:table-cell table:style-name="តារាង1.D2" office:value-type="string">
            <text:p text:style-name="P8">តូរ្យតន្ត្រី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៥៦</text:p>
          </table:table-cell>
          <table:table-cell table:style-name="តារាង1.A2" office:value-type="string">
            <text:p text:style-name="P14">តួ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រូប, រាង, សព៌ាង្គ​កាយ, ខ្លួន : តួ​អក្សរ, តួ​លេខ, តួ​ល្ខោន, តួ​ខ្លួន ។ ទាសៈ, ទាសី <text:s/>ក៏​ហៅ​ថា តួ <text:s/>បាន​ដែរ : លោះ​តួ​ម្នាក់ (ព. ប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ួ​អក្សរ​ តួ​លេខ​ តួ​ល្ខោន, <text:span text:style-name="T6">តួ​ខ្លួន</text:span></text:p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ួ៎) សំបុត្រ, សំបុត្រ​អនុញ្ញាត, សំបុត្រ​ប្រាប់​ទំនិញ : ផ្ញើរ​តួ​ជា​មួយ​នឹង​អីវ៉ាន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៥៧</text:p>
          </table:table-cell>
          <table:table-cell table:style-name="តារាង1.A2" office:value-type="string">
            <text:p text:style-name="P14">តួ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បរិវារ​សម្រាប់​ប្រើ​ផ្សំ​នឹង​ពាក្យ​តិច : តិចតួច <text:s/>គឺ​តិច​ល្មម​ទេ, តិច​ដែរ​ទ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ិចតួច</text:p>
          </table:table-cell>
        </table:table-row>
        <table:table-row>
          <table:table-cell table:style-name="តារាង1.A2" office:value-type="string">
            <text:p text:style-name="P13">៤៣៥៨</text:p>
          </table:table-cell>
          <table:table-cell table:style-name="តារាង1.A2" office:value-type="string">
            <text:p text:style-name="P14">តួ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ជ្វា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លោក, អ្នក, ។ ឈ្មោះ​សំពត់​សូត្រ​សាច់​ម៉ដ្ឋ​រលើប (មក​ពី​ប្រទេស​ក្រ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៥៩</text:p>
          </table:table-cell>
          <table:table-cell table:style-name="តារាង1.A2" office:value-type="string">
            <text:p text:style-name="P14">តួម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ឧ.</text:p>
          </table:table-cell>
          <table:table-cell table:style-name="តារាង1.D2" office:value-type="string">
            <text:p text:style-name="P9">សូរ​សព្ទ​សាយដៀវ ។</text:p>
          </table:table-cell>
          <table:table-cell table:style-name="តារាង1.D2" office:value-type="string">
            <text:p text:style-name="P8">តូមៗ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៦០</text:p>
          </table:table-cell>
          <table:table-cell table:style-name="តារាង1.A2" office:value-type="string">
            <text:p text:style-name="P14">តួ​យ៉ា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ែប​យ៉ាង; តម្រាប់; ឧទាហរណ៍ : តួយ៉ាង​ដូច​ជា...; យក​ជា​តួយ៉ាង​ពុំ​កើត​ទ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៦១</text:p>
          </table:table-cell>
          <table:table-cell table:style-name="តារាង1.A2" office:value-type="string">
            <text:p text:style-name="P14">តួ​ឯ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តួ​លេខ​មួយ, តួ​ប្រិមប្រិយ គឺ​បុរស​ឬ​ស្ត្រី​ដែល​ឆើតឆាយ​ជាង​គេ​ក្នុង​របាំ, ល្ខោន​ឬ​ភាព​យន្ត : តួ​ឯក​ល្ខោន, តួ​ឯក​ភាពយន្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៦២</text:p>
          </table:table-cell>
          <table:table-cell table:style-name="តារាង1.A2" office:value-type="string">
            <text:p text:style-name="P14">តើ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ិ.</text:p>
          </table:table-cell>
          <table:table-cell table:style-name="តារាង1.D2" office:value-type="string">
            <text:p text:style-name="P9">ពាក្យ​សម្រាប់​និយាយ​ប្រថួន​បំពេញ​ឲ្យ​លះ​សេចក្ដី​សង្ស័យ ដូច​ពាក្យ​ថា មិន​មែន​ប្អូន​ខ្ញុំ​ទេ មា​ខ្ញុំ​ទេ​តើ; ដូច្នេះ​ទេ​តើ; អ្នក​មក​តើ​មាន​ការ​អ្វី ?; ធម៌ ៨ យ៉ាង តើ​គឺ​អ្វី​ខ្លះ ? (ម. ព. ទេតើ <text:s/>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អន្ទាក់​ដាក់​ស្វា : ស្វា​ជាប់​តើ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៦៣</text:p>
          </table:table-cell>
          <table:table-cell table:style-name="តារាង1.A2" office:value-type="string">
            <text:p text:style-name="P14">តើ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អាការៈ​របស់​ត្រី​នៅ​ក្រោម​កន្លើក សណ្ឋាន​ដូច​កន្លើត : កាត់​តើក​វា​ចេ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៦៤</text:p>
          </table:table-cell>
          <table:table-cell table:style-name="តារាង1.A2" office:value-type="string">
            <text:p text:style-name="P14">តើក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រវើក​ៗ, តិច​ៗ <text:s/>ដូច​តើក​ត្រី​ដែល​កម្រើក : កម្រើក​តើក​ៗ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៦៥</text:p>
          </table:table-cell>
          <table:table-cell table:style-name="តារាង1.A2" office:value-type="string">
            <text:p text:style-name="P14">តើត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ជ្រុល​លឿន​ចុង​ជើង​ចំតើត​ដោយ​រអិល ដោយ​ភ្លាត់​ចំណាប់​ស្ទើរ​នឹង​ដួល : ដើរ​តើត​ៗ, គាត់​រអិល​ជ្រុល​តើត​ៗ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៦៦</text:p>
          </table:table-cell>
          <table:table-cell table:style-name="តារាង1.A2" office:value-type="string">
            <text:p text:style-name="P14">តើ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<text:span text:style-name="T3">តឺ់ន</text:span> អ. ថ. ទឺន “ភ្ញាក់”) ភ្ញាក់​ពី​ដេក ខ្មែរ​យើង​ប្រើ​ចំពោះ​តែ រ. ស. និង ស. ស. : ព្រះ​ករុណា​ទ្រង់​តើន​ហើយ; លោក​គ្រូ​តើន​ហើ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៦៧</text:p>
          </table:table-cell>
          <table:table-cell table:style-name="តារាង1.A2" office:value-type="string">
            <text:p text:style-name="P14">តើ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េយ <text:s/>អ. ថ. តឺយ) ឈ្មោះ​ប្រទាល​ពួក​រំចេក, ស្លឹក​ស្រពាប់ មាន​ក្លិន​ប្រហើរ​ឈ្ងប់ : បាយ​ផ្ងំ​ដាក់​ស្លឹក​តើយ ប្រហើរ​ឆ្ងាញ់​ណាស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៦៨</text:p>
          </table:table-cell>
          <table:table-cell table:style-name="តារាង1.A2" office:value-type="string">
            <text:p text:style-name="P14">តឿ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ទាប, ដែល​ទាប​ណាស់​ប្លែក​ពី​ធម្មតា អស់​ចម្រើន​កម្ពស់​ទៅ​ទៀត​ : មនុស្ស​តឿ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​</text:p>
          </table:table-cell>
        </table:table-row>
        <table:table-row>
          <table:table-cell table:style-name="តារាង1.A2" office:value-type="string">
            <text:p text:style-name="P13">៤៣៦៩</text:p>
          </table:table-cell>
          <table:table-cell table:style-name="តារាង1.A2" office:value-type="string">
            <text:p text:style-name="P14">តឿ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និយាយ​បង្ខំ​ឲ្យ​បាន​ឆាប់ ។ តឿន​ទារ ទារ​ដោយ​បង្ខំ​ឲ្យ​បាន​ឆាប់ ។ តឿន​ឲ្យ​ធ្វើ​ការ <text:s/>រំលឹក​ឲ្យ​ធ្វើ​ការ (ម. ព. ដាស់​តឿន <text:s/>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ឿន​ទារ​ </text:p>
          </table:table-cell>
        </table:table-row>
        <table:table-row>
          <table:table-cell table:style-name="តារាង1.A2" office:value-type="string">
            <text:p text:style-name="P13">៤៣៧០</text:p>
          </table:table-cell>
          <table:table-cell table:style-name="តារាង1.A2" office:value-type="string">
            <text:p text:style-name="P14">តៀ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្យើង <text:s/>អ. ថ. តៀង) គ្រែ : តៀងតាំង <text:s/>គឺ​គ្រែ​និង​តាំង (មាន​ប្រើ​ខ្លះ​ក្នុង​គម្ពីរ​ទេស្នា​ប្រែ​រយ​និង​កាព្យ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ៀងតាំង</text:p>
          </table:table-cell>
        </table:table-row>
        <table:table-row>
          <table:table-cell table:style-name="តារាង1.A2" office:value-type="string">
            <text:p text:style-name="P13">៤៣៧១</text:p>
          </table:table-cell>
          <table:table-cell table:style-name="តារាង1.A2" office:value-type="string">
            <text:p text:style-name="P14">តៀជី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ចិន​ពួក​មួយ​នៅ​ក្នុង​ឱវាទ​រាជការ​រដ្ឋាភិបាល​ចិន​ខាង​មណ្ឌល​កង់​តុង (ឬ​ក្វ័ងទុង); ពួក​ចិន​តៀជីវ​នេះ​មក​នៅ​ក្នុង​កម្ពុជរដ្ឋ​ច្រើន​ជាង​ពួក​ចិន​ឯទៀត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៧២</text:p>
          </table:table-cell>
          <table:table-cell table:style-name="តារាង1.A2" office:value-type="string">
            <text:p text:style-name="P14">តៀ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ើល​ក្នុង​ពាក្យ ទៀន ២ ឬ តៀន ន.)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៧៣</text:p>
          </table:table-cell>
          <table:table-cell table:style-name="តារាង1.A2" office:value-type="string">
            <text:p text:style-name="P14">តៀ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ភាជនៈ​ធ្វើ​ដោយ​ឈើ​ក្រឡឹង​ឬ​ស្មាច់, ខ្មុក​មាន​រាង​មូល​ច្រឡោ​ មាន​ជើង​ស្រដៀង​នឹង​តោក តែ​មាន​គម្រប​សម្រាប់​ប្រើ​ដាក់​ភោជនាហារ (មាន​សម្បូរ​តែ​ក្នុង​សម័យ​ពី​ដើម, សព្វ​ថ្ងៃ​មាន​ប្រើ​តិ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៧៤</text:p>
          </table:table-cell>
          <table:table-cell table:style-name="តារាង1.A2" office:value-type="string">
            <text:p text:style-name="P14">តៀ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យ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ទេម) ផ្ទះ​ធ្វើ​ផ្ទាល់​នឹង​ផ្ទៃ​ផែន​ដី ឥត​រត​ឥត​ថ្នាក់ សម្រាប់​ដាក់​ទំនិញ​រាយ​រង​លក់​ដូរ : តៀម​ស្រា, តៀម​លក់​បាយ ។ ផ្ទះ​បែប​នេះ, ទោះ​សម្រាប់​គ្រាន់​តែ​នៅ​ឥត​លក់​ដូរ​អ្វី​ក្ដី, ខ្មែរ​យើង​ហៅ តៀម ទាំងអស់ : តៀម​ចិន, ផ្ទះ​តៀម, តៀម​ស្រ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ៀម​ចិន​</text:p>
            <text:p text:style-name="P9">ផ្ទះ​តៀម​ </text:p>
            <text:p text:style-name="P9">តៀម​ស្រា</text:p>
          </table:table-cell>
        </table:table-row>
        <table:table-row>
          <table:table-cell table:style-name="តារាង1.A2" office:value-type="string">
            <text:p text:style-name="P13">៤៣៧៥</text:p>
          </table:table-cell>
          <table:table-cell table:style-name="តារាង1.A2" office:value-type="string">
            <text:p text:style-name="P14">តេងតា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ឆ្លេឆ្លា, កន្ទះរា មិន​ចំពោះ​ជា​នឹង​ទៅ​ខាង​ណា​មក​ខាង​ណា ។ កិ. វិ. ឬ គុ. កេងកាង : ដើរ​តេងតាង; ដំណើរ​តេងតាង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៧៦</text:p>
          </table:table-cell>
          <table:table-cell table:style-name="តារាង1.A2" office:value-type="string">
            <text:p text:style-name="P14">តេចីវរិកង្គៈ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េ-ចី-វៈ-រ៉ិ ក័ង-គៈ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--កង្គ) អង្គ​របស់​ភិក្ខុ​អ្នក​ប្រើប្រាស់​តែ​ចីវរ ៣ គឺ សង្ឃាដី, ចីពរ, ស្បង់ ជា​ប្រក្រតី (ឈ្មោះ​ធុតង្គទី ២ ក្នុង​ពួក​ធុតង្គ​ទាំង ១៣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៧៧</text:p>
          </table:table-cell>
          <table:table-cell table:style-name="តារាង1.A2" office:value-type="string">
            <text:p text:style-name="P14">តេ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ដែច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<text:span text:style-name="T2">តេជស) អំណាច, អានុភាព, កម្លាំង; កម្ដៅ; ភ្លើង... ។ តេជ​ដៃ ន. កម្លាំង​ឬ​អំណាច​ថ្វី​ដៃ : ច្បាំង​ឲ្យ​ឃើញ​តេជ​ដៃ ។ ព្រះ​តេជ​ព្រះ​គុណ <text:s/>ន. គុណ​នៃ​អំណាច ឬ​អំណាច​និង​គុណ : យើង​បាន​​សេចក្ដី​សុខ​ក្សេមក្សាន្ដ ដោយ​សារ​ព្រះ​តេជ​ព្រះ​គុណ​របស់​រាជការ...។ បុ. ស. លោក​ជាធំ, លោក​ជា​ម្ចាស់, លោក : សូម​ព្រះ​តេជ​ព្រះ​គុណ​អភ័យ​ទោស !; អញ្ជើញ​ព្រះ​តេជ​ព្រះ​គុណ​ពីសា !; និមន្ត​ព្រះ​តេជ​ព្រះ​គុណ​ឆាន់ !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៧៨</text:p>
          </table:table-cell>
          <table:table-cell table:style-name="តារាង1.A2" office:value-type="string">
            <text:p text:style-name="P14">តេជវន្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េជៈវ័ន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(តេជវន្តុ &gt; តេជវន្ត) ដែល​មាន​តេជះ (បើ​ស្រ្តី​ជា <text:s/>តេជវន្តី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៧៩</text:p>
          </table:table-cell>
          <table:table-cell table:style-name="តារាង1.A2" office:value-type="string">
            <text:p text:style-name="P14">តេជស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េជៈ--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ូច​គ្នា​នឹង តេជវន្ត (បើ​ស្រ្តី​ជា <text:s/>តេជសិនី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៨០</text:p>
          </table:table-cell>
          <table:table-cell table:style-name="តារាង1.A2" office:value-type="string">
            <text:p text:style-name="P14">តេជានុភាព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ភាប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--ភាវ) តេជះ​និង​អានុភាព, កម្លាំង​នៃ​អំណាច, អំណាច​ដ៏​ខ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៨១</text:p>
          </table:table-cell>
          <table:table-cell table:style-name="តារាង1.A2" office:value-type="string">
            <text:p text:style-name="P14">តេជោកសិណ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កៈសិន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េជ + កសិណ, តែ​ដោយ​អំណាច​រួម​ចូល​ជា​បទ​សមាស ត្រូវ​ផ្លាស់ ជ <text:s/>ជា ជោ <text:s/>) ប្រភេទ​នៃ​សមថ​កម្មដ្ឋាន ដែល​យក​ពន្លឺ​ភ្លើង​ជា​អារម្មណ៍... (ម. ព. កសិណ <text:s/>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៨២</text:p>
          </table:table-cell>
          <table:table-cell table:style-name="តារាង1.A2" office:value-type="string">
            <text:p text:style-name="P14">តេជោជ័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េជ + ជយ, ជ&gt; ជោ) ការ​ឈ្នះ​ដោយ​សារ​អំណាច, ជម្នះ​ព្រោះ​អំណា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៨៣</text:p>
          </table:table-cell>
          <table:table-cell table:style-name="តារាង1.A2" office:value-type="string">
            <text:p text:style-name="P14">តេជោធាតុ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ធាត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េជ + ធាតុ , ជ&gt;ជោ) ធាតុ​ភ្លើ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៨៤</text:p>
          </table:table-cell>
          <table:table-cell table:style-name="តារាង1.A2" office:value-type="string">
            <text:p text:style-name="P14">តេជោព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ពល់</text:p>
          </table:table-cell>
          <table:table-cell table:style-name="តារាង1.D2" office:value-type="string">
            <text:p text:style-name="P16">បា. 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េជ + ពល, ជ&gt;ជោ) កម្លាំង​នៃ​អំណាច ឬ​អំណាច​និង​កម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៨៥</text:p>
          </table:table-cell>
          <table:table-cell table:style-name="តារាង1.A2" office:value-type="string">
            <text:p text:style-name="P14">តេជ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េ--ឬ ដែ--</text:p>
          </table:table-cell>
          <table:table-cell table:style-name="តារាង1.D2" office:value-type="string">
            <text:p text:style-name="P12">បា.; 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េជ; សំ. តេជស៑&gt;តេជះ) មាន​សេចក្ដី​ដូច​គ្នា​នឹង តេជ (ម ព. នោះ) : ដោយ​តេជះ​គុណ​បុណ្យ​ជួយ​ឲ្យ​បាន​សេចក្ដី​សុខ ។ សូម​ព្រះ​តេជះ​តម្កល់​លើ​ត្បូង ! ពាក្យ​សម្រាប់​ប្រើ​ក្នុង​សេចក្ដី​ផ្ដើម​ក្រាប​បង្គំ​ទូល​ព្រះ​មហាក្សត្រ​ទ្រង់​រាជ្យ : សូម​ព្រះ​តេជះ​តម្កល់​លើ​ត្បូង ! សូម​ព្រះ​រាជ​ទាន​ទូល​ព្រះ​បង្គំ​ជា​ខ្ញុំ ឧកញ៉ា... សូម​ក្រាប​បង្គំ​ទូល​ក្រោម​ល្អង​ធូលី​ព្រះ​បាទ​នៃ​ព្រះ​ករុណា​ជា​ម្ចាស់​ជីវិត​លើ​ត្បូង សូម​ទ្រង់​ជ្រាប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៨៦</text:p>
          </table:table-cell>
          <table:table-cell table:style-name="តារាង1.A2" office:value-type="string">
            <text:p text:style-name="P14">តេ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ចាប​ពួក​មួយ​តូច​ជាង​ចាប​ពួក ធំ​ជាង​ចាប​ជៀប​កប្បាស : ចាប​តេ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ចាប​តេត </text:p>
          </table:table-cell>
        </table:table-row>
        <table:table-row>
          <table:table-cell table:style-name="តារាង1.A2" office:value-type="string">
            <text:p text:style-name="P13">៤៣៨៧</text:p>
          </table:table-cell>
          <table:table-cell table:style-name="តារាង1.A2" office:value-type="string">
            <text:p text:style-name="P14">តេ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ស្លាប់, ងាប់ : តេន​ទៅ​ហើយ !; តេន​ឲ្យ​ស្រឡះ​ទៅ ! ឮ​ថា​វា​ឈឺ មិន​ទាន់​បាន​ទៅ​សួរ​វា​ផង ស្រាប់​តែ​វា​តេន​ទៅ​ហើយ ! (ព. សា. ច្រើន​ប្រើ​ចំពោះ​តែ​ការ​ត្លុក​កំប្លែង) ។ ពាក្យ​នេះ​ជាប់​មក​ពី​បាលី​ថា តេន មរណំ <text:s/>ជា​អង្គ​ទី ៥ របស់​បាណាតិបាត ដែល​មាន​ន័យ​ថា “សត្វ​ស្លាប់ ព្រោះ​ព្យាយាម​នោះ ឬ​ព្រោះ​ការ​ខ្នះខ្នែង​សម្លាប់​នោះ” គឺ​យក​តែ​ត្រឹម​ពាក្យ “តេន” មួយ​កំណាត់​ខាង​ដើម​ប៉ុណ្ណោះ ដែល​មាន​ន័យ​ថា “ព្រោះ​ព្យាយាម​នោះ” មក​សន្មត​ប្រើ​ថា​ស្លាប់ ទេ​ដឹង ?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៨៨</text:p>
          </table:table-cell>
          <table:table-cell table:style-name="តារាង1.A2" office:value-type="string">
            <text:p text:style-name="P14">តេបតា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 ឬ គុ.</text:p>
          </table:table-cell>
          <table:table-cell table:style-name="តារាង1.D2" office:value-type="string">
            <text:p text:style-name="P9">អ៊‌ីកអ៊ាក​បែប​ដំណើរ​ទា : ដើរ​តេបតាប, ដំណើរ​តេបតាប (ម. ព. តតេបតតាប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៨៩</text:p>
          </table:table-cell>
          <table:table-cell table:style-name="តារាង1.A2" office:value-type="string">
            <text:p text:style-name="P14">តេលតា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 ឬ គុ.</text:p>
          </table:table-cell>
          <table:table-cell table:style-name="តារាង1.D2" office:value-type="string">
            <text:p text:style-name="P9">ប៉េលប៉ាល : ដើរ​តេលតាល, ដំណើរ​តេលតា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៩០</text:p>
          </table:table-cell>
          <table:table-cell table:style-name="តារាង1.A2" office:value-type="string">
            <text:p text:style-name="P14">តេះតោ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ឬ កិ. វិ.</text:p>
          </table:table-cell>
          <table:table-cell table:style-name="តារាង1.D2" office:value-type="string">
            <text:p text:style-name="P9">អំប៉េះអំប៉ោះ, បន្តិច​បន្តួច (ប្រើ​ចំពោះ​តែ​ពី​ធ្វើ​ការ​រក​ស៊ី) : ធ្វើ​ការ​តេះតោះ, រក​ស៊ី​តេះតោះ​ស្ទើរ​តែ​ចិញ្ចឹម​ខ្លួន​មិន​រស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៩១</text:p>
          </table:table-cell>
          <table:table-cell table:style-name="តារាង1.A2" office:value-type="string">
            <text:p text:style-name="P14">តែ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ិ.</text:p>
          </table:table-cell>
          <table:table-cell table:style-name="តារាង1.D2" office:value-type="string">
            <text:p text:style-name="P9">ប៉ុន្តែ ។ ឬ តែ​ត្រឹម <text:s/>និ. ពាក្យ​ជា​សន្ធាន​សម្រាប់​ត​សេចក្ដី មាន​ដំណើរ​ផ្សេង​ៗ : សុំ​អ្នក​ឲ្យ​ប្រាក់​ថ្លៃ​ភោជនាហារ​តែ ១០ រៀល​មក​សិន​ចុះ..., សង​ត្រឹម​តែ ២៥ រៀល​មក​ទៀត គ្រប់​ចំនួន​ហើយ ។ និបាត​សព្ទ​ប្រាប់​សេចក្ដី​ផ្សេង​ៗ មាន​ដើម គឺ​ជា​សេចក្ដី​សរសើរ​ក៏​មាន : សិស្ស​នេះ​សរសេរ​អក្សរ​ពុំ​សូវ​ល្អ​ទេ, តែ​ចេះ​តែង​សេចក្ដី​ត្រឹម​ត្រូវ​ល្អ​ណាស់ ។ ជា​សេចក្ដី​បង្អាប់​ឬ​រិះគន់ : ចេះ​សរសេរ​អក្សរ​ល្អ​មែនទែន តែ​ទាស់​នឹង​មាន​ខុស​ច្រើន​ពេក ។ល។ តែ​ថា <text:s/>ប៉ុន្តែ​ថា ។ តែ​បើ <text:s/>ប៉ុន្តែ​បើ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តេ) ឈ្មោះ​ឈើ​ពួក​មួយ ស្លឹក​ស្ងួត ក្រៀម​សម្រាប់​ឆុង​ទឹក​ក្ដៅ​ផឹក ។ ស្លឹក​តែ​គ្រប់​ប្រភេទ​គេ​ច្រើន​នាំ​យក​មក​ពី​ប្រទេស​ចិន​មក​លក់​ក្នុង​ប្រទេស​យើង ។ ប្រទេស​កម្ពុជា​ក្នុង​សម័យ​សង្គម​រាស្រ្ត​និយម​សព្វ​ថ្ងៃ​នេះ ក៏​បាន​បង្កើត​ដំណាំ​តែ​នា​ភ្នំ​នានា​មាន​ភ្នំ​គិរីវង់​ជាដើម កំពុង​តែ​លូតលាស់​ចម្រើន​តាម​លំដាប់​កាល​ឡើង ហើយ, តាំង​ពី​សម័យ​នេះ​រៀង​ទៅ​មុខ ដំណាំ​តែ​ក៏​មុខ ជា​នឹង​ចេះ​តែ​កើន​ឡើង​ជា​ភិយ្យោភាព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៩២</text:p>
          </table:table-cell>
          <table:table-cell table:style-name="តារាង1.A2" office:value-type="string">
            <text:p text:style-name="P14">តែកតោ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យោល​ដោយ​ចង, ដាក់​ព្យួរ​បន្តោក : ព្យួរ​តែកតោក, យោល​តែកតោ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៩៣</text:p>
          </table:table-cell>
          <table:table-cell table:style-name="តារាង1.A2" office:value-type="string">
            <text:p text:style-name="P14">តែ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រៀប​ចំ, ស្អិតស្អាង, តាំង​បង្កើត : តែង​រឿង, តែង​ខ្លួន, តែង​សេចក្ដី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ែង​រឿង​</text:p>
            <text:p text:style-name="P9">តែង​ខ្លួន​</text:p>
            <text:p text:style-name="P9">តែង​សេចក្ដី </text:p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ិ.</text:p>
          </table:table-cell>
          <table:table-cell table:style-name="តារាង1.D2" office:value-type="string">
            <text:p text:style-name="P9">រមែង; ធ្លាប់ : ផ្ទះ​នុ៎ះ​ខ្ញុំ​តែង​ទៅ​ញឹកញយ ។ តែងតែ <text:s/>រមែង​តែ, ធ្លាប់​តែ : តែង​តែ​មាន, តែងតែ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ែងតែ <text:s/></text:p>
            <text:p text:style-name="P9">តែង​តែ​មាន តែង​តែ​បាន</text:p>
          </table:table-cell>
        </table:table-row>
        <table:table-row>
          <table:table-cell table:style-name="តារាង1.A2" office:value-type="string">
            <text:p text:style-name="P13">៤៣៩៤</text:p>
          </table:table-cell>
          <table:table-cell table:style-name="តារាង1.A2" office:value-type="string">
            <text:p text:style-name="P14">តែងត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យោល​ដោយ​អាការ​ប្រយោល​យារ​ចុះ​ខ្លាំង (ម. ព. តែកតោ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៩៥</text:p>
          </table:table-cell>
          <table:table-cell table:style-name="តារាង1.A2" office:value-type="string">
            <text:p text:style-name="P14">តែងតាំ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តាំង​ឲ្យ​មាន​មុខងារ​ឬ​មុខ​តំណែង​ជា​អ្វី​ៗ, រៀប​ចំ​លើក​តម្កើង​ឲ្យ​មាន​ឋានន្តរស័ក្តិ​ខ្ពង់ខ្ពស់,... : <text:s/>តែងតាំង​លោក... ជា​រដ្ឋមន្ត្រី​ក្រសួង​កសិកម្ម ។ <text:s/>ប្រើ​ត្រឹមតែ​ពាក្យ តាំង ក៏​បាន : តាំង​លោក... ជា​នាយក​ក្រុម​គង្គា​និង​រុក្ខា (ម. ព. តែង និង តាំង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៩៦</text:p>
          </table:table-cell>
          <table:table-cell table:style-name="តារាង1.A2" office:value-type="string">
            <text:p text:style-name="P14">តែត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 ឬ គុ.</text:p>
          </table:table-cell>
          <table:table-cell table:style-name="តារាង1.D2" office:value-type="string">
            <text:p text:style-name="P9">តោ​ៗ​ជ្រុល​ៗ : ដើរ​តែតោ, ដំណើរ​តែត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៩៧</text:p>
          </table:table-cell>
          <table:table-cell table:style-name="តារាង1.A2" office:value-type="string">
            <text:p text:style-name="P14">តែនតិ៍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ែន</text:p>
          </table:table-cell>
          <table:table-cell table:style-name="តារាង1.D2" office:value-type="string">
            <text:p text:style-name="P16">អ., បារ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េនតិ៍ <text:s/><text:span text:style-name="T11">Tent,</text:span><text:span text:style-name="T13"> </text:span><text:span text:style-name="T11">តង់តិ៍ Tente) ជំរំ​សំពត់​ខ្ចោប គឺ​ជំរំ​ឬ​បារាំ​ដែល​ធ្វើ​ដោយ​សំពត់​ក្រាស់​ក្របួច​ខាង​លើ​ខ្ពស់​ឡើង ខាង​ក្រោម​រីក​គាយ, សម្រាប់​បាំង​កម្ដៅ​ថ្ងៃ​និង​ភ្លៀង (ប្រដាប់​ប្រើ​ការ​បណ្ដោះ​អាសន្ន​មួយ​ដង​មួយ​កាល) : ពួក​កម្មករ​លើក​តែនតិ៍​ពេញ​ទាំង​វាល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៩៨</text:p>
          </table:table-cell>
          <table:table-cell table:style-name="តារាង1.A2" office:value-type="string">
            <text:p text:style-name="P14">តែ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រ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័ងប្រិ៍-ប៉ុស្តិ៍ <text:span text:style-name="T11">Timbre-poste) បំណែក​ក្រដាស​មាន​រូប​ភាព ជា​គ្រឿង​សម្គាល់​តាម​បញ្ញត្តិ​របស់​រាជការ​គ្រប់​ប្រទេស សម្រាប់​ប្រើ​បិទ​លើ​សំបុត្រ​ស្នាម ។ល។ សម្គាល់​ថា​បាន​ចេញ​ថ្លៃ​ពន្ធ​រួច​ហើយ : សំបុត្រ​បិទ​តែម, ក្រដាស​បិទ​តែម, (ហៅ​ឲ្យ​ពេញ​តាម​ភាសា​បារាំងសែស​ថា តែម​ប៉ុស្តិ៍ <text:s/>ឬ តែមប្រិ៍​ប៉ុស្តិ៍ ក៏​បាន, អ. ថ. តែម​ប៉ុស) ។</text:span></text:p>
          </table:table-cell>
          <table:table-cell table:style-name="តារាង1.D2" office:value-type="string">
            <text:p text:style-name="P8">តែមប្រិ៍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៣៩៩</text:p>
          </table:table-cell>
          <table:table-cell table:style-name="តារាង1.A2" office:value-type="string">
            <text:p text:style-name="P14">តែម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ថែម​ថ្នាំ​កែ​ពណ៌ : ត្រូវ​តែម​ថ្នាំ​លឿង​បន្តិច​ទៀត (ប្រើ​ចំពោះ​តែ​ការ​គូរ​វាស​លាប​ល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ឧបាយកល, ល្បិច, ម៉ិតប្រាយ (មិន​សូវ​ប្រ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០០</text:p>
          </table:table-cell>
          <table:table-cell table:style-name="តារាង1.A2" office:value-type="string">
            <text:p text:style-name="P14">តែលតោ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ណែលណោល : ឈរ​តែលតោល ។ គុ. ដែល​ណែលណោល, ហេលហាល, សាត់​អណ្ដែត ឥត​ទី​ពឹង ឥត​ពំនាក់ : មនុស្ស​តែលតោ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​</text:p>
          </table:table-cell>
        </table:table-row>
        <table:table-row>
          <table:table-cell table:style-name="តារាង1.A2" office:value-type="string">
            <text:p text:style-name="P13">៤៤០១</text:p>
          </table:table-cell>
          <table:table-cell table:style-name="តារាង1.A2" office:value-type="string">
            <text:p text:style-name="P14">តែវ៉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ជំងឺ​មួយ​ប្រភេទ បណ្ដាល​ឲ្យ​ទាញ-ក បត់​ឡើង​ឲ្យ​ប្រកាច់​កន្ត្រាក់​កន្រ្តើន (ច្រើន​តែ​សុនខ) : ឆ្កែ​តែវ៉ែ​កាច់ ។ អា​តែវ៉ែ ! ឬ អា​តែវ៉ែ​កាច់ ! (ពាក្យ​ជេរ​ដោយ​ទ្រគោះ​មើល​ងាយ​ក្រៃលែ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​</text:p>
          </table:table-cell>
        </table:table-row>
        <table:table-row>
          <table:table-cell table:style-name="តារាង1.A2" office:value-type="string">
            <text:p text:style-name="P13">៤៤០២</text:p>
          </table:table-cell>
          <table:table-cell table:style-name="តារាង1.A2" office:value-type="string">
            <text:p text:style-name="P14">តៃហ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មើល​ក្នុង​ពាក្យ តាយហោង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០៣</text:p>
          </table:table-cell>
          <table:table-cell table:style-name="តារាង1.A2" office:value-type="string">
            <text:p text:style-name="P14">ត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សិង្ហ ឬ សីហៈ (រាជសីហ៍) : រូប​តោ​មួយ​គូ​នៅ​មុខ​ខ្លោង​ទ្វារ​ប្រសាទ ។ <text:s/>ខ្មែរ​យើង​ហៅ សិង្ហតោ ក៏​ម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០៤</text:p>
          </table:table-cell>
          <table:table-cell table:style-name="តារាង1.A2" office:value-type="string">
            <text:p text:style-name="P14">ត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 ឬ គុ.</text:p>
          </table:table-cell>
          <table:table-cell table:style-name="តារាង1.D2" office:value-type="string">
            <text:p text:style-name="P9">ដែល​កោង​ទោរ, កោង​ក្រដោ, ដែល​មាន​អាការ​ឱន​ៗ​កោង​ៗ : វាយ​តោ​ខ្លួន; ដើរ​តោ​ៗ; ដំណើរ​តោ​ៗ ។ និយាយ​ថា តោយ៉ោ <text:s/>ក៏​មាន (ព. សា.) ។</text:p>
          </table:table-cell>
          <table:table-cell table:style-name="តារាង1.D2" office:value-type="string">
            <text:p text:style-name="P8">តោៗ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០៥</text:p>
          </table:table-cell>
          <table:table-cell table:style-name="តារាង1.A2" office:value-type="string">
            <text:p text:style-name="P14">តោ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ភាជនៈ​ឈើ​ឬ​ស្មាច់​មាន​ជើង​ស្រដៀង​នឹង​តុ​ស្ពាន់ រាង​កាច់​ជ្រុង​ក្រឡូម​ជ្រៅ​ជាង​តុ ខ្រើន​ដាំ​ខ្យង ឬ​ដាំ​កញ្ចក់, បិទ​មាស​សម្រាប់​ដាក់​ទ្រ​អ្វី​ៗ​ដែល​ជា​វត្ថុ​ចេញ​មុ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០៦</text:p>
          </table:table-cell>
          <table:table-cell table:style-name="តារាង1.A2" office:value-type="string">
            <text:p text:style-name="P14">តោកយ៉ា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(តកយាក <text:s/>អ. ថ. តុកយ៉ាក) ដែល​ធ្លាក់​ចុះ​ជា​អ្នក​ក្រីក្រ​លំបាក, ដែល​ទ័ល​ក្រ​រហេមរហាម​ពន់ពេក : សព្វ​ថ្ងៃ​គ្នា​លំបេកលំបាក​តោកយ៉ាក​ខ្លាំង​ណាស់ ។ ប្រើ​ក្នុង​កាព្យ​ក៏​បាន : តោកយ៉ាក​លំបាក​ក្រៃក្រាស់ ពី​ក្មេង​ដល់​ចាស់ <text:s/>នឿយណាស់​ពន់ពេ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០៧</text:p>
          </table:table-cell>
          <table:table-cell table:style-name="តារាង1.A2" office:value-type="string">
            <text:p text:style-name="P14">តោករខោ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រតែករតោក ឬ​យោល​បោក​គ្រវីគ្រវាត់​រម៉ាំងរម៉ោ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០៨</text:p>
          </table:table-cell>
          <table:table-cell table:style-name="តារាង1.A2" office:value-type="string">
            <text:p text:style-name="P14">តោក​អារក្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រ៉ាក់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តោក​តូច​ឬ​តោក​ជំទើរ​មាន​រាង​រាក់ សម្រាប់​រូប​មេមត់​កាន់​ទង្គិច​ជាន់​អារក្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០៩</text:p>
          </table:table-cell>
          <table:table-cell table:style-name="តារាង1.A2" office:value-type="string">
            <text:p text:style-name="P14">តោ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ឈោង​ចាប់​ព្រយុង​ភ្ជាប់ : តោង​មែក​ឈើ, តោង-ក ។ ចាប់​ទាម​ជាប់ : ឈ្លើង​ព្រ័ត្រ​តោង​ពោះ​ក្របី ។ ចាប់​ប្រកាន់​ខ្ជាប់, ប្រកាន់​ស្អិត​មិន​លែង, ឆ្លើយ​សំដៅ​ចំ, ឆ្លើយ​ដាក់ : ស្រី​តោង, ឆ្លើយ​តោង​ដល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<text:span text:style-name="T3">(ត្ច</text:span><text:span text:style-name="T4">œ</text:span><text:span text:style-name="T3">ង)</text:span> ត្រូវ, បាច់ : តោង​ទៅ គឺ​ត្រូវ​ទៅ; មិន​តោង​យក គឺ​មិន​បាច់​យក (មិន​សូវ​ប្រ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១០</text:p>
          </table:table-cell>
          <table:table-cell table:style-name="តារាង1.A2" office:value-type="string">
            <text:p text:style-name="P14">តោង​ក្រពាត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ខ្សែ​ចង​ក្រពាត់​ដំរី : កុំ​ភ្លេច​ចង​តោង​ក្រពាត់ ។</text:p>
          </table:table-cell>
          <table:table-cell table:style-name="តារាង1.D2" office:value-type="string">
            <text:p text:style-name="P8">ខ្សែ​ក្រពាត់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១១</text:p>
          </table:table-cell>
          <table:table-cell table:style-name="តារាង1.A2" office:value-type="string">
            <text:p text:style-name="P14">តោង​កា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(<text:span text:style-name="T12">ត្ចœ</text:span><text:span text:style-name="T3">ងការ</text:span> អ. ថ. --កាន) ត្រូវ​ការ : តោង​ការ​ធ្វើ, មិន​តោង​ការ (មិន​សូវ​ប្រ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១២</text:p>
          </table:table-cell>
          <table:table-cell table:style-name="តារាង1.A2" office:value-type="string">
            <text:p text:style-name="P14">តោង​ទា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វាត​អាទិ, ប្រកាន់​ទាម​យក​ចំណែក ឬ​មុខ​ការ, ផល​ប្រយោជន៍​ណា​មួយ ឲ្យ​បាន​ផង : ខ្ញុំ​ឥត​តោង​ទាម​អ្វី​ទ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១៣</text:p>
          </table:table-cell>
          <table:table-cell table:style-name="តារាង1.A2" office:value-type="string">
            <text:p text:style-name="P14">តោតតូ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​នឹង​ពាក្យ​ច្រឡោត : ច្រឡោត​តោត​តូង <text:s/>គឺ​ច្រឡោត​ខ្លាំង​បញ្ចេញ​អាការ​តតូងតតា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ច្រឡោត​តោត​តូង</text:p>
          </table:table-cell>
        </table:table-row>
        <table:table-row>
          <table:table-cell table:style-name="តារាង1.A2" office:value-type="string">
            <text:p text:style-name="P13">៤៤១៤</text:p>
          </table:table-cell>
          <table:table-cell table:style-name="តារាង1.A2" office:value-type="string">
            <text:p text:style-name="P14">តោតម៉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តូច​មួយ​ប្រភេទ ស្លឹក​ស្រដៀង​នឹង​ស្លឹក​សាគូរ​នាម; អ្នក​ស្រុក​មេមត់ (ខែត្រ​កំពង់ចាម) ច្រើន​យក​ស្លឹក​ឈើ​នេះ មក​ដោត​ខ្ទាស់​ៗ ភ្ជាប់​គ្នា​ដោយ​កន្លាស់ ហើយ​គាប​ជា​ស្លឹក​កណ្ដប​សម្រាប់​ប្រក់​ផ្ទះ, កាល​បើ​មាន​ភ្លើង​ឆាប​ឆេះ​គ្រាន់​តែ​រោល​ៗ ខ្លោច​ៗ ក៏​រលត់​ទៅ​ឯង មិន​ឆេះ​ឆាប​ខ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១៥</text:p>
          </table:table-cell>
          <table:table-cell table:style-name="តារាង1.A2" office:value-type="string">
            <text:p text:style-name="P14">តោតម៉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 ឬ គុ.</text:p>
          </table:table-cell>
          <table:table-cell table:style-name="តារាង1.D2" office:value-type="string">
            <text:p text:style-name="P9">ដែល​បះ​ជើង​ច្រោង : ដួល​តោតម៉ោង ។ ដែល​ត្រមោង​ចិត្ត, កន្ទួល​ចិត្ត (ព. សា. មិន​សូវ​ប្រ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១៦</text:p>
          </table:table-cell>
          <table:table-cell table:style-name="តារាង1.A2" office:value-type="string">
            <text:p text:style-name="P14">តោ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. ព. តូន <text:s/>ឬ តោ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១៧</text:p>
          </table:table-cell>
          <table:table-cell table:style-name="តារាង1.A2" office:value-type="string">
            <text:p text:style-name="P14">តោម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ោម៉ៈរ៉ៈ ឬ តោម៉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លំពែង​ស្នែង​ក្របី, ផ្គាក់​កកុក : រេហ៍ពលករ​កាន់​តោមរ ស្ទុះ​ចូល​ឈូឆរ កំដរ​សេនា​ទ័ព​ស្រួ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១៨</text:p>
          </table:table-cell>
          <table:table-cell table:style-name="តារាង1.A2" office:value-type="string">
            <text:p text:style-name="P14">តោមរធ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ោម៉ៈ រ៉ៈ ធ ឬ តោម៉-ធ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អ្នក​កាន់​លំពែង​ស្នែង​ក្របី ឬ​អ្នក​កាន់​ផ្គាក់​កកុក (ច្រើន​ប្រើ​តែ​ក្នុង​សាស្រ្តា​ទេសន៍​ប្រែ​រយ​និង​កាព្យ) : ឯ​ពួក​ពល​តោមរធរ ស្រែក​ហ៊ោ​កម្ទរ គឃរ​ស្ទុះ​ចូល​តយុទ្ធ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១៩</text:p>
          </table:table-cell>
          <table:table-cell table:style-name="តារាង1.A2" office:value-type="string">
            <text:p text:style-name="P14">តោយ៉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(មើល​ក្នុង​ពាក្យ តោ ឬ តោ​ៗ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២០</text:p>
          </table:table-cell>
          <table:table-cell table:style-name="តារាង1.A2" office:value-type="string">
            <text:p text:style-name="P14">តោរណៈ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ោរ៉ៈណៈ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ោរណ) ខ្លោង​ទ្វារ, ស៊ុម​ទ្វារ; ស៊ុម​ស្លឹក​ឈើ (ច្រើន​ហៅ​ចំពោះ​តែ​ខ្លោង​ទ្វារ, ស៊ុម​ទ្វារ​ឬ​ស៊ុម​នៅ​កំពែង​ឬ​របង​ជាន់​ក្រ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២១</text:p>
          </table:table-cell>
          <table:table-cell table:style-name="តារាង1.A2" office:value-type="string">
            <text:p text:style-name="P14">តោលម៉ោ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ត្មោល, ទោល ឥត​គូ (ចំពោះ​តែ​អ្វី​ៗ ដែល​ព្យួរ, ដែល​យារ; ព. ស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២២</text:p>
          </table:table-cell>
          <table:table-cell table:style-name="តារាង1.A2" office:value-type="string">
            <text:p text:style-name="P14">តោសម៉ោ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ស៊ស​គ្រលស : សំដី​តោសម៉ោស, មនុស្ស​តោសម៉ោស ។ ប្រើ​ជា តោសមម៉ោស <text:s/>ក៏​បាន : សំដី​តោសមម៉ោ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​</text:p>
          </table:table-cell>
        </table:table-row>
        <table:table-row>
          <table:table-cell table:style-name="តារាង1.A2" office:value-type="string">
            <text:p text:style-name="P13">៤៤២៣</text:p>
          </table:table-cell>
          <table:table-cell table:style-name="តារាង1.A2" office:value-type="string">
            <text:p text:style-name="P14">តោះ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បន្តិច​ៗ, សន្សឹម​ៗ, សំរៀម​ៗ តាម​កម្លាំង ឬ​តាម​ភាព​ដែល​ទន់​ខ្សោយ : រក​ស៊ី​តោះ​ៗ​សោះ​តែ​ខាន, សព្វ​ថ្ងៃ​ខ្ញុំ​ចេះ​តែ​ខំ​ត្រដេរ​ត្រដរ​រក​នេះ​រក​នោះ​ផ្សែផ្សំ​តោះ​ៗ អ៊ីចឹង​ទៅ ទម្រាំ​តែ​ដល់​ពេល​ស្លាប់ ។ <text:s/>ម. ព. តតេះតតោះ និង​តេះតោះ 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២៤</text:p>
          </table:table-cell>
          <table:table-cell table:style-name="តារាង1.A2" office:value-type="string">
            <text:p text:style-name="P14">តោះតើ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ឬ កិ. វិ.</text:p>
          </table:table-cell>
          <table:table-cell table:style-name="តារាង1.D2" office:value-type="string">
            <text:p text:style-name="P9">សោះ​អង្គើយ, ឆើយ, យ៉ាង​ស្បើយ មិន​រួសរ៉ាវ : ចិត្ត​តោះតើយ, ធ្វើ​តោះតើ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២៥</text:p>
          </table:table-cell>
          <table:table-cell table:style-name="តារាង1.A2" office:value-type="string">
            <text:p text:style-name="P14">តៅ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ល្អី​រង្វាល់​អនុភាគ​នៃ​ថាំង គឺ​កន្លះ​ថាំង (ពីរ​តៅ ជា​មួយ​ថាំង) : អង្ករ ១ តៅ ។ <text:s/>រង្វាល់​ឬ​ប្រដាប់​ឯទៀត​ៗ ដែល​មាន​សណ្ឋាន​ស្រដៀង​នឹង​តៅ ក៏​ហៅ តៅ <text:s/>បាន​ខ្លះ​ដែរ : ក្រួស ១​តៅ, តៅ​ត្បាល់​កិ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ៅ៎) ប្រដាប់​សម្រាប់​បូល​ក្នុង​ល្បែង​បៀ​ភ្លុក​ឬ​ថួ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២៦</text:p>
          </table:table-cell>
          <table:table-cell table:style-name="តារាង1.A2" office:value-type="string">
            <text:p text:style-name="P14">តៅខូ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ថូវខូវ) ហាង​លក់​ទំនិញ​លក់​ដុំ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២៧</text:p>
          </table:table-cell>
          <table:table-cell table:style-name="តារាង1.A2" office:value-type="string">
            <text:p text:style-name="P14">តៅស៊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បរ​សណ្ដែក​បាយ​មួយ​ប្រភេទ កញ្ឈូស​យក​សំបក​ចេញ​អស់​លាយ​ម្សៅ​លាយ​ស្ករ ។</text:p>
          </table:table-cell>
          <table:table-cell table:style-name="តារាង1.D2" office:value-type="string">
            <text:p text:style-name="P8">តៅ​សួន​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២៨</text:p>
          </table:table-cell>
          <table:table-cell table:style-name="តារាង1.A2" office:value-type="string">
            <text:p text:style-name="P14">តៅហ៊ូ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ចាហួយ​ធ្វើ​ដោយ​ម្សៅ​សណ្ដែក...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២៩</text:p>
          </table:table-cell>
          <table:table-cell table:style-name="តារាង1.A2" office:value-type="string">
            <text:p text:style-name="P14">តំណ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កន្លែង​ដែល​ត, មុខ​ដែល​ត​ភ្ជាប់គ្នា; កាល, គ្រា, ជំនាន់, ដែល​ត​គ្នា : តំណ​ខ្សែ; តំណ​នៃ​វង្ស​ត្រកូល; ចម្រៀង​នេះ​មាន​តំណ​ពី​រឿង​មុន​ម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៣០</text:p>
          </table:table-cell>
          <table:table-cell table:style-name="តារាង1.A2" office:value-type="string">
            <text:p text:style-name="P14">តំណ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សភាវៈ​រាវ​ដែល​មាន​ចំនួន​តិច​ល្មម​តែ​ស្រក់​ចុះ​តក់​ៗ : ទឹក​មួយ​តំណក់, តំណក់​ភ្លៀ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៣១</text:p>
          </table:table-cell>
          <table:table-cell table:style-name="តារាង1.A2" office:value-type="string">
            <text:p text:style-name="P14">តំណា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រូប​តាង, រូប​ជំនួស ។ អ្នក​ដែល​ធ្វើ​អ្វី​ៗ​តាង​គេ, តាង​ក្រុម ឬ​តាង​អំណាច​អ្វី​នីមួយ​ៗ : ចាត់​តំណាង, តំណាង​រាស្ត្រ, លោក​នេះ ជា​តំណាង​លោក​រដ្ឋមន្រ្តី ។ <text:s/>(រ. ស.) ព្រះ​រាជ​តំណាង (ព្រះ​រាជៈ--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៣២</text:p>
          </table:table-cell>
          <table:table-cell table:style-name="តារាង1.A2" office:value-type="string">
            <text:p text:style-name="P14">តំណាប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ង្អែម​គោក, ក្រៀម​ដែល​គេ​ធ្វើ​ដោយ​ផ្លែ, មើម, ឫស, ដើម, សំបក : តំណាប់​ត្រឡាច, តំណាប់​ចេក, តំណាប់​ខ្ញី, តំណាប់​ដំឡូង, តំណាប់​មើម​សាមសិប, តំណាប់​គល់​ល្ហុង (ល្ហុង​ស៊ី​ផ្លែ), តំណាប់​សំបក​ក្រូច​សើច ឬ​ក្រូច​ត្លុង ។ល។ ប្រើ​ជា​ដំណាប់​ ក៏​មាន, ត្រូវ​ប្រើ តំណាប់ វិញ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ំណាប់​ត្រឡាច តំណាប់​ចេក តំណាប់​ខ្ញី តំណាប់​ដំឡូង តំណាប់​មើម​សាម​សិប តំណាប់​គល់​ល្ហុង <text:s/></text:p>
            <text:p text:style-name="P9">តំណាប់​សំបក​ក្រូច​សើច</text:p>
          </table:table-cell>
        </table:table-row>
        <table:table-row>
          <table:table-cell table:style-name="តារាង1.A2" office:value-type="string">
            <text:p text:style-name="P13">៤៤៣៣</text:p>
          </table:table-cell>
          <table:table-cell table:style-name="តារាង1.A2" office:value-type="string">
            <text:p text:style-name="P14">តំណាល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និយាយ​បូរបាច់, ប្រាប់, ថ្លែង, ពោល ពណ៌នា នូវ​រឿង, ហេតុ, ដំណើរ អ្វី​មួយ ដែល​កន្លង​ហួស​ទៅ យូរ​ហើយ ឲ្យ​គេ​ស្ដាប់ : ជីតា​ខ្ញុំ​បាន​តំណាល​ថា កាល​ជំនាន់​គាត់​ពី​ក្មេង ក្នុង​ប្រទេស​ខ្មែរ​យើង ស្រូវ ៨០ ថាំង​រាយ​ថ្លៃ​មួយ​ណែន (១៦ រៀល), ប៉ុន្តែ​កាល​ក្នុង​ជំនាន់​នោះ​ក្រ​ប្រាក់​ណាស់, ខ្ញុំ​ចេះ​រឿង​នេះ​ដោយ​សារ​ចាស់​ៗ​តំណាល​ប្រា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រឿង​ក្នុង​សម័យ​បុរាណ​ព្រេង​នាយ, រឿង​ដែល​គេ​បាន​ដឹង​ដោយ​សារ​ចាស់​ទុំ​និយាយ​ប្រាប់​ត​ៗ​គ្នា​មក, ច្រើន​ប្រើ​ផ្សំ​ជាមួយ​នឹង​ពាក្យ រឿង មាន​ទំនង​ស្ទើរ​ជា គុ. <text:s/>: រឿង​តំណាល រឿង​បរម្បរា ។ (ស. ប្រើ​ពាក្យ​នេះ​ជា តាំនាន <text:s/>អ. ថ. តាំន៉ាន; ខ្មែរ​ខ្លះ​ច្រឡំ ក៏​និយាយ​ថា តំណ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៣៤</text:p>
          </table:table-cell>
          <table:table-cell table:style-name="តារាង1.A2" office:value-type="string">
            <text:p text:style-name="P14">តំណិ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ហេតុ, ដំណើរ​ដែល​មាន​ទំនង​គួរ​ឲ្យ​គេ​តិះ​ដៀល, ពាក្យ​តិះ​ដៀល : យើង​បាន​ពិនិត្យ​ឃើញ​ថា ឈ្មោះ​ហ្នឹង​ឥត​មាន​តំណិះ​ដូច​បាន​ឮ​នោះ​ទ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៣៥</text:p>
          </table:table-cell>
          <table:table-cell table:style-name="តារាង1.A2" office:value-type="string">
            <text:p text:style-name="P14">តំណិះ</text:p>
            <text:p text:style-name="P14">ដំណៀ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តំណិះ​តិះ​ដៀល (ច្រើន​តែ​ក្នុង​ទី​កំបាំង​មិន​ចំពោះ​មុខ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៣៦</text:p>
          </table:table-cell>
          <table:table-cell table:style-name="តារាង1.A2" office:value-type="string">
            <text:p text:style-name="P14">តំណុ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8">ព. ថ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ការ​តុះ, ភាវៈ​តុះ​ទញ់​គំនិត : គាត់​អស់​ផ្លូវ​ត្រឹម​តំណុះ​របស់​គាត់​ត្រឹម​ប៉ុណ្ណឹង​ទៅ​ហើ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៣៧</text:p>
          </table:table-cell>
          <table:table-cell table:style-name="តារាង1.A2" office:value-type="string">
            <text:p text:style-name="P14">តំណូ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កាល​ដែល​នៅ​តូច, ភាព​ដែល​នៅ​តូច, បឋម​វ័យ : ក្មេង​មាន​តំណូច​ប៉ុណ្ណឹង​ទេ មិន​សម​បើ​ដឹង​ការ​ខុស​ត្រូវ​ដូច​ជា​មនុស្ស​ចាស់​យ៉ាង​ហ្នឹង​សោះ​គួរ​សរសើរ​វា​ណាស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៣៨</text:p>
          </table:table-cell>
          <table:table-cell table:style-name="តារាង1.A2" office:value-type="string">
            <text:p text:style-name="P14">តំណែ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(ម. ព. ដំណែង កិ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អ្វី​ៗ​ដែល​គេ​តែង ។ របៀប​លំដាប់​កិត្តិយស​មន្រ្តី, មុខ​ក្រសួង, មុខងារ, មុខការ : លា​ចាក​មុខ​តំណែង, ដាក់​ឲ្យ​នៅ​ក្រៅ​តំណែ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៣៩</text:p>
          </table:table-cell>
          <table:table-cell table:style-name="តារាង1.A2" office:value-type="string">
            <text:p text:style-name="P14">តំណាំ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ការ​ដែល​តាំង​ដោយ​មាន​ប្រាក់​កាស ឬ វត្ថុ​អ្វី​មួយ​ជា​ភ័ស្តុតាង : ដាក់​តំណាំង (ច្រើន​និយាយ​ថា​ក្រយា​តំណាំ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៤០</text:p>
          </table:table-cell>
          <table:table-cell table:style-name="តារាង1.A2" office:value-type="string">
            <text:p text:style-name="P14">តំបន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ទី; ប៉ែក​ដី; ប៉ែក​ព្រៃ ជាដើម : ក្នុង​តំបន់​មួយ, ដី​មួយ​តំបន់; ព្រៃ​មួយ​តំបន់ ។ ទី​ស្ដីការ​រាជការ​មួយ​ផ្នែក​តូច មាន​សង្កាត់​ប៉ុណ្ណោះ​ៗ មាន​អ្នក​រាជការ​ថ្នាក់​លេខាធិការ​ស្រុក​ម្នាក់ ឬ​នាយ​រាជ​តម្រួត​ម្នាក់​ជា​មេ​គ្រប់គ្រង ជា​តំណាង​អភិបាល​ស្រុក ក៏​ហៅ​តំបន់ ដែរ : តំបន់​អូររាំងឪ (ក្នុង​ស្រុក​កោះសូទិន ខែត្រ​កំពង់ចាម), តំបន់​ត្រាំខ្នារ (ក្នុង​ស្រុក​បាទី​ខែត្រ​តាកែវ) ។ល។ មេ​តំបន់​មួយ​ៗ ហៅ​ថា ចៅ​តំបន់ (កាល​ពី​ដើម តំបន់ នេះ អាច​ឲ្យ​សរសេរ​ជា ដំបន់ <text:s/>ក៏​បាន ប៉ុន្តែ​ឥឡូវ​នេះ​ត្រូវ​លែង​ប្រើ, ត្រូវ​សរសេរ ដំបន់ ចំពោះ​តែ វាយ​មួយ​ដំបង​ត្រូវ​ដំបន់​យ៉ាង​ធ្ងន់ ឯណោះ​ដោយ​ឡែក​ទៅ​វិញ)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៤១</text:p>
          </table:table-cell>
          <table:table-cell table:style-name="តារាង1.A2" office:value-type="string">
            <text:p text:style-name="P14">តាំ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តម្កល់, ដាក់​ឲ្យ​ជា​របៀប, ចាប់​ផ្ដើម​ធ្វើ, ឋិត​នៅ, ផ្គត់ផ្គង់​អាត្មា, ផ្ចង់...។ តាំង​ខ្លួន ផ្គត់ផ្គង់​ខ្លួន​ឲ្យ​មាន​ផ្ទះ​លំនៅ ទ្រព្យ​ធន កេរ្តិ៍​ឈ្មោះ...។ តាំង​ងារ ឲ្យ​ងារ ។ តាំង​ចិត្ត <text:s/>ផ្ចង់​តម្រង់​ចិត្ត, ផ្គង​ចិត្ត​ ។ តាំង​តុ <text:s/>ដាក់​របស់​ផ្សេង​ៗ​ជា​របៀប​មាន​លំអ សម្ងាច​ឲ្យ​មហា​ជន​មើល ។ តាំង​ទ័ព កជា​កង​ទ័ព ។ តាំង​ធម៌ <text:s/>ចាប់​ផ្ដើម​សូត្រ​ធម៌​ចេញ​ថា​មុន​គេ ។ តាំង​ធ្វើ ចាប់​ធ្វើ ។ តាំង​ភ្នាល់ ផ្ដើម​ការ​ភ្នាល់​គ្នា​ដោយ​ដាក់​ក្រយា​តំណាំង ។ តាំង​របស់ ដាក់​របស់​សម្ងាច​ឲ្យ​មហា​ជន​មើល ។ តាំង​ស្មារតី <text:s/>ផ្ចង់, ប្រុង​ស្មារតី ។ តាំង​ហាង <text:s/>បង្កើត​ហាង​ដាក់​ទំនិញ​លក់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ាំង​ខ្លួន</text:p>
            <text:p text:style-name="P9">តាំង​ងារ </text:p>
            <text:p text:style-name="P9">តាំង​ចិត្ត <text:s/></text:p>
            <text:p text:style-name="P9">តាំង​តុ </text:p>
            <text:p text:style-name="P9">តាំង​ទ័ព <text:s/></text:p>
            <text:p text:style-name="P9">តាំង​ធម៌ </text:p>
            <text:p text:style-name="P9">តាំង​ធ្វើ </text:p>
            <text:p text:style-name="P9">តាំង​ភ្នាល់</text:p>
            <text:p text:style-name="P9">តាំង​របស់</text:p>
            <text:p text:style-name="P9">តាំង​ស្មារតី តាំង​ហាង </text:p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តុ​តូច​ទាប សម្រាប់​អង្គុយ​ឬ​ថ្កល់​អ្វី​ៗ : តាំង​តម្កល់​សៀវភៅ; គ្រែ​តាំង (គ្រែ​និង​តាំ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៣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ទួល​ក្នុង​ដង​ព្រៃ; លុះ​ចំណេរ​កាល​ត​មក​គេ​កាប់​ឆ្ការ​ព្រៃ គាស់​រាន ធ្វើ​ជា​ភូមិ​លំនៅ ឬ​គេ​កសាង​ជា​វត្ត​អារាម​លើ​ទួល​នោះ គេ​ហៅ​ភូមិ​ឬ​វត្ត​នោះ​ថា តាំង តាម​ឈ្មោះ​ដើម ដូច​ជា តាំងក្រសាំង, តាំងគោក, តាំងផ្លោច ជាដើម​ក្នុង​ប្រទេស​កម្ពុជា​យើង ។ ម. ព. ក្រាំង, ខ្នារ ៣ <text:s/>ន. , ព្នៀត, រលាំង, អង្គ ២ ន. (ព. បុ.)ទៀតផ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ាំង​ក្រសាំង​ តាំង​គោក​</text:p>
            <text:p text:style-name="P9">តាំង​ផ្លោច​ </text:p>
          </table:table-cell>
        </table:table-row>
        <table:table-row>
          <table:table-cell table:style-name="តារាង1.A2" office:value-type="string">
            <text:p text:style-name="P13">៤៤៤២</text:p>
          </table:table-cell>
          <table:table-cell table:style-name="តារាង1.A2" office:value-type="string">
            <text:p text:style-name="P14">តាំងយូ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ឆត្រ​ក្រាញ​ឫស្សី​ប្រទាក់​ស្រេះ​អំបោះ​ពាស​ក្រដាស​ស្វិត​ជ្រលក់​ជ័រ ឬ​សំពត់​ជ្រលក់​ជ័រ, ជ្រលក់​ក្រមួន​ឃ្មុំ ដង​ឫស្សី​ឬ​ឈើ​មូល​ មាន​គន្លឹះ សម្រាប់​ទប់​ដូច​ឆត្រ​ទាំងពួង​ដែរ មាន​ព័ណ៌​ផ្សេង​ៗ​ជា​របាំង​ភ្លៀង​និង​កម្ដៅ​ថ្ងៃ : នៅ​សហភាព​ភូមា មាន​តាំងយូ​សំពត់​ច្រើន​បែប ធំ​ក៏​មាន ជំទើរ​ក៏​មាន តូច​ក៏​មាន; គួរ​ខ្មែរ​យើង​នាំ​គ្នា​ធ្វើ​តាំងយូ​ឲ្យ​មាន​សម្បូណ៌​ក្នុង​ប្រទេស​យើង​ឡើង ព្រោះ​ជា​របរ​មិន​ក្រ​ធ្វើ​ប៉ុន្មាន​ទេ រាប់​ចូល​ក្នុង​សេដ្ឋកិច្ច​របស់​អាស៊ី​ទ្វីប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៤៣</text:p>
          </table:table-cell>
          <table:table-cell table:style-name="តារាង1.A2" office:value-type="string">
            <text:p text:style-name="P14">តាំងឱ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ចិ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័ងអូ៎) ឈ្មោះ​ជីរ​មួយ​ប្រភេទ ពូជ​មក​ពី​ប្រទេស​ចិន, ស្លឹក​ស្រដៀង​នឹង​ស្លឹក​កូន​ស្ពៃ​ដែល​នៅ​តូច, មាន​ក្លិន​ប្រហើរ​ឆួល, សម្រាប់​ប្រើ​ជា​គ្រឿង​ផ្សំ​ជា​ជំនួយ​ម្ហូប​មុខ​ខ្លះ​ឲ្យ​មាន​រស​ពីស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៤៤</text:p>
          </table:table-cell>
          <table:table-cell table:style-name="តារាង1.A2" office:value-type="string">
            <text:p text:style-name="P14">តាំណា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. ព. តំណាល ២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៤៥</text:p>
          </table:table-cell>
          <table:table-cell table:style-name="តារាង1.A2" office:value-type="string">
            <text:p text:style-name="P14">ត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បង្រះ​ត្រដរ​ញ័រ​ៗ​ទទ្រាក់ទទ្រើក​វិល​ៗ : បង្រះ​តះ​ៗ, មាន​ប្រកាច់​តះ​ៗ ។ ព. ប្រ. <text:s/>ឡះ​ៗ, ឡះ​ចុះ​ឡះ​ឡើង : ដើរ​ឬ​រត់​តះ​ចុះ​តះ​ឡើង, ខំ​ដើរ​តះ​ៗ ទៅ​មក ។</text:p>
          </table:table-cell>
          <table:table-cell table:style-name="តារាង1.D2" office:value-type="string">
            <text:p text:style-name="P8">តះៗ​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៤៦</text:p>
          </table:table-cell>
          <table:table-cell table:style-name="តារាង1.A2" office:value-type="string">
            <text:p text:style-name="P14">ត្ងោ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ដាប់​ឃុំ​ខាំង​មួយ​ប្រភេទ (ពួក​ឃ្នាង) ធ្វើ​ដោយ​កំណាត់​ឈើ​ឬ​កំណាត់​គល់​ឫស្សី មាន​កាំ​ឬ​កង់ សម្រាប់​ដាក់​មនុស្ស​ត្រូវ​ចោទ​ជា​បទ​ឧក្រិដ្ឋ ដែល​មិន​ទាន់​កាត់​ទោស​នៅ​ឡើយ (ច្រើន​ប្រើ​តែ​ក្នុង​រជ្ជកាល​សម័យ​បុរាណ) : ជាប់​ត្ងោក, ដាក់​ត្ងោក, ដោះ​ត្ងោ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៤៧</text:p>
          </table:table-cell>
          <table:table-cell table:style-name="តារាង1.A2" office:value-type="string">
            <text:p text:style-name="P14">ត្នោ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ដំណាំ​តចសារ​ជាតិ​មួយ​ប្រភេទ ជា​ដំណាំ​មាន​ប្រយោជន៍​សំខាន់​ក្នុង​ប្រទេស​ខ្មែរ​យើង (ព្រោះ​ប្រកប​ការ​បាន​ច្រើន​យ៉ាង) : ទឹក​ត្នោត, ស្ករ​ត្នោត, ផ្ទះ​ប្រក់​ស្លឹក​ត្នោត, ជញ្ជាំង​ស្លឹក​ត្នោត, កន្ទេល​ស្លឹក​ត្នោត, សំពៀត​ស្លឹក​ត្នោត, ផ្លិត​ស្លឹក​ត្នោត, ដួន​ស្លឹក​ត្នោត, ក្បាប​ត្នោត, សម្ល​ត្នោត, សម្ល​គម​ត្នោត, នំ​ត្នោត, ចាហួយ​ត្នោត, កំពីង​ត្នោត, ម្សៅ​ត្នោត, សាច់​ត្នោត​ខ្ចី, ត្នោត​ទុំ​ដុត, គល់​កូន​ត្នោត​ស្ងោរ​ឬ​ដុត, ខ្សែ​ធាង​ត្នោត, ខ្សែ​ជក់​ត្នោត, រនូត​ដើម​ត្នោត, អំបោស​ជក់​ត្នោត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ទឹក​ត្នោត, </text:p>
            <text:p text:style-name="P9">ស្ករ​ត្នោត, </text:p>
            <text:p text:style-name="P9">ផ្ទះ​ប្រក់​ស្លឹក​ត្នោត</text:p>
            <text:p text:style-name="P9">ជញ្ជាំង​ស្លឹក​ត្នោត, </text:p>
            <text:p text:style-name="P9">កន្ទេល​ស្លឹក​ត្នោត</text:p>
            <text:p text:style-name="P9">សំពៀត​ស្លឹក​ត្នោត, <text:span text:style-name="T6"><text:s/></text:span></text:p>
            <text:p text:style-name="P9">ផ្លិត​ស្លឹក​ត្នោត, ដួន​ស្លឹក​ត្នោត​ក្បាប​ត្នោត, សម្ល​ត្នោត, សម្ល​គម​ត្នោត, នំ​ត្នោត​ ចាហួយ​ត្នោត កំពីង​ត្នោត, ម្សៅ​ត្នោត សាច់​ត្នោត​ខ្ចី ត្នោត​ទុំ​ដុត គល់​កូន​ត្នោត​ស្ងោរ ឬ​ដុត, </text:p>
            <text:p text:style-name="P9">ខ្សែ​ធាង​ត្នោត​ខ្សែ​ជក់​ត្នោត​រនូត​ដើម​ត្នោត​ អំបោស​ជក់​ត្នោត</text:p>
          </table:table-cell>
        </table:table-row>
        <table:table-row>
          <table:table-cell table:style-name="តារាង1.A2" office:value-type="string">
            <text:p text:style-name="P13">៤៤៤៨</text:p>
          </table:table-cell>
          <table:table-cell table:style-name="តារាង1.A2" office:value-type="string">
            <text:p text:style-name="P14">ត្ប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ខោក​ដោយ​ក្រញរ​ដៃ : ត្បក​ក្បា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៤៩</text:p>
          </table:table-cell>
          <table:table-cell table:style-name="តារាង1.A2" office:value-type="string">
            <text:p text:style-name="P14">ត្បទ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8">ព. បុ.</text:p>
          </table:table-cell>
          <table:table-cell table:style-name="តារាង1.D2" office:value-type="string">
            <text:p text:style-name="P16">និ.</text:p>
          </table:table-cell>
          <table:table-cell table:style-name="តារាង1.D2" office:value-type="string">
            <text:p text:style-name="P9">(ម. ព. ដ្បិត <text:s/>និ.) ។</text:p>
          </table:table-cell>
          <table:table-cell table:style-name="តារាង1.D2" office:value-type="string">
            <text:p text:style-name="P9"><text:s/>ត្បិត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៥០</text:p>
          </table:table-cell>
          <table:table-cell table:style-name="តារាង1.A2" office:value-type="string">
            <text:p text:style-name="P14">ត្បាញ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ខ្ទាស់​ចេស​អំបោះ ឬ​ចេស​សូត្រ​ឲ្យ​កើត​ជា​សំពត់ ឬ​ខ្ទាស់​បន្ទោះ​អ្វី​ៗ <text:s/>ឲ្យ​កើត​ជា​ល្អី​កញ្ជើ​ជាដើម : ត្បាញ​សំពត់, ត្បាញ​ល្អី, ត្បាញ​កន្ទេ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្បាញ​សំពត់​ ត្បាញ​ល្អី, ត្បាញ​កន្ទេល </text:p>
          </table:table-cell>
        </table:table-row>
        <table:table-row>
          <table:table-cell table:style-name="តារាង1.A2" office:value-type="string">
            <text:p text:style-name="P13">៤៤៥១</text:p>
          </table:table-cell>
          <table:table-cell table:style-name="តារាង1.A2" office:value-type="string">
            <text:p text:style-name="P14">ត្បា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មូរ​បង្វិល, ដុស​ខាត់​រន្ធ​ឬ​ប្រហោង​ដោយ​តម្បារ : ត្បារ​ត្រចៀក, ត្បារ​ខ្ទុះ​បូស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្បារ​ត្រ​ចៀក​ ត្បារ​ខ្ទុះ​បូស </text:p>
          </table:table-cell>
        </table:table-row>
        <table:table-row>
          <table:table-cell table:style-name="តារាង1.A2" office:value-type="string">
            <text:p text:style-name="P13">៤៤៥២</text:p>
          </table:table-cell>
          <table:table-cell table:style-name="តារាង1.A2" office:value-type="string">
            <text:p text:style-name="P14">ត្បាល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ដាប់​សម្រាប់​ប្រើ​ការ​ខាង​បុក, កិន, ជាន់, បក់​ស្រូវ​ជាដើម; ត្បាល់​មាន​ច្រើន​ប្រភេទ : ត្បាល់​កិន មាន​មេ, គម្រប, តៅ, ធ្មេញ, ដៃ សម្រាប់​កិន​ស្រូវ​ជាដើម; ត្បាល់​ជាន់ ឬ ត្បាល់​ក្ដឿង <text:s/>ត្បាល់​ដែល​មាន​អង្រែ​ជាប់​នឹង​ដង​សម្រាប់​ជាន់​បុក​ស្រូវ​ជាដើម; ត្បាល់​បុក ត្បាល់​ដែល​អ្នក​បុក​ត្រូវ​កាន់​អង្រែ​ផ្ទាល់​នឹង​ដៃ​បុក​អ្វី​ៗ មាន​ស្រូវ, អង្ករ, គ្រឿង​សម្ល, ស្លា​ជាដើម; ត្បាល់​បក់ <text:s/>ប្រដាប់​មាន​តួ, ជើង, រហាត់, តៅ, ធ្វើ​ដោយ​ឈើ សម្រាប់​ផាត់​អង្កាម, សំដី​ស្រូវ ឬ​លំអង​អង្ករ ដើម្បី​សម្រាំង​យក​ស្រូវ​ឬ​អង្ករ​ឲ្យ​ស្អា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្បាល់​កិន​ត្បាល់​ជាន់​ <text:s text:c="2"/>ឬ​ត្បាល់​ក្ដឿង</text:p>
            <text:p text:style-name="P9">ត្បាល់​បុក​ត្បាល់​បក់ </text:p>
          </table:table-cell>
        </table:table-row>
        <table:table-row>
          <table:table-cell table:style-name="តារាង1.A2" office:value-type="string">
            <text:p text:style-name="P13">៤៤៥៣</text:p>
          </table:table-cell>
          <table:table-cell table:style-name="តារាង1.A2" office:value-type="string">
            <text:p text:style-name="P14">ត្បាល់​កិ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តូច​មួយ​ប្រភេទ ផ្លែ​មាន​សណ្ឋាន​ស្រដៀង​នឹង​រាង​ត្បាល់​កិន : ដើម​ត្បាល់​កិ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ដើម​ត្បាល់​កិន</text:p>
          </table:table-cell>
        </table:table-row>
        <table:table-row>
          <table:table-cell table:style-name="តារាង1.A2" office:value-type="string">
            <text:p text:style-name="P13">៤៤៥៤</text:p>
          </table:table-cell>
          <table:table-cell table:style-name="តារាង1.A2" office:value-type="string">
            <text:p text:style-name="P14">ត្បាល់​ដែ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មួយ​ប្រភេទ ជា​គូ​គ្នា​នឹង​ដើម​អង្រែ​ដែក សម្រាប់​ប្រើ​ជា​ថ្នាំ​តាម​តម្រា​ពេទ្យ​បុរាណ : ដើម​ត្បាល់​ដែក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ដើម​ត្បាល់​ដែក</text:p>
          </table:table-cell>
        </table:table-row>
        <table:table-row>
          <table:table-cell table:style-name="តារាង1.A2" office:value-type="string">
            <text:p text:style-name="P13">៤៤៥៥</text:p>
          </table:table-cell>
          <table:table-cell table:style-name="តារាង1.A2" office:value-type="string">
            <text:p text:style-name="P14">ត្បិត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ិ.</text:p>
          </table:table-cell>
          <table:table-cell table:style-name="តារាង1.D2" office:value-type="string">
            <text:p text:style-name="P9">(ម. ព. ដ្បិត <text:s/>និ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បរិវារ​សម្រាប់​និយាយ​ផ្សំ​នឹង​ពាក្យ​រឹត : រឹត​ត្បិត គឺ​ប្រិត​ខ្លាំង, ក្បិត​ក្បៀត​ពេក : កុំ​បណ្ដែត​បណ្ដោយ​ពេក ត្រូវ​រឹត​ត្បិត​បន្តិច​ទៅ; ត្រូវ​ចាយ​ប្រាក់​រឹត​ត្បិត​បន្តិច កុំ​កញ្ជះកញ្ជាយ​ពេ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រឹត​ត្បិត </text:p>
          </table:table-cell>
        </table:table-row>
        <table:table-row>
          <table:table-cell table:style-name="តារាង1.A2" office:value-type="string">
            <text:p text:style-name="P13">៤៤៥៦</text:p>
          </table:table-cell>
          <table:table-cell table:style-name="តារាង1.A2" office:value-type="string">
            <text:p text:style-name="P14">ត្បុ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គាប​នឹង​តម្បុត : ត្បុត​ត្រ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៥៧</text:p>
          </table:table-cell>
          <table:table-cell table:style-name="តារាង1.A2" office:value-type="string">
            <text:p text:style-name="P14">ត្បុ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សសុល​ចូល, មមុល​ចូល ។</text:p>
          </table:table-cell>
          <table:table-cell table:style-name="តារាង1.D2" office:value-type="string">
            <text:p text:style-name="P8">ត្បុល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៥៨</text:p>
          </table:table-cell>
          <table:table-cell table:style-name="តារាង1.A2" office:value-type="string">
            <text:p text:style-name="P14">ត្បូ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ក្បាល : ព្រះ​ករុណា​ជា​ម្ចាស់​ជីវិត​លើ​ត្បូង; ខ្ញុំ​ព្រះ​អង្គ​សូម​ក្រាប​ថ្វាយ​បង្គំ​ដោយ​ត្បូង ។ ឈ្មោះ​ទិស​ប្រទល់​ចំ​គ្នា​នឹង​ទិស​ខាង​ជើង, ទិស​ទក្សិណ : ខាង​ត្បូង, ឯត្បូង (តាម​ទំនៀម​ខ្មែរ​ពី​បុរាណ​នៅ​ពេល​ដេក​គេ​តែង​យក​ក្បាល​ទៅ​ទិស​ខាង​នេះ ទើប​ហៅ​ថា ខាង​ត្បូង <text:s/>គឺ​ខាង​ក្បាល) ។ កែវ​ថ្ម​វិសេស​ច្រើន​ប្រភេទ​មាន​ពេជ្រ, មរកត, កណ្ដៀង, និល, ទទឹម, ជាដើម : អ្នក​ជីក​ត្បូង, អ្នក​លក់​ត្បូង, ជាង​ច្នៃ​ត្បូង ។ ត្បូង​ខ្នើយ <text:s/>ប៉ែក​ខាង​ដើម​និង​ខាង​ចុង​របស់​ខ្នើយ ។ ត្បូង​ខ្មោច <text:s/>ក្បាច់​កញ្ជើ, ល្អី ជាដើម ដែល​គេ​ត្បាញ​លើក​ជា​គោម​ឲ្យ​អណ្ដែត​ខ្ពស់​ឡើង ។ ត្បូង​ចិញ្ចៀន ក្បាល​ចិញ្ចៀន​ដែល​ដាំ​កែវ​ថ្ម ។ ត្បូង​ដឹង ក្បាល​ដឹង​ជ្វា ។ ក្រសួង​ត្បូង​ការ <text:s/>ក្រសួង​ជា​ត្បូង​នៃ​ការ​ទាំងពួង (ព. ប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្បូង​ខ្នើយ, ត្បូង​ខ្មោច​</text:p>
            <text:p text:style-name="P9">ត្បូង​ចិញ្ចៀន​ ត្បូង​ដឹង </text:p>
          </table:table-cell>
        </table:table-row>
        <table:table-row>
          <table:table-cell table:style-name="តារាង1.A2" office:value-type="string">
            <text:p text:style-name="P13">៤៤៥៩</text:p>
          </table:table-cell>
          <table:table-cell table:style-name="តារាង1.A2" office:value-type="string">
            <text:p text:style-name="P14">ត្បូងឃ្មុ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្រុក​មួយ​នៅ​ក្នុង​ខែត្រ​កំពង់ចាម (ក្នុង​បុរាណ​សម័យ​ជា​ខែត្រ​សម្រាប់​ស្ដេច​ត្រាញ់​ងារ​ជា អ្នក​ឧកញ៉ា​អជ៌ុន (អរជូន) សព្វ​ថ្ងៃ​ងារ​នេះ​ក៏​នៅ​តែ​ដដែ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៦០</text:p>
          </table:table-cell>
          <table:table-cell table:style-name="តារាង1.A2" office:value-type="string">
            <text:p text:style-name="P14">ត្បៀ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កៀប​នឹង​ក្លៀក ឬ​កៀប​នឹង​តម្បៀត, នឹង​ម្រាម​ដៃ ។ ប្រជ្រៀត​គាប​គ្ន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៦១</text:p>
          </table:table-cell>
          <table:table-cell table:style-name="តារាង1.A2" office:value-type="string">
            <text:p text:style-name="P14">ត្បែ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សន្ដាន​ខ្លុង, ត្រា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៦២</text:p>
          </table:table-cell>
          <table:table-cell table:style-name="តារាង1.A2" office:value-type="string">
            <text:p text:style-name="P14">ត្មា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ត្វ​ស្លាប​ធំ បរិភោគ​សាក​អសុភ​ជា​អាហារ; មាន​ពីរ​ប្រភេទ​គឺ ត្មាត​ភ្លើង មាឌ​ធំ​មាំ​ក្បាល​ក្រហម​ដូច​ភ្លើង, ត្មាត​ផេះ មាឌ​តូច​ជាង​ត្មាត​ភ្លើង​សម្បុរ​ប្រផេ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្មាត​ភ្លើង </text:p>
            <text:p text:style-name="P9">ត្មាត​ផេះ</text:p>
          </table:table-cell>
        </table:table-row>
        <table:table-row>
          <table:table-cell table:style-name="តារាង1.A2" office:value-type="string">
            <text:p text:style-name="P13">៤៤៦៣</text:p>
          </table:table-cell>
          <table:table-cell table:style-name="តារាង1.A2" office:value-type="string">
            <text:p text:style-name="P14">ត្មិ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ស្រឡះ (និយាយ​បាន​តែ​ពី​ដួល ឬ​ដាច់​ធ្លាក់, ដាច់​រលំ) : ដួល​ត្មិល, ដាច់​ត្មិ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៦៤</text:p>
          </table:table-cell>
          <table:table-cell table:style-name="តារាង1.A2" office:value-type="string">
            <text:p text:style-name="P14">ត្ម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រំពាត់​មាន​គល់​ត្រមោ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>៤៤៦៥</text:p>
          </table:table-cell>
          <table:table-cell table:style-name="តារាង1.A2" office:value-type="string">
            <text:p text:style-name="P14">ត្មោល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ដួល​ស្រឡះ​គ្មាន​ទាក់​ទើស​នឹង​អ្វី : រលំ​ត្មោល, វាយ​មួយ​ត្មោង​ដួល​ត្មោល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ទោល, តែ​មួយ (អណ្ឌៈ) : គោ​ពង​ត្មោល <text:s/>គឺ​គោ​ដែល​មាន​ពង​តែ​មួយ (ម. ព. ហៅ គោ​អណ្ឌៈ​ត្មោ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៦៦</text:p>
          </table:table-cell>
          <table:table-cell table:style-name="តារាង1.A2" office:value-type="string">
            <text:p text:style-name="P14">ត្ម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19">តិះ​ដៀល​ឲ្យ​អាម៉ាស់​មុខ, ឲ្យ​អាប់​មុខ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20"/>
          </table:table-cell>
        </table:table-row>
        <table:table-row>
          <table:table-cell table:style-name="តារាង1.A2" office:value-type="string">
            <text:p text:style-name="P3">៤៤៦៧</text:p>
          </table:table-cell>
          <table:table-cell table:style-name="តារាង1.A2" office:value-type="string">
            <text:p text:style-name="P14">ត្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19">ខារ​រវៃ​សរសៃ​អំបោះ​ជាដើម​ដោយ​កន្ត្រ ហើយរុំ​ដាក់​ព័ទ្ធ​បំពង់​ទុក​សម្រាប់​ត្បាញ : ត្រ​អំបោះ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19">ត្រអំបោះ</text:p>
          </table:table-cell>
        </table:table-row>
        <table:table-row>
          <table:table-cell table:style-name="តារាង1.A2" office:value-type="string">
            <text:p text:style-name="P3">៤៤៦៨</text:p>
          </table:table-cell>
          <table:table-cell table:style-name="តារាង1.A2" office:value-type="string">
            <text:p text:style-name="P14">ត្រៈ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្រះ អ. ថ. ត្រៈ) ឈ្មោះ​បទ​ភ្លេង​ពិណពាទ្យ​មួយ​មេ សម្រាប់​លេង​ក្នុង​រយៈ​ល្ខោន (ខ្មែរ​ហៅ​ក្លាយ​ជា ត្រាក់ <text:s/>ក៏​មាន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៦៩</text:p>
          </table:table-cell>
          <table:table-cell table:style-name="តារាង1.A2" office:value-type="string">
            <text:p text:style-name="P14">ត្រ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ជាល​ត្បាញ​ដោយ​បន្ទោះ​ឫស្សី, ផ្ដៅ​ជាដើម មាន​ខ្សែ​ចង​យួរ, សម្រាប់​ដាក់​ត្រី​តូច​ៗ និង​បន្លែ​ជាដើម ។ ព. ប្រ. គុ. <text:s/>ដែល​រៀន​ចំណេះ​វិជ្ជា​អ្វី​មួយ មាន​អក្សរ​ជាដើម មិន​ទាន់​បាន​ចេះ ក៏​ស្រាប់​តែ​លែង​រៀន​ទៅ, ហៅ​ថា <text:s/>ត្រក <text:s/>ព្រោះ​ប្រៀប​ប្រដូច​នឹង​មនុស្ស​អ្នក​ឥត​ចំណេះ​វិជ្ជា ដែល​មាន​មុខ​ការ​របរ​តែ​ខាង​ពុន​ត្រក​ទៅ​នេសាទ​មច្ឆជាតិ​ប៉ុណ្ណោះ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៧០</text:p>
          </table:table-cell>
          <table:table-cell table:style-name="តារាង1.A2" office:value-type="string">
            <text:p text:style-name="P14">ត្រ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រោគ​កើត​ក្នុង​ពោះ ជា​ដុំ​បណ្ដាល​ឲ្យ​ពោះ​ធំ​ប៉ោង​ឡើង : កើត​ត្រក់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កើត​ត្រក់ </text:p>
          </table:table-cell>
        </table:table-row>
        <table:table-row>
          <table:table-cell table:style-name="តារាង1.A2" office:value-type="string">
            <text:p text:style-name="P3">៤៤៧១</text:p>
          </table:table-cell>
          <table:table-cell table:style-name="តារាង1.A2" office:value-type="string">
            <text:p text:style-name="P14">ត្រក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ចាប់​ទ្រ​ក្រសោប​លើក​ឡើង : ត្រកង​កណ្ដាប់​ស្រូវ, ត្រកង​បាច់​ស្មៅ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​</text:p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ចំនួន​វត្ថុ​ដែល​ល្មម​ត្រកង​បាន : ឧស​មួយ​ត្រកង, បាច់​ត្រកួន​មួយ​ត្រក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៧២</text:p>
          </table:table-cell>
          <table:table-cell table:style-name="តារាង1.A2" office:value-type="string">
            <text:p text:style-name="P14">ត្រកា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10">ចំពើប, ប្លែក, ទើប​ប្រែ​ថ្មី ឬ​ទើប​មាន​ថ្មី : ចំណី​ត្រកាល, រឿង​ត្រកល, របស់​ត្រកាល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3">៤៤៧៣</text:p>
          </table:table-cell>
          <table:table-cell table:style-name="តារាង1.A2" office:value-type="string">
            <text:p text:style-name="P14">ត្រកូ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ពូជ​ពង្ស : កើត​ក្នុង​ត្រកូល​ខ្ពង់ខ្ពស់ ។ ពាក្យ​នេះ​ក្លាយ​មក​ពី​ពាក្យ​ភាសា​សំស្រ្កឹត​ថា គោត្រ -កុល “ពូជ​ពង្ស​តាម​គោត្រ” ហៅ​តាម​ស្រួល​មាត់​ថា គោត្រកូល, លុះ​ដល់​យូរ​ត​ៗ​មក គេ​លុប​ពាក្យ គោ <text:s/>ចេញ នៅ​ហៅ​ត្រឹម​តែ ត្រកូល (ម. ព. គោត្ត និង គោត្រកូល 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៧៤</text:p>
          </table:table-cell>
          <table:table-cell table:style-name="តារាង1.A2" office:value-type="string">
            <text:p text:style-name="P14">ត្រកួញ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មូរ​ត្របាញ់​ខ្សែ ឬ​ចម្រៀក​ផ្ដៅ​ជាដើម​ឲ្យ​ណែន​ខ្មាញ់​ជា​ធ្លុង​មួយ : ត្រកួញ​ខ្សែ, ត្រកួញ​ចម្រៀក​ធាង​ត្នោត, ត្រកួញ​ព្រ័ត្រ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  <text:p text:style-name="P9">ត្រកួញ​ព្រ័ត្រ <text:s/></text:p>
          </table:table-cell>
        </table:table-row>
        <table:table-row>
          <table:table-cell table:style-name="តារាង1.A2" office:value-type="string">
            <text:p text:style-name="P3">៤៤៧៥</text:p>
          </table:table-cell>
          <table:table-cell table:style-name="តារាង1.A2" office:value-type="string">
            <text:p text:style-name="P14">ត្រកួ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វល្លិ​វារិជ​ជាតិ​មួយ​ពួក ទង​និង​ស្លឹក​ប្រើ​ធ្វើ​ជា​បន្លែ ឬ​អន្លក់; ត្រកួន​មាន​ប្រយោជន៍​សំខាន់​មួយ​ប្រភេទ​ក្នុង​ប្រទេស​ឥណ្ឌូចិន : សម្ល​ត្រកួន, អន្លក់​ត្រកួន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សម្ល​ត្រកួន​ អន្លក់​ត្រកួន</text:p>
          </table:table-cell>
        </table:table-row>
        <table:table-row>
          <table:table-cell table:style-name="តារាង1.A2" office:value-type="string">
            <text:p text:style-name="P3">៤៤៧៦</text:p>
          </table:table-cell>
          <table:table-cell table:style-name="តារាង1.A2" office:value-type="string">
            <text:p text:style-name="P14">ត្រកួន​កន្ទែ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. ព. កន្ទែក <text:s/>ន.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៧៧</text:p>
          </table:table-cell>
          <table:table-cell table:style-name="តារាង1.A2" office:value-type="string">
            <text:p text:style-name="P14">ត្រកៀ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្មៅ​ទឹក​ពួក​ត្រាវ ធាង​និង​គល់​ប្រើ​ជា​បន្លែ​បាន : សម្ល​ម្ជូរ​ត្រកៀត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សម្ល​ម្ជូរ​​ត្រកៀត <text:s/></text:p>
          </table:table-cell>
        </table:table-row>
        <table:table-row>
          <table:table-cell table:style-name="តារាង1.A2" office:value-type="string">
            <text:p text:style-name="P3">៤៤៧៨</text:p>
          </table:table-cell>
          <table:table-cell table:style-name="តារាង1.A2" office:value-type="string">
            <text:p text:style-name="P14">ត្រកៀត​ប៉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្មៅ​ទឹក​ពួក​ត្រកៀត បែប​ភាព​ដូច​ត្រកៀត ប៉ុន្ដែ​កាល​ដែល​នៅ​តូច មាន​ពក​ផ្ដួច​ជា​ប្លោក​ប៉ោង​ឡើង ត​ទៅ​ទើប​បែក​ចេញ​ជា​ពន្លក​ជា​ស្លឹក ព្រោះ​ហេតុ​នោះ​ទើប​ហៅ​ថា ត្រកៀត​ប៉ោង; ត្រកៀត​នេះ​មាន​ប្រយោជន៍​ច្រើន​យ៉ាង​ណាស់ គឺ​ផ្កា​មាន​ជន​ខ្លះ គេ​ប្រើ​ជា​អន្លក់, ធាង​គេ​ប្រើ​ជា​បន្លែ​ក៏​បាន; ធាង​និង​ស្លឹក​ស្រស់​គេ​ប្រើ​ជា​ចំណី​ឲ្យ​គោ, ក្របី​ស៊ី; ធាង​បើ​កាត់​ហាល​ថ្ងៃ​ឲ្យ​ស្ងួត​ហើយ​ប្រើ​ការ​បាន​ច្រើន​ប្រភេទ គឺ​វេញ​ខ្សែ​ចំណង, ខ្សែ​ចែវ, ធ្វើ​អង្រឹង, ធ្វើ​កន្ទេល, ធ្វើ​សំពៀត ។ល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៧៩</text:p>
          </table:table-cell>
          <table:table-cell table:style-name="តារាង1.A2" office:value-type="string">
            <text:p text:style-name="P14">ត្រគា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៉ែក​អវយវៈ​នៃ​មនុស្ស​ត្រង់​ខាង​ក្រោម​ចង្កេះ​ទាំង​ពីរ​ខាង ។ បាន​តែ​ពាក្យ​ត្រគាក​ស្លាប់​ស្ដូក (ព. ទ. បុ.) បាន​តែ​ខាង​និយាយ​ស្ដី​ថា​ឲ្យ​គេ តែ​ខ្លួន​ឯង​ឥត​ធ្វើ​អ្វី​សោះ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៨០</text:p>
          </table:table-cell>
          <table:table-cell table:style-name="តារាង1.A2" office:value-type="string">
            <text:p text:style-name="P14">ត្រ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ត្វ​មាន​រូប​ដូច​បង្កួយ​តែ​ធំ​ជាង​បង្កួយ; អ្នក​ស្រុក​ខ្លះ​ហៅ​ថា បង្កួយ​ត្រ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បង្កួយ​ត្រង 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ច្រោះ, ទ្រ, រង ដោយ​តម្រង : <text:s/>ត្រង​ទឹក, ត្រង​ប្រេង, ត្រង​ទឹក​ត្នោត, ត្រង​ត្រី​ក្រឹម ។ ត្រងត្រាប់ <text:s/>ត្រង​យក​តម្រាប់ គឺ​ស្ដាប់​បម្រុង​នឹង​ប្រព្រឹត្ត​តាម​ឬ​ស្ដាប់​ហើយ​កាន់​តាម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ង​ទឹក​</text:p>
            <text:p text:style-name="P9">ត្រង​ប្រេង​</text:p>
            <text:p text:style-name="P9">ត្រង​ទឹក​ត្នោត​</text:p>
            <text:p text:style-name="P9">ត្រង​ត្រី​ក្រឹម </text:p>
            <text:p text:style-name="P9">ត្រងត្រាប់</text:p>
          </table:table-cell>
        </table:table-row>
        <table:table-row>
          <table:table-cell table:style-name="តារាង1.A2" office:value-type="string">
            <text:p text:style-name="P3">៤៤៨១</text:p>
          </table:table-cell>
          <table:table-cell table:style-name="តារាង1.A2" office:value-type="string">
            <text:p text:style-name="P14">ត្រង់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ទីទៃ​ពី​វៀច ។ ដែល​ឃ្លាត​ចាក​ពីទី ១ ទៅ​កាន់​ទី ១ ឥត​ងាក​ឥត​បែរ​ទៅ​ខាង​ណា ទាល់​តែ​ដល់​ទៅ​ទី​នោះ​ឬ​ដែល​មាន​ចុង​មាន​គុល​រត់​ល្បត់​ដូច​វាយ​បន្ទាត់ : ផ្លូវ​ត្រង់, ចិត្ត​ត្រង់ ។ <text:s/>ប្រើ​ជា កិ. វិ. <text:s/>ក៏​បាន : និយាយ​ត្រង់, ប្រាប់​ត្រង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ពេល​សន្មត​ដោយ​ព្រះ​អាទិត្យ​ចរ​មក​ចំ​ពី​លើ គឺ​ម៉ោង ១២ ថ្ងៃ ។ លោក​ឆាន់​ត្រង់ <text:s/>គឺ​ភិក្ខុ​សាមណេរ​ដែល​ឆាន់​ក្នុង​វេលា​ថ្ងៃ​ជិត​ត្រង់ ។ ថ្ងៃ​ត្រង់ <text:s/>គឺ​វេលា​ព្រះ​អាទិត្យ​ឋិត​នៅ​ចំ​ភាគ​កណ្ដាល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ថ្ងៃ​ត្រង់ <text:s/>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៣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អា. និ.</text:p>
          </table:table-cell>
          <table:table-cell table:style-name="តារាង1.D2" office:value-type="string">
            <text:p text:style-name="P9">ចំ, ចំពោះ, សំដៅ​ចំ, នា : វាយ​ត្រូវ​ត្រង់​ឆ្អឹង​ខ្នង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៨២</text:p>
          </table:table-cell>
          <table:table-cell table:style-name="តារាង1.A2" office:value-type="string">
            <text:p text:style-name="P14">ត្រងា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រលីង​យង់​ពី​ខាង​មុខ (ថ្ពែក​តែ​ត្រង់​ខាង​មុខ) : ក្បាល​ត្រងាល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៨៣</text:p>
          </table:table-cell>
          <table:table-cell table:style-name="តារាង1.A2" office:value-type="string">
            <text:p text:style-name="P14">ត្រងិ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រលីង​ដោយ​បោច​ដោយ​ក្បិល​ឬ​ដែល​រលីង​ដូច​គេ​បោច​ដូច​គេ​ក្បិល : ក្បាល​ត្រងិល, សក់​ត្រងិល, ភ្នំ​ត្រងិល, ដំបូក​ត្រងិល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ភ្នំ​ត្រងិល​</text:p>
            <text:p text:style-name="P9">ដំបូក​ត្រងិល </text:p>
          </table:table-cell>
        </table:table-row>
        <table:table-row>
          <table:table-cell table:style-name="តារាង1.A2" office:value-type="string">
            <text:p text:style-name="P3">៤៤៨៤</text:p>
          </table:table-cell>
          <table:table-cell table:style-name="តារាង1.A2" office:value-type="string">
            <text:p text:style-name="P14">ត្រងើ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កំប៉ោក, កំប៉ោង​ទើល​ងើល : ថ្ងាស​ត្រងើល, ក្បាល​ត្រងើល</text:p>
          </table:table-cell>
          <table:table-cell table:style-name="តារាង1.D2" office:value-type="string">
            <text:p text:style-name="P16">ទ្រងើល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៨៥</text:p>
          </table:table-cell>
          <table:table-cell table:style-name="តារាង1.A2" office:value-type="string">
            <text:p text:style-name="P14">ត្រងោ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រលីង (និយាយ​តែ​ពី​ក្បាល) : ក្បាល​ត្រងោល, កោរ​ត្រងោល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៨៦</text:p>
          </table:table-cell>
          <table:table-cell table:style-name="តារាង1.A2" office:value-type="string">
            <text:p text:style-name="P14">ត្រចង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ស្រស់​ប៉ប្រៃ, រុងរឿង : ល្អ​ត្រចង់, មើល​ទៅ​ឃើញ​ត្រចង់, ត្រចះត្រចង់, ត្រចង់ត្រចះ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ចះ​ត្រចង់​ ត្រចង់​ត្រចះ <text:s/></text:p>
          </table:table-cell>
        </table:table-row>
        <table:table-row>
          <table:table-cell table:style-name="តារាង1.A2" office:value-type="string">
            <text:p text:style-name="P3">៤៤៨៧</text:p>
          </table:table-cell>
          <table:table-cell table:style-name="តារាង1.A2" office:value-type="string">
            <text:p text:style-name="P14">ត្រចើ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ធ្លោ​ទៅ​មុខ (ដោះ) : ដោះ​ត្រចើល ឬ ដោះ​ត្រចើល​ៗ (ត្រចើល-ចើល) 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<text:s/></text:p>
          </table:table-cell>
        </table:table-row>
        <table:table-row>
          <table:table-cell table:style-name="តារាង1.A2" office:value-type="string">
            <text:p text:style-name="P3">៤៤៨៨</text:p>
          </table:table-cell>
          <table:table-cell table:style-name="តារាង1.A2" office:value-type="string">
            <text:p text:style-name="P14">ត្រចៀ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អាយតនៈ​សម្រាប់​ត្រង​រង​នូវ​សំឡេង : ឮ​សំឡេង​ដោយ​ត្រចៀក ។ ប៉ែក​អវយវៈ​នៃ​អ្វី​ផ្សេង​ៗ​មាន​សណ្ឋាន​ស្រដៀង​នឹង​ត្រចៀក​ ដែល​សម្រាប់​យួរ, សម្រាប់​ទ្រ​ទប់​បិទ​បើក​បាន : ត្រចៀក​កញ្ឆេ, ត្រចៀក​ទ្វារ ។ល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៨៩</text:p>
          </table:table-cell>
          <table:table-cell table:style-name="តារាង1.A2" office:value-type="string">
            <text:p text:style-name="P14">ត្រចៀក​កណ្ដុ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ផ្សិត​ដុះ​នឹង​ដើម​ឈើ​សម្បុរ​ក្រមៅ​មាន​សណ្ឋាន​ស្រដៀង​នឹង​ត្រចៀក​កណ្ដុរ; ចួន​កាល​ដុះ​នៅ​ដី​ច្រាប​ក៏​មាន : ផ្សិត​ត្រចៀក​កណ្ដុរ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ផ្សិត​ត្រចៀក​កណ្ដុរ <text:s/></text:p>
          </table:table-cell>
        </table:table-row>
        <table:table-row>
          <table:table-cell table:style-name="តារាង1.A2" office:value-type="string">
            <text:p text:style-name="P3">៤៤៩០</text:p>
          </table:table-cell>
          <table:table-cell table:style-name="តារាង1.A2" office:value-type="string">
            <text:p text:style-name="P14">ត្រចៀកកា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ត្វ​ស្លាប​តូច​មួយ​ប្រភេទ សម្បុរ​ខ្មៅ ច្រើន​នៅ​តែ​នឹង​ទី​តំបន់​ដែល​មាន​ខ្យល់​អាកាស​ត្រជាក់​ស្រួល; នៅ​ភ្នំ នៅ​គុហា​មាត់​សមុទ្ទ ដោយ​កន្លែង​ផ្សេង​ៗ សត្វ​ត្រចៀក​កាំ​តាំង​ជា​លំនៅ​ធ្វើ​សម្បុក​ពង, សម្បុក​នោះ​ក៏​ហៅ​តាម​ពាក្យ​សៀម​ថា រ៉័ងណុក <text:s/>“សម្បុក​សត្វ​ស្លាប”, ខ្មែរ​យើង​ច្រើន​ហៅ​ក្លាយ​ថា <text:s/>នាង​នក់ <text:s/>ក៏​មាន, ជា​វត្ថុ​មាន​តម្លៃ​ប្រើ​ជា​គ្រឿង​ត្រជាក់, ជា​ថ្នាំ​ត្រជាក់ (ម. ព. នាង​នក់ <text:s/>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៩១</text:p>
          </table:table-cell>
          <table:table-cell table:style-name="តារាង1.A2" office:value-type="string">
            <text:p text:style-name="P14">ត្រចៀក​ដំរ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ជីរ​មួយ​ប្រភេទ ស្លឹក​ក្រាស់​ហាម​ជ្រួញ​ៗ ក្លិន​ហាង​ឆួល : ជីរ​ត្រចៀក​ដំរី ។ អ្នក​ស្រុក​ខ្លះ​ហៅ <text:s/>ជីរ​ត្រចៀក​ជ្រូក, ខ្លះ​ហៅ ជីរ​ស្លឹក​ក្រាស់, ខ្លះ​ហៅ ជីរ​ត្រមាំង, ខ្លះ​ទៀត​ហៅ <text:s/>ជីរ​ទ្រមឹង <text:s/>(ម. ព. ជីរ 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ជីរ​ត្រចៀក​ដំរី </text:p>
          </table:table-cell>
        </table:table-row>
        <table:table-row>
          <table:table-cell table:style-name="តារាង1.A2" office:value-type="string">
            <text:p text:style-name="P3">៤៤៩២</text:p>
          </table:table-cell>
          <table:table-cell table:style-name="តារាង1.A2" office:value-type="string">
            <text:p text:style-name="P14">ត្រចៀក​ប្រើ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ពាក្យ​សម្រាប់​ហៅ​កូន​ចេក​តូច​ៗ​ដែល​ទើប​បែក​សន្លឹក​ត្រង់​ៗ​ទៅ​លើ, ដោយ​ដំណើរ​ប្រៀប​ប្រដូច​នឹង​ត្រចៀក​សត្វ​ប្រើស : កូន​ចេក​ត្រចៀក​ប្រើស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<text:s/></text:p>
          </table:table-cell>
        </table:table-row>
        <table:table-row>
          <table:table-cell table:style-name="តារាង1.A2" office:value-type="string">
            <text:p text:style-name="P3">៤៤៩៣</text:p>
          </table:table-cell>
          <table:table-cell table:style-name="តារាង1.A2" office:value-type="string">
            <text:p text:style-name="P14">ត្រចៀក​ព្ន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នំ​បង់​ខ្លាញ់​មួយ​ប្រភេទ ធ្វើ​ដោយ​ម្សៅ​ខ្សាយ​មាន​សណ្ឋាន​ស្រដៀង​នឹង​ទង​ត្រចៀក​ព្នង​ដែល​ចោះ​រេះ : នំ​ត្រចៀក​ព្ន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នំ​ត្រចៀក​ព្នង</text:p>
          </table:table-cell>
        </table:table-row>
        <table:table-row>
          <table:table-cell table:style-name="តារាង1.A2" office:value-type="string">
            <text:p text:style-name="P3">៤៤៩៤</text:p>
          </table:table-cell>
          <table:table-cell table:style-name="តារាង1.A2" office:value-type="string">
            <text:p text:style-name="P14">ត្រច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ស្រឡះ, ច្បាស់, (ភ្លឺ) : ខែ​ភ្លឺ​ត្រចះ (ម. ព. ត្រចង់ <text:s/>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៤៩៥</text:p>
          </table:table-cell>
          <table:table-cell table:style-name="តារាង1.A2" office:value-type="string">
            <text:p text:style-name="P14">ត្រជា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ទីទៃ​ពី​ក្ដៅ គឺ​ឥត​កម្ដៅ ។ ត្រជាក់​ត្រជំ <text:s/>ព. ប្រ. ដែល​ប្រកប​ដោយ​សេចក្ដី​សុខ​សេចក្ដី​ចម្រើន, កើត​កាល​វាល​គុម្ព, ធូរ​ដៃ, ធូរ​ជើង, កប​កើត​កូន​ចៅ : រក​ស៊ី​ត្រជាក់​ត្រជំ​សម​តាម​បំណ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ជាក់​ត្រជំ <text:s/></text:p>
          </table:table-cell>
        </table:table-row>
        <table:table-row>
          <table:table-cell table:style-name="តារាង1.A2" office:value-type="string">
            <text:p text:style-name="P3">៤៤៩៦</text:p>
          </table:table-cell>
          <table:table-cell table:style-name="តារាង1.A2" office:value-type="string">
            <text:p text:style-name="P14">ត្រជ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 ត្រជាក់ : ត្រជាក់​ត្រជំ <text:s/>គឺ​ត្រជាក់​ជា​សុខ​ស្រួល (ម. ព. ត្រជាក់ 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ជាក់​ត្រជំ </text:p>
          </table:table-cell>
        </table:table-row>
        <table:table-row>
          <table:table-cell table:style-name="តារាង1.A2" office:value-type="string">
            <text:p text:style-name="P3">៤៤៩៧</text:p>
          </table:table-cell>
          <table:table-cell table:style-name="តារាង1.A2" office:value-type="string">
            <text:p text:style-name="P14">ត្រឈឹ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បរិវារ​សម្រាប់​និយាយ​ផ្សំ​នឹង​ពាក្យ​ត្រឈៃ : ត្រឈឹងត្រឈៃ (ម្លប់) គឺ​ម្លប់​ជិត​ឈឹង​សន្ធៃ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ឈឹង​ត្រឈៃ </text:p>
          </table:table-cell>
        </table:table-row>
        <table:table-row>
          <table:table-cell table:style-name="តារាង1.A2" office:value-type="string">
            <text:p text:style-name="P3">៤៤៩៨</text:p>
          </table:table-cell>
          <table:table-cell table:style-name="តារាង1.A2" office:value-type="string">
            <text:p text:style-name="P14">ត្រឈៃ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សន្ធៃ, ជិត​ឈឹង, ជិត​ស្និទ្ធ (និយាយ​តែ​ពី​ម្លប់​ឈើ) : ម្លប់​ត្រឈៃ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<text:s/></text:p>
          </table:table-cell>
        </table:table-row>
        <table:table-row>
          <table:table-cell table:style-name="តារាង1.A2" office:value-type="string">
            <text:p text:style-name="P3">៤៤៩៩</text:p>
          </table:table-cell>
          <table:table-cell table:style-name="តារាង1.A2" office:value-type="string">
            <text:p text:style-name="P14">ត្រដ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ត្វ​ស្លាប​ពួក​រនាល តែ​មាន​រូប​សណ្ឋាន​ធំ​ខ្ពស់​ចង្គ្រោង​ជាង​រនាល មាន​សម្បុរ​ប្រផេះ ចំពុះ​ធំ​វែង, ក​វែង ខាង​ក្រោម​មាន​សណ្ឋាន​ស្រដៀង​នឹង​ថង់ គេ​ច្រើន​ហៅ​ថា យាម, <text:s/>ក្បាល​រលីង​កណ្ដាល, មាន​មច្ឆាជាតិ​ជា​ចំណី ។ មាន​មួយ​ប្រភេទ​ផ្សេង​ទៀត​ហៅ <text:s/>ត្រដក់​គម្រង់ <text:s/>ស៊ី​គម្រង់​សាកសព​ផ្សេង​ៗ ។</text:p>
          </table:table-cell>
          <table:table-cell table:style-name="តារាង1.D2" office:value-type="string">
            <text:p text:style-name="P16">តាដក់</text:p>
          </table:table-cell>
          <table:table-cell table:style-name="តារាង1.I2" office:value-type="string">
            <text:p text:style-name="P9">ត្រដក់​គម្រង់ </text:p>
          </table:table-cell>
        </table:table-row>
        <table:table-row>
          <table:table-cell table:style-name="តារាង1.A2" office:value-type="string">
            <text:p text:style-name="P3">៤៥០០</text:p>
          </table:table-cell>
          <table:table-cell table:style-name="តារាង1.A2" office:value-type="string">
            <text:p text:style-name="P14">ត្រដក់​ត្រសុ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សន្សំ​លាក់លាម ក្បិតក្បៀត​ទុក​សំចៃ : វា​ចេះ​ត្រដក់​ត្រសុំ​ណាស់ ។ 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០១</text:p>
          </table:table-cell>
          <table:table-cell table:style-name="តារាង1.A2" office:value-type="string">
            <text:p text:style-name="P14">ត្រដ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ខំ​ប្រឹង, ខំ​ស្ទុះ​ឡើង ដោយ​កម្លាំង​យ៉ាង​តិច : មនុស្ស​លង់​ទឹក​ខំ​ប្រឹង​ត្រដរ​ងើប​ហែល; រក​ស៊ី​ទាំង​ត្រដរ; ខំ​ត្រដរ​ដើរ​ទាំង​ឈឺ​ចាប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០២</text:p>
          </table:table-cell>
          <table:table-cell table:style-name="តារាង1.A2" office:value-type="string">
            <text:p text:style-name="P14">ត្រដា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លា​លាត, សន្ធឹង : ត្រដាង​សំពត់, ត្រដាង​ចីពរ ។ ត្រដាង​ដៃ, ត្រដាង​ស្លាប <text:s/>គឺ​កាង​ដៃ, កាង​ស្លាប សន្ធឹង​ស្រទា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០៣</text:p>
          </table:table-cell>
          <table:table-cell table:style-name="តារាង1.A2" office:value-type="string">
            <text:p text:style-name="P14">ត្រដា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រីក​សាយ​ទៅ​ខាង មាន​ជា​លំអាន​ធំ : ផ្លូវ​ធំ​ត្រដាច, ភ្លឺ​ស្រែ​ធំ​ខ្ពស់​ត្រដាច; មើល​ទៅ​ឃើញ​ត្រដាច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​</text:p>
            <text:p text:style-name="P9"/>
            <text:p text:style-name="P9"/>
          </table:table-cell>
        </table:table-row>
        <table:table-row>
          <table:table-cell table:style-name="តារាង1.A2" office:value-type="string">
            <text:p text:style-name="P3">៤៥០៤</text:p>
          </table:table-cell>
          <table:table-cell table:style-name="តារាង1.A2" office:value-type="string">
            <text:p text:style-name="P14">ត្រដាបត្រដួ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ឬ កិ. វិ.</text:p>
          </table:table-cell>
          <table:table-cell table:style-name="តារាង1.D2" office:value-type="string">
            <text:p text:style-name="P9">លំបាក, ទន់​ទាប, ដុនដាប, ស្ទើរ​ស្លាប់​ស្ទើរ​រស់ : ខំ​ប្រឹង​រក​ស៊ី​ទាំង​​ត្រដាបត្រដួស, រស់​នៅ​ទាំង​ត្រដាបត្រដួស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  <text:p text:style-name="P9"><text:s/></text:p>
          </table:table-cell>
        </table:table-row>
        <table:table-row>
          <table:table-cell table:style-name="តារាង1.A2" office:value-type="string">
            <text:p text:style-name="P3">៤៥០៥</text:p>
          </table:table-cell>
          <table:table-cell table:style-name="តារាង1.A2" office:value-type="string">
            <text:p text:style-name="P14">ត្រដាល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​នឹង​ពាក្យ ត្រដុស : ត្រដុស​ត្រដាល់ គឺ​ដុស​ដាល់​រឿយ​ៗ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​</text:p>
          </table:table-cell>
        </table:table-row>
        <table:table-row>
          <table:table-cell table:style-name="តារាង1.A2" office:value-type="string">
            <text:p text:style-name="P3">៤៥០៦</text:p>
          </table:table-cell>
          <table:table-cell table:style-name="តារាង1.A2" office:value-type="string">
            <text:p text:style-name="P14">ត្រដិ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វល្លិ​រំអិល​មួយ​ប្រភេទ ច្រើន​ដុះ​នៅ​ដី​ទួល​ត្រជាក់​ក្បែរ​គល់​ឈើ​ធំ ឬ​នៅ​ដំបូក​ជាដើម, ដើម​ខ្ចី​និង​ស្លឹក​វា​បើ​យក​មក​ច្របាច់​លាយ​នឹង​ទឹក​ចេញ​ជា​រំអិល​អន្លាយ មាន​ជាតិ​រមាស់​បន្តិច​ៗ​ប្រើ​ធ្វើ​ជា​ថ្នាំ​ត្រជាក់​បាន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០៧</text:p>
          </table:table-cell>
          <table:table-cell table:style-name="តារាង1.A2" office:value-type="string">
            <text:p text:style-name="P14">ត្រដឹ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ខ្ពស់​ស្ដឹង, ដែល​អណ្ដែត​ស្ដឹង : ខ្ពស់​ត្រដឹង; មើល​ទៅ​ឃើញ​ត្រដឹ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  <text:p text:style-name="P9"/>
          </table:table-cell>
        </table:table-row>
        <table:table-row>
          <table:table-cell table:style-name="តារាង1.A2" office:value-type="string">
            <text:p text:style-name="P3">៤៥០៨</text:p>
          </table:table-cell>
          <table:table-cell table:style-name="តារាង1.A2" office:value-type="string">
            <text:p text:style-name="P14">ត្រដឹ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ខ្ពស់​ត្រដួច​សន្លឹម : ខ្ពស់​ត្រដឹម, មើល​ទៅ​ឃើញ​ត្រដឹម (ម. ព. ត្រដួច <text:s/>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០៩</text:p>
          </table:table-cell>
          <table:table-cell table:style-name="តារាង1.A2" office:value-type="string">
            <text:p text:style-name="P14">ត្រដុ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ដុស​រឿយ​ៗ, កកិត : គោ​ត្រដុស​បង្គោល ។</text:p>
          </table:table-cell>
          <table:table-cell table:style-name="តារាង1.D2" office:value-type="string">
            <text:p text:style-name="P16">ដដុស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១០</text:p>
          </table:table-cell>
          <table:table-cell table:style-name="តារាង1.A2" office:value-type="string">
            <text:p text:style-name="P14">ត្រដួ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ខ្ពស់​ឆ្ងាយ​សន្លឹម​ទៅ​ខាង​លើ : ខ្ពស់​ត្រដួច; មើល​ទៅ​ឃើញ​ត្រដួច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១១</text:p>
          </table:table-cell>
          <table:table-cell table:style-name="តារាង1.A2" office:value-type="string">
            <text:p text:style-name="P14">ត្រដេ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​នឹង​ពាក្យ​ត្រដរ : ត្រដេរត្រដរ ឬ ត្រដែត្រដរ <text:s/>គឺ​ត្រដរ​ច្រើន​ដង​លិច​ៗ អណ្ដែត​ៗ ។</text:p>
          </table:table-cell>
          <table:table-cell table:style-name="តារាង1.D2" office:value-type="string">
            <text:p text:style-name="P16">ត្រដែ</text:p>
          </table:table-cell>
          <table:table-cell table:style-name="តារាង1.I2" office:value-type="string">
            <text:p text:style-name="P9">ត្រដេរត្រដរ <text:s/>ត្រដែត្រដរ</text:p>
          </table:table-cell>
        </table:table-row>
        <table:table-row>
          <table:table-cell table:style-name="តារាង1.A2" office:value-type="string">
            <text:p text:style-name="P3">៤៥១២</text:p>
          </table:table-cell>
          <table:table-cell table:style-name="តារាង1.A2" office:value-type="string">
            <text:p text:style-name="P14">ត្រដេ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​នឹង​ពាក្យ​ត្រដាប : ត្រដេបត្រដាប គឺ​ដាប​ៗ លិច​ៗ អណ្ដែត​ៗ (ម. ព. ត្រដាបត្រដួស 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ដេប​ត្រដាប</text:p>
          </table:table-cell>
        </table:table-row>
        <table:table-row>
          <table:table-cell table:style-name="តារាង1.A2" office:value-type="string">
            <text:p text:style-name="P3">៤៥១៣</text:p>
          </table:table-cell>
          <table:table-cell table:style-name="តារាង1.A2" office:value-type="string">
            <text:p text:style-name="P14">ត្រដេ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ត្វ​ស្លាប​ពួក​ចចាត ពួក​រងាវ​កក​ធ្វើ​រន្ធ​ក្នុង​ដី​ជា​លំនៅ : ខ្ទប់​រន្ធ​ត្រដេវ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១៤</text:p>
          </table:table-cell>
          <table:table-cell table:style-name="តារាង1.A2" office:value-type="string">
            <text:p text:style-name="P14">ត្រដេវវិ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ត្វ​ស្លាប​ដោយ​សន្មត​តាម​សូរ​ដែល​វា​យំ, ច្រើន​នៅ​អាស្រ័យ​តែ​នឹង​ទី​វាល​ទំនាប​ដេក​តែ​នៅ​លើ​ផែន​ដី, តាម​ពាក្យ​បោរាណាចារ្យ​ថា វា​ដេក​ផ្ងារ​យក​ជើង​ច្រោង​ឡើង​លើ ព្រោះ​ខ្លាច​ក្រែង​មេឃ​រលំ​សង្កត់, ជា​បក្សី​ចេះ​ថែ​រក្សា​ស៊ុត​របស់​វា​ដោយ​ប្រយ័ត្ន​ជា​បំផុត ។</text:p>
          </table:table-cell>
          <table:table-cell table:style-name="តារាង1.D2" office:value-type="string">
            <text:p text:style-name="P16">ត្រដេវ​វ៉ិច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១៥</text:p>
          </table:table-cell>
          <table:table-cell table:style-name="តារាង1.A2" office:value-type="string">
            <text:p text:style-name="P14">ត្រដែ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សាត់​អណ្ដែត​ខ្ពស់​ឡើង​ៗ ហើយ​កាន់​តែ​ឆ្ងាយ​ទៅ : ខ្ពស់​ត្រដែត; មើល​ទៅ​ឃើញ​ត្រដែត, គោម​ហោះ​ខ្ពស់​ឡើង​ត្រដែត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១៦</text:p>
          </table:table-cell>
          <table:table-cell table:style-name="តារាង1.A2" office:value-type="string">
            <text:p text:style-name="P14">ត្រដោ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ដាប់​ធ្វើ​ដោយ​ឈើ មាន​មេ​មាន​គ្រាប់​សំឡេង​លាន់​ឮ សម្រាប់​ចង​ព្យួរ​នៅ​ក​គោ, ក្របី, ដំរី, សេះ ។ ឈើ​ឬ​ឫស្សី​ដែល​គេ​ចោះ​ជា​ប្រហោង​តែ​ម្ខាង​សម្រាប់​វាយ​ចាំ​យាម​ល្បាត​ជាដើម : មនុស្ស​យាម​វាយ​ត្រដោក, គោះ​ត្រដោក ។</text:p>
          </table:table-cell>
          <table:table-cell table:style-name="តារាង1.D2" office:value-type="string">
            <text:p text:style-name="P16">ថ្ដោក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១៧</text:p>
          </table:table-cell>
          <table:table-cell table:style-name="តារាង1.A2" office:value-type="string">
            <text:p text:style-name="P14">ត្រដោក​ក្ដា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ដាប់​ធ្វើ​ដោយ​ឈើ​ឬ​ឫស្សី សម្រាប់​ប្រហក​ច្រក​ក្ដារ​មូរ​ត្បាញ ។</text:p>
          </table:table-cell>
          <table:table-cell table:style-name="តារាង1.D2" office:value-type="string">
            <text:p text:style-name="P16">ថ្កោក​ក្ដារ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១៨</text:p>
          </table:table-cell>
          <table:table-cell table:style-name="តារាង1.A2" office:value-type="string">
            <text:p text:style-name="P14">ត្រដោក​ជើង​ចែ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ើ​រណប​អប​នៅ​គែម​ទូក​ត្រង់​ខាង​ក្បាល​ឬ​ខាង​កន្សៃ សម្រាប់​ប្រហក​ជើង​ចែវ ។</text:p>
          </table:table-cell>
          <table:table-cell table:style-name="តារាង1.D2" office:value-type="string">
            <text:p text:style-name="P16">ថ្ដោកជើង​ចែវ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១៩</text:p>
          </table:table-cell>
          <table:table-cell table:style-name="តារាង1.A2" office:value-type="string">
            <text:p text:style-name="P14">ត្រដោ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ខ្ពស់​ជា​ដុំ​ត្រសុំ​ទៅ​ឯ​អាកាស ឬ​ដែល​សាត់​អណ្ដែត​អាកាស​ជា​ដុំ​មូល​គ្នា : ខ្ពស់​ត្រដោម; មើល​ទៅ​ឃើញ​ត្រដោម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២០</text:p>
          </table:table-cell>
          <table:table-cell table:style-name="តារាង1.A2" office:value-type="string">
            <text:p text:style-name="P14">ត្រដោ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ស្រាយ, រុះ​សូត្រ​ឬ​អំបោះ ដែល​ចំ​បាក់​ចាក់​ស្រេះ ឲ្យ​មាន​របៀប​ស្រួល​ល្អ​ឡើង​វិញ : ត្រដោះ​សូត្រ, ត្រដោះ​សូត្រ​ដែល​ចំពាក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២១</text:p>
          </table:table-cell>
          <table:table-cell table:style-name="តារាង1.A2" office:value-type="string">
            <text:p text:style-name="P14">ត្រណ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ដំណើរ ឬ​អំពើ​ដែល​តម : កាន់​ត្រណម, ដាច់​ត្រណម, ត្រាស់​ត្រណម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<text:s/></text:p>
          </table:table-cell>
        </table:table-row>
        <table:table-row>
          <table:table-cell table:style-name="តារាង1.A2" office:value-type="string">
            <text:p text:style-name="P3">៤៥២២</text:p>
          </table:table-cell>
          <table:table-cell table:style-name="តារាង1.A2" office:value-type="string">
            <text:p text:style-name="P14">ត្រណាក់​ចិត្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្រៈហ្ន័ក <text:s/>គុ. “ពិត, ប្រាកដ, ច្បាស់​លាស់”) សេចក្ដី​អាក់​អន់​ចិត្ត, សេចក្ដី​ថ្នាំង​ថ្នាក់ (ច្រើន​ប្រើ​តែ​ក្នុង​កាព្យ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២៣</text:p>
          </table:table-cell>
          <table:table-cell table:style-name="តារាង1.A2" office:value-type="string">
            <text:p text:style-name="P14">ត្រណោ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វល្លិ, ចម្រៀក​ផ្ដៅ, ដើម​រពាក់​ឬ​ខ្សែ​ជាដើម សម្រាប់​ដោត​អ្វី​ៗ​ដែល​គូរ​ដោត​បាន : ត្រណោត​ត្រី, ត្រី​មួយ​ត្រណោត ។ កាស​មួយ​ត្រណោត <text:s/>គឺ​កាស​ចំនួន ១០ តៀន, ក្នុង​មួយ​តៀន​មាន ៦០ កាស, មួយ​ត្រណោត​ត្រូវ​ជា ៦ រយ​កាស, ដប់​ត្រណោត​ហៅ​ថា មួយ​បាច់ <text:s/>មាន ៦ ពាន់​កាស (មាន​ប្រើ​តែ​ក្នុង​សម័យ​ចាយ​កាស) ។ ហៅ ហ្រ្វង្សចាស់ (<text:span text:style-name="T11">ancien franc) ប្រទេស​បារាំង​ថា ត្រណោត​ដែរ ហៅ​ដោយ​ធៀប​នឹង​កាស​មួយ​ត្រណោត; ក្នុង​សម័យ​នោះ​មាន​សំដី​ថា ត្រណោត​ខ្មែរ, ត្រណោត​បារាំង ។ ជាប់​មួយ​ត្រណោត ឬ ជាប់​ទោស​មួយ​ត្រណោត (ព. ប្រ.) គឺ​ជាប់​ទោស​ទាំង​មួយ​ពួក​ឬ​ទាំង​មួយ​ក្រុម​រួម​ក្នុង​ពន្ធនាគារ​ជា​មួយ​គ្នា ។ ចាប់​បាន​មួយ​ត្រណោត (ព. ប្រ.) គឺ​ចាប់​ចោរ​បាន​ទាំង​មួយ​ពួក ហើយ​ដាក់​ឃ្នាង​ឬ​ដាក់​ខ្នោះ​ដៃ​ចង​ភ្ជាប់​គ្នា​បណ្ដើរ​ទៅ​កាន់​ទី​ឃុំ​ឃាំង ។ </text:span>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​ត្រណោត​ត្រី​​ </text:p>
          </table:table-cell>
        </table:table-row>
        <table:table-row>
          <table:table-cell table:style-name="តារាង1.A2" office:value-type="string">
            <text:p text:style-name="P3">៤៥២៤</text:p>
          </table:table-cell>
          <table:table-cell table:style-name="តារាង1.A2" office:value-type="string">
            <text:p text:style-name="P14">ត្រត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រត់​តិច​ៗ​មិន​មាំមួន​ហើយ​ធូរ​ទន់​ផត​ៗ : រត់​ត្រត​ៗ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២៥</text:p>
          </table:table-cell>
          <table:table-cell table:style-name="តារាង1.A2" office:value-type="string">
            <text:p text:style-name="P14">ត្រថុ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ប្រទាល​មួយ​ប្រភេទ ឬ ឈ្មោះ​ឈើ​មួយ​ប្រភេទ ដើម​ស្រដៀង​នឹង​ស្លា​ព្រៃ តែ​តូច​ជាង​ស្លា​ព្រៃ ហៅ ត្រថុក​ភ្នំ <text:s/>។</text:p>
          </table:table-cell>
          <table:table-cell table:style-name="តារាង1.D2" office:value-type="string">
            <text:p text:style-name="P16">តាថុក</text:p>
          </table:table-cell>
          <table:table-cell table:style-name="តារាង1.I2" office:value-type="string">
            <text:p text:style-name="P9">ត្រថុក​ភ្នំ </text:p>
          </table:table-cell>
        </table:table-row>
        <table:table-row>
          <table:table-cell table:style-name="តារាង1.A2" office:value-type="string">
            <text:p text:style-name="P3">៤៥២៦</text:p>
          </table:table-cell>
          <table:table-cell table:style-name="តារាង1.A2" office:value-type="string">
            <text:p text:style-name="P14">ត្រថឿ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្មៅ​ពួក​ធ្មៃ, ពួក​ក្រចៅ សម្បក​សម្រាប់​វេញ​ខ្សែ ។</text:p>
          </table:table-cell>
          <table:table-cell table:style-name="តារាង1.D2" office:value-type="string">
            <text:p text:style-name="P16">តាថឿង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ប្រទាល​ដើម​ស្រដៀង​នឹង​ទាល់​តែ​តូច​ជាង​ទាល់ ច្រើន​ដុះ​នៅ​ដី​ជើង​ភ្នំ ឬ​នៅ​លើ​ទួល, ដើម​ប្រើ​ជា​អាហារ​បាន : សម្ល​ត្រថឿ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សម្ល​ត្រថឿង </text:p>
          </table:table-cell>
        </table:table-row>
        <table:table-row>
          <table:table-cell table:style-name="តារាង1.A2" office:value-type="string">
            <text:p text:style-name="P3">៤៥២៧</text:p>
          </table:table-cell>
          <table:table-cell table:style-name="តារាង1.A2" office:value-type="string">
            <text:p text:style-name="P14">ត្រប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ដំណាំ​មាន​ផ្លែ​បរិភោគ​ជា​បន្លែ <text:s/>ឬ អន្លក់, ត្រប់​មាន​ច្រើន​ប្រភេទ​គឺ <text:s/>ត្រប់​ក្រាម​រមាស, ត្រប់​វែង, ត្រប់​សំបក​ស្រួយ, ត្រប់​ពុត​លំញង <text:s/>ជាដើម; ជា​បន្លែ មាន​ប្រយោជន៍​យ៉ាង​សំខាន់​ដល់​ការ​ចិញ្ចឹម​ជីវិត​របស់​មនុស្ស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ប់ក្រាម​រមាស​</text:p>
            <text:p text:style-name="P9">ត្រប់​វែង​</text:p>
            <text:p text:style-name="P9">ត្រប់​សំបក​ស្រួយ​</text:p>
            <text:p text:style-name="P9">ត្រប់​ពុត​លំញង </text:p>
          </table:table-cell>
        </table:table-row>
        <table:table-row>
          <table:table-cell table:style-name="តារាង1.A2" office:value-type="string">
            <text:p text:style-name="P3">៤៥២៨</text:p>
          </table:table-cell>
          <table:table-cell table:style-name="តារាង1.A2" office:value-type="string">
            <text:p text:style-name="P14">ត្រប់​ទុ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ធំ​មួយ​ប្រភេទ​សាច់​រឹង សម្បុរ​ស្រដៀង​នឹង​អង្កោល : ដើម​ត្រប់​ទុំ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ដើម​ត្រប់​ទុំ​ </text:p>
          </table:table-cell>
        </table:table-row>
        <table:table-row>
          <table:table-cell table:style-name="តារាង1.A2" office:value-type="string">
            <text:p text:style-name="P3">៤៥២៩</text:p>
          </table:table-cell>
          <table:table-cell table:style-name="តារាង1.A2" office:value-type="string">
            <text:p text:style-name="P14">ត្រប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ស្រទាប់ : ត្របក​ភ្នែក, ត្របក​ផ្កា, ត្របក​ឈូក ។ ចំនួន​ម្លូ ១០ ស្នើរ គឺ​ម្លូ ២០ សន្លឹក : ទិញ​ម្លូ ១ ត្របក​ផ្ញើ​គ្នា​ផង !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៣០</text:p>
          </table:table-cell>
          <table:table-cell table:style-name="តារាង1.A2" office:value-type="string">
            <text:p text:style-name="P14">ត្រប៉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ហើម​ឡើង​កន្ទួល​ពក​តូច​ៗ : ហើម​ត្រប៉ក់ ឬ ហើម​ត្រប៉ក់​ៗ (--ប៉ក់-ប៉ក់) ។ 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៣១</text:p>
          </table:table-cell>
          <table:table-cell table:style-name="តារាង1.A2" office:value-type="string">
            <text:p text:style-name="P14">ត្របក​ឈូ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ក្បាច់​រចនា​មួយ​ប្រភេទ មាន​ទ្រង់​សណ្ឋាន​ជា​រូប​ត្របក​ផ្កា​ឈូក : ក្បាច់​ត្របក​ឈូក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ក្បាច់​ត្របក​ឈូក</text:p>
          </table:table-cell>
        </table:table-row>
        <table:table-row>
          <table:table-cell table:style-name="តារាង1.A2" office:value-type="string">
            <text:p text:style-name="P3">៤៥៣២</text:p>
          </table:table-cell>
          <table:table-cell table:style-name="តារាង1.A2" office:value-type="string">
            <text:p text:style-name="P14">ត្របា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ខាំ, លេប​ស៊ី​ដោយ​រហ័ស (ពាក្យ​សម្រាប់​ប្រើ​ចំពោះ​តែ​ខាង​សត្វ​តិរច្ឆាន) : ឆ្កែ​ត្របាក់, ត្រី​ឆ្ដោរ​ត្របាក់, ជ្រូក​ត្របាក់​បាយ​ក្នុង​ស្នូក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៣៣</text:p>
          </table:table-cell>
          <table:table-cell table:style-name="តារាង1.A2" office:value-type="string">
            <text:p text:style-name="P14">ត្របាញ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វេញ​ឬ​ត្រកួញ​ឲ្យ​ខ្មាញ់, មូរ​បង្វិល​យ៉ាង​ញាប់​ឲ្យ​ចូល​ណែន​ខ្មាញ់​ជា​ធ្លុង​មួយ : ត្របាញ់​ខ្សែ ។ <text:s/>កិ. វិ. ដែល​លឿន​ញាប់​ខ្មាញ់​ដូច​គេ​ត្របាញ់ : រត់​ត្របាញ់​ជើង; ទឹក​ហូរ​ត្របាញ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៣៤</text:p>
          </table:table-cell>
          <table:table-cell table:style-name="តារាង1.A2" office:value-type="string">
            <text:p text:style-name="P14">ត្រប៉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បង្អែម​មួយ​ប្រភេទ ច្រើន​ធ្វើ​ដោយ​បាយ​ដំណើប​ពូត​ជា​ដុំ​ៗ មាន​ដំបែ​ជា​មេ : ត្រប៉ែ​ដំណើប​ខ្មៅ, ត្រប៉ែ​ដំណើប​ស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ប៉ែ​ដំណើប​ខ្មៅ, <text:span text:style-name="T14">ត្រប៉ែ​ដំណើប​ស</text:span></text:p>
          </table:table-cell>
        </table:table-row>
        <table:table-row>
          <table:table-cell table:style-name="តារាង1.A2" office:value-type="string">
            <text:p text:style-name="P3">៤៥៣៥</text:p>
          </table:table-cell>
          <table:table-cell table:style-name="តារាង1.A2" office:value-type="string">
            <text:p text:style-name="P14">ត្របែ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ពួក​មួយ ផ្លែ​មាន​រស​ជូរ​ផ្អែម​ប្រើ​ជា​ចំណី, ជា​ដំណាំ​ឬ​ដុះ​ឯង​តាម​ព្រៃ​ក្បែរ​ភូមិ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៣៦</text:p>
          </table:table-cell>
          <table:table-cell table:style-name="តារាង1.A2" office:value-type="string">
            <text:p text:style-name="P14">ត្របែក​ជូ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ព្រៃ​រនាម​មួយ​ប្រភេទ ស្លឹក​តូច​ជាង​ត្របែក​ព្រៃ តែ​ផ្កា​មាន​សណ្ឋាន​ដូច​ត្របែក​ព្រៃ​ដែរ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៣៧</text:p>
          </table:table-cell>
          <table:table-cell table:style-name="តារាង1.A2" office:value-type="string">
            <text:p text:style-name="P14">ត្របែក​ព្រៃ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មួយ​ប្រភេទ មាន​ផ្កា​សម្បុរ​ស្រគាំ​លាយ​ស្វាយ​និង​ក្រហម ដើម​ចាប់​ច្រឡំ​គ្នា​នឹង​ស្រឡៅ​ប៉ុន្តែ​តូច​ៗ​ជាង​ស្រឡៅ​ដើម​ច្រើន​តែ​វៀច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៣៨</text:p>
          </table:table-cell>
          <table:table-cell table:style-name="តារាង1.A2" office:value-type="string">
            <text:p text:style-name="P14">ត្របែ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ចង​ហើយ​រឹត​ដោយ​មេ​កំព្រា​ឬ​កូន​កំព្រា : ត្របែង​នឹម, ត្របែង​ក្បូន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បែង​នឹម​ ត្របែង​ក្បូន </text:p>
          </table:table-cell>
        </table:table-row>
        <table:table-row>
          <table:table-cell table:style-name="តារាង1.A2" office:value-type="string">
            <text:p text:style-name="P3">៤៥៣៩</text:p>
          </table:table-cell>
          <table:table-cell table:style-name="តារាង1.A2" office:value-type="string">
            <text:p text:style-name="P14">ត្របែង​ដៃ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តម្រុយ​ធ្វើ​ដោយ​ប្រទាស មាន​ដង​ខ្ពស់​ដាក់​ឲ្យ​មើល​ឃើញ​ពី​ចម្ងាយ​សម្រាប់​សម្គាល់​ឲ្យ​ដឹង​ទី​គយ​ល្បាត : ឈប់​ត្រង់​ត្របែង​ដៃ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៤០</text:p>
          </table:table-cell>
          <table:table-cell table:style-name="តារាង1.A2" office:value-type="string">
            <text:p text:style-name="P14">ត្របោ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អង្គុយ​បញ្ឈរ​ជង្គង់​រួម​ក្បាល​ជង្គង់​ជិត​គ្នា​យក​ដៃ​ទាំង​២​គង​លើ​ជង្គង់​ឬ​ឱប​រួប​ក្បាល​ជង្គង់​ទាំង​ពីរ : អង្គុយ​ត្របោម​ក្បាល​ជង្គង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៤១</text:p>
          </table:table-cell>
          <table:table-cell table:style-name="តារាង1.A2" office:value-type="string">
            <text:p text:style-name="P14">ត្របាំង​ប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បះ​ងើយ​ងើប​ជាង​គេ មាន​លំនាំ, ទំនង មិន​ស្មើ​គ្នា : ចុង​ក្ដារ​ត្របាំង​បះ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៤២</text:p>
          </table:table-cell>
          <table:table-cell table:style-name="តារាង1.A2" office:value-type="string">
            <text:p text:style-name="P14">ត្រប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កឹះ​ឲ្យ​បះ​ឡើង, ឲ្យ​ងើប​ឡើង (ព. អា.) ។ សង្កួត​នឹង​បាត​ដៃ​ឲ្យ​មុត : ត្របះ​កាំបិត​កោរ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​</text:p>
          </table:table-cell>
        </table:table-row>
        <table:table-row>
          <table:table-cell table:style-name="តារាង1.A2" office:value-type="string">
            <text:p text:style-name="P3">៤៥៤៣</text:p>
          </table:table-cell>
          <table:table-cell table:style-name="តារាង1.A2" office:value-type="string">
            <text:p text:style-name="P14">ត្រពឹ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​នឹង​ពាក្យ​ត្រពោក : ត្រពោក​ត្រពឹន (ព. អា. ឬ ព. ទ្រ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ពោក​ត្រពឹន</text:p>
          </table:table-cell>
        </table:table-row>
        <table:table-row>
          <table:table-cell table:style-name="តារាង1.A2" office:value-type="string">
            <text:p text:style-name="P3">៤៥៤៤</text:p>
          </table:table-cell>
          <table:table-cell table:style-name="តារាង1.A2" office:value-type="string">
            <text:p text:style-name="P14">ត្រពោ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ថ្ពាល់​គូទ (ព. បុ.) : ដាក់​ត្រពោក​អង្គុយ គឺ​ដាក់​គូទ​អង្គុយ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៤៥</text:p>
          </table:table-cell>
          <table:table-cell table:style-name="តារាង1.A2" office:value-type="string">
            <text:p text:style-name="P14">ត្រពាំ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ថ្លុក​ធំ​កើត​ពី​មនុស្ស​ជីក​សម្រាប់​ឲ្យ​ដក់​ទឹក ឬ​កើត​ដោយ​សារ​កម្លាំង​ទឹក​ហូរ​ច្រោះ​ក៏​មាន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៤៦</text:p>
          </table:table-cell>
          <table:table-cell table:style-name="តារាង1.A2" office:value-type="string">
            <text:p text:style-name="P14">ត្រពាំងពា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បទ​ភ្លេង​ខ្មែរ​បុរាណ​មួយ​មេ​អ្នក​ច្រៀង​ចាប់​ផ្ដើម រាយ​ទំនុក​រាល់​សង្កាត់​ថា ត្រពាំង​ពាយ​អើយ (អ្ហើយ)..., ទើប​គេ​រាយ​ទំនុក​ត​ៗ​ទៅ​ទៀត​តាម​យោបល់​របស់​គេ; ត្រពាំងពាយ​នេះ​ជា​បទ​ភ្លេង​រាយ​រង​របស់​ខ្មែរ ពុំ​មែន​ជា​បទ​ភ្លេង​ធំ​ទេ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៤៧</text:p>
          </table:table-cell>
          <table:table-cell table:style-name="តារាង1.A2" office:value-type="string">
            <text:p text:style-name="P14">ត្រម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ម៉ក់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(មើល​ពាក្យ <text:s/>ត្រប៉ក់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៤៨</text:p>
          </table:table-cell>
          <table:table-cell table:style-name="តារាង1.A2" office:value-type="string">
            <text:p text:style-name="P14">ត្រមង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ម៉ង់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រលីង; ឯក​ឯង : ក្បាល​ត្រមង់; អង្គុយ​ត្រមង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៤៩</text:p>
          </table:table-cell>
          <table:table-cell table:style-name="តារាង1.A2" office:value-type="string">
            <text:p text:style-name="P14">ត្រមុ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ម៉ុល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ូល​ខ្លី : រាង​ត្រមុល ឬ តូច​ត្រមុល​ៗ <text:s/>(--ម៉ុល-ម៉ុល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<text:s/></text:p>
          </table:table-cell>
        </table:table-row>
        <table:table-row>
          <table:table-cell table:style-name="តារាង1.A2" office:value-type="string">
            <text:p text:style-name="P3">៤៥៥០</text:p>
          </table:table-cell>
          <table:table-cell table:style-name="តារាង1.A2" office:value-type="string">
            <text:p text:style-name="P14">ត្រមៀ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ាន​រូប​រាង​ពៀច​ឬ​ទ្រនាប់ : រាង​ត្រមៀច, ទ្រង់​មៀច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៥១</text:p>
          </table:table-cell>
          <table:table-cell table:style-name="តារាង1.A2" office:value-type="string">
            <text:p text:style-name="P14">ត្រមែ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ម៉ែង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ាន​ពក​ជា​ខ្នែង : ពក​ត្រមែង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៥២</text:p>
          </table:table-cell>
          <table:table-cell table:style-name="តារាង1.A2" office:value-type="string">
            <text:p text:style-name="P14">ត្រម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ម៉ោង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ាន​ពក​ពយ​ជា​ដុំ : ក្បាល​ត្រមោង ។ ត្រមោង​ចិត្ត <text:s/>គឺ​អន់​ចិត្ត​ហាក់​ដូច​ជា មាន​ពក​ត្រមោង​មិន​រលាយ​រសាយ​ចេញ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៥៣</text:p>
          </table:table-cell>
          <table:table-cell table:style-name="តារាង1.A2" office:value-type="string">
            <text:p text:style-name="P14">ត្រមោ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ម៉ោច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ឯក​ឯង​នៅ​ក្នុង​ទី​ស្ងាត់ : ត្រមោច​ម្នាក់​ឯង; នៅ​ត្រមោច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៥៤</text:p>
          </table:table-cell>
          <table:table-cell table:style-name="តារាង1.A2" office:value-type="string">
            <text:p text:style-name="P14">ត្រមោ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ម៉ោល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ទោល, តែ​ឯង, មូល : រាង​ត្រមោល, ធំ​ត្រមោល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៥៥</text:p>
          </table:table-cell>
          <table:table-cell table:style-name="តារាង1.A2" office:value-type="string">
            <text:p text:style-name="P14">ត្រ័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16">គុ. ឬ ន.</text:p>
          </table:table-cell>
          <table:table-cell table:style-name="តារាង1.D2" office:value-type="string">
            <text:p text:style-name="P9">(ត្រយ; តយ) ប្រជុំ ៣, ចំនួន ៣, ការ​រួម​ជា ៣ ។ ខ្មែរ​យើង​ច្រើន​ប្រើ​ពាក្យ ត្រៃ <text:s/>ជា​ជំនួស​ពាក្យ​នេះ (ម. ព. ត្រៃ <text:s/>និង​ពួក​ពាក្យ​ដែល​មាន ត្រៃ <text:s/>នៅ​ខាង​ដើម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៥៦</text:p>
          </table:table-cell>
          <table:table-cell table:style-name="តារាង1.A2" office:value-type="string">
            <text:p text:style-name="P14">ត្រយ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យ៉ង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បក្សី​មួយ​ប្រភេទ​ពួក​កុក, មាន​សម្បុរ​ខ្មៅ​ប្រផេះ ចំពុះ​ខុប​ស្រួច, ស្រែក​យំ​ថ្ងូរ​មាន​សូរ​សព្ទ​តូច​គ្រលួច​ស្រួយ​ស្រួច​គួរ​ឲ្យ​ស្រណោះ​ស្រងេះស្រងោច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៥៧</text:p>
          </table:table-cell>
          <table:table-cell table:style-name="តារាង1.A2" office:value-type="string">
            <text:p text:style-name="P14">ត្រយង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យ៉ង់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ល្អ​ប៉ប្រៃ, ស្រស់​បំព្រង : ផ្កា​ឈូក​ដុះ​រហង់ រីក​ត្រយង់​ក្នុង​ស្រះ​ស្រី ហាក់​ដូច​នឹង​ចេះ​ស្ដី មក​រក​យើង​អ្នក​ដើរ​ខា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៥៨</text:p>
          </table:table-cell>
          <table:table-cell table:style-name="តារាង1.A2" office:value-type="string">
            <text:p text:style-name="P14">ត្រ័យត្រិង្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ត្រឹង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<text:span text:style-name="T2">ត្រយស្ដ្រឹសត៑; តេត្តឹស <text:s/>ប. សំ. “សាមសិបបី”; ជា​ពាក្យ​ប្រាប់​ចំនួន​ទេវតា ៣៣ អង្គ ជា​បរិវារ​នៃ​ព្រះ​ឥន្ទ្រ) ខ្មែរ​យើង​ប្រើ​ពាក្យ​នេះ​ជា​ឈ្មោះ​ឋាន​កាមាវចរ​សួគ៌​ជាន់​ទី ២ : ឋាន​ត្រ័យត្រិង្ស ឬ ត្រៃត្រិង្ស <text:s/>(ម. ព. តាវត្តិង្ស) ។</text:span>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11">ឋានត្រ័យត្រិង្ស</text:p>
          </table:table-cell>
        </table:table-row>
        <table:table-row>
          <table:table-cell table:style-name="តារាង1.A2" office:value-type="string">
            <text:p text:style-name="P3">៤៥៥៩</text:p>
          </table:table-cell>
          <table:table-cell table:style-name="តារាង1.A2" office:value-type="string">
            <text:p text:style-name="P14">ត្រយូ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យ៉ូង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ខ្ពរ​ផ្កា​ចេក ឬ​ចុង​ខ្ពរ​ផ្កា​ចេក​ដែល​រសក​រាយ​ចេញ​ស្និត​អស់​ហើយ : ចេក​ទម្លាក់​ត្រយូង, ត្រយូង​ចេក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យូង​ចេក</text:p>
          </table:table-cell>
        </table:table-row>
        <table:table-row>
          <table:table-cell table:style-name="តារាង1.A2" office:value-type="string">
            <text:p text:style-name="P3">៤៥៦០</text:p>
          </table:table-cell>
          <table:table-cell table:style-name="តារាង1.A2" office:value-type="string">
            <text:p text:style-name="P14">ត្រយូង​ចេ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ចុង​កំភួន​ជើង (ហៅ​ដូច្នេះ​ព្រោះ​មាន​សណ្ឋាន​ដូច​ត្រយូង​ចេក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៦១</text:p>
          </table:table-cell>
          <table:table-cell table:style-name="តារាង1.A2" office:value-type="string">
            <text:p text:style-name="P14">ត្រល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ដាប់​ធ្វើ​ដោយ​ពក (ឫស្សី​ពក) ឬ​ឈើ​បង្រុះ​សម្រាប់​ដាក់​ខ្នារ​ដែល​ការ​អំបោះ ឬ​សូត្រ​ហើយ (គ្រឿង​តម្បាញ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៦២</text:p>
          </table:table-cell>
          <table:table-cell table:style-name="តារាង1.A2" office:value-type="string">
            <text:p text:style-name="P14">ត្រលប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ល៉ប់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វិល​វិញ; ប្រែ​លើ​ជា​ក្រោម ឬ​ក្រោម​ជា​លើ ។</text:p>
          </table:table-cell>
          <table:table-cell table:style-name="តារាង1.D2" office:value-type="string">
            <text:p text:style-name="P16">ត្រឡប់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៦៣</text:p>
          </table:table-cell>
          <table:table-cell table:style-name="តារាង1.A2" office:value-type="string">
            <text:p text:style-name="P14">ត្រលាត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ល៉ាត់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ធំ​មួយ​ប្រភេទ គ្រាប់​ក្នុង​ផ្ទៃ​មាន​ជាតិ​ប្រេង​ដូច​ចំបក់ ប៉ុន្តែ​មាន​សាច់​តូច​តិច​ជាង​ចំបក់ ។</text:p>
          </table:table-cell>
          <table:table-cell table:style-name="តារាង1.D2" office:value-type="string">
            <text:p text:style-name="P16">ត្រឡាត់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៦៤</text:p>
          </table:table-cell>
          <table:table-cell table:style-name="តារាង1.A2" office:value-type="string">
            <text:p text:style-name="P14">ត្រលិន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>--ល៉ិន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មាន​អាការ​លៀន​ចេញ​បន្តិច មើល​ទៅ​ឃើញ​កំប្លិម : អាចម៍​ច្រមុះ​ត្រលិន; លៀន​ចេញ​ត្រលិន, មើល​ទៅ​ឃើញ​ត្រឡិន ។</text:p>
          </table:table-cell>
          <table:table-cell table:style-name="តារាង1.D2" office:value-type="string">
            <text:p text:style-name="P16">ត្រឡិន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​នឹង​ពាក្យ ត្រឡប់ : ត្រឡប់​ត្រឡិន <text:s/>គឺ​ត្រឡប់​វិល​វក់​ច្រើន​សា, ច្រើន​ដ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ឡប់​ត្រឡិន</text:p>
          </table:table-cell>
        </table:table-row>
        <table:table-row>
          <table:table-cell table:style-name="តារាង1.A2" office:value-type="string">
            <text:p text:style-name="P3">៤៥៦៥</text:p>
          </table:table-cell>
          <table:table-cell table:style-name="តារាង1.A2" office:value-type="string">
            <text:p text:style-name="P14">ត្រលុ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ល៉ុច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ាន​សាច់, ដែល​ធាត់​សាច់​ណែន : ធាត់​ត្រលុច ។</text:p>
          </table:table-cell>
          <table:table-cell table:style-name="តារាង1.D2" office:value-type="string">
            <text:p text:style-name="P16">ត្រឡុច 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៦៦</text:p>
          </table:table-cell>
          <table:table-cell table:style-name="តារាង1.A2" office:value-type="string">
            <text:p text:style-name="P14">ត្រលាំ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ល៉ាំង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ិ.</text:p>
          </table:table-cell>
          <table:table-cell table:style-name="តារាង1.D2" office:value-type="string">
            <text:p text:style-name="P9">មែន​ពិត, ប្រាដក, ជាក់​ស្ដែង : កូន​ប្រុស​ត្រលាំង មិន​សម​បើ​ធ្វើ​ការ​ប៉ុណ្ណឹង​មិន​កើត !; ជាតិ​ខ្មែរ​ត្រឡាំង​មិន​សម​បី បើ​មិន​ស្គាល់​ពុទ្ធ​សាសនា​សោះ !; កើត​មក​ជា​ខ្មែរ​ដូច​គេ​ដែរ មាន​ប្រាជ្ញា​ស្មារតី​ត្រលាំង ពុំ​សម​បើ​ពុំ​ចេះ​អក្សរ​ខ្មែរ​សោះ !</text:p>
          </table:table-cell>
          <table:table-cell table:style-name="តារាង1.D2" office:value-type="string">
            <text:p text:style-name="P16">ត្រឡាំង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៦៧</text:p>
          </table:table-cell>
          <table:table-cell table:style-name="តារាង1.A2" office:value-type="string">
            <text:p text:style-name="P14">ត្រស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រនាម​មួយ​ប្រភេទ ត្រួយ​មាន​រស​ចត់, ប្រើ​ជា​ថ្នាំ​រមាស់​កម​ក៏​បាន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៦៨</text:p>
          </table:table-cell>
          <table:table-cell table:style-name="តារាង1.A2" office:value-type="string">
            <text:p text:style-name="P14">ត្រស្ដិ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្រស់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ព្រះ​រាជ​ពិធី​មួយ​ប្រភេទ ធ្វើ​ក្នុង​វេលា​យប់ ១៤ រោច​ខែ​ផល្គុន; ក្នុង​រជ្ជកាល​ពី​បុរាណ​ហៅ​ថា ពិធី​បញ្ជាន់​ត្រស្ដិ, សម័យ​ឥឡូវ​ហៅ​ថា <text:s/>ពិធី​ភាណយក្ខ <text:s/>ឬ <text:s/>ពិធី​សូត្រ​ភាណយក្ខ ។ ពាក្យ​ថា <text:s/>ត្រស្តិ <text:s/>នេះ ក្លាយ​មក​ពី​ភាសា​សំស្រ្កឹត​ថា <text:s/>ត្រុដ <text:s/>កិ. “កាត់, ផ្ដាច់”; ត្រុដិ <text:s/>ន. “ដំណើរ​កាត់, ការ​ផ្ដាច់”; ក្នុង​ព្រះ​រាជ​ពិធី​នេះ​ សំដៅ​យក​សេចក្ដី​ថា “ដំណើរ​ផ្ដាច់​ឆ្នាំ​ចាស់​ផ្លាស់​ចូល​ឆ្នាំ​ថ្មី”; មាន​ទំនង​ជា​លំអាន​ឲ្យ​យល់​បាន​ថា កាល​ពី​ក្នុង​សម័យ​បុរាណ​លោក​ហៅ​ព្រះ​រាជ​ពិធី​នេះ​ថា <text:s/>ពិធី​ត្រុដិ <text:s/>ឬ <text:s/>ពិធី​បញ្ជាន់​ត្រុដិ <text:s/>ព្រោះ​សព្វ​ថ្ងៃ​នេះ បណ្ដា​ជន​ក្នុង​ខែត្រ​សៀមរាប នៅ​ហៅ​ភ្លេង, ចម្រៀង​មួយ​ប្រភេទ​ថា ភ្លេង​ត្រុដិ, ច្រៀង​ត្រុដិ <text:s/>(ត្រុត), គេ​លេង​តែ​ក្នុង​ឱកាស​ចូល​ឆ្នាំ​ថ្មី, ស​ហេតុ​ឲ្យ​យល់​ច្បាស់​ថា ត្រុដិ <text:s/>នេះ​ហើយ​ក្លាយ​មក​ជា​ពាក្យ​ថា <text:s/>ត្រស្ដិ <text:s/>។ ពិធី​បញ្ជាន់​ត្រស្ដិ​នេះ​ពី​បុរាណ​ជាន់​ដើម ចួន​ណា​លោក​ហៅ​ថា ពិធី​សម្ពច្ឆរច្ឆិន្ន <text:s/>ឬ​សម្ពច្ឆរច្ឆិន្ន​ពិធី <text:s text:c="2"/>“ពិធី​ផ្ដាច់​ឆ្នាំ”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៦៩</text:p>
          </table:table-cell>
          <table:table-cell table:style-name="តារាង1.A2" office:value-type="string">
            <text:p text:style-name="P14">ត្រស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ម. ព. តាសក់) ។ ឈ្មោះ​ត្រី​ស្រកា​មួយ​ប្រភេទ : ត្រី​ត្រសក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ី​ត្រសក់ </text:p>
          </table:table-cell>
        </table:table-row>
        <table:table-row>
          <table:table-cell table:style-name="តារាង1.A2" office:value-type="string">
            <text:p text:style-name="P3">៤៥៧០</text:p>
          </table:table-cell>
          <table:table-cell table:style-name="តារាង1.A2" office:value-type="string">
            <text:p text:style-name="P14">ត្រស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ដើរ​ជា​ពួក​ជា​ក្រុម, បណ្ដើរ​គ្នា​ច្រើន​ហូរ​ហែ​មិន​ដាច់ : ត្រសង​ចុះ​ត្រសង​ឡើង ។ <text:s/>ប្រើ​ជា <text:s/>កិ. វិ. <text:s/>ក៏​បាន : ដើរ​ត្រសង, ទៅ​ត្រស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៧១</text:p>
          </table:table-cell>
          <table:table-cell table:style-name="តារាង1.A2" office:value-type="string">
            <text:p text:style-name="P14">ត្រសាប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ធ្វើ​ឲ្យ​មាន​ស្នាប់ គឺ​វាច​រាយ​អ្វី​ៗ​ឲ្យ​មាន​ស្នើរ​មាន​ស្រទាប់ : មេ​មាន់​ត្រសាប់​សំបុក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៧២</text:p>
          </table:table-cell>
          <table:table-cell table:style-name="តារាង1.A2" office:value-type="string">
            <text:p text:style-name="P14">ត្រសា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ាន​បរិមណ្ឌល​សាយ​ចេញ​ទៅ​ខាង : ឈើ​បែក​មែក​ត្រសាយ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៧៣</text:p>
          </table:table-cell>
          <table:table-cell table:style-name="តារាង1.A2" office:value-type="string">
            <text:p text:style-name="P14">ត្រសាល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គ្រឿង​អលង្ការ​ស្រ្តី​ក្នុង​សម័យ​បុរាណ​ធ្វើ​ដោយ​ភ្លុក, ស្នែង, ឈើ, មាន​សណ្ឋាន​ស្រដៀង​នឹង​ត្បាល់, សម្រាប់​ពាក់​ត្រចៀក (សព្វ​ថ្ងៃ​ខ្មែរ​យើង​លើក​លែង​ប្រើ​ហើយ) ។ 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៧៤</text:p>
          </table:table-cell>
          <table:table-cell table:style-name="តារាង1.A2" office:value-type="string">
            <text:p text:style-name="P14">ត្រសុ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ឬ កិ. វិ.</text:p>
          </table:table-cell>
          <table:table-cell table:style-name="តារាង1.D2" office:value-type="string">
            <text:p text:style-name="P9">បាញ់​ញាត់​ទៅ​ក្នុង​ទី​សុក​មម៉ុក​រុញ​ចូល​ទៅ​ដូច​គេ​ចាប់​ញាត់ : ពួក​ចង្រិត​ហើរ​ចូល​ត្រសុក​ក្នុង​គំនរ​ភ្លើ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៧៥</text:p>
          </table:table-cell>
          <table:table-cell table:style-name="តារាង1.A2" office:value-type="string">
            <text:p text:style-name="P14">ត្រសុ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រុល មមុល ចូល​ជ្រក : ត្រសុល​ចូល​ដេក​ក្នុង​គំនរ​ចំបើ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៧៦</text:p>
          </table:table-cell>
          <table:table-cell table:style-name="តារាង1.A2" office:value-type="string">
            <text:p text:style-name="P14">ត្រសុ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ម៉ដ្ឋ​ប៉ផូរ, ផូរផង់, ក្បុស : ស​ត្រសុស, សំឡី​ដែល​គេ​ថ្ពេច​ឡើង​សាច់​ត្រសុស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៧៧</text:p>
          </table:table-cell>
          <table:table-cell table:style-name="តារាង1.A2" office:value-type="string">
            <text:p text:style-name="P14">ត្រសូ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មូល​ស-រលើប : ស​ត្រសូល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៧៨</text:p>
          </table:table-cell>
          <table:table-cell table:style-name="តារាង1.A2" office:value-type="string">
            <text:p text:style-name="P14">ត្រសៀ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កប់​រំភើយ​តិច​ៗ រឿយ​ៗ : ខ្យល់​បក់​ត្រសៀក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៧៩</text:p>
          </table:table-cell>
          <table:table-cell table:style-name="តារាង1.A2" office:value-type="string">
            <text:p text:style-name="P14">ត្រសេ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បក្សី​មួយ​ប្រភេទ​ចំពុះ​រឹង​ចោះ​ឈើ​បាន ។ ឈ្មោះ​គ្រឿង​ហត្ថកម្ម​មួយ​ប្រភេទ​ពួក​ដឹង ធ្វើ​ដោយ​ដែក​មាន​ផ្លែ​មាន​ដង សណ្ឋាន​ដូច​ក្បាល​ត្រសេះ​សម្រាប់​គាស់​ថ្ម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៨០</text:p>
          </table:table-cell>
          <table:table-cell table:style-name="តារាង1.A2" office:value-type="string">
            <text:p text:style-name="P14">ត្រសែ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អណ្ដែត​ហើយ​សាត់​ទៅ​ព្ធដ៏​អាកាស : អណ្ដែត​ត្រសែត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៨១</text:p>
          </table:table-cell>
          <table:table-cell table:style-name="តារាង1.A2" office:value-type="string">
            <text:p text:style-name="P14">ត្រសោ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ាន​បរិមណ្ឌល​មូល​សំយាក​សំយាល​ហើយ​ត្រង់​កណ្ដាល​ដូច​គេ​ពូន (មិន​សូវ​ប្រើ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៨២</text:p>
          </table:table-cell>
          <table:table-cell table:style-name="តារាង1.A2" office:value-type="string">
            <text:p text:style-name="P14">ត្រសោ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រីក​ត្រសុំ​សមរម្យ​ល្អ : ផ្កា​ឈូក​រីក​ត្រសោល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​</text:p>
          </table:table-cell>
        </table:table-row>
        <table:table-row>
          <table:table-cell table:style-name="តារាង1.A2" office:value-type="string">
            <text:p text:style-name="P3">៤៥៨៣</text:p>
          </table:table-cell>
          <table:table-cell table:style-name="តារាង1.A2" office:value-type="string">
            <text:p text:style-name="P14">ត្រសុ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ាន​បរិមណ្ឌល​ល្អ​មូល​ជុំ​គ្នា : មែក​ត្រសុំ, ម្លប់​ត្រសុំ​ត្រសាយ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​ <text:s/></text:p>
          </table:table-cell>
        </table:table-row>
        <table:table-row>
          <table:table-cell table:style-name="តារាង1.A2" office:value-type="string">
            <text:p text:style-name="P3">៤៥៨៤</text:p>
          </table:table-cell>
          <table:table-cell table:style-name="តារាង1.A2" office:value-type="string">
            <text:p text:style-name="P14">ត្រឡ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ធំ​មួយ​ប្រភេទ ពួក​ត្រឡាត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៨៥</text:p>
          </table:table-cell>
          <table:table-cell table:style-name="តារាង1.A2" office:value-type="string">
            <text:p text:style-name="P14">ត្រឡាច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វល្លិ​ស្រុក​មួយ​ប្រភេទ មាន​ផ្លៃ​ប្រើ​ជា​បន្លែ​ក៏​បាន ធ្វើ​តំណាប់​ក៏​បាន ជា​ដំណាំ​មាន​ប្រយោជន៍​ដ៏​សំខាន់​ក្នុង​ប្រទេស​ឥណ្ឌូ​ចិន : បន្លែ​ត្រឡាច, តំណាប់​ត្រឡាច ។ ព. ទ. បុ. ត្រឡាច​វារ​ទៅ ទើប​ល្ពៅ​វារ​មក <text:s/>មាន​អត្ថន័យ​ថា បើ​លុះ​តែ​ស្ត្រី​ហុច​ការណ៍​បើក​ផ្លូវ​មក​រក​បុរស​មុន​ទើប​បុរស​ហ៊ាន​ទាក់ទង​ទៅ​រក; ឬ​ថា បើ​លុះ​តែ​អ្នក​គ្រប់គ្រង​កូន​ស្រី​បើក​ផ្លូវ​ឲ្យ​មុន ទើប​អ្នក​គ្រប់គ្រង​កូន​ប្រុស​ហ៊ាន​ចូល​មក​ដណ្ដឹង ដោយ​ទុក​ចិត្ត​ថា​ប្រាដក​ជា​គេ​នឹង​ឲ្យ (ស្រី​ដណ្ដឹង​ប្រុស) ។ ដូច​ត្រឡាច​នៅ​ក្នុង​បន្លា​ <text:s/>ចង្អៀត​ចិត្ត​ក្រៃ​ពេក ។ល។ 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ដាប់​មាន​សណ្ឋាន​មូល​វែង​ដូច​ផ្លែ​ត្រឡាច សម្រាប់​ព័ទ្ធ​ខ្សែ​ពាន​នឹង​របស់​ដែល​ក្រឡឹ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៨៦</text:p>
          </table:table-cell>
          <table:table-cell table:style-name="តារាង1.A2" office:value-type="string">
            <text:p text:style-name="P14">ត្រឡា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​នឹង​ពាក្យ​ត្រឡុង (ប្រើ​ជា​ពាក្យ​ប្រៀប) : ត្រឡុង​ត្រឡាយ <text:s/>គឺ​ឧត្តម, ថ្លៃថ្លា, ឆើតឆាយ, សំខាន់, ចំណាប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ឡុង​ត្រឡាយ </text:p>
          </table:table-cell>
        </table:table-row>
        <table:table-row>
          <table:table-cell table:style-name="តារាង1.A2" office:value-type="string">
            <text:p text:style-name="P3">៤៥៨៧</text:p>
          </table:table-cell>
          <table:table-cell table:style-name="តារាង1.A2" office:value-type="string">
            <text:p text:style-name="P14">ត្រឡុ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ភ្លឺ​មូល, មិន​បែក, មិន​ព្រាច​រស្មី : ភ្លឺ​ត្រឡុង, មើល​ទៅ​ឃើញ​ត្រឡុ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ភ្លឺ​ត្រឡុង​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វល្លិ​មួយ​ប្រភេទ ត្រួយ​និង​ផ្កា​ប្រើ​ជា​អន្លក់​ឬ​បន្លែ​ក៏​បាន : វល្លិ​ត្រឡុង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វល្លិ​ត្រឡុង <text:s/></text:p>
          </table:table-cell>
        </table:table-row>
        <table:table-row>
          <table:table-cell table:style-name="តារាង1.A2" office:value-type="string">
            <text:p text:style-name="P3">៤៥៨៨</text:p>
          </table:table-cell>
          <table:table-cell table:style-name="តារាង1.A2" office:value-type="string">
            <text:p text:style-name="P14">ត្រឡែងកែ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 ឬ. គុ.</text:p>
          </table:table-cell>
          <table:table-cell table:style-name="តារាង1.D2" office:value-type="string">
            <text:p text:style-name="P9">ដែល​មាន​មុខ ៤; ដែល​មាន​ផ្នែក​បែក​ជា ៤ (ឈ្មោះ​ប្រាសាទ, វិហារ, ផ្លូវ) : ប្រាសាទ​ត្រឡែងកែង <text:s/>គឺ​ប្រាសាទ​មាន​មុខ ៤ : ផ្លូវ​ត្រឡែងកែង <text:s/>គឺ​ផ្លូវ​បែក ៤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ប្រាសាទ​ត្រឡែង​កែង </text:p>
          </table:table-cell>
        </table:table-row>
        <table:table-row>
          <table:table-cell table:style-name="តារាង1.A2" office:value-type="string">
            <text:p text:style-name="P3">៤៥៨៩</text:p>
          </table:table-cell>
          <table:table-cell table:style-name="តារាង1.A2" office:value-type="string">
            <text:p text:style-name="P14">ត្រឡោ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រលា​ដូង​ដែល​គេ​យក​មក​រំលីង​ធ្វើ​ជា​ប្រដាប់​សម្រាប់​ដាក់​ទឹក​ប្រើ​ប្រាស់ ។ រលា​ក្បាល​មនុស្ស ចួន​ណា​គេ​ហៅ​ថា ត្រឡោក ដែរ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៩០</text:p>
          </table:table-cell>
          <table:table-cell table:style-name="តារាង1.A2" office:value-type="string">
            <text:p text:style-name="P14">ត្រឡុ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ដែល​មូល​ណាស់, មូល​ឥត​ខ្ចោះ : មូល​ត្រឡុំ (ម. ព. ត្លុំ <text:s/>គុ. 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៩១</text:p>
          </table:table-cell>
          <table:table-cell table:style-name="តារាង1.A2" office:value-type="string">
            <text:p text:style-name="P14">ត្រអ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រោគ​មាន​កណ្ដាប់​មាន​ទឹក​រងៃ ច្រើន​កើត​នៅ​ក​ជើង : កើត​ត្រអក ។</text:p>
          </table:table-cell>
          <table:table-cell table:style-name="តារាង1.D2" office:value-type="string">
            <text:p text:style-name="P16">តាអក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៩២</text:p>
          </table:table-cell>
          <table:table-cell table:style-name="តារាង1.A2" office:value-type="string">
            <text:p text:style-name="P14">ត្រអា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រីករាយ​សប្បាយ​តាម​ចិត្ត​ឥត​នឹក​ព្រួយ ឥត​កំដឹង : ត្រអាល​នឹង​ល្បែង​ហួស​ពេក ។ ត្រេក​ត្រអាល <text:s/>ត្រេក​សប្បាយ​ត្រអេក​ត្រអាលហួស​ពេក​ណាស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េក​ត្រអាល </text:p>
          </table:table-cell>
        </table:table-row>
        <table:table-row>
          <table:table-cell table:style-name="តារាង1.A2" office:value-type="string">
            <text:p text:style-name="P3">៤៥៩៣</text:p>
          </table:table-cell>
          <table:table-cell table:style-name="តារាង1.A2" office:value-type="string">
            <text:p text:style-name="P14">ត្រអៀ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បញ្ចេញ​សំឡេង​តឹង​វែង​កំពុង​ដេក​លក់ : មនុស្ស​ត្រអៀន; ដេក​ត្រអៀន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៩៤</text:p>
          </table:table-cell>
          <table:table-cell table:style-name="តារាង1.A2" office:value-type="string">
            <text:p text:style-name="P14">ត្រអេ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​ផ្សំ​ជា​មួយ​នឹង​ពាក្យ ត្រអាល ថា <text:s/>: ត្រេក​ត្រអាល <text:s/>គឺ​រីករាយ​សប្បាយ​តាម​តែ​តម្រេក : នែ​នាង, ឯង​កុំ​បណ្ដោយ​ចិត្ត​ឲ្យ​ត្រេក​ត្រអាល​ហួស​ពេក ! នាង​ឯង​ត្រូវ​ខំ​ប្រឹង​រៀន​សូត្រ​ឲ្យ​ម៉ឺងម៉ាត់​ទៅ ទាន់​ខ្លួន​នៅ​ក្មេង ! (ពាក្យ​រំលឹក​យុវជន​ដែល​កំពុង​រៀន​សូត្រ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៩៥</text:p>
          </table:table-cell>
          <table:table-cell table:style-name="តារាង1.A2" office:value-type="string">
            <text:p text:style-name="P14">ត្រឱ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ត្រី​រំអិល​ពួក​ត្រី​កែស ឬ​ពួក​ត្រី​កំផ្លៀវ តែ​មាន​សណ្ឋាន​តូច​ខ្លី​ជាង​ត្រី​កែស, <text:s/>ធំ​ទ្រើស​ជាង​ត្រី​កំផ្លៀវ : ត្រី​ត្រឱន ។ ព. ប្រ. <text:s/>កែស​ទ្រឱន <text:s/>ថា សសោះ​អន្ទង ឬ បញ្ជោរ​លើក​ជើ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ី​ត្រឱន</text:p>
          </table:table-cell>
        </table:table-row>
        <table:table-row>
          <table:table-cell table:style-name="តារាង1.A2" office:value-type="string">
            <text:p text:style-name="P3">៤៥៩៦</text:p>
          </table:table-cell>
          <table:table-cell table:style-name="តារាង1.A2" office:value-type="string">
            <text:p text:style-name="P14">ត្រា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ដាប់​មាន​ស្នាម​ចម្លាក់​ជា​គ្រឿង​សម្គាល់​សម្រាប់​បោះ​លើ​សំបុត្រ, ចុតហ្មាយ, ដីកា, បញ្ជី, សំបុត្រ​សន្យា​ផ្សេង​ៗ​តាម​មុខ​ងារ, មុខ​ក្រសួង : បោះ​ត្រា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កត់​សេចក្ដី​អ្វី​ៗ​ទុក​ជា​ចំណាំ​ដោយ​ឡែក : ត្រា​សេចក្ដី​នេះ​ទុក​ជា​សម្គាល់, ត្រូវ​កត់​ត្រា​ទុក​ជា​សម្គាល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៣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េរដាស, ជុំ​ជិត : អណ្ដែត​ត្រា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៩៧</text:p>
          </table:table-cell>
          <table:table-cell table:style-name="តារាង1.A2" office:value-type="string">
            <text:p text:style-name="P14">ត្រ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ម. ព. <text:s/>ត្រៈ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៩៨</text:p>
          </table:table-cell>
          <table:table-cell table:style-name="តារាង1.A2" office:value-type="string">
            <text:p text:style-name="P14">ត្រាក់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ស្ទើរ​រត់​ស្ទើរ​ដើរ : <text:s/>ដើរ​ត្រាក់​ៗ; សព្វ​ថ្ងៃ ខ្ញុំ​ខំ​ប្រឹង​ដើរ​រក​ស៊ី​ត្រាក់​ៗ ដូច​ជា​ឆ្កែ​ដំបៅ​ក្បាល គង់​នៅ​តែ​ទាស់​ចិត្ត​គាត់​ទៀត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៥៩៩</text:p>
          </table:table-cell>
          <table:table-cell table:style-name="តារាង1.A2" office:value-type="string">
            <text:p text:style-name="P14">ត្រាក់ទ័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រ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<text:span text:style-name="T11">Tracteur</text:span><text:span text:style-name="T13">) </text:span><text:span text:style-name="T11">គ្រឿង​ចក្រ​ប្រដាប់​ដោយ​ម៉ាស៊ីន​សម្រាប់​ប្រើ​ការ​ឈូស​ចូក​ដី, គាស់​រំលីង​ដើម​ឈើ​ជាដើម : ធ្វើ​ថ្នល់​ដោយ​ត្រាក់ទ័រ <text:s/>។</text:span>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០០</text:p>
          </table:table-cell>
          <table:table-cell table:style-name="តារាង1.A2" office:value-type="string">
            <text:p text:style-name="P14">ត្រា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ជ្រៃ​មាន​ស្លឹក​ធំ​ៗ​ទ្រវែង​ស្រួច : ដើម​ត្រាង (ម. ព. ជ្រៃ <text:s/>ទៀត​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០១</text:p>
          </table:table-cell>
          <table:table-cell table:style-name="តារាង1.A2" office:value-type="string">
            <text:p text:style-name="P14">ត្រា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ធំ​ពួក​ឈើ​ទាល​សម្រាប់​យក​ជ័រ​ទឹក ខ្លឹម​ប្រើ​ការ​ជាប់​ធន់​ជាង​ឈើ​ទាល ។ ត្រាច​មាន​ពីរ​ប្រភេទ​គឺ <text:s/>ត្រាច​ស <text:s/>មាន​ផ្កា​លឿង​ឆ្នូត​ស​ៗ​តូច​ៗ មាន​ខ្លឹម​ស​ស្រគាំ : ត្រាច​ក្រហម <text:s/>មាន​ផ្កា​ក្រហម​ធំ​ៗ មាន​ខ្លឹម​ក្រហម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ាច​ស </text:p>
            <text:p text:style-name="P9">ត្រាច​ក្រហម </text:p>
          </table:table-cell>
        </table:table-row>
        <table:table-row>
          <table:table-cell table:style-name="តារាង1.A2" office:value-type="string">
            <text:p text:style-name="P3">៤៦០២</text:p>
          </table:table-cell>
          <table:table-cell table:style-name="តារាង1.A2" office:value-type="string">
            <text:p text:style-name="P14">ត្រាច់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ដើរ, ចរ, អន្ទោល : ត្រាច់​ទៅ​មក (បុរាណ​ពី​ដើម​សរសេរ : ត្រេច) ។ ត្រាច់​រង្គាត់ <text:s/>គឺ​អន្ទោល​កើត​ស្លាប់​ក្នុង​វាល​វដ្ដសង្សារ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<text:s/>ត្រាច់​រង្គាត់ 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ឫស្សី​ភ្នំ​មួយ​ប្រភេទ ឥត​បន្លា មាន​ដើម​តូច​ៗ មាន​សាច់​ស្ដើង គេ​ច្រើន​ប្រើ​ធ្វើ​ជា​រនាប​ឬ​បង្កង់​រោង ឬ​ខ្ទម​ឬ​ក៏​ផ្ទះ​ប្រក់​ស្លឹក​កណ្ដប​ឬ​ប្រក់​ស្បូវ : រនាប​ឫស្សី​ត្រាច់​បាន​តែ​ខាង​ក្រាល​រាប​ស្មើ​ល្អ <text:s/>ប៉ុន្ដែ​មិន​ជាប់​បាន​យូរ​ដូច​ឫស្សី​រលៀក ឬ​ឫស្សី​ស្រុក​ជាដើម​ទេ ព្រោះ​មាន​សាច់​ស្ដើង​ណាស់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០៣</text:p>
          </table:table-cell>
          <table:table-cell table:style-name="តារាង1.A2" office:value-type="string">
            <text:p text:style-name="P14">ត្រាជូ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ជញ្ជីង​មួយ​ប្រភេទ​មាន​សង្រែក ២ មាន​ធរណី​កណ្ដាល : ជញ្ជីង​ត្រាជូ <text:s/>។ កាព្យ​សាស្ត្រា​កេរ​កាល​ថា : ដឹង​ហាប​ឲ្យ​ដឹង​តុល ភ្នែក​ឲ្យ​យល់​ទៀង​ត្រាជូ គិត​គ្រប់​សព្វ​ដោយ​ផ្លូវ ក្ដី​ចន្លោះ​កុំ​បី​មាន ។...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ជញ្ជីង​ត្រា​ជូ</text:p>
          </table:table-cell>
        </table:table-row>
        <table:table-row>
          <table:table-cell table:style-name="តារាង1.A2" office:value-type="string">
            <text:p text:style-name="P3">៤៦០៤</text:p>
          </table:table-cell>
          <table:table-cell table:style-name="តារាង1.A2" office:value-type="string">
            <text:p text:style-name="P14">ត្រាញ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វាល​តូច​មាន​ស្មៅ​ទាប​ៗ : វាល​ត្រាញ់, នៅ​កណ្ដាល​ត្រាញ់ (ព. បុ.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០៥</text:p>
          </table:table-cell>
          <table:table-cell table:style-name="តារាង1.A2" office:value-type="string">
            <text:p text:style-name="P14">ត្រាណ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្រាន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(តាណ) ការ​គ្រប់គ្រង, រក្សា; ទី​ពំនាក់ ។ គុ. ដែល​បាន​គ្រប់គ្រង​រក្សា​ហើយ, ដែល​ជា​ទី​ពំនាក់​ឲ្យ​បាន​សេចក្ដី​សុខ​ស្រួល​ហើយ : សុខ​សាន្តត្រាណ, ស្រុក​សាន្តត្រាណ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សុខសាន្ត​ត្រាណ​</text:p>
            <text:p text:style-name="P9"/>
          </table:table-cell>
        </table:table-row>
        <table:table-row>
          <table:table-cell table:style-name="តារាង1.A2" office:value-type="string">
            <text:p text:style-name="P3">៤៦០៦</text:p>
          </table:table-cell>
          <table:table-cell table:style-name="តារាង1.A2" office:value-type="string">
            <text:p text:style-name="P14">ត្រាណត្រើ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 ឬ គុ.</text:p>
          </table:table-cell>
          <table:table-cell table:style-name="តារាង1.D2" office:value-type="string">
            <text:p text:style-name="P9">ទី​ពំនាក់​ទុក​ស្មើ​ត្រើយ (ច្រើន​តែ​ប្រើ​ក្នុង​កាព្យ) : ឱ​ព្រះ​ត្រាណ​ត្រើយ ប្រហែល​កន្ដើយ ពុំ​នឹក​ប្អូន​ភ្ងា ដែល​បាន​ព្រាត់​ប្រាស និរាស​ក្សត្រា ប្អូន​ដឹង​ទៅ​រ៉ា នឹង​បាន​ទៅ​ជួប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០៧</text:p>
          </table:table-cell>
          <table:table-cell table:style-name="តារាង1.A2" office:value-type="string">
            <text:p text:style-name="P14">ត្រាត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ិ.</text:p>
          </table:table-cell>
          <table:table-cell table:style-name="តារាង1.D2" office:value-type="string">
            <text:p text:style-name="P9">លុះ​តែ, ទាល់​តែ, ដរាប​តែ : ឯង​ត្រូវ​ធ្វើ​ការ​នេះ​ឲ្យ​ត្រាតែ​កើត; ឯង​ចាំ​នៅ​នេះ​ចុះ ត្រា​តែ​អញ​ត្រឡប់​មក​វិញ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០៨</text:p>
          </table:table-cell>
          <table:table-cell table:style-name="តារាង1.A2" office:value-type="string">
            <text:p text:style-name="P14">ត្រាប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យក​តម្រាប់ គឺ​ធ្វើ​តាម​គេ : កុំ​ត្រាប់​មាត់​គេ, កុំ​ត្រាប់​ពុត​ពាល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០៩</text:p>
          </table:table-cell>
          <table:table-cell table:style-name="តារាង1.A2" office:value-type="string">
            <text:p text:style-name="P14">ត្រា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ធ្វើ​ឲ្យ​មាន​ជា​តម្រាយ, កាត់​ព្រៃ​ឲ្យ​មាន​ជា​ផ្លូវ, ជា​ជ្រលង : ត្រាយ​ព្រៃ, ត្រាយ​ផ្លូវ, ពាក្យ​ប្រដៅ​នេះ​ហើយ​ដែល​អ្នក​ប្រាជ្ញ​លោក​ត្រាយ​ទុក​មក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១០</text:p>
          </table:table-cell>
          <table:table-cell table:style-name="តារាង1.A2" office:value-type="string">
            <text:p text:style-name="P14">ត្រា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ប្រទាល​មួយ​ប្រភេទ​សន្ដាន​ក្ដាត មាន​ធាង​មាន​មើម​បរិភោគ​បាន, រមាស់​បរិភោគ​ពុំ​កើត​ក៏​មាន : ត្រាវ​ជា​ដំណាំ​គួរ​ដាំ​ណាស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១១</text:p>
          </table:table-cell>
          <table:table-cell table:style-name="តារាង1.A2" office:value-type="string">
            <text:p text:style-name="P14">ត្រាស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បាន​លុះ​អរហត្តផល កម្ចាត់​នូវ​អាសវក្កិលេស​ចេញ​អស់​ចាក​សន្ដាន បាន​ឡើង​ជា​ព្រះ​សព្វញ្ញុពុទ្ធ បាន​ដឹង​នូវ​ញេយ្យធម៌​សព្វ​គ្រប់ : ព្រះ​មហាសត្ត​បាន​ត្រាស់​ជា​ព្រះ​ពុទ្ធ ។ <text:s/>(រ. ស.) និយាយ, ថ្លែង : ព្រះ​សម្មាសម្ពុទ្ធ​ទ្រង់​ត្រាស់​សំដែង​ព្រះ​ធម៌​ថា...; ព្រះ​បរម​ក្សត្រាធិរាជ​ទ្រង់​ត្រាស់​ហៅ​ព្រះ​អគ្គមហេសី...។ ផ្ដាច់​ត្រណម​ជូន​កំណល់​គ្រូ : ត្រាស់​ត្រណម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១២</text:p>
          </table:table-cell>
          <table:table-cell table:style-name="តារាង1.A2" office:value-type="string">
            <text:p text:style-name="P14">ត្រិបិដ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. ព. ត្រៃបិដក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១៣</text:p>
          </table:table-cell>
          <table:table-cell table:style-name="តារាង1.A2" office:value-type="string">
            <text:p text:style-name="P14">ត្រិយង្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្រិយ៉ង់</text:p>
          </table:table-cell>
          <table:table-cell table:style-name="តារាង1.D2" office:value-type="string">
            <text:p text:style-name="P16">សំ.;បា.</text:p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(ត្រយំស <text:s/>ឬ <text:s/>ត្រិយំស; តយំស, ត្យំស <text:s/>ឬ <text:s/>តិយំស) ដែល​មាន​ជ្រុង ៣ : រាង​ត្រិយង្ស, ទ្រង់ទ្រាយ​ត្រិយង្ស, សណ្ឋាន​ត្រិយង្ស ។ <text:s/>វេវ. <text:s/>ត្រីកោណ ។ ព. ផ្ទ. <text:s/>ចតុក្កោណ, ពហុកោណ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១៤</text:p>
          </table:table-cell>
          <table:table-cell table:style-name="តារាង1.A2" office:value-type="string">
            <text:p text:style-name="P14">ត្រិ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ប្រព្រឹត្ត​ទៅ​បាន​ដោយ​ឥត​មាន​ទើស​ទាក់, ដែល​ចេះ​តែ​ជាប់​ត​ហូរ​ហែ ដូច​ជា​រអិល​ឥត​ទើស​ទាក់​នឹង​អ្វី, រ៉ិល, ច្រិល : គាត់​ចេះ​ភាសា​បារាំង​និយាយ​ត្រិល <text:s/>(ប្រើ​ជា ត្រុល ក៏​មាន, ម. ព. នេះ​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១៥</text:p>
          </table:table-cell>
          <table:table-cell table:style-name="តារាង1.A2" office:value-type="string">
            <text:p text:style-name="P14">ត្រី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សត្វ​វារិជជាត (សត្វ​ទឹក) ក្នុង​ពួក​​សត្វ​មាន​ទ្រនុង​ខ្នង ដក​ដង្ហើម​ដោយ​សារ​ស្រកី, ខ្លះ​មាន​ស្រកា ខ្លះ​ឥត​ស្រកា មាន​ឈ្មោះ​ផ្សេង​ៗ​ច្រើន​ជា​អនេក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កូន​ចត្រង្គ​មួយ​ប្រភេទ សម្រាប់​តម្រៀប​នៅ​ជួរ​មុខ, ម្ខាង​មាន ៨ រួម​ទាំង​ពីរ​ខាង​មាន ១៦ ដែល​សន្មត​ទុក​ជា​សេនា​រេហ៍ពល, វេលា​ចាប់​ផ្ដើម​លេង​ល្បែង​នេះ គេ​តែង​ដើរ ឬ​រុញ​ត្រី​នេះ​មុន​កូន​ឯ​ទៀត​ជា​ដរាប (ម. ព. ចត្រង្គ <text:s/>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៣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 ; បា.</text:p>
          </table:table-cell>
          <table:table-cell table:style-name="តារាង1.D2" office:value-type="string">
            <text:p text:style-name="P16">ប. សំ.</text:p>
          </table:table-cell>
          <table:table-cell table:style-name="តារាង1.D2" office:value-type="string">
            <text:p text:style-name="P9">(ត្រិ; តិ) បី (៣) ។ ប្រើ​រៀង​ភ្ជាប់​ពី​ខាង​ដើម​សព្ទ​ដទៃ​ទៀត ដូច​ជា <text:s/>ត្រី​កូដ (--កូត) ន. (សំ. ត្រិកូដ; បា. តិកូដ) កំពូល ៣; ឈ្មោះ​ភ្នំ​មាន​កំពូល ៣ : ភ្នំ​ត្រីកូដ ។ ដែល​មាន​កំពូល ៣ : ប្រាសាទ​ត្រីកូដ ។ ត្រីកោណ <text:s/>(--កោន) គុ. (សំ. ត្រិកោណ; បា. តិកោណ) ដែល​មាន​ជ្រុង ៣, មាន​មុំ ៣ ឬ​មាន​ងៀង ៣ : រាង​ត្រីកោណ; សណ្ឋាន​ត្រីកោណ, ជា​ត្រីកោណ ។ <text:s/>វេវ. ត្រិយង្ស ។ ត្រីគុណ (--គុន) គុ. (សំ. ត្រិគុណ; បា. តិគុណ) ដែល​មាន​ចំណែក ៣, ដែល​ចម្រើន​កើន​ឡើង​ដោយ​ចំណែក ៣, ជា ៣ ចំណែក ឬ ៣ ភាគ : ការ​នុ៎ះ​ឥឡូវ​ចម្រើន​កើន​ឡើង <text:s/>ជា​ត្រីគុណ​ជាង​ពី​ដើម ។ ត្រី​ចក្រយាន <text:s/>(--ច័កក្រៈយាន) ន. (សំ.) ឈ្មោះ​យាន​តូច​មាន​កង់ ៣ មួយ​ប្រភេទ ។ ត្រីទស (--ទស់) ន. (សំ. ត្រិទស; បា. តិទស) អមរ, ទេវតា (ច្រើន​តែ​ប្រើ​ក្នុង​កាព្យ) : យើង​សូម​អញ្ជើញ​អស់​ត្រីទស មាន​យស​ស័ក្កិ​សិទ្ធិ​ឫទ្ធិ​តេជះ សូម​ចុះ​ចូល​មក​ដោយ​រូត​រះ ដើម្បី​សំពះ​ព្រះ​ត្រៃរត្ន ។ ត្រីទស (--ទស់) ប. សំ. (សំ. ត្រិទស; បា. តិទស) ដប់​បី (១៣); ឬ ១០ បីដង (៣ x ១០ = ៣០ ) ។ ត្រីធា ន. (សំ.) ភាគ​បី, ខ្ទង់​ឬ​ចំណែក​បី ។ ឈ្មោះ​បរិមាណ​មាន​ខ្ទង់​បី​ផ្នែក​ខាង​គណិត​សាស្ត្រ (ពីជគណិត) ។ ត្រីនេត្រ (--នេត) គុ. ឬ ន. (សំ. ត្រិនេត្រ ឬ ត្រិនយន; បា. តិនយន) ដែល​មាន​ភ្នែក ៣, គឺ មំសចក្ខុ <text:s/>ភ្នែក សាច់ គឺ​ភ្នែក​មែន​ទែន, បញ្ញាចក្ខុ <text:s/>ភ្នែក​គឺ​ប្រាជ្ញា (ប្រាជ្ញា​ទុក​ដូច​ជា​ភ្នែក), ធម្មចក្ខុ <text:s/>ភ្នែក​គឺ​អរិយមគ្គ; លោក​អ្នក​មាន​ភ្នែក​ទាំង ៣ នេះ ហៅ​ថា ត្រីនេត្រ ។ ន. <text:s/>ព្រះ​សិវៈ (ព្រះ​ឥសូរ) ។ ឈ្មោះ​សាស្រ្តា​សម្រាយ​កាព្យ​ពាក្យ ៤ ជា​ច្បាប់​សុភាសិត មាន​ក្នុង​កម្ពុជ​រដ្ឋ​មក​យូរ​ហើយ : សាស្ត្រា​ត្រីនេត្រ ឬ ច្បាប់​ត្រីនេត្រ ។ ត្រីបថ (--បត់) ន. (សំ. ត្រិបថ; បា. តិបថ) ទី​ប្រជុំ​នៃ​ផ្លូវ​បែក ៣, ផ្លូវ​បែក ៣, ផ្លូវ​ត្រឡែងកែង ៣ ។ ត្រីពិធ <text:s/>ឬ ត្រៃពិធ <text:s/>(--ពិត) គុ. (សំ. ត្រិវិធ, ត្រិពិធ, ត្រៃពិធ; បា. តិវិធ) ដែល​មាន​ប្រការ ៣, មាន ៣ ប្រការ, មាន ៣ យ៉ាង ។ ត្រី​ពិធសម្បត្តិ ឬ ត្រៃពិធសម្បត្តិ (--ពិតសំបាត់) សម្បត្តិ​មាន ៣ យ៉ាង​គឺ មនុស្ស​សម្បត្តិ ទិព្វសម្បត្តិ, និព្វាន​សម្បត្តិ ។ ត្រី​ភាគ <text:s/>ន. (សំ.) ភាគ​បី, ចំណែក​បី ។ ត្រី​ភាគី <text:s/>គុ. (សំ.) ដែល​មាន​ភាគ​បី, ដែល​មាន​បី​ផ្នែក, ដែល​មាន​គ្នា​បី​ក្រុម : គូស​សញ្ញា​ត្រី​ភាគី ។ ត្រី​មាស <text:s/>ឬ ត្រៃ​មាស <text:s/>ន. (សំ. ត្រិមាស <text:s/>ឬ ត្រៃមាស; បា. តេមាស) បី​ខែ; ប្រជុំ​នៃ​ខែ​បី, ចំនួន​៣​ខែ, ការ​រួម​ចំនួន​ខែ​ត្រឹម​៣ : បញ្ជី​ត្រី​មាស; ភិក្ខុ​សង្ឃ​នៅ​ចាំ​វស្សា​អស់​ត្រី​មាស ។ ត្រី​សព្ទ (--ស័ប) ន. (សំ. ត្រិសព្ទ; បា. តិសទ្ទ <text:s/>“សូរ​សំឡេង​ឮ ៣ យ៉ាង”) ខ្មែរ​យើង​ប្រើ​ជា​ឈ្មោះ​គ្រឿង​វណ្ណយុត្តិ <text:span text:style-name="T3">( ៊ )</text:span> នេះ សម្រាប់​ប្រើ​ដាក់​លើ​អក្សរ ៤ តួ ប, ស, ហ, អ, ឲ្យ​មាន​សំឡេង​ធំ​ជា ប៊, ស៊, ហ៊, អ៊ <text:s/>ដូច​ពាក្យ​ថា ត្បូង​ប៊ុត, ស៊ង​ស្លា, ឮ​ស៊ាន, ស៊ុន​សម្ដី; មិន​ហ៊ាន​ទៅ, ចូល​ហ៊ុន, ស្រែក​ហ៊ោ, ដំណើរ​អ៊‌ីកអ៊ាក, ក្រួច​អ៊‌ឺត, អ៊ុះអ៊ះ <text:s/>ជាដើម; ប៉ុន្ដែ​តួ : “ស” កាល​ណា​បើ​មាន​ស្រៈ ឥ <text:s/>ឬ ឦ នៅ​ពី​ខាង​លើ នឹង​ផ្លាស់​រូប​ត្រី​សព្ទ <text:span text:style-name="T3">( ៊ )</text:span> នេះ​ចេញ​ដូច​យ៉ាង ស៊ី​បាយ <text:s/>ដូច្នេះ​ជាដើម​វិញ​ក៏​បាន ។ ត្រីសូល៍ <text:s/>ឬ ត្រីសូរ ន. (សំ. ត្រិសូល <text:s/>ឬ ត្រី--; បា. តិសូល) ឈ្មោះ​អាវុធ​របស់​ឥសូរ គឺ​អាវុធ​មាន​មុខ ៣ ។ គុ. <text:s/>ដែល​មាន​មុខ ៣, ដែល​មាន​កំពូល ៣, ត្រីសូល៍​គាង​ឃ្វាយ ឬ ត្រីសូរ​គាង​ឃ្វាយ (សរសេរ​ជា ត្រីសូល៍ <text:s/>(ត្រីសូ) យ៉ាង​នេះ​ជិត​នឹង​ពាក្យ​ដើម​ជាង ត្រីសូរ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ី​កូដ</text:p>
            <text:p text:style-name="P9">ភ្នំ​ត្រី​កូដ <text:s/>ត្រីកោណ ត្រីគុណ <text:s/></text:p>
            <text:p text:style-name="P9">ត្រី​ចក្រយាន ត្រីទស ត្រីនេត្រ ត្រីពិធ​​​ ត្រីពិធសម្បត្តិ ត្រីភាគ </text:p>
            <text:p text:style-name="P9">ត្រីភាគី <text:s/>ត្រីមាស </text:p>
            <text:p text:style-name="P9">ត្រីសព្ទ ត្រីសូល៍</text:p>
          </table:table-cell>
        </table:table-row>
        <table:table-row>
          <table:table-cell table:style-name="តារាង1.A2" office:value-type="string">
            <text:p text:style-name="P3">៤៦១៦</text:p>
          </table:table-cell>
          <table:table-cell table:style-name="តារាង1.A2" office:value-type="string">
            <text:p text:style-name="P14">ត្រី --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(មើល​ក្នុង​ពាក្យ <text:s/>ត្រី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១៧</text:p>
          </table:table-cell>
          <table:table-cell table:style-name="តារាង1.A2" office:value-type="string">
            <text:p text:style-name="P14">ត្រី​មុខ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ធាន, ប្រមុខ, អ្នក​នាំ​មុខ, មនុស្ស​បាន​ការ, អ្នក​ដែល​គេ​យក​ជា​មុខ​មាត់ : មនុស្ស​ហ្នឹង​យក​ជា​ត្រី​មុខ​ពុំ​បាន​ទេ, អ្នក​នោះ​គេ​តែង​ហៅ​រក​យក​ជា​ត្រី​មុខ ។ <text:s/>ពាក្យ​នេះ​ទំនង​ជា​ជាប់​ទាក់ទង​មក​ពី​កូន​ចត្រង្គ​មួយ​ប្រភេទ​ហៅ​ថា ត្រី <text:s/>ដែល​គេ​ត្រូវ​តម្រៀប​នៅ​ជួរ ​មុខ ទេ​ដឹង ? ព្រោះ​ត្រី​ទាំង​នោះ គេ​ទុក​ជា​សេនា​ទាហាន​អង់អាច​សម្រាប់​ការពារ ខុន <text:s/>(ស្ដេច) ហើយ​អ្នក​លេង​ល្បែង​នេះ​គេ​តែង​ចាប់​កាន់​រុញ​ដើរ​ជា​ដំបូង​មុន​កូន​ចត្រង្គ​ឯ​ទៀត​ៗ (ម.ព. ត្រី ២ ន. និង ចតង្រ្គ <text:s/>ទៀត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១៨</text:p>
          </table:table-cell>
          <table:table-cell table:style-name="តារាង1.A2" office:value-type="string">
            <text:p text:style-name="P14">ត្រីវិស័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្រដាប់​មួយ​ប្រភេទ រង្វង់​មុខ​ស្រដៀង​នឹង​នាឡិកា មាន​ទ្រនិច​វិល​ចង្អុល​ទៅ​ទិស​ខាង​ជើង​ជា​និច្ច​សម្រាប់​អ្នក​ដំណើរ​ប្រើ​មើល​កុំ​ឲ្យ​វង្វេង​ច្រឡំ​ទិស : ត្រី​វិស័យ​ជា​វត្ថុ​ចាំបាច់​សម្រាប់​អ្នក​ធ្វើ​ដំណើរ​តាម​សមុទ្រ ឬ តាម​តំបន់​ដែល​ខ្លួន​មិន​ធ្លាប់​ស្គាល់ <text:s/>(ចិន​ជា​អ្នក​បង្កើត​ត្រីវិស័យ​នេះ​មុន​គេ) ។ ហៅ ត្រីវិស័យ ដូច្នេះ ទំនង​ជា​មក​ពី​មាន​អាការ​ដូច​ត្រី​ទេ​ដឹង ? ព្រោះ​ទ្រនិច​សម្រាប់​ចង្អុល​ទិស​កាល​ណា​គេ​ចាប់​កាន់​ប៉ះ​ត្រូវ​តួ​របស់​វា, វា​តែង​កម្រើក​រលាស់​ញ័រ​ៗ ដូច​អាការ​ត្រី​បង្រះ​ឬ​ហែល​ទឹក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១៩</text:p>
          </table:table-cell>
          <table:table-cell table:style-name="តារាង1.A2" office:value-type="string">
            <text:p text:style-name="P14">ត្រឹ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</text:p>
          </table:table-cell>
          <table:table-cell table:style-name="តារាង1.D2" office:value-type="string">
            <text:p text:style-name="P9">ទាញ​ខ្សែ​ញាក់​បំបែរ, ទាញ​កន្រ្តាក់​ខ្សែ​ជា​សញ្ញា​ឲ្យ​គោ, ឲ្យ​ក្របី​ដឹង​ថា​ត្រូវ​ងាក​បែរ​ទៅ​ខាង​ស្ដាំ​ឬ​ខាង​ឆ្វេង ឬ​ក៏​ឲ្យ​ដឹង​ថា​ដើរ​ឲ្យ​លឿន​បន្ដិច​ឡើង : ទាញ​ខ្សែ​ត្រឹក​វា​ទៅ ! ។ ដាស់​តឿន​ក្រើន​រំលឹក : ធ្វើ​ស្រែ​ដ្បិត​ទឹក ត្រឹក​ពល​ដ្បិត​បាយ... (សាស្ត្រា​ច្បាប់​រាជនេតិ) ។ មើល​ក្នុង​ពាក្យ ដ្បិត <text:s/>ទៀត​ផ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២០</text:p>
          </table:table-cell>
          <table:table-cell table:style-name="តារាង1.A2" office:value-type="string">
            <text:p text:style-name="P14">ត្រឹក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មាន​លំនាំ​ជ្រំ​ៗ តិច​ៗ (ដូច​យ៉ាង​ដំណើរ​សុនខ​បោល​តិច​ៗ) : រត់​ត្រឹក​ៗ, បោល​ត្រឹក​ៗ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២១</text:p>
          </table:table-cell>
          <table:table-cell table:style-name="តារាង1.A2" office:value-type="string">
            <text:p text:style-name="P14">ត្រឹ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ញាប់​ជើង​រន្ថាន់ ឯ​ក្បាល​នឹង​ដូច​គេ​ថ្កល់ : រត់​ត្រឹង; ប្រើ​ជា ត្រេង <text:s/>ក៏​មាន : រត់​ត្រេ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២២</text:p>
          </table:table-cell>
          <table:table-cell table:style-name="តារាង1.A2" office:value-type="string">
            <text:p text:style-name="P14">ត្រឹប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ព្រៃ​អណ្ដែត គឺ​ព្រៃ​ដែល​កើត​លើ​ទឹក ដោយ​ស្មៅ​ឬ​ត្រាវ, ត្រកៀត, បបុស, ស្បូវ ដុះ​លើ​មមោក​ចក មមោក​កំពីងពួយ : កណ្ដាល​ពោះ​បឹង​នុះ​មាន​សុទ្ធ​តែ​ត្រឹប​ដុះ​តាន់ ។ <text:s/>ម. ព. បឿន <text:s/>ផ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ជញ្ជក់​ក្រេប : កន្លង់​ត្រឹប​កេសរ​ផ្កា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២៣</text:p>
          </table:table-cell>
          <table:table-cell table:style-name="តារាង1.A2" office:value-type="string">
            <text:p text:style-name="P14">ត្រឹ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កំបុត​ស្អាត, ដែល​មាន​ចុង​ឬ​គល់​ស្មើ​គ្នា, ទៀង​ទាត់, ស្មើ : កំបុត​ត្រឹម, សម្ដី​ត្រឹម; <text:s/>ដាច់​ត្រឹម, និយាយ​ត្រឹម ។ ត្រឹម​ណា និ. ដល់​ណា, ដរាប​ណា : ទៅ​ត្រឹម​ណា ? ។ ត្រឹម​ណឹង ឬ ត្រឹម​ហ្នឹង និ. ដល់​ហ្នឹង, ដរាប​ហ្នឹង : ណ្ហើយ, ត្រឹម​ណឹង​ចុះ ! <text:s/>។ ត្រឹម​ណេះ <text:s/>ឬ ត្រឹម​នេះ និ. ដល់​ណេះ​ឬ​ដល់​នេះ, ដរាប​នេះ : ពី​នោះ​មក​ត្រឹម​នេះ ។ ត្រឹម​ណោះ ឬ ត្រឹម​នោះ និ. ដល់​ណោះ ឬ ដល់​នោះ, ដរាប​នោះ : ពី​នេះ​ទៅ​ត្រឹម​នោះ ។ ត្រឹម​តែ <text:s/>និ. កំណត់​តែ, ល្មម​តែ​ដល់ : បើ​មិន​បាន​ដល់ ១០ ត្រឹម​តែ ៨ ក៏​យក​ដែរ ។ ត្រឹម​ត្រង់ <text:s/>គុ. ឬ កិ. វិ. ដែល​ត្រឹម​និង​ត្រង់​ឥត​ល្អៀង : សម្ដី​ត្រឹម​ត្រង់, ប្រព្រឹត្ត​ត្រឹម​ត្រង់, និយាយ​ត្រឹម​ត្រង់ ។ ត្រឹម​ធេង <text:s/>គុ. ឬ កិ. វិ. ស្មើ​ធេង : កំបុត​ត្រឹម​ធេង; អស់​ត្រឹម​ធេង ។ល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កំបុត​ត្រឹម​ សម្ដី​ត្រឹម​</text:p>
            <text:p text:style-name="P9">ដាច់​ត្រឹម​ និយាយ​ត្រឹម​ ត្រឹម​ណា </text:p>
            <text:p text:style-name="P9">ត្រឹម​ណឹង</text:p>
            <text:p text:style-name="P9">ត្រឹម​ណេះ</text:p>
            <text:p text:style-name="P9">ត្រឹមណោះ​</text:p>
            <text:p text:style-name="P9">ត្រឹម​តែ </text:p>
            <text:p text:style-name="P9">ត្រឹម​ត្រង់ <text:s/></text:p>
            <text:p text:style-name="P9">ត្រឹម​ធេង</text:p>
          </table:table-cell>
        </table:table-row>
        <table:table-row>
          <table:table-cell table:style-name="តារាង1.A2" office:value-type="string">
            <text:p text:style-name="P3">៤៦២៤</text:p>
          </table:table-cell>
          <table:table-cell table:style-name="តារាង1.A2" office:value-type="string">
            <text:p text:style-name="P14">ត្រុក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តត្រុក​ចុះ​តត្រុក​ឡើង​តិច​ៗ មិន​ប្រញាប់​ប្រញាល់; ដែល​ធ្វើ​អ្វី​ៗ មមឹះ​តិច​ៗ សន្សឹម​ៗ តែ​ធ្វើ​មិន​ឈប់ : ដើរ​ត្រុក​ៗ, ធ្វើ​ការ​ត្រុក​ៗ, រក​ស៊ី​ត្រុក​ៗ ។ គុ. ដែល​មាន​សភាព​មឹះ​ៗ មិន​អង់អាច, ទោះ​បី​មាន​ចំណេះ​វិជ្ជា ឬ​មាន​ទ្រព្យ​ធន​ដ៏​សម​គួរ ក៏​មិន​សំដែង​កិរិយា​ក្លៀវក្លា​ឡើយ ប្រើ​ឫកពា​ជា​អ្នក​ទន់​ថយ​ខ្សត់​ខ្សោយ ។ ព. ទ. បុ. ត្រុក​ៗ អ្នក​ស្រុក​មើល​ងាយ រលាស់​គូទ​ខ្ចាយ​មាន​ឱត​មាន​ភាន់ សេចក្ដី​ថា <text:s/>អ្នក​មាន​ចំណេះ​វិជ្ជា​ឬ​សម្ដី​ថ្វី​មាត់​ស្ទាត់​ពូកែ ប៉ុន្តែ​ធ្វើ​ឫកពា​កិរិយា​មឹះ​ៗ ញើប​ៗ ហាក់​ដូច​ជា​គ្មាន​ចេះ​គ្មាន​ដឹង​អ្វី ដោយ​ហេតុ​នេះ អ្នក​ផង​ក៏​មើល​ងាយ, លុះ​កាល​ណា​អ្នក​នោះ​សំដែង​ចំណេះ​វិជ្ជា​ឬ​បញ្ចេញ​សំដី​ថ្វី​មាត់ មាន​របៀប​បែប​បទ​ប្រាដក​ច្បាស់, ទើប​អ្នក​ផង​ស្ងើច​សរសើរ​កោត​ក្រែង​រអែង​ចិត្ត​ លែង​ហ៊ាន​មើល​ងាយ​តទៅ​ទៀត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២៥</text:p>
          </table:table-cell>
          <table:table-cell table:style-name="តារាង1.A2" office:value-type="string">
            <text:p text:style-name="P14">ត្រុដ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្រុត</text:p>
          </table:table-cell>
          <table:table-cell table:style-name="តារាង1.D2" office:value-type="string">
            <text:p text:style-name="P16">សំ.</text:p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កាត់, ផ្ដាច់, ពុះ; ស្រាយ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២៦</text:p>
          </table:table-cell>
          <table:table-cell table:style-name="តារាង1.A2" office:value-type="string">
            <text:p text:style-name="P14">ត្រុដិ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ត្រុត</text:p>
          </table:table-cell>
          <table:table-cell table:style-name="តារាង1.D2" office:value-type="string">
            <text:p text:style-name="P16">សំ.</text:p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ដំណើរ​កាត់, ការ​ផ្ដាច់ ។ ឈ្មោះ​ភ្លេង, ចម្រៀង​មួយ​ប្រភេទ សម្រាប់​បណ្ដា​ជន​ក្នុង​ខែត្រ​សៀមរាប គេលេង​តែ​ក្នុង​ឱកាស​ចូល​ឆ្នាំ​ថ្មី : ភ្លេង​ត្រុដិ, លេង​ត្រុដិ (ម. ព. ត្រស្ដិ 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ភ្លេង​ត្រុដិ​</text:p>
            <text:p text:style-name="P9"/>
          </table:table-cell>
        </table:table-row>
        <table:table-row>
          <table:table-cell table:style-name="តារាង1.A2" office:value-type="string">
            <text:p text:style-name="P3">៤៦២៧</text:p>
          </table:table-cell>
          <table:table-cell table:style-name="តារាង1.A2" office:value-type="string">
            <text:p text:style-name="P14">ត្រុន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ញាក់​ញ័រ​ដោយ​រងា ឬ​ដោយ​កោត​ក្រែង​ខ្លាច : ដំណើរ​ត្រុន​ៗ; ដើរ​ត្រុន​ៗ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២៨</text:p>
          </table:table-cell>
          <table:table-cell table:style-name="តារាង1.A2" office:value-type="string">
            <text:p text:style-name="P14">ត្រុយ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បោះ​តម្រុយ​ឬ​ដោត, ចង​តម្រុយ ។ ព. ប្រ. ត្រុយ​ទុក <text:s/>ផ្គង​ចិត្ត​ទុក, ចំណាំ​ទុក, ប៉ង​សំដៅ​ចំពោះ​ទុក​ជា​មុន​ដោយ​ស្រឡាញ​ចង់​បាន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លឿន​រ៉ុយ : រត់​ត្រុយ, ស្រាប់​តែ​ក្រោក​ដើរ​ត្រុយ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២៩</text:p>
          </table:table-cell>
          <table:table-cell table:style-name="តារាង1.A2" office:value-type="string">
            <text:p text:style-name="P14">ត្រុ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ចេះ​តែ​រអិល​ឥត​ទើស​ទាក់ : និយាយ​ត្រុល (ម. ព. ត្រិល 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៣០</text:p>
          </table:table-cell>
          <table:table-cell table:style-name="តារាង1.A2" office:value-type="string">
            <text:p text:style-name="P14">ត្រុល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ឧ.</text:p>
          </table:table-cell>
          <table:table-cell table:style-name="តារាង1.D2" office:value-type="string">
            <text:p text:style-name="P9">សូរ​ឮ​ដោយ​ត្បុល ឬ​ដោយ​រះ​អ្វីៗ ដែល​ស្រួយ​ញ័រ​រនៗ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៣១</text:p>
          </table:table-cell>
          <table:table-cell table:style-name="តារាង1.A2" office:value-type="string">
            <text:p text:style-name="P14">ត្រូ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ពាក្យ​សម្រាប់​និយាយផ្សំ​ជា​មួយ​នឹង​ពាក្យ​ត្រួយ : ត្រួយ​ត្រូល <text:s/>គឺ​ដែល​ចាត់​ទុក​ស្មើ​ត្រួយ​ស្មើ​បណ្ដូល, កែវ​ពន្លក, (ច្រើន​ប្រើ​តែ​ក្នុង​កាព្យ) : ត្រួយ​ត្រូល​បណ្ដូល​ចិត្ត...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ួយ​ត្រូល</text:p>
          </table:table-cell>
        </table:table-row>
        <table:table-row>
          <table:table-cell table:style-name="តារាង1.A2" office:value-type="string">
            <text:p text:style-name="P3">៤៦៣២</text:p>
          </table:table-cell>
          <table:table-cell table:style-name="តារាង1.A2" office:value-type="string">
            <text:p text:style-name="P14">ត្រូវ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ទីទៃ​ពី​ខុស គឺ​ត្រង់​ឬ​ចំ : ពាក្យ​ត្រូវ, សេចក្ដី​ត្រូវ; និយាយ​ត្រូវ, ថា​ត្រូវ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នុ.</text:p>
          </table:table-cell>
          <table:table-cell table:style-name="តារាង1.D2" office:value-type="string">
            <text:p text:style-name="P9">គាប្បី : ត្រូវ​ធ្វើ, មិន​ត្រូវ​ធ្វើ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៣៣</text:p>
          </table:table-cell>
          <table:table-cell table:style-name="តារាង1.A2" office:value-type="string">
            <text:p text:style-name="P14">ត្រួ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ពិនិត្យ​មើល​ឲ្យ​ដឹង​ជា​ត្រឹម​ត្រូវ​ឬ​មិន​ត្រឹម​ត្រូវ​ទេ ហើយ​បង្គាប់​បញ្ជា​ឲ្យ​ធ្វើ​ថែម​ទៀត​ដោយ​ត្រឹម​ត្រូវ : ត្រួត​មើល, ត្រួត​បញ្ជី, ត្រួត​ការ, ត្រួត​ពល ។ ដាក់​បន្តុប​លើ​គ្នា : ត្រួត​ចាន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ួត​មើល </text:p>
            <text:p text:style-name="P9">ត្រួត​បញ្ជី</text:p>
            <text:p text:style-name="P9">ត្រួត​ការ</text:p>
            <text:p text:style-name="P9">ត្រួត​ពល </text:p>
            <text:p text:style-name="P9">ត្រួត​ចាន</text:p>
          </table:table-cell>
        </table:table-row>
        <table:table-row>
          <table:table-cell table:style-name="តារាង1.A2" office:value-type="string">
            <text:p text:style-name="P3">៤៦៣៤</text:p>
          </table:table-cell>
          <table:table-cell table:style-name="តារាង1.A2" office:value-type="string">
            <text:p text:style-name="P14">ត្រួតត្រ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ត្រួត​បន្ថែ, ត្រួត​ដោយ​បង្គាប់​បញ្ជា​ឲ្យ​មាន​អ្នក​ត្រួត​ត​ពី​ខ្លួន​ទៅ​ទៀត ឬ​ត្រួត​ហើយ​មាន​តក់ត្រា​សេចក្ដី​ទុក​ជា​ចំណាំ : ខ្ញុំ​បាន​ត្រួតត្រា​ការ​នុ៎ះ​សព្វ​គ្រប់​ហើយ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៣៥</text:p>
          </table:table-cell>
          <table:table-cell table:style-name="តារាង1.A2" office:value-type="string">
            <text:p text:style-name="P14">ត្រួ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ស្លឹក​ខ្ចី (ម. ព. ត្រូល ផ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៣៦</text:p>
          </table:table-cell>
          <table:table-cell table:style-name="តារាង1.A2" office:value-type="string">
            <text:p text:style-name="P14">ត្រួស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ព្រាង; ត្រាយ; ធ្វើ​ឲ្យ​មាន​លំនាំ​ដើម្បី​នឹង​ធ្វើ​ទៀត​ឲ្យ​បាន​សម្រេច : ត្រួស​ព្រៃ ។</text:p>
          </table:table-cell>
          <table:table-cell table:style-name="តារាង1.D2" office:value-type="string">
            <text:p text:style-name="P16">ទ្រួស</text:p>
          </table:table-cell>
          <table:table-cell table:style-name="តារាង1.I2" office:value-type="string">
            <text:p text:style-name="P9">ត្រួស​ព្រៃ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សា, គ្រា, ដង : មើល​ពីរ​ត្រួស <text:s/>គឺ​មើល​ពីរ​សា ឬ​ពីរ​គ្រា, ពីរ​ដ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៣៧</text:p>
          </table:table-cell>
          <table:table-cell table:style-name="តារាង1.A2" office:value-type="string">
            <text:p text:style-name="P14">ត្រួស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ច្បោល​ៗ, លំ​ៗ : មើល​ត្រួស​ៗ, និយាយ​ត្រួស​ៗ ។</text:p>
          </table:table-cell>
          <table:table-cell table:style-name="តារាង1.D2" office:value-type="string">
            <text:p text:style-name="P16">ទ្រួសៗ</text:p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៣៨</text:p>
          </table:table-cell>
          <table:table-cell table:style-name="តារាង1.A2" office:value-type="string">
            <text:p text:style-name="P14">ត្រើ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ទ្រុង​សម្រាប់​បញ្ឆោត​ត្រី : ត្រើង​ត្រី​ពោ <text:s/>(ប្រើ​ដោយ​ទម្លាប់​ស្រុក, អ្នក​ស្រុក​ខ្លះ​ហៅ ទ្រុង​បញ្ឆោត, <text:s/>អ្នក​ស្រុក​ខ្លះ​ហៅ ប៉ោង <text:s/>ឬ ប៉ោង​បញ្ឆោត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តំបន់​មួយ ឋិត​នៅ​ក្នុង​ស្រុក​កំពង់សៀម ខេត្ត​កំពង់ចាម ជា​មន្ទីរ​ព្យាបាល​រោគ​ឃ្លង់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៣៩</text:p>
          </table:table-cell>
          <table:table-cell table:style-name="តារាង1.A2" office:value-type="string">
            <text:p text:style-name="P14">ត្រើ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ប៉ែក​ដី, ឬ​ចំណែល​ដី​មាត់​សមុទ្ទ, ទន្លេ, ស្ទឹង, ព្រែក ម្ខាង​ៗ : ត្រើយ​អាយ, ត្រើយ​នាយ ។ <text:s/>មាន​ពាក្យ​ទំនៀម​ថា ដល់​ត្រើយ​សើយ​គូទ​ឲ្យ <text:s/>សេចក្ដី​ថា​លុះ​គេ​ជួយ​សង្គ្រោះ​ដោះ​ទុក្ខ​ឲ្យ​បាន​សុខ​ស្រួល ហើយ​ខ្លួន​បែរ​ជា​ប្រទូស្ដ​នឹង​គេ​អ្នក​សង្គ្រោះ​នោះ​វិញ (ប្រៀប​ដូច​ជា​មនុស្ស​អ្នក​ពឹង​រក​គេ​ឲ្យ​ចែវ​ទូក​ចម្លង​ខ្លួន​ឲ្យ​បាន​ឆ្លង​ទន្លេ លុះ​បាន​ដល់​ត្រើយ​ម្ខាង​ហើយ ក៏​ឡើង​ទៅ​លើ​ដី​ត្រើយ​ ហើយ​បែរ​ជា​សើយ​គូទ​បង្ហាញ​មក​អ្នក​ចម្លង​ខ្លួន​នោះ​វិញ; ជា​អកតញ្ញូ ពេញ​លក្ខណៈ​ជា​មនុស្ស​អាក្រក់​ក្រៃលែង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ើយ​អាយ​ ត្រើយ​នាយ </text:p>
          </table:table-cell>
        </table:table-row>
        <table:table-row>
          <table:table-cell table:style-name="តារាង1.A2" office:value-type="string">
            <text:p text:style-name="P3">៤៦៤០</text:p>
          </table:table-cell>
          <table:table-cell table:style-name="តារាង1.A2" office:value-type="string">
            <text:p text:style-name="P14">ត្រើយ​ឆ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ដី​ដែល​លូក​ឆក​ចូល​ទៅ​ខាង​ដី​ត្រើយ (បារ. <text:span text:style-name="T11">Rive concave</text:span><text:span text:style-name="T13"> រីវកុងកាវ ) </text:span><text:span text:style-name="T11">។</text:span>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៤១</text:p>
          </table:table-cell>
          <table:table-cell table:style-name="តារាង1.A2" office:value-type="string">
            <text:p text:style-name="P14">ត្រើយត្រាណ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ដូច​គ្នា​នឹង ត្រាណត្រើយ <text:s/>ដែរ​គា្រន់​តែ​ប្រើ​ត្រឡប់​យក​មុន​ជា​ក្រោយ​ថា ត្រាណត្រើយ <text:s/>ឬ ត្រើយត្រាណ <text:s/>សម្រួល​តាម​សម្ឆស្ស​ចួន​របស់​កាព្យ​ប៉ុណ្ណោះ (ព. កា.) : ឱ​ព្រះ​ត្រើយត្រាណ​ ធ្វើ​ម្ដេច​នឹង​បាន វិល​មក​វិញ​រ៉ា ទោះ​ផ្ដាំ​នឹង​ខ្យល់ ខ្យល់​ឥត​ប្រាប់​ថា ព្រះ​បាទ​ចេស្ដា សុខ​ឬ​ទុក្ខ​ឡើយ ។ <text:s/>ម. ព. ត្រាណ <text:s/>និង <text:s/>ត្រាណត្រើយ <text:s/>ទៀត​ផង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៤២</text:p>
          </table:table-cell>
          <table:table-cell table:style-name="តារាង1.A2" office:value-type="string">
            <text:p text:style-name="P14">ត្រើយ​ល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ដី​ដែល​ដុះ​លយ​លូក​ចូល​មក​ក្នុង​ទន្លេ គឺ​ដី​ដែល​ដុះ​ថ្មី ដោយ​ច្រាំង​ម្ខាង​ចេះ​តែ​បាក់ ច្រាំង​ម្ខាង​ខាង​អាយ​ក៏​ចេះ​តែ​ដុះ​ថែម​ៗ​ឡើង (បារ.<text:span text:style-name="T13"> Rive convexe <text:s/></text:span><text:span text:style-name="T11">រីវកុង្វិក <text:s/>ឬ រីវកុងវ៉ិក) ។</text:span>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៤៣</text:p>
          </table:table-cell>
          <table:table-cell table:style-name="តារាង1.A2" office:value-type="string">
            <text:p text:style-name="P14">ត្រៀ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មួយ​ប្រភេទ ច្រើន​មាន​នៅ​មាត់​សមុទ្ទ ឬ ព្រៃ​ភ្នំ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៤៤</text:p>
          </table:table-cell>
          <table:table-cell table:style-name="តារាង1.A2" office:value-type="string">
            <text:p text:style-name="P14">ត្រៀ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ដេរដាស​ដោយ​មាន​របៀប​ហាក់​ដូច​គេ​តម្រៀប : ឈរ​ត្រៀប, មើល​ទៅ​ឃើញ​ត្រៀប ។ 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៤៥</text:p>
          </table:table-cell>
          <table:table-cell table:style-name="តារាង1.A2" office:value-type="string">
            <text:p text:style-name="P14">ត្រៀបត្រ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ដេរដាស​ពាស​ពេញ, កុះករ​ដូច​គេ​តម្រៀប : ឈរ​ត្រៀបត្រា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<text:s/></text:p>
          </table:table-cell>
        </table:table-row>
        <table:table-row>
          <table:table-cell table:style-name="តារាង1.A2" office:value-type="string">
            <text:p text:style-name="P3">៤៦៤៦</text:p>
          </table:table-cell>
          <table:table-cell table:style-name="តារាង1.A2" office:value-type="string">
            <text:p text:style-name="P14">ត្រៀ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រង់​ចាំ, ចាត់​ការ​រង់​ចាំ, ប្រុង​ប្រៀប​ហើយ​ជា​ស្រេច : ត្រៀម​ខ្លួន​ចាំ ។ ចង​របែង​ភ្ជាប់​នឹង​រណប​ជញ្ជាំង : ត្រៀម​ជញ្ជាំង <text:s/>(ជញ្ជាំង​ស្លឹក​ដែល​មិន​ប្រើ​ដែក​គោល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៤៧</text:p>
          </table:table-cell>
          <table:table-cell table:style-name="តារាង1.A2" office:value-type="string">
            <text:p text:style-name="P14">ត្រៀ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ឈើ​ព្រៃ​មាន​ផ្លែ ប្រើ​ជា​អាហារ​បាន; ត្រៀល​មាន ២ ប្រភេទ​គឺ ត្រៀល​ដោះ​ក្របី <text:s/>មាន​ដើម​ជា​វល្លិ​ឡើង​អាស្រ័យ​នឹង​ឈើ​ឯទៀត ផ្លែ​មាន​ទំនង​ស្រដៀង​នឹង​ដោះ​ក្របី ផ្លែ​ជា​ចង្កោម; <text:s/>ត្រៀល​ស្វា <text:s/>ដុះ​ជា​គុម្ព មាន​ដើម​តូច​ៗ ផ្លែ​ជា​ចង្កោម​តែ​តូច​ៗ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ៀល​ដោះ​ក្របី </text:p>
            <text:p text:style-name="P9">ត្រៀល​ស្វា</text:p>
          </table:table-cell>
        </table:table-row>
        <table:table-row>
          <table:table-cell table:style-name="តារាង1.A2" office:value-type="string">
            <text:p text:style-name="P3">៤៦៤៨</text:p>
          </table:table-cell>
          <table:table-cell table:style-name="តារាង1.A2" office:value-type="string">
            <text:p text:style-name="P14">ត្រេ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រីក​ចិត្ត ។ ត្រេក​ត្រអាល (ម. ព. ត្រអាល) ។ ត្រេក​អរ <text:s/>មាន​អំណរ​រីករាយ​ចិត្ត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៤៩</text:p>
          </table:table-cell>
          <table:table-cell table:style-name="តារាង1.A2" office:value-type="string">
            <text:p text:style-name="P14">ត្រេ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</text:p>
          </table:table-cell>
          <table:table-cell table:style-name="តារាង1.D2" office:value-type="string">
            <text:p text:style-name="P9">ពាក្យ​សម្រាប់​លើក​គុណនាម “ចោត...” ឲ្យ​មាន​សេចក្ដី​ប្លែក​ក្រៃលែង : ចោត​ត្រេង <text:s/>គឺ​ចោត​ខ្លាំង​ណាស់​ហាក់​ដូច​គេ​បញ្ឈរ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(មើល​ក្នុង​ពាក្យ <text:s/>ត្រឹង កិ. វិ.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៥០</text:p>
          </table:table-cell>
          <table:table-cell table:style-name="តារាង1.A2" office:value-type="string">
            <text:p text:style-name="P14">ត្រេះត្រុ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 វិ.</text:p>
          </table:table-cell>
          <table:table-cell table:style-name="តារាង1.D2" office:value-type="string">
            <text:p text:style-name="P9">ដែល​ច្រេញច្រុញ​ត្រុន​ៗ ដោយ​ទទួល​បន្ទុក​ធ្ងន់ មាន​រែក, លី, សែង​ធ្ងន់ ជាដើម : ដើរ​ត្រេះត្រុះ, រែក​ត្រេះត្រុះ ។ គុ. ឫកពា​ត្រេះត្រុះ <text:s/>ឫកពា​ច្រេញច្រុញ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៥១</text:p>
          </table:table-cell>
          <table:table-cell table:style-name="តារាង1.A2" office:value-type="string">
            <text:p text:style-name="P14">ត្រ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គ្រឿង​ភ្លេង​ធ្វើ​ដោយ​ស្ពាន់​ជាដើម សម្រាប់​ផ្លុំ : ទាហាន​ផ្លុំ​ត្រែ​ភ្ជុំ​ពល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៥២</text:p>
          </table:table-cell>
          <table:table-cell table:style-name="តារាង1.A2" office:value-type="string">
            <text:p text:style-name="P14">ត្រែ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ស្មៅ​មាន​ដើម​រឹង​មួយ​ប្រភេទ ជា​ពួក​បបុស ។ ខ្នាច​សោក​គ្រោក​ដែល​ក្របី​ដេក​ត្រាំ : ត្រែង​ក្របី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ែង​ក្របី </text:p>
          </table:table-cell>
        </table:table-row>
        <table:table-row>
          <table:table-cell table:style-name="តារាង1.A2" office:value-type="string">
            <text:p text:style-name="P3">៤៦៥៣</text:p>
          </table:table-cell>
          <table:table-cell table:style-name="តារាង1.A2" office:value-type="string">
            <text:p text:style-name="P14">ត្រែត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ឧ.</text:p>
          </table:table-cell>
          <table:table-cell table:style-name="តារាង1.D2" office:value-type="string">
            <text:p text:style-name="P9">សូរ​ឮ​ដោយ​អ្វី​ៗ​ដែល​ញ័រ, ដែល​ដដុស​គ្នា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៥៤</text:p>
          </table:table-cell>
          <table:table-cell table:style-name="តារាង1.A2" office:value-type="string">
            <text:p text:style-name="P14">ត្រែតត្រ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គុ. ឬ កិ. វិ.</text:p>
          </table:table-cell>
          <table:table-cell table:style-name="តារាង1.D2" office:value-type="string">
            <text:p text:style-name="P9">ដែល​ទ្រែលទ្រល, ឥត​ធ្វើ​ការ​អ្វី : មនុស្ស​ត្រែតត្រត; ដើរ​ត្រែតត្រត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៥៥</text:p>
          </table:table-cell>
          <table:table-cell table:style-name="តារាង1.A2" office:value-type="string">
            <text:p text:style-name="P14">ត្រែះ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កិ.</text:p>
          </table:table-cell>
          <table:table-cell table:style-name="តារាង1.D2" office:value-type="string">
            <text:p text:style-name="P9">កឹះ, ចាប់​រះ​ខ្សែ​ចាប៉ី​ជាដើម : ត្រែ​ខ្សែ​ចាប៉ី, ត្រែ​ខ្សែ​តាខេ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ែ​ខ្សែ​ចាប៉ី​ ត្រែ​ខ្សែ​តាខេ 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ឈ្មោះ​ល្បែង​លេង​ដោយ​ខ្នាច់​, ដោយ​ចង្កឹះ ឬ​គ្រាប់​អ្វីៗ មាន​គ្រាប់​ពោត​ជាដើម : លេង​ត្រែះ <text:s/>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៥៦</text:p>
          </table:table-cell>
          <table:table-cell table:style-name="តារាង1.A2" office:value-type="string">
            <text:p text:style-name="P14">ត្រៃ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</text:p>
          </table:table-cell>
          <table:table-cell table:style-name="តារាង1.D2" office:value-type="string">
            <text:p text:style-name="P16">ប.</text:p>
          </table:table-cell>
          <table:table-cell table:style-name="តារាង1.D2" office:value-type="string">
            <text:p text:style-name="P9">(ត្រយស៑; តយ, តេ) បី (៣), ប្រជុំ ៣, ចំនួន ៣ (ម. ព. ត្រ័យ <text:s/>ផង) ។ ប្រើ​រៀង​ភ្ជាប់​ពី​ខាង​ដើម​សព្ទ​ឯទៀត​ដូច​ជា <text:s/>ត្រៃ​ចីវរ ឬ ត្រ័យ​ចីវរ ន. (សំ. ត្រិចីវរ ឬ ត្រៃ--; បា. តិចីវរ) ចីវរ ៣ ឈ្មោះ​គឺ អន្តរវាសកៈ (ស្បង់), ឧត្តរាសង្គ (ចីពរ), សង្ឃាដិ <text:s/>(សំពត់​ដេរ​ផ្គួប​ភ្ជាប់​គ្នា​ជា ២ ជាន់ ឬ​៤ ជាន់); ជា​សំពត់​សម្រាប់​ពួក​បព្វជិត ជា​ពុទ្ធ​សាសនិក​ប្រើប្រាស់; ហៅ​ថា ចីវរ​១​ត្រៃ ឬ ហៅ​ត្រឹមតែ ត្រៃ <text:s/>ប៉ុណ្ណោះ​ក៏​បាន, ជា​ចីវរប្បច្ច័យ (ម. ព. ចតុប្បច្ច័យ <text:s/>ផង) ។ ត្រៃតា <text:s/>ឬ ត្រៃតាយុគ (--ដា ឬ --ដាយុក) ន. (សំ. ត្រេត, ត្រេតយុគ ឬ ត្រៃតា, ត្រៃតយុគ) ឈ្មោះ​យុគ​ទី ២ ។ ឈ្មោះ​គម្ពីរ​ឬ​ក្បួន​សំដែង​អំពី​យុគ​ទី ២ នោះ (ម. ព. យុគ <text:s/>ផង) ។ ត្រៃត្រាណ <text:s/>(--ត្រាន) ន. (សំ. ត្រយស្ត្រាណ ឬ ត្រិត្រាណ, ត្រៃត្រាណ; បា. តិតាណ) ទី​ពំនាក់​ជា​គ្រឿង​រក្សា​ខ្លួន ៣ យ៉ាង (ម. ព. ត្រៃសរណៈ ផង) ។ ត្រៃត្រិង្ស (ម. ព. ត្រ័យត្រិង្ស) ។ ត្រៃទ្វារ ឬ ត្រ័យទ្វារ ន. (សំ. ត្រៃទ្វារ ឬ ទ្វារត្រៃ; បា. តេទ្វារ ឬ ទ្វារត្តយ) ទ្វារ ៣ ឬ​ប្រជុំ​នៃ​ទ្វារ ៣ គឺ កាយទ្វារ (សព៌ាង្គកាយ​ទុក​ដូច​ជា​ទ្វារ​សម្រាប់​បើក​បិទ​បាន ដោយ​ការ​នាំ​ចិត្ត​ឲ្យ​ដឹង​ព្រោះ​ប៉ះ​ពាល់), វចីទ្វារ <text:s/>(សម្ដី​ទុក​ដូច​ជា​ទ្វារ ព្រោះ​ការ​ស្ដី​និយាយ), មនោទ្វារ <text:s/>(ចិត្ត​ទុក​ដូច​ជា​ទ្វារ ព្រោះ​ការ​បង្អោន​ទទួល​អារម្មណ៍) : អំពើ​ល្អ​អាក្រក់ កើត​តែ​អំពី​ត្រៃទ្វារ, ព្រោះ​ហេតុ​នោះ​បុគ្គល​គួរ​ញ៉ាំង​កាយ​វាចា​ចិត្ត​ឲ្យ​បរិសុទ្ធ​កុំ​ឲ្យ​សៅហ្មង ។ ត្រៃបិដក ឬ ត្រ័យ​បិដក <text:s/>(--បិដក់) ន. (សំ. ត្រិបិដក <text:s/>ឬ ត្រៃបិដក : <text:s/>បា. តិបិដក <text:s/>ឬ តេបិដក “ល្អី​បី​ឬ​ប្រជុំ​នៃ​ល្អី​បី...”) ប្រជុំ​នៃ​ព្រះ​ធម្មវិន័យ​ពុទ្ធ​សាសនា ៣ ចំណែក​គឺ វិនយបិដក (ច្បាប់​ទូន្មាន ដែល​ព្រះ​សព្វញ្ញុពុទ្ធ​ត្រង់​ត្រាស់​បញ្ញត្ត​និង​អនុញ្ញាត), សុត្តន្តបិដក (ពាក្យ​ឱវាទ ដែល​ព្រះ​សម្មាសម្ពុទ្ធ​ទ្រង់​សំដែង​ប្រាប់​ឲ្យ​ពន្យល់​ឲ្យ​ដឹង​ការ​ខុស​ត្រូវ​អាក្រក់​ល្អ​គ្រប់​យ៉ាង តែ​ទ្រង់​មិន​បញ្ញត្ត​មិន​អនុញ្ញាត​ដូច​វិនយបិដកទេ), អភិធម្មបិដក <text:s/>(សេចក្ដី​ប្រាប់​ពន្យល់​អំពី​ចិត្ត, ចេតសិក, រូប, និព្វាន ដែល​ជា​ធម៌​ល្អិត​សុខុម​គម្ភីរភាព តែ​មិន​មាន​បញ្ញត្តិ​និង​អនុញ្ញាត​ទេ); <text:s/>ប្រជុំ​នៃ​ព្រះ​ពុទ្ធ​សាសនា​ទាំង​៣ ចំណែក​នេះ​ហៅ​ដោយ​រួបរួម​ថា <text:s/>ព្រះ​ត្រៃបិដក <text:s/>ឬ ព្រះ​ត្រ័យ​បិដក <text:s/>ឬ​ក៏ ត្រិបិដក <text:s/>ព្រោះ​ទុក​ដូច​ជា​ល្អី​ឬ​ភាជនៈ​ដែល​ដាក់​វត្ថុ​៣​ចំណែក​ឲ្យ​ស្ថិត​នៅ​មិន​ឲ្យ​រាត់រាយ​ខ្ចាត់ខ្ចាយ ។ ត្រៃប្រណាម ឬ ត្រ័យប្រណាម <text:s/>ន. (សំ. ត្រៃ ឬ ត្រយ + ប្រណាម; បា. តិ ឬ តេ + បណាម) ការ​បង្អោន​កាយ វាចា ចិត្ត ថ្វាយ​បង្គំ​ព្រះ​រត្នត្រ័យ គឺ​ព្រះ​ពុទ្ធ, ព្រះ​ធម៌, ព្រះ​សង្ឃ (ម. ព. ប្រណាម <text:s/>ផង) ។ ត្រៃពិធ (ម. ព. ត្រីពិធ) ។ ត្រៃពេទ (ម. ព. ត្រៃវេទ) ។ ត្រៃភព (--ភប់) ន. (សំ. ត្រិភវ ឬ ត្រៃភវ; បា. តិភវ) ភព ៣ (ទី​សម្រាប់​សត្វ​កើត) មាន ៣ ផ្នែក​គឺ <text:s/>កាមភព មាន ១១​ឋាន​គឺ ឋាន​សួគ៌ ៦​ជាន់, ឋាន​មនុស្ស ១, អបាយភូមិ ៤; រូបភព <text:s/>មាន​១៦ បាន​ខាង​ឯ​ឋាន​រូបព្រហ្ម ១៦​ជាន់; អរូបភព​មាន ៤ បាន​ខាង​ឯ​ឋាន​អរូបព្រហ្ម ៤​ជាន់; តាម​ន័យ​ក្នុង​គម្ពីរ​ឯទៀត​ខ្លះ​ក្រៅ​ពី​ពុទ្ធ​សាសនា​ថា ភព ៣ គឺ ឋាន​សួគ៌, ឋាន​មនុស្ស​, បាតាល : សព្វ​សត្វ​ទាំងឡាយ​តែង​អន្ទោល​កើត​ស្លាប់​ៗ​កើត​ក្នុង​ត្រៃ​ភព...។ ត្រៃភូមិ (--ភូម) ន. <text:s/>(សំ. ត្រិភូមិ ឬ ត្រៃភូមិ; បា. តិភូមិ) ភូមិ ៣ គឺ ទី​សម្រាប់​ពួក​សត្វ​កើត​មាន ៣ ផ្នែក (ដូច​គ្នា​នឹង ត្រៃភព <text:s/>ដែរ) ។ ឈ្មោះ​គម្ពីរ ១ មាន​សេចក្ដី​សំដែង​អំពី​ភូមិ ៣ : គម្ពីរ​ត្រៃភូមិ ។ ត្រៃភូមិកចិត្ត (--ភូ-មិ-កៈចិត) ន. (សំ.; បា. តេភូមិកចិត្ត) ចិត្ត​ដែល​ប្រព្រឹត្ត​ទៅ​ក្នុង​ភូមិ ៣ គឺ កាមាវចរចិត្ត សម្រាប់​សត្វ​ដែល​កើត​ក្នុង​កាមភព ១១ ឋាន, រូបាវចរចិត្ត សម្រាប់​សត្វ​ដែល​កើត​ក្នុង​រូបភព ១៦ ឋាន, អរូបាវចរចិត្ត សម្រាប់​សត្វ​ដែល​កើត​ក្នុង​អរូបភព ៤ ឋាន (ម. ព. ត្រៃភព) ។ ត្រៃភេទ (--ភេត) ពាក្យ​ក្លាយ​តាម​សំនៀង​សៀម : ត្រៃពេទ <text:s/>ដែល​គេ​អាន​ថា ត្រៃភេទ <text:s/>(ម. ព. ត្រៃវេទ) ។ ត្រៃមាស <text:s/>(ម. ព. ត្រីមាស) ។ ត្រៃយុគ (--យុក) ន. (សំ. ត្រិយុគ ឬ ត្រៃ--; បា. តិយុគ) យុគ ៣ ឬ​ប្រជុំ​នៃ​យុគ ៣ (បណ្ដា​យុគ​ទាំង ៤, សំដៅ​តែ​ត្រង់​យុគ​ទី ១ ទី ៣ ទី ៤) គឺ ក្រឹតាយុគ, ទ្វាបរយុគ, កលិយុគ ។ <text:s/>ឈ្មោះ​គម្ពីរ​ឬ​ក្បួន​សំដែង​អំពី​យុគ​ទាំង ៣ នោះ, ខ្មែរ​យើង​ហៅ​ក្លាយ​ដោយ​ច្រឡំ គ ជា ត ជា ត្រៃយុត <text:s/>ក៏​មាន; ត្រៃយុត ត្រៃតា (ខុស​ទេ) ម. ព. យុគ ។ ត្រៃរត្ន, ត្រៃរ័ត្ន ឬ ត្រ័យរត្ន, ត្រ័យរ័ត្ន (--រ័ត) ន. (សំ. ត្រិរត្ន <text:s/>ឬ រត្នត្រយ; បា. តិរតន ឬ រតនត្តយ) រ័ត្ន ៣, រតនៈ ៣ ឬ​ប្រជុំ​នៃ​រ័ត្ន ៣, ការ​រួបរួម​នៃ​រតនៈ ៣ គឺ ព្រះ​ពុទ្ធរ័ត្ន, ព្រះ​ធម្មរ័ត្ន, ព្រះ​សង្ឃរ័ត្ន (ម. ព. រតនៈ, រតនត្រ័យ, រ័ត្ន, រត្នត្រ័យ ផង) <text:s/>។ ត្រៃលក្ខណ៍ ឬ ត្រៃលក្សណ៍ (--ល័ក) ន. (សំ. ត្រិលក្សណ; បា. តិលក្ខណ) <text:s/>លក្ខណៈ ៣ យ៉ាង​គឺ អនិច្ចំ <text:s/>សេចក្ដី​មិន​ទៀង, ទុក្ខំ <text:s/>សេចក្ដី​ព្រួយ​លំបាក, អនត្តា <text:s/>ដំណើរ​មិន​មែន​លុះ​ក្នុង​បង្គាប់​ចិត្ត...(ម. ព. លក្ខណ <text:s/>ឬ លក្ខណៈ <text:s/>ផង) ។ ត្រៃលក្ខណញ្ញាណ (--ល័ក-ខៈ-ណ័ញញាន) ន. (សំ. ត្រិលក្សណជ្ញាន; បា. តិលក្ខណញ្ញាណ) ញាណ (ប្រាជ្ញា) ដែល​កត់​សម្គាល់ ឬ​ពិចារណា​ឃើញ​នូវ​លក្ខណៈ ៣ យ៉ាងគឺ អនិច្ចំ, ទុក្ខំ, អនត្តា (ម. ព. ត្រៃលក្ខណ៍ <text:s/>ឬ ត្រៃលក្សណ៍) ។ ត្រៃលោក <text:s/>ន. (សំ. ត្រិលោក <text:s/>ឬ ត្រៃលោក; បា. តិលោក) លោក ៣ គឺ កាមលោក, រូបលោក, អរូបលោក (ដូច​គ្នា​នឹង ត្រៃភព ដែរ) ។ មាន​ន័យ​មួយ​ផ្សេង​ថា លោក ៣ គឺ ១- សង្ខារលោក <text:s/>អ្វី​ៗ​ដែល​ធម្មតា​តាក់តែង​បង្កើត​ឲ្យ​មាន​ដូច​យ៉ាង ដី, ទឹក, ភ្លើង, ខ្យល់, ឈើ, វល្លិ, ស្មៅ​ជាដើម; ២- សត្តលោក ឬ សត្វលោក ពួក​សត្វ​ទាំងអស់​ដែល​កើត​ស្លាប់​វិលវល់​ក្នុង​ភព​ទាំង​បី; ៣- ឱកាសលោក <text:s/>ប្រទេស​ដែល​ជា​ចន្លោះ​ធេង​ទទេ (ម. ព. លោក ផង) ។ ត្រៃវិជ្ជា ន. (សំ. ត្រៃវិទ្យា; បា. តេវិជ្ជា) ប្រជុំ​ឬ​ការ​រួប<text:span text:style-name="T14">រួម​នៃ​វិជ្ជា ៣ ប្រភេទ ១- សេចក្ដី​ដឹង​ជាតិ​កំណើត​ដែល​ធ្លាប់​កើត​ស្លាប់​ពី​មុន​ៗ​រៀង​មក​មាន​ច្រើន​ជា​អនេក​រាប់​មិន​អស់; ២- សេចក្ដី​ដឹង​ដំណើរ​អន្ទោល​ស្លាប់​កើត​នៃ​ខ្លួន​ឯង​និង​ពួក​សត្វ​ដទៃ ដែល​បណ្ដាល​មក​អំពី​អំពើ​អាក្រក់​ល្អ​ផ្សេង​ៗ; ៣- សេចក្ដី​ដឹង​ធម៌​ជា​ឧបាយ​ឲ្យ​អស់​អាសវក្កិលេស ទាំង​បាន​ញ៉ាំង​អាសវក្កិលេស​នោះ​ឲ្យ​អស់​ជ្រះ​ស្រឡះ​ពី​សន្តាន​លែង​ត្រឡប់​កើត​ទៀត ។ ត្រៃវិទ្យ <text:s/>(--វិត) ន. (សំ.; បា. តេវិជ្ជ) អ្នក​បាន​ត្រៃវិជ្ជា ។ ត្រៃវិទ្យា <text:s/>(ម. ព. ត្រៃវិជ្ជា) ។ ត្រៃវេទ <text:s/>(--វេទៈ ឬ--វេត) ន. (សំ. ត្រិវេទ ឬ ត្រៃវេទ; បា. តិវេទ) វេទ ៣ ការ​រួបរួម​ឬ​ប្រជុំ​នៃ​វេទ ៣ (ម. ព. វេទ) ។ ត្រៃ​សរណៈ (--សៈ រ៉ៈ ណៈ) ន. (សំ. ត្រិសរណ ឬ ត្រៃសរណ; បា. តិសរណ) ទី​រឭក, ទី​ពឹង, ទី​ពំនាក់ ៣ ប្រភេទ ឬ​ប្រជុំ​នៃ​ទីពឹង ៣ ប្រភេទ​គឺ ព្រះ​ពុទ្ធ, ព្រះ​ធម៌, ព្រះ​សង្ឃ (ព. ពុ.) ។ ខាង​សាសនា​ព្រាហ្មណ៍​សំដៅ​យក ព្រះ​ព្រហ្ម, ព្រះ​វិស្ណុ, ព្រះ​សិវៈ ទាំង ៣ នេះ​ ហៅ​ថា ត្រៃសរណៈ ។ ខាង​សាសនា​ឯទៀត​ៗ​ក៏​ច្រើន​តែ​អាង​ទី​ពឹង​ឬ​ទី​រឭក, ទី​ពំនាក់​មាន​បី​ៗ​ដែរ ផ្សេង​គ្នា​តែ​ឈ្មោះ​វត្ថុ ឬ​បុគ្គល ដែល​អាង​ទៅ​រក​ប៉ុណ្ណោះ ។ ត្រៃសរណគមន៍ (--សៈរ៉ៈណៈគំ) ន. (សំ. ត្រិសរណគមន ឬ ត្រៃសរណគមន; បា. តិសរណគមន) ការ​ដល់​នូវ​ព្រះ​ពុទ្ធ ព្រះ​ធម៌ ព្រះ​សង្ឃ ទាំង៣ ជា​ទី​រឭក​ឬ​ជា​ទី​ពឹង គឺ​ជឿ​ព្រះ​រត្នត្រ័យទាំង ៣ នេះ​ស៊ប់​ថា​ជា​ទី​រឭក​ឬ​ជា​ទី​ពឹង​ដ៏​ប្រសើរ​បំផុត (ព. ពុ.) ។ ត្រៃសិក្ខា (--សិក-ខា) ន. (សំ. ត្រៃសិក្សា ឬ​សិក្សា​ត្រយស៑; បា. សិក្ខត្តយ ឬ សិក្ខាត្តយ) សិក្ខា ៣ ប្រភេទ ឬ​ប្រជុំ​នៃ​សិក្ខា ៣ ប្រភេទ (ម. ព. សិក្ខា និង គុណជាតក ឬ គុណជាតិ ទៀត​ផង) ។</text:span>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ត្រៃតា ត្រៃត្រាណ </text:p>
            <text:p text:style-name="P9">ត្រៃត្រិង្ស ត្រៃបិដក</text:p>
            <text:p text:style-name="P9">ត្រៃប្រណាម ត្រៃពិធ ត្រៃពេទ ត្រៃភព </text:p>
            <text:p text:style-name="P4">ត្រៃភូមិ </text:p>
            <text:p text:style-name="P4">ត្រៃភូមិកចិត្ត ត្រៃភេទ ត្រៃមាស </text:p>
            <text:p text:style-name="P4">ត្រៃយុគ</text:p>
            <text:p text:style-name="P4">ត្រៃរត្ន</text:p>
            <text:p text:style-name="P4">ត្រៃលក្ខណ៍ ត្រៃលក្ខណ-</text:p>
            <text:p text:style-name="P4">ញ្ញាណ</text:p>
            <text:p text:style-name="P4">ត្រៃលោក</text:p>
            <text:p text:style-name="P4">ត្រៃវិជ្ជា</text:p>
            <text:p text:style-name="P4">ត្រៃវិទ្យ </text:p>
            <text:p text:style-name="P4">ត្រៃវេទ</text:p>
            <text:p text:style-name="P19">ត្រៃសរណៈ</text:p>
            <text:p text:style-name="P19">ត្រៃសរណ-</text:p>
            <text:p text:style-name="P19">គមន៍</text:p>
            <text:p text:style-name="P18">ត្រៃសិក្ខា</text:p>
          </table:table-cell>
        </table:table-row>
        <table:table-row>
          <table:table-cell table:style-name="តារាង1.A2" office:value-type="string">
            <text:p text:style-name="P3">៤៦៥៧</text:p>
          </table:table-cell>
          <table:table-cell table:style-name="តារាង1.A2" office:value-type="string">
            <text:p text:style-name="P6">ត្រៃ --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9">(មើល​ក្នុង​ពាក្យ ត្រៃ)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៥៨</text:p>
          </table:table-cell>
          <table:table-cell table:style-name="តារាង1.A2" office:value-type="string">
            <text:p text:style-name="P6">ត្រោ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ន.</text:p>
          </table:table-cell>
          <table:table-cell table:style-name="តារាង1.D2" office:value-type="string">
            <text:p text:style-name="P9">ពំនូក​តូច​ទាប​ដែល​ជន្លេន​ត្រោក​ពូន​នៅ​ទំនាប ។ ឈ្មោះ​ជន្លេន​ដែល​ពូន​ដី​ឲ្យ​កើត​ជា​ត្រោក : ជន្លេន​ត្រោក ។ ឈ្មោះ​ខ្វែក​មួយ​ប្រភេទ ច្រើន​នៅ​អាស្រ័យ​ក្បែរ​ត្រោក​តាម​ទំនាប : ខ្វែក​ត្រោក ។ ព. ប្រ. ពាន​ត្រោក ឬ ពាន​ត្រោក​ពាន​ត្រាំង, ពាន​ត្រោក​ពាន​ព្រៃ <text:s/>កិ. វិ. និយាយ​ស្ដី​ឬ​ធ្វើ​អ្វី​ៗ ដោយ​បំពាន ខុស​ច្បាប់ ខុស​ផ្លូវ ។</text:p>
          </table:table-cell>
          <table:table-cell table:style-name="តារាង1.D2" office:value-type="string">
            <text:p text:style-name="P16"/>
          </table:table-cell>
          <table:table-cell table:style-name="តារាង1.I2" office:value-type="string">
            <text:p text:style-name="P9">ជន្លេន​ត្រោក</text:p>
            <text:p text:style-name="P9">ខ្វែក​ត្រោក</text:p>
          </table:table-cell>
        </table:table-row>
        <table:table-row>
          <table:table-cell table:style-name="តារាង1.A2" office:value-type="string">
            <text:p text:style-name="P3">៤៦៥៩</text:p>
          </table:table-cell>
          <table:table-cell table:style-name="តារាង1.A2" office:value-type="string">
            <text:p text:style-name="P6">ត្រោក​យោ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ត្រោក​ដែល​កណ្ដៀរ​ខ្មៅ​ឬ​ស្រមោច​ខ្មៅ​ក​ធ្វើ​ជា​សំបុក​ភ្ជាប់​នឹង​មែក​ឬ​ចុង​ឫស្សី​ឬ​ក៏​មែក​ឈើ (ហៅ​តាម​ទម្លាប់​ស្រុក, អ្នក​ស្រុក​ខ្លះ​ហៅ <text:s/>ត្រោក​សំបុក​ស្រមោ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៦០</text:p>
          </table:table-cell>
          <table:table-cell table:style-name="តារាង1.A2" office:value-type="string">
            <text:p text:style-name="P6">ត្រោក​សា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ឈ្មោះ​ប្រទាល​មួយ​ប្រភេទ : ប្រទាល​ត្រោក​សាញ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ប្រទាល​ត្រោក​សាញ </text:p>
          </table:table-cell>
        </table:table-row>
        <table:table-row>
          <table:table-cell table:style-name="តារាង1.A2" office:value-type="string">
            <text:p text:style-name="P3">៤៦៦១</text:p>
          </table:table-cell>
          <table:table-cell table:style-name="តារាង1.A2" office:value-type="string">
            <text:p text:style-name="P6">ត្រោ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9">ដែល​កំពុង​ពេញ​ទំហំ​ពេញ​កម្លាំង ឬ​ដែល​កំពុង​ឡើង-ក ទ្រើស​ឃ្នង​អង់អាច (និយាយ​បាន​តែ​ក្របី, ស្វា, ឆ្មា​ឈ្មោល) : ក្របី​ត្រោស, ស្វា​ត្រោស, ឆ្មា​ត្រោស ។ <text:s/>ព. ប្រ. (មនុស្ស​ពេញ​ជំទង់, ពេញ​កំលោះ) ដែល​កំពុង​ពេញ​ពាល​ត្រអាល​តាម​ចិត្ត មិន​កោត​ខ្លាច​មាតា​បិតា : មិន​ប្រដៅ​កូន​ពី​តូច បណ្ដោយ​ទុក​ទាល់​តែ​ត្រោស​ប្រដៅ​មិន​កើត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ក្របី​ត្រោស ស្វា​ត្រោស</text:p>
            <text:p text:style-name="P9">ឆ្មា​ត្រោស </text:p>
          </table:table-cell>
        </table:table-row>
        <table:table-row>
          <table:table-cell table:style-name="តារាង1.A2" office:value-type="string">
            <text:p text:style-name="P3">៤៦៦២</text:p>
          </table:table-cell>
          <table:table-cell table:style-name="តារាង1.A2" office:value-type="string">
            <text:p text:style-name="P6">ត្រុំ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ឈ្មោះ​ដំណាំ​ដើម​តូច ស្លឹក​វា​សម្រាប់​ត្រាំ​កូរ​ឲ្យ​កើត​ជា-ម ធ្វើ​ជា​ធ្លះ​ជ្រលក់​សំពត់​ឲ្យ​មាន​ពណ៌​ខ្មៅ : គួរ​ដាំ​ត្រុំ​ឲ្យ​កើត​មាន​ច្រើន, កូរ​ត្រុ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10">ឈ្មោះ​កុក​មួយ​ប្រភេទ ស្លាប​ខ្មៅ​ក-ស : កុក​ត្រុំ (ហៅ​តាម​សណ្ដាប់​ស្រុក, អ្នក​ស្រុក​ខ្លះ​ហៅ <text:s/>កុក​គ្រោង, ខ្លះ​ហៅ <text:s/>កុក​ស-ក, ខ្លះ​ហៅ កុក​កន្រ្តុំ, ខ្លះ​ហៅ កុក​ខ្ម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0">កុក​ត្រុំ </text:p>
            <text:p text:style-name="P10">កុក​គ្រោង</text:p>
          </table:table-cell>
        </table:table-row>
        <table:table-row>
          <table:table-cell table:style-name="តារាង1.A2" office:value-type="string">
            <text:p text:style-name="P3">៤៦៦៣</text:p>
          </table:table-cell>
          <table:table-cell table:style-name="តារាង1.A2" office:value-type="string">
            <text:p text:style-name="P6">ត្រាំ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រយៈ​ផ្លូវ​ល្មម​ឲ្យ​សត្វ​ពាហនៈ ត្រាំ​ទឹក, ផឹក​ទឹក​បាន គឺ​ដំណាក់​ពី​មួយ​ទៅ​មួយ​ដែល​មាន​ចម្ងាយ​ផ្លូវ​ដល់​មក​ត្រង់​នោះ​ត្រូវ​តែ​ដាក់​រទេះ, បញ្ឈប់​ដំរី​បង្អង់​សម្រាក​សិន ដើម្បី​កុំ​ឲ្យ​ហួស​កម្លាំង​សត្វ​ពាហនៈ ដូច​ជា​ត្រាំ​ចាស់​ពី​ដើម​ដែល​មាន​ឈ្មោះ​ជាប់​មក​ដល់​សព្វ​ថ្ងៃ​នេះ​ថា ត្រាំ​ខ្នារ, ត្រាំ​ត្បាល់, ត្រាំ​កក់, ត្រាំ​សសរ <text:s/>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្រាំ​ខ្នារ </text:p>
            <text:p text:style-name="P9"><text:span text:style-name="T6">ត្រាំ​</text:span>ត្បាល់ </text:p>
            <text:p text:style-name="P9">ត្រាំ​កក់</text:p>
            <text:p text:style-name="P9">ត្រាំ​សសរ 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9">ដាក់​បង្អង់​ឲ្យ​នៅ​យូរ​ក្នុង​ទឹក, ផ្អាប់​ទុក​ក្នុង​ទឹក : ត្រាំ​ក្ដារ, ត្រាំ​រនាប, ត្រាំ​អង្ករ, ចុះ​ត្រាំ​ទ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ត្រាំ​ក្ដារ</text:p>
            <text:p text:style-name="P9">ត្រាំ​រនាប</text:p>
            <text:p text:style-name="P9">ត្រាំ​អង្ករ</text:p>
          </table:table-cell>
        </table:table-row>
        <table:table-row>
          <table:table-cell table:style-name="តារាង1.A2" office:value-type="string">
            <text:p text:style-name="P3">៤៦៦៤</text:p>
          </table:table-cell>
          <table:table-cell table:style-name="តារាង1.A2" office:value-type="string">
            <text:p text:style-name="P6">ត្រាំក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ឈ្មោះ​ស្រុក​មួយ​ក្នុង​ខែត្រ​តាកែវ : ស្រុក​ត្រាំកក់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ស្រុក​ត្រាំកក់ </text:p>
          </table:table-cell>
        </table:table-row>
        <table:table-row>
          <table:table-cell table:style-name="តារាង1.A2" office:value-type="string">
            <text:p text:style-name="P3">៤៦៦៥</text:p>
          </table:table-cell>
          <table:table-cell table:style-name="តារាង1.A2" office:value-type="string">
            <text:p text:style-name="P6">ត្រាំត្រែ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9">ដំអក់​រង់​នៅ មាន​អាការ​ហាក់​ដូច​ជា​ក្របី​ត្រាំ​ដំអក់​នៅ​ក្នុង​ត្រែង ក្នុង​ខ្នាច ។ កិ. វិ. យូរ : នៅ​ត្រាំ​ត្រែង <text:s/>គឺ​នៅ​យូ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៦៦</text:p>
          </table:table-cell>
          <table:table-cell table:style-name="តារាង1.A2" office:value-type="string">
            <text:p text:style-name="P6">ត្លឹ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9">ដែល​វាល​ស្រឡះ​ល្ហល្ហេវ​ឥត​មាន​ព្រៃ : វាល​ត្លឹង (មិន​សូវ​ប្រើ, ច្រើន​ប្រើ <text:s/>វាល​ត្លេវ <text:s/>ជា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វាល​ត្លឹង</text:p>
          </table:table-cell>
        </table:table-row>
        <table:table-row>
          <table:table-cell table:style-name="តារាង1.A2" office:value-type="string">
            <text:p text:style-name="P3">៤៦៦៧</text:p>
          </table:table-cell>
          <table:table-cell table:style-name="តារាង1.A2" office:value-type="string">
            <text:p text:style-name="P6">ត្លុ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អ្នក​កំប្លែង, អ្នក​ក្រមាច់​ក្នុង​ល្បែង​របាំ ដើម្បី​ឲ្យ​គេ​សើច ។ រាំ​ចក់​ត្លុក <text:s/>រាំ​ក្រមាច់ក្រម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រាំ​ចក់​ត្លុក <text:s/></text:p>
          </table:table-cell>
        </table:table-row>
        <table:table-row>
          <table:table-cell table:style-name="តារាង1.A2" office:value-type="string">
            <text:p text:style-name="P3">៤៦៦៨</text:p>
          </table:table-cell>
          <table:table-cell table:style-name="តារាង1.A2" office:value-type="string">
            <text:p text:style-name="P6">ត្លុ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ឈ្មោះ​ក្រូច​មួយ​ប្រភេទ ផ្លែ​ធំ​ៗ សម្រាប់​ប្រើ​ជា​អាហារ <text:s/>: ក្រូច​ត្លុ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ក្រូច​ត្លុង </text:p>
          </table:table-cell>
        </table:table-row>
        <table:table-row>
          <table:table-cell table:style-name="តារាង1.A2" office:value-type="string">
            <text:p text:style-name="P3">៤៦៦៩</text:p>
          </table:table-cell>
          <table:table-cell table:style-name="តារាង1.A2" office:value-type="string">
            <text:p text:style-name="P6">ត្លុ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ឈ្មោះ​សត្វ​ស្លាប​មួយ​ប្រភេទ​ជើង​វែង សម្បុរ​ដូច​ខ្វែក​ត្រោក មាន​វារិជជាតិ​ជា​ចំណ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៧០</text:p>
          </table:table-cell>
          <table:table-cell table:style-name="តារាង1.A2" office:value-type="string">
            <text:p text:style-name="P6">ត្លេវ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9">ល្ហល្ហេវ​ឥត​អ្វី​ទើសទាក់ (វាល) : វាល​ត្លេវ, ស្រឡះ​ត្លេវ <text:s/>(ម. ព. ត្លឹង <text:s/>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វាល​ត្លេវ ស្រឡះ​ត្លេវ</text:p>
          </table:table-cell>
        </table:table-row>
        <table:table-row>
          <table:table-cell table:style-name="តារាង1.A2" office:value-type="string">
            <text:p text:style-name="P3">៤៦៧១</text:p>
          </table:table-cell>
          <table:table-cell table:style-name="តារាង1.A2" office:value-type="string">
            <text:p text:style-name="P6">ត្ល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9">ក្រឡែ, ក្រឡែត ត្លោត​ចេញ​មក​ក្រៅ : ភ្នែក​ត្លែ; លៀន​ត្លែ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ភ្នែក​ត្លែ</text:p>
            <text:p text:style-name="P9">លៀន​ត្លែ</text:p>
          </table:table-cell>
        </table:table-row>
        <table:table-row>
          <table:table-cell table:style-name="តារាង1.A2" office:value-type="string">
            <text:p text:style-name="P3">៤៦៧២</text:p>
          </table:table-cell>
          <table:table-cell table:style-name="តារាង1.A2" office:value-type="string">
            <text:p text:style-name="P6">ត្លែ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.</text:p>
          </table:table-cell>
          <table:table-cell table:style-name="តារាង1.D2" office:value-type="string">
            <text:p text:style-name="P9">ដែល​លៀន​ចេញ​ស្រឡះ​មក​ក្រៅ​ឃើញ​ក្រឡែត​ខ្លាំង : លៀន​ត្លែត (ព. ព.) ។ គុ. ដែល​ក្រហម​ច្រាល​ណាស់ ហាក់​ដូច​ជា​នឹង​លៀន​ចេញ​ក្រឡែត : ត្រហម​ត្លែត <text:s/>(ព. ព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លៀន​ត្លែត</text:p>
            <text:p text:style-name="P9">ត្រហម​ត្លែត</text:p>
          </table:table-cell>
        </table:table-row>
        <table:table-row>
          <table:table-cell table:style-name="តារាង1.A2" office:value-type="string">
            <text:p text:style-name="P3">៤៦៧៣</text:p>
          </table:table-cell>
          <table:table-cell table:style-name="តារាង1.A2" office:value-type="string">
            <text:p text:style-name="P6">ត្លោ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9">ដែល​លោត​ដោរ​ឡើង​ក្រឡោត : ភ្នែក​ត្លោត <text:s/>(ម. ព. ខ្លោត <text:s/>ផង) ។</text:p>
          </table:table-cell>
          <table:table-cell table:style-name="តារាង1.D2" office:value-type="string">
            <text:p text:style-name="P8">ខ្លោត</text:p>
          </table:table-cell>
          <table:table-cell table:style-name="តារាង1.I2" office:value-type="string">
            <text:p text:style-name="P9"><text:s/>ភ្នែក​ត្លោត </text:p>
          </table:table-cell>
        </table:table-row>
        <table:table-row>
          <table:table-cell table:style-name="តារាង1.A2" office:value-type="string">
            <text:p text:style-name="P3">៤៦៧៤</text:p>
          </table:table-cell>
          <table:table-cell table:style-name="តារាង1.A2" office:value-type="string">
            <text:p text:style-name="P6">ត្លុំ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9">ដែល​មូល​ណាស់ : មូល​ត្លុ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មូល​ត្លុំ </text:p>
          </table:table-cell>
        </table:table-row>
        <table:table-row>
          <table:table-cell table:style-name="តារាង1.A2" office:value-type="string">
            <text:p text:style-name="P3">៤៦៧៥</text:p>
          </table:table-cell>
          <table:table-cell table:style-name="តារាង1.A2" office:value-type="string">
            <text:p text:style-name="P6">ត្វា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ឈ្មោះ​សត្វ​ស្លាប​សន្ដាន​សេក មាន​ភាព​ស្រដៀង​នឹង​សេក តែ​មាន​សម្បុរ-ស : ករវិក​សត្វ​ត្វា... (កាព្យ​សរសើរ​ព្រះ​បាទ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សាច់​ច្រក​ក្នុង​ពោះ​វៀន​ម្រឹគ ហាល​ថ្ងៃ​ផ្អាប់​ទុក : សាច់​ត្វ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សាច់​ត្វា</text:p>
          </table:table-cell>
        </table:table-row>
        <table:table-row>
          <table:table-cell table:style-name="តារាង1.A2" office:value-type="string">
            <text:p text:style-name="P3">៤៦៧៦</text:p>
          </table:table-cell>
          <table:table-cell table:style-name="តារាង1.A2" office:value-type="string">
            <text:p text:style-name="P6">ត្វា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ប្រដាប់​មាន​ផ្លែ​ដែក​ខុប​មាន​ដង​វែង សម្រាប់​កាវ​កាត់​ផ្ដាច់​អ្វី​ៗ មាន​ដៃ​ឫស្សី, មែក​ឈើ​ជាដើ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៧៧</text:p>
          </table:table-cell>
          <table:table-cell table:style-name="តារាង1.A2" office:value-type="string">
            <text:p text:style-name="P6">ត្អឹ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9">ពាក្យ​សម្រាប់​និយាយ​ផ្សំ​នឹង​ពាក្យ​រឹង : រឹង​ត្អឹង គឺ​រឹង​តម្អឹង របឹង​ខ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រឹងត្អឹង</text:p>
          </table:table-cell>
        </table:table-row>
        <table:table-row>
          <table:table-cell table:style-name="តារាង1.A2" office:value-type="string">
            <text:p text:style-name="P3">៤៦៧៨</text:p>
          </table:table-cell>
          <table:table-cell table:style-name="តារាង1.A2" office:value-type="string">
            <text:p text:style-name="P6">ត្អូ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9">ពោល​ពាក្យ​ថ្លែង​សេចក្ដី​នឿយ​ហត់, ព្រួយ, លំបាក, ទុក្ខ​ម្នេញ, ជ្រេញ​ចិត្ត, ធុញទ្រាន់ ឲ្យ​អ្នក​ដទៃ​ឮ : ត្អូញ​ពី​ក្រ, ត្អូញ​ពី​នឿយ... ។ ត្អូញ​ប៉ែ (ម. ព. ប៉ែ <text:s/>២ គុ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  <text:p text:style-name="P9">ត្អូញ​ប៉ែ</text:p>
          </table:table-cell>
        </table:table-row>
        <table:table-row>
          <table:table-cell table:style-name="តារាង1.A2" office:value-type="string">
            <text:p text:style-name="P3">៤៦៧៩</text:p>
          </table:table-cell>
          <table:table-cell table:style-name="តារាង1.A2" office:value-type="string">
            <text:p text:style-name="P6">ត្អូញត្អែ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9">ត្អូញ​ហើយ​ត្អូញ​ទៀត​ចែប៉ប្រែ : កុំ​ត្អូញត្អែរ​ច្រើន​ពេ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៨០</text:p>
          </table:table-cell>
          <table:table-cell table:style-name="តារាង1.A2" office:value-type="string">
            <text:p text:style-name="P6">ត្អួ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ឈ្មោះ​ឈើ​ធំ​សាច់​ស្វិត ច្រើន​ដុះ​នៅ​ទំនាប នៅ​ព្រៃ​បឹង ឬ​មាត់​ទន្លេ, ស្ទឹង, ព្រែក ជា​ឈើ​សម្រាប់​ប្រើ​ធ្វើ​ជា​ឧស, ជា​គូ​គ្នា​នឹង​រទាំង : ឧស​ត្អួរមាន​រងើក​ល្អ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៨១</text:p>
          </table:table-cell>
          <table:table-cell table:style-name="តារាង1.A2" office:value-type="string">
            <text:p text:style-name="P6">ត្អួ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9">ដែល​មាន​មុខ​ជូរ​សំយុង​ចុះ ដោយ​ទាស់​ចិត្ត, ខុស​អធ្យាស្រ័យ : មុខ​ត្អួរ; ធ្វើ​មុខ​ត្អួ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៤៦៨២</text:p>
          </table:table-cell>
          <table:table-cell table:style-name="តារាង1.A2" office:value-type="string">
            <text:p text:style-name="P6">ត្អើក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9">ឈ្មោះ​វល្លិ​ឆ្មារ​មួយ​ប្រភេទ ច្រើន​ដុះ​នៅ​មាត់​ទឹក, នៅ​ព្រៃ​រនាម : វល្លិ​ត្អើក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>វល្លិ​ត្អើក 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9">កម្រើក​ញាក់​សរសៃ​ពី​ទ្រូង​មក​ដល់​ក បង្កើត​ឲ្យ​ចេញ​ខ្យល់​មាន​ទាំង​សូរ​អឹក​ៗ ង៉ឹក​ៗ មក​ផង : អា​ទូច​កូន​ខ្ញុំ​យប់​មិញ​វា​ត្អើក​ទាល់​ព្រឹក ដេក​ឥត​លក់​ទេ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5">តមត្ថំ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>ត:-មុ័ត-ថាំង</text:p>
          </table:table-cell>
          <table:table-cell table:style-name="តារាង1.D2" office:value-type="string">
            <text:p text:style-name="P17">បា. </text:p>
          </table:table-cell>
          <table:table-cell table:style-name="តារាង1.D2" office:value-type="string">
            <text:p text:style-name="P17">កិ. វិ. ឬ គុ.</text:p>
          </table:table-cell>
          <table:table-cell table:style-name="តារាង1.D2" office:value-type="string">
            <text:p text:style-name="P17">(&lt; តំ “នោះ” +អត្ថំ “សេចក្ដី​ឬ​រឿង” &gt; តមត្ថំ“ សេចក្តី​ឬ​រឿង​នោះ”) មិន​ទាន់​ដាច់​ស្រេច, មិន​ទាន់ ប្រាកដ, ស្ទាក់​ស្ទើរ . . . : រឿង​នោះ​ដូច​ជា​នៅ​ក្នុង​តមត្ថំ ខ្ញុំ​នឹង សម្រេច​ថា យ៉ាង​ម៉េច​ពុំទាន់​បាន​នៅ​ឡើយ, រឿង​តមត្ថំ, ដំណើរ តមត្ថំ (ពាក្យ​នេះ​មាន​ដំណើរ​ជាប់​ទាក់​ទង​មក​ពី​បាលី​ថា “តមត្ថំ បកាសេន្តោ សត្ថា អហ” ក្នុង​គម្ពីរ​មហា- វេស្សន្ដរ​ជាតក ប្រែ​រយ បុរាណ ដែល​ប្រែ​ថា “រី​អាថ៌​ធម៌​ឯណា ពុំ​ទាន់​ប្រាកដ បទ​ព្រះ​បាលី​ឯណា ពុំទាន់​ចែង​ច្បាស់ លុះ​ព្រះ​បាន​ត្រាស់​ហើយ ព្រះ​អង្គ​មាន​ព្រះ​បន្ទូល​សូត្រ​សា​នូវ​បាទ​គាថា​ទាំងឡាយ​ដូច្នេះ​ថា . . . :”; បាលី​នេះ បើ​ប្រែ​ត្រង់​តាម​រូប​ស័ព្ទ​ បាន​សេចក្ដី​យ៉ាង​ខ្លី​ថា “ព្រះ​សាស្តា​កាល​ទ្រង់​ប្រកាស​នូវ​សេចក្តី​នោះ ព្រះ​អង្គ​មាន​ព្រះ បន្ទូល​ដូច្នេះ​ថា . . .” តែ​ប៉ុណ្ណេះ, តែ​អ្នក​ប្រាជ្ញ​បុរាណ​បាន​ពង្រីក​ពាក្យ​ប្រែ​ក្នុង​សាស្រ្តា​ប្រែ​រយ​នោះ​ឲ្យ​លើស​ពី​បាលី​ដូច​សេចក្ដី​ខាង លើ ដើម្បី​ឲ្យ​ងាយ​ស្តាប់, ពាក្យ​ប្រែ​នេះ​ឯង​ហើយ ដែល​នាំ​ឲ្យ​អ្នក វប្បធម៌​ខ្មែរ​បុរាណ​ចាប់​ច្បុច​ចុច​យក​តែ​ពាក្យ​បាលី​ឃ្លា​ខាង​ដើម​ថា “តមត្ថំ” នោះ​មក​ប្រើ​ជា​មេ​ពាក្យ​មួយ សំដៅ​ន័យ​ថា “មិន​ទាន់​ដាច់​ស្រេច, មិន​ទាន់​ប្រាកដ, . . .” <text:s/>ដោយ​យោល​យក​សេចក្តី​តាម​ពាក្យ​ប្រែ​នោះ​ឯង)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5">តុក្កតា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>តុក-ក: -តា</text:p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រូប​ដែល​គេ​ធ្វើ​ដោយ​ដី​ឬ​ដោយ​វត្ថុ​ធាតុ​ផ្សេង​ៗ​មាន​កៅស៊ូ​ជាដើម​ សម្រាប់​ក្មេង​លេង : ទិញ​រូប​តុក្កតា​យក​មក​ឲ្យ​កូន​លេង, វា​គ្មាន​ដឹង​អ្វី​ទេ​ដូច​ជា​តុក្កតា . . .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5">តំណិច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ភាព​តិច, ការ​ដែល​បាន​តិច, ចំនួន​ដែល​មាន​តិច : ឆ្នាំ​នេះ​តំណិច​ ស្រូវ​កាន់​តែ​ថយ​ចុះ​ជាង​ឆ្នាំ​មុន​ទៅ​ទៀត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5">តំណឹង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តឹង, សណ្តាប់​ធ្នាប់​តឹង, ភាព​តឹង​តែង : កាន់​ដំណឹង គឺ​កាន់​សណ្ដាប់​ធ្នាប់​តឹង, លះ​បង់​ចោល​តំណឹង​ឥត​ប្រយោជន៍ គឺ​លះ​បង់ ចោល​ភាព​តឹង​តែង​ឥត​ប្រយោជន៍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5">តំណោង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តោង; វត្ថុ​សម្រាប់​តោង : វា​មាន​តំណោង​មាំ​ណាស់; មែក​ឈើ​ជា​តំណោង​របស់​ពានរ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5">តំនឿ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ភាព​តឿ, ដំណើរ​តឿ : គេ​តាម​ចោមរោម​មើល​ក្មេង​នោះ ព្រោះ​តែ​ តំនឿ​របស់​វា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5">តំនឿន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តឿន, ការ​បង្ខំ​ឲ្យ​បាន​ឆាប់ : វា​ឥត​រវល់​នឹង​តំនឿន​របស់​គេ​សោះ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5">ត្រហេបត្រហប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កិ. វិ.</text:p>
          </table:table-cell>
          <table:table-cell table:style-name="តារាង1.D2" office:value-type="string">
            <text:p text:style-name="P17">ដែល​មាន​សភាព​ឬ​អាការ​ហត់​ហេប​ៗ​ហប​ៗ ឬ​ម្ហេបម្ហប : រត់​ត្រហេបត្រហប, ភ័យ​ត្រហេបត្រហប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HAI6" svg:font-family="THAI6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5T14:42:11</dc:date>
    <meta:print-date>2005-12-01T09:25:03</meta:print-date>
    <dc:language>en-US</dc:language>
    <meta:editing-cycles>147</meta:editing-cycles>
    <meta:editing-duration>P3DT2H43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94" meta:paragraph-count="2920" meta:word-count="8391" meta:character-count="102268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